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381cm"/>
    </style:style>
    <style:style style:name="co3" style:family="table-column">
      <style:table-column-properties fo:break-before="auto" style:column-width="2.445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81">
      <number:scientific-number number:decimal-places="2" number:min-decimal-places="2" number:min-integer-digits="1" number:min-exponent-digits="2" number:exponent-interval="1" number:forced-exponent-sign="true"/>
    </number:number-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background-color="#ffff00" style:text-align-source="fix" style:repeat-content="false"/>
      <style:paragraph-properties fo:text-align="center" fo:margin-left="0cm"/>
      <style:text-properties fo:color="#111111"/>
    </style:style>
    <style:style style:name="ce6" style:family="table-cell" style:parent-style-name="Default">
      <style:table-cell-properties fo:background-color="#2a6099" style:text-align-source="fix" style:repeat-content="false"/>
      <style:paragraph-properties fo:text-align="center" fo:margin-left="0cm"/>
      <style:text-properties fo:color="#ffffff"/>
    </style:style>
    <style:style style:name="ce4" style:family="table-cell" style:parent-style-name="Default">
      <style:table-cell-properties fo:background-color="#eeeeee"/>
    </style:style>
    <style:style style:name="ce9" style:family="table-cell" style:parent-style-name="Default">
      <style:text-properties fo:language="en" fo:country="PH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 style:data-style-name="N0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cm"/>
      <style:text-properties fo:language="en" fo:country="PH"/>
    </style:style>
    <style:style style:name="ce15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21" style:family="table-cell" style:parent-style-name="Default" style:data-style-name="N81"/>
    <style:style style:name="ce20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1" table:number-columns-repeated="2" table:default-cell-style-name="ce13"/>
        <table:table-column table:style-name="co3" table:number-columns-repeated="2" table:default-cell-style-name="Default"/>
        <table:table-column table:style-name="co1" table:number-columns-repeated="6" table:default-cell-style-name="Default"/>
        <table:table-row table:style-name="ro1">
          <table:table-cell table:style-name="ce1" office:value-type="string" calcext:value-type="string" table:number-columns-spanned="2" table:number-rows-spanned="3">
            <text:p>Andreas Josef Diaz</text:p>
            <text:p>Marc Jefferson Obeles</text:p>
            <text:p>Justin Gabriel Sy</text:p>
          </table:table-cell>
          <table:covered-table-cell/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covered-table-cell table:number-columns-repeated="2"/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covered-table-cell table:number-columns-repeated="2"/>
          <table:table-cell table:number-columns-repeated="7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2" office:value-type="string" calcext:value-type="string">
            <text:p>M + 1</text:p>
          </table:table-cell>
          <table:table-cell table:style-name="ce4" office:value-type="float" office:value="50" calcext:value-type="float">
            <text:p>50</text:p>
          </table:table-cell>
          <table:table-cell/>
          <table:table-cell table:style-name="ce2" office:value-type="string" calcext:value-type="string">
            <text:p>N</text:p>
          </table:table-cell>
          <table:table-cell table:style-name="ce4" office:value-type="float" office:value="49" calcext:value-type="float">
            <text:p>49</text:p>
          </table:table-cell>
          <table:table-cell table:number-columns-repeated="2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9"/>
          <table:table-cell table:style-name="Default" table:number-columns-repeated="2"/>
          <table:table-cell table:number-columns-repeated="8"/>
        </table:table-row>
        <table:table-row table:style-name="ro1">
          <table:table-cell table:number-columns-repeated="2"/>
          <table:table-cell table:style-name="ce6" office:value-type="string" calcext:value-type="string" table:number-columns-spanned="2" table:number-rows-spanned="1">
            <text:p>Non-recursive Coeff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Recursive Coeffs</text:p>
          </table:table-cell>
          <table:covered-table-cell/>
          <table:table-cell/>
          <table:table-cell table:style-name="ce6" office:value-type="string" calcext:value-type="string">
            <text:p>n</text:p>
          </table:table-cell>
          <table:table-cell table:style-name="ce6" office:value-type="string" calcext:value-type="string">
            <text:p>x(n)</text:p>
          </table:table-cell>
          <table:table-cell table:style-name="ce6" office:value-type="string" calcext:value-type="string">
            <text:p>y(n)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9" calcext:value-type="string">
            <text:p>b_49</text:p>
          </table:table-cell>
          <table:table-cell table:style-name="ce9" office:value-type="float" office:value="1.10003733646987" calcext:value-type="float">
            <text:p>1.10003733646987</text:p>
          </table:table-cell>
          <table:table-cell/>
          <table:table-cell table:formula="of:=IF([.$G$5] - ROW() + 8 &gt;= 1; COM.MICROSOFT.CONCAT(&quot;a_&quot;; [.$G$5] - ROW() + 8); &quot;&quot;)" office:value-type="string" office:string-value="a_49" calcext:value-type="string">
            <text:p>a_49</text:p>
          </table:table-cell>
          <table:table-cell table:style-name="ce9" office:value-type="float" office:value="0.368162620300303" calcext:value-type="float">
            <text:p>0.368162620300303</text:p>
          </table:table-cell>
          <table:table-cell/>
          <table:table-cell table:style-name="ce10" table:formula="of:=-IF([.$D$5] &gt; [.$G$5]; [.$D$5]; [.$G$5])" office:value-type="float" office:value="-50" calcext:value-type="float">
            <text:p>-5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8" calcext:value-type="string">
            <text:p>b_48</text:p>
          </table:table-cell>
          <table:table-cell table:style-name="ce9" office:value-type="float" office:value="1.27713405538186" calcext:value-type="float">
            <text:p>1.27713405538186</text:p>
          </table:table-cell>
          <table:table-cell/>
          <table:table-cell table:formula="of:=IF([.$G$5] - ROW() + 8 &gt;= 1; COM.MICROSOFT.CONCAT(&quot;a_&quot;; [.$G$5] - ROW() + 8); &quot;&quot;)" office:value-type="string" office:string-value="a_48" calcext:value-type="string">
            <text:p>a_48</text:p>
          </table:table-cell>
          <table:table-cell table:style-name="ce9" office:value-type="float" office:value="1.65354340504386" calcext:value-type="float">
            <text:p>1.65354340504386</text:p>
          </table:table-cell>
          <table:table-cell/>
          <table:table-cell table:style-name="ce12" table:formula="of:=[.$I8] + 1" office:value-type="float" office:value="-49" calcext:value-type="float">
            <text:p>-4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7" calcext:value-type="string">
            <text:p>b_47</text:p>
          </table:table-cell>
          <table:table-cell table:style-name="ce9" office:value-type="float" office:value="0.655770042000383" calcext:value-type="float">
            <text:p>0.655770042000383</text:p>
          </table:table-cell>
          <table:table-cell/>
          <table:table-cell table:formula="of:=IF([.$G$5] - ROW() + 8 &gt;= 1; COM.MICROSOFT.CONCAT(&quot;a_&quot;; [.$G$5] - ROW() + 8); &quot;&quot;)" office:value-type="string" office:string-value="a_47" calcext:value-type="string">
            <text:p>a_47</text:p>
          </table:table-cell>
          <table:table-cell table:style-name="ce9" office:value-type="float" office:value="0.214785623571412" calcext:value-type="float">
            <text:p>0.214785623571412</text:p>
          </table:table-cell>
          <table:table-cell/>
          <table:table-cell table:style-name="ce12" table:formula="of:=[.$I9] + 1" office:value-type="float" office:value="-48" calcext:value-type="float">
            <text:p>-4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6" calcext:value-type="string">
            <text:p>b_46</text:p>
          </table:table-cell>
          <table:table-cell table:style-name="ce9" office:value-type="float" office:value="1.4951010205343" calcext:value-type="float">
            <text:p>1.4951010205343</text:p>
          </table:table-cell>
          <table:table-cell/>
          <table:table-cell table:formula="of:=IF([.$G$5] - ROW() + 8 &gt;= 1; COM.MICROSOFT.CONCAT(&quot;a_&quot;; [.$G$5] - ROW() + 8); &quot;&quot;)" office:value-type="string" office:string-value="a_46" calcext:value-type="string">
            <text:p>a_46</text:p>
          </table:table-cell>
          <table:table-cell table:style-name="ce9" office:value-type="float" office:value="0.699555284328245" calcext:value-type="float">
            <text:p>0.699555284328245</text:p>
          </table:table-cell>
          <table:table-cell/>
          <table:table-cell table:style-name="ce12" table:formula="of:=[.$I10] + 1" office:value-type="float" office:value="-47" calcext:value-type="float">
            <text:p>-4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5" calcext:value-type="string">
            <text:p>b_45</text:p>
          </table:table-cell>
          <table:table-cell table:style-name="ce9" office:value-type="float" office:value="1.1744601051491" calcext:value-type="float">
            <text:p>1.1744601051491</text:p>
          </table:table-cell>
          <table:table-cell/>
          <table:table-cell table:formula="of:=IF([.$G$5] - ROW() + 8 &gt;= 1; COM.MICROSOFT.CONCAT(&quot;a_&quot;; [.$G$5] - ROW() + 8); &quot;&quot;)" office:value-type="string" office:string-value="a_45" calcext:value-type="string">
            <text:p>a_45</text:p>
          </table:table-cell>
          <table:table-cell table:style-name="ce9" office:value-type="float" office:value="1.51688618548872" calcext:value-type="float">
            <text:p>1.51688618548872</text:p>
          </table:table-cell>
          <table:table-cell/>
          <table:table-cell table:style-name="ce12" table:formula="of:=[.$I11] + 1" office:value-type="float" office:value="-46" calcext:value-type="float">
            <text:p>-4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4" calcext:value-type="string">
            <text:p>b_44</text:p>
          </table:table-cell>
          <table:table-cell table:style-name="ce9" office:value-type="float" office:value="1.20503508457958" calcext:value-type="float">
            <text:p>1.20503508457958</text:p>
          </table:table-cell>
          <table:table-cell/>
          <table:table-cell table:formula="of:=IF([.$G$5] - ROW() + 8 &gt;= 1; COM.MICROSOFT.CONCAT(&quot;a_&quot;; [.$G$5] - ROW() + 8); &quot;&quot;)" office:value-type="string" office:string-value="a_44" calcext:value-type="string">
            <text:p>a_44</text:p>
          </table:table-cell>
          <table:table-cell table:style-name="ce9" office:value-type="float" office:value="1.48790679890958" calcext:value-type="float">
            <text:p>1.48790679890958</text:p>
          </table:table-cell>
          <table:table-cell/>
          <table:table-cell table:style-name="ce12" table:formula="of:=[.$I12] + 1" office:value-type="float" office:value="-45" calcext:value-type="float">
            <text:p>-4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3" calcext:value-type="string">
            <text:p>b_43</text:p>
          </table:table-cell>
          <table:table-cell table:style-name="ce9" office:value-type="float" office:value="0.913604985905759" calcext:value-type="float">
            <text:p>0.913604985905759</text:p>
          </table:table-cell>
          <table:table-cell/>
          <table:table-cell table:formula="of:=IF([.$G$5] - ROW() + 8 &gt;= 1; COM.MICROSOFT.CONCAT(&quot;a_&quot;; [.$G$5] - ROW() + 8); &quot;&quot;)" office:value-type="string" office:string-value="a_43" calcext:value-type="string">
            <text:p>a_43</text:p>
          </table:table-cell>
          <table:table-cell table:style-name="ce9" office:value-type="float" office:value="0.495581604316856" calcext:value-type="float">
            <text:p>0.495581604316856</text:p>
          </table:table-cell>
          <table:table-cell/>
          <table:table-cell table:style-name="ce12" table:formula="of:=[.$I13] + 1" office:value-type="float" office:value="-44" calcext:value-type="float">
            <text:p>-4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2" calcext:value-type="string">
            <text:p>b_42</text:p>
          </table:table-cell>
          <table:table-cell table:style-name="ce9" office:value-type="float" office:value="0.189323878394941" calcext:value-type="float">
            <text:p>0.189323878394941</text:p>
          </table:table-cell>
          <table:table-cell/>
          <table:table-cell table:formula="of:=IF([.$G$5] - ROW() + 8 &gt;= 1; COM.MICROSOFT.CONCAT(&quot;a_&quot;; [.$G$5] - ROW() + 8); &quot;&quot;)" office:value-type="string" office:string-value="a_42" calcext:value-type="string">
            <text:p>a_42</text:p>
          </table:table-cell>
          <table:table-cell table:style-name="ce9" office:value-type="float" office:value="1.80270075166608" calcext:value-type="float">
            <text:p>1.80270075166608</text:p>
          </table:table-cell>
          <table:table-cell/>
          <table:table-cell table:style-name="ce12" table:formula="of:=[.$I14] + 1" office:value-type="float" office:value="-43" calcext:value-type="float">
            <text:p>-4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1" calcext:value-type="string">
            <text:p>b_41</text:p>
          </table:table-cell>
          <table:table-cell table:style-name="ce9" office:value-type="float" office:value="0.757915715118412" calcext:value-type="float">
            <text:p>0.757915715118412</text:p>
          </table:table-cell>
          <table:table-cell/>
          <table:table-cell table:formula="of:=IF([.$G$5] - ROW() + 8 &gt;= 1; COM.MICROSOFT.CONCAT(&quot;a_&quot;; [.$G$5] - ROW() + 8); &quot;&quot;)" office:value-type="string" office:string-value="a_41" calcext:value-type="string">
            <text:p>a_41</text:p>
          </table:table-cell>
          <table:table-cell table:style-name="ce9" office:value-type="float" office:value="1.67509781070625" calcext:value-type="float">
            <text:p>1.67509781070625</text:p>
          </table:table-cell>
          <table:table-cell/>
          <table:table-cell table:style-name="ce12" table:formula="of:=[.$I15] + 1" office:value-type="float" office:value="-42" calcext:value-type="float">
            <text:p>-4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0" calcext:value-type="string">
            <text:p>b_40</text:p>
          </table:table-cell>
          <table:table-cell table:style-name="ce9" office:value-type="float" office:value="1.34136371321359" calcext:value-type="float">
            <text:p>1.34136371321359</text:p>
          </table:table-cell>
          <table:table-cell/>
          <table:table-cell table:formula="of:=IF([.$G$5] - ROW() + 8 &gt;= 1; COM.MICROSOFT.CONCAT(&quot;a_&quot;; [.$G$5] - ROW() + 8); &quot;&quot;)" office:value-type="string" office:string-value="a_40" calcext:value-type="string">
            <text:p>a_40</text:p>
          </table:table-cell>
          <table:table-cell table:style-name="ce9" office:value-type="float" office:value="0.989280522484997" calcext:value-type="float">
            <text:p>0.989280522484997</text:p>
          </table:table-cell>
          <table:table-cell/>
          <table:table-cell table:style-name="ce12" table:formula="of:=[.$I16] + 1" office:value-type="float" office:value="-41" calcext:value-type="float">
            <text:p>-4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9" calcext:value-type="string">
            <text:p>b_39</text:p>
          </table:table-cell>
          <table:table-cell table:style-name="ce9" office:value-type="float" office:value="1.8117984007577" calcext:value-type="float">
            <text:p>1.8117984007577</text:p>
          </table:table-cell>
          <table:table-cell/>
          <table:table-cell table:formula="of:=IF([.$G$5] - ROW() + 8 &gt;= 1; COM.MICROSOFT.CONCAT(&quot;a_&quot;; [.$G$5] - ROW() + 8); &quot;&quot;)" office:value-type="string" office:string-value="a_39" calcext:value-type="string">
            <text:p>a_39</text:p>
          </table:table-cell>
          <table:table-cell table:style-name="ce9" office:value-type="float" office:value="0.279957574426505" calcext:value-type="float">
            <text:p>0.279957574426505</text:p>
          </table:table-cell>
          <table:table-cell/>
          <table:table-cell table:style-name="ce12" table:formula="of:=[.$I17] + 1" office:value-type="float" office:value="-40" calcext:value-type="float">
            <text:p>-4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8" calcext:value-type="string">
            <text:p>b_38</text:p>
          </table:table-cell>
          <table:table-cell table:style-name="ce9" office:value-type="float" office:value="1.96373991800772" calcext:value-type="float">
            <text:p>1.96373991800772</text:p>
          </table:table-cell>
          <table:table-cell/>
          <table:table-cell table:formula="of:=IF([.$G$5] - ROW() + 8 &gt;= 1; COM.MICROSOFT.CONCAT(&quot;a_&quot;; [.$G$5] - ROW() + 8); &quot;&quot;)" office:value-type="string" office:string-value="a_38" calcext:value-type="string">
            <text:p>a_38</text:p>
          </table:table-cell>
          <table:table-cell table:style-name="ce9" office:value-type="float" office:value="1.23142268899072" calcext:value-type="float">
            <text:p>1.23142268899072</text:p>
          </table:table-cell>
          <table:table-cell/>
          <table:table-cell table:style-name="ce12" table:formula="of:=[.$I18] + 1" office:value-type="float" office:value="-39" calcext:value-type="float">
            <text:p>-3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7" calcext:value-type="string">
            <text:p>b_37</text:p>
          </table:table-cell>
          <table:table-cell table:style-name="ce9" office:value-type="float" office:value="1.44951560447556" calcext:value-type="float">
            <text:p>1.44951560447556</text:p>
          </table:table-cell>
          <table:table-cell/>
          <table:table-cell table:formula="of:=IF([.$G$5] - ROW() + 8 &gt;= 1; COM.MICROSOFT.CONCAT(&quot;a_&quot;; [.$G$5] - ROW() + 8); &quot;&quot;)" office:value-type="string" office:string-value="a_37" calcext:value-type="string">
            <text:p>a_37</text:p>
          </table:table-cell>
          <table:table-cell table:style-name="ce9" office:value-type="float" office:value="0.928466696348914" calcext:value-type="float">
            <text:p>0.928466696348914</text:p>
          </table:table-cell>
          <table:table-cell/>
          <table:table-cell table:style-name="ce12" table:formula="of:=[.$I19] + 1" office:value-type="float" office:value="-38" calcext:value-type="float">
            <text:p>-3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6" calcext:value-type="string">
            <text:p>b_36</text:p>
          </table:table-cell>
          <table:table-cell table:style-name="ce9" office:value-type="float" office:value="1.50025111793901" calcext:value-type="float">
            <text:p>1.50025111793901</text:p>
          </table:table-cell>
          <table:table-cell/>
          <table:table-cell table:formula="of:=IF([.$G$5] - ROW() + 8 &gt;= 1; COM.MICROSOFT.CONCAT(&quot;a_&quot;; [.$G$5] - ROW() + 8); &quot;&quot;)" office:value-type="string" office:string-value="a_36" calcext:value-type="string">
            <text:p>a_36</text:p>
          </table:table-cell>
          <table:table-cell table:style-name="ce9" office:value-type="float" office:value="1.00275781541692" calcext:value-type="float">
            <text:p>1.00275781541692</text:p>
          </table:table-cell>
          <table:table-cell/>
          <table:table-cell table:style-name="ce12" table:formula="of:=[.$I20] + 1" office:value-type="float" office:value="-37" calcext:value-type="float">
            <text:p>-3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5" calcext:value-type="string">
            <text:p>b_35</text:p>
          </table:table-cell>
          <table:table-cell table:style-name="ce9" office:value-type="float" office:value="1.08880657378974" calcext:value-type="float">
            <text:p>1.08880657378974</text:p>
          </table:table-cell>
          <table:table-cell/>
          <table:table-cell table:formula="of:=IF([.$G$5] - ROW() + 8 &gt;= 1; COM.MICROSOFT.CONCAT(&quot;a_&quot;; [.$G$5] - ROW() + 8); &quot;&quot;)" office:value-type="string" office:string-value="a_35" calcext:value-type="string">
            <text:p>a_35</text:p>
          </table:table-cell>
          <table:table-cell table:style-name="ce9" office:value-type="float" office:value="0.164848805882915" calcext:value-type="float">
            <text:p>0.164848805882915</text:p>
          </table:table-cell>
          <table:table-cell/>
          <table:table-cell table:style-name="ce12" table:formula="of:=[.$I21] + 1" office:value-type="float" office:value="-36" calcext:value-type="float">
            <text:p>-3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4" calcext:value-type="string">
            <text:p>b_34</text:p>
          </table:table-cell>
          <table:table-cell table:style-name="ce9" office:value-type="float" office:value="0.15535868648077" calcext:value-type="float">
            <text:p>0.15535868648077</text:p>
          </table:table-cell>
          <table:table-cell/>
          <table:table-cell table:formula="of:=IF([.$G$5] - ROW() + 8 &gt;= 1; COM.MICROSOFT.CONCAT(&quot;a_&quot;; [.$G$5] - ROW() + 8); &quot;&quot;)" office:value-type="string" office:string-value="a_34" calcext:value-type="string">
            <text:p>a_34</text:p>
          </table:table-cell>
          <table:table-cell table:style-name="ce9" office:value-type="float" office:value="0.838524428654615" calcext:value-type="float">
            <text:p>0.838524428654615</text:p>
          </table:table-cell>
          <table:table-cell/>
          <table:table-cell table:style-name="ce12" table:formula="of:=[.$I22] + 1" office:value-type="float" office:value="-35" calcext:value-type="float">
            <text:p>-3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3" calcext:value-type="string">
            <text:p>b_33</text:p>
          </table:table-cell>
          <table:table-cell table:style-name="ce9" office:value-type="float" office:value="1.13587992312015" calcext:value-type="float">
            <text:p>1.13587992312015</text:p>
          </table:table-cell>
          <table:table-cell/>
          <table:table-cell table:formula="of:=IF([.$G$5] - ROW() + 8 &gt;= 1; COM.MICROSOFT.CONCAT(&quot;a_&quot;; [.$G$5] - ROW() + 8); &quot;&quot;)" office:value-type="string" office:string-value="a_33" calcext:value-type="string">
            <text:p>a_33</text:p>
          </table:table-cell>
          <table:table-cell table:style-name="ce9" office:value-type="float" office:value="1.45738042245928" calcext:value-type="float">
            <text:p>1.45738042245928</text:p>
          </table:table-cell>
          <table:table-cell/>
          <table:table-cell table:style-name="ce12" table:formula="of:=[.$I23] + 1" office:value-type="float" office:value="-34" calcext:value-type="float">
            <text:p>-3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2" calcext:value-type="string">
            <text:p>b_32</text:p>
          </table:table-cell>
          <table:table-cell table:style-name="ce9" office:value-type="float" office:value="0.668215751925649" calcext:value-type="float">
            <text:p>0.668215751925649</text:p>
          </table:table-cell>
          <table:table-cell/>
          <table:table-cell table:formula="of:=IF([.$G$5] - ROW() + 8 &gt;= 1; COM.MICROSOFT.CONCAT(&quot;a_&quot;; [.$G$5] - ROW() + 8); &quot;&quot;)" office:value-type="string" office:string-value="a_32" calcext:value-type="string">
            <text:p>a_32</text:p>
          </table:table-cell>
          <table:table-cell table:style-name="ce9" office:value-type="float" office:value="1.87053360139699" calcext:value-type="float">
            <text:p>1.87053360139699</text:p>
          </table:table-cell>
          <table:table-cell/>
          <table:table-cell table:style-name="ce12" table:formula="of:=[.$I24] + 1" office:value-type="float" office:value="-33" calcext:value-type="float">
            <text:p>-3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1" calcext:value-type="string">
            <text:p>b_31</text:p>
          </table:table-cell>
          <table:table-cell table:style-name="ce9" office:value-type="float" office:value="0.704793972670909" calcext:value-type="float">
            <text:p>0.704793972670909</text:p>
          </table:table-cell>
          <table:table-cell/>
          <table:table-cell table:formula="of:=IF([.$G$5] - ROW() + 8 &gt;= 1; COM.MICROSOFT.CONCAT(&quot;a_&quot;; [.$G$5] - ROW() + 8); &quot;&quot;)" office:value-type="string" office:string-value="a_31" calcext:value-type="string">
            <text:p>a_31</text:p>
          </table:table-cell>
          <table:table-cell table:style-name="ce9" office:value-type="float" office:value="0.0832673380623236" calcext:value-type="float">
            <text:p>0.0832673380623236</text:p>
          </table:table-cell>
          <table:table-cell/>
          <table:table-cell table:style-name="ce12" table:formula="of:=[.$I25] + 1" office:value-type="float" office:value="-32" calcext:value-type="float">
            <text:p>-3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0" calcext:value-type="string">
            <text:p>b_30</text:p>
          </table:table-cell>
          <table:table-cell table:style-name="ce9" office:value-type="float" office:value="0.83804540676944" calcext:value-type="float">
            <text:p>0.83804540676944</text:p>
          </table:table-cell>
          <table:table-cell/>
          <table:table-cell table:formula="of:=IF([.$G$5] - ROW() + 8 &gt;= 1; COM.MICROSOFT.CONCAT(&quot;a_&quot;; [.$G$5] - ROW() + 8); &quot;&quot;)" office:value-type="string" office:string-value="a_30" calcext:value-type="string">
            <text:p>a_30</text:p>
          </table:table-cell>
          <table:table-cell table:style-name="ce9" office:value-type="float" office:value="0.897797355507364" calcext:value-type="float">
            <text:p>0.897797355507364</text:p>
          </table:table-cell>
          <table:table-cell/>
          <table:table-cell table:style-name="ce12" table:formula="of:=[.$I26] + 1" office:value-type="float" office:value="-31" calcext:value-type="float">
            <text:p>-3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9" calcext:value-type="string">
            <text:p>b_29</text:p>
          </table:table-cell>
          <table:table-cell table:style-name="ce9" office:value-type="float" office:value="0.174701437304368" calcext:value-type="float">
            <text:p>0.174701437304368</text:p>
          </table:table-cell>
          <table:table-cell/>
          <table:table-cell table:formula="of:=IF([.$G$5] - ROW() + 8 &gt;= 1; COM.MICROSOFT.CONCAT(&quot;a_&quot;; [.$G$5] - ROW() + 8); &quot;&quot;)" office:value-type="string" office:string-value="a_29" calcext:value-type="string">
            <text:p>a_29</text:p>
          </table:table-cell>
          <table:table-cell table:style-name="ce9" office:value-type="float" office:value="0.0578350377162754" calcext:value-type="float">
            <text:p>0.0578350377162754</text:p>
          </table:table-cell>
          <table:table-cell/>
          <table:table-cell table:style-name="ce12" table:formula="of:=[.$I27] + 1" office:value-type="float" office:value="-30" calcext:value-type="float">
            <text:p>-3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8" calcext:value-type="string">
            <text:p>b_28</text:p>
          </table:table-cell>
          <table:table-cell table:style-name="ce9" office:value-type="float" office:value="0.544966764386049" calcext:value-type="float">
            <text:p>0.544966764386049</text:p>
          </table:table-cell>
          <table:table-cell/>
          <table:table-cell table:formula="of:=IF([.$G$5] - ROW() + 8 &gt;= 1; COM.MICROSOFT.CONCAT(&quot;a_&quot;; [.$G$5] - ROW() + 8); &quot;&quot;)" office:value-type="string" office:string-value="a_28" calcext:value-type="string">
            <text:p>a_28</text:p>
          </table:table-cell>
          <table:table-cell table:style-name="ce9" office:value-type="float" office:value="0.275319706075858" calcext:value-type="float">
            <text:p>0.275319706075858</text:p>
          </table:table-cell>
          <table:table-cell/>
          <table:table-cell table:style-name="ce12" table:formula="of:=[.$I28] + 1" office:value-type="float" office:value="-29" calcext:value-type="float">
            <text:p>-2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7" calcext:value-type="string">
            <text:p>b_27</text:p>
          </table:table-cell>
          <table:table-cell table:style-name="ce9" office:value-type="float" office:value="0.263155770683897" calcext:value-type="float">
            <text:p>0.263155770683897</text:p>
          </table:table-cell>
          <table:table-cell/>
          <table:table-cell table:formula="of:=IF([.$G$5] - ROW() + 8 &gt;= 1; COM.MICROSOFT.CONCAT(&quot;a_&quot;; [.$G$5] - ROW() + 8); &quot;&quot;)" office:value-type="string" office:string-value="a_27" calcext:value-type="string">
            <text:p>a_27</text:p>
          </table:table-cell>
          <table:table-cell table:style-name="ce9" office:value-type="float" office:value="0.621449586986681" calcext:value-type="float">
            <text:p>0.621449586986681</text:p>
          </table:table-cell>
          <table:table-cell/>
          <table:table-cell table:style-name="ce12" table:formula="of:=[.$I29] + 1" office:value-type="float" office:value="-28" calcext:value-type="float">
            <text:p>-2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6" calcext:value-type="string">
            <text:p>b_26</text:p>
          </table:table-cell>
          <table:table-cell table:style-name="ce9" office:value-type="float" office:value="1.13925118049091" calcext:value-type="float">
            <text:p>1.13925118049091</text:p>
          </table:table-cell>
          <table:table-cell/>
          <table:table-cell table:formula="of:=IF([.$G$5] - ROW() + 8 &gt;= 1; COM.MICROSOFT.CONCAT(&quot;a_&quot;; [.$G$5] - ROW() + 8); &quot;&quot;)" office:value-type="string" office:string-value="a_26" calcext:value-type="string">
            <text:p>a_26</text:p>
          </table:table-cell>
          <table:table-cell table:style-name="ce9" office:value-type="float" office:value="1.62451380499809" calcext:value-type="float">
            <text:p>1.62451380499809</text:p>
          </table:table-cell>
          <table:table-cell/>
          <table:table-cell table:style-name="ce12" table:formula="of:=[.$I30] + 1" office:value-type="float" office:value="-27" calcext:value-type="float">
            <text:p>-2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5" calcext:value-type="string">
            <text:p>b_25</text:p>
          </table:table-cell>
          <table:table-cell table:style-name="ce9" office:value-type="float" office:value="1.39945939832231" calcext:value-type="float">
            <text:p>1.39945939832231</text:p>
          </table:table-cell>
          <table:table-cell/>
          <table:table-cell table:formula="of:=IF([.$G$5] - ROW() + 8 &gt;= 1; COM.MICROSOFT.CONCAT(&quot;a_&quot;; [.$G$5] - ROW() + 8); &quot;&quot;)" office:value-type="string" office:string-value="a_25" calcext:value-type="string">
            <text:p>a_25</text:p>
          </table:table-cell>
          <table:table-cell table:style-name="ce9" office:value-type="float" office:value="0.00827685151932025" calcext:value-type="float">
            <text:p>0.00827685151932025</text:p>
          </table:table-cell>
          <table:table-cell/>
          <table:table-cell table:style-name="ce12" table:formula="of:=[.$I31] + 1" office:value-type="float" office:value="-26" calcext:value-type="float">
            <text:p>-2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4" calcext:value-type="string">
            <text:p>b_24</text:p>
          </table:table-cell>
          <table:table-cell table:style-name="ce9" office:value-type="float" office:value="0.499038506107677" calcext:value-type="float">
            <text:p>0.499038506107677</text:p>
          </table:table-cell>
          <table:table-cell/>
          <table:table-cell table:formula="of:=IF([.$G$5] - ROW() + 8 &gt;= 1; COM.MICROSOFT.CONCAT(&quot;a_&quot;; [.$G$5] - ROW() + 8); &quot;&quot;)" office:value-type="string" office:string-value="a_24" calcext:value-type="string">
            <text:p>a_24</text:p>
          </table:table-cell>
          <table:table-cell table:style-name="ce9" office:value-type="float" office:value="0.696025739181059" calcext:value-type="float">
            <text:p>0.696025739181059</text:p>
          </table:table-cell>
          <table:table-cell/>
          <table:table-cell table:style-name="ce12" table:formula="of:=[.$I32] + 1" office:value-type="float" office:value="-25" calcext:value-type="float">
            <text:p>-2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3" calcext:value-type="string">
            <text:p>b_23</text:p>
          </table:table-cell>
          <table:table-cell table:style-name="ce9" office:value-type="float" office:value="0.935088619678324" calcext:value-type="float">
            <text:p>0.935088619678324</text:p>
          </table:table-cell>
          <table:table-cell/>
          <table:table-cell table:formula="of:=IF([.$G$5] - ROW() + 8 &gt;= 1; COM.MICROSOFT.CONCAT(&quot;a_&quot;; [.$G$5] - ROW() + 8); &quot;&quot;)" office:value-type="string" office:string-value="a_23" calcext:value-type="string">
            <text:p>a_23</text:p>
          </table:table-cell>
          <table:table-cell table:style-name="ce9" office:value-type="float" office:value="0.0342319784724673" calcext:value-type="float">
            <text:p>0.0342319784724673</text:p>
          </table:table-cell>
          <table:table-cell/>
          <table:table-cell table:style-name="ce12" table:formula="of:=[.$I33] + 1" office:value-type="float" office:value="-24" calcext:value-type="float">
            <text:p>-2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2" calcext:value-type="string">
            <text:p>b_22</text:p>
          </table:table-cell>
          <table:table-cell table:style-name="ce9" office:value-type="float" office:value="0.835988777438473" calcext:value-type="float">
            <text:p>0.835988777438473</text:p>
          </table:table-cell>
          <table:table-cell/>
          <table:table-cell table:formula="of:=IF([.$G$5] - ROW() + 8 &gt;= 1; COM.MICROSOFT.CONCAT(&quot;a_&quot;; [.$G$5] - ROW() + 8); &quot;&quot;)" office:value-type="string" office:string-value="a_22" calcext:value-type="string">
            <text:p>a_22</text:p>
          </table:table-cell>
          <table:table-cell table:style-name="ce9" office:value-type="float" office:value="0.643425193155726" calcext:value-type="float">
            <text:p>0.643425193155726</text:p>
          </table:table-cell>
          <table:table-cell/>
          <table:table-cell table:style-name="ce12" table:formula="of:=[.$I34] + 1" office:value-type="float" office:value="-23" calcext:value-type="float">
            <text:p>-2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1" calcext:value-type="string">
            <text:p>b_21</text:p>
          </table:table-cell>
          <table:table-cell table:style-name="ce9" office:value-type="float" office:value="0.450909562688791" calcext:value-type="float">
            <text:p>0.450909562688791</text:p>
          </table:table-cell>
          <table:table-cell/>
          <table:table-cell table:formula="of:=IF([.$G$5] - ROW() + 8 &gt;= 1; COM.MICROSOFT.CONCAT(&quot;a_&quot;; [.$G$5] - ROW() + 8); &quot;&quot;)" office:value-type="string" office:string-value="a_21" calcext:value-type="string">
            <text:p>a_21</text:p>
          </table:table-cell>
          <table:table-cell table:style-name="ce9" office:value-type="float" office:value="1.64076967817336" calcext:value-type="float">
            <text:p>1.64076967817336</text:p>
          </table:table-cell>
          <table:table-cell/>
          <table:table-cell table:style-name="ce12" table:formula="of:=[.$I35] + 1" office:value-type="float" office:value="-22" calcext:value-type="float">
            <text:p>-2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0" calcext:value-type="string">
            <text:p>b_20</text:p>
          </table:table-cell>
          <table:table-cell table:style-name="ce9" office:value-type="float" office:value="0.231206473050186" calcext:value-type="float">
            <text:p>0.231206473050186</text:p>
          </table:table-cell>
          <table:table-cell/>
          <table:table-cell table:formula="of:=IF([.$G$5] - ROW() + 8 &gt;= 1; COM.MICROSOFT.CONCAT(&quot;a_&quot;; [.$G$5] - ROW() + 8); &quot;&quot;)" office:value-type="string" office:string-value="a_20" calcext:value-type="string">
            <text:p>a_20</text:p>
          </table:table-cell>
          <table:table-cell table:style-name="ce9" office:value-type="float" office:value="0.954398240241205" calcext:value-type="float">
            <text:p>0.954398240241205</text:p>
          </table:table-cell>
          <table:table-cell/>
          <table:table-cell table:style-name="ce12" table:formula="of:=[.$I36] + 1" office:value-type="float" office:value="-21" calcext:value-type="float">
            <text:p>-2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9" calcext:value-type="string">
            <text:p>b_19</text:p>
          </table:table-cell>
          <table:table-cell table:style-name="ce9" office:value-type="float" office:value="0.213181202969865" calcext:value-type="float">
            <text:p>0.213181202969865</text:p>
          </table:table-cell>
          <table:table-cell/>
          <table:table-cell table:formula="of:=IF([.$G$5] - ROW() + 8 &gt;= 1; COM.MICROSOFT.CONCAT(&quot;a_&quot;; [.$G$5] - ROW() + 8); &quot;&quot;)" office:value-type="string" office:string-value="a_19" calcext:value-type="string">
            <text:p>a_19</text:p>
          </table:table-cell>
          <table:table-cell table:style-name="ce9" office:value-type="float" office:value="0.599680938675866" calcext:value-type="float">
            <text:p>0.599680938675866</text:p>
          </table:table-cell>
          <table:table-cell/>
          <table:table-cell table:style-name="ce12" table:formula="of:=[.$I37] + 1" office:value-type="float" office:value="-20" calcext:value-type="float">
            <text:p>-2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8" calcext:value-type="string">
            <text:p>b_18</text:p>
          </table:table-cell>
          <table:table-cell table:style-name="ce9" office:value-type="float" office:value="1.76765511134822" calcext:value-type="float">
            <text:p>1.76765511134822</text:p>
          </table:table-cell>
          <table:table-cell/>
          <table:table-cell table:formula="of:=IF([.$G$5] - ROW() + 8 &gt;= 1; COM.MICROSOFT.CONCAT(&quot;a_&quot;; [.$G$5] - ROW() + 8); &quot;&quot;)" office:value-type="string" office:string-value="a_18" calcext:value-type="string">
            <text:p>a_18</text:p>
          </table:table-cell>
          <table:table-cell table:style-name="ce9" office:value-type="float" office:value="1.16816278711355" calcext:value-type="float">
            <text:p>1.16816278711355</text:p>
          </table:table-cell>
          <table:table-cell/>
          <table:table-cell table:style-name="ce12" table:formula="of:=[.$I38] + 1" office:value-type="float" office:value="-19" calcext:value-type="float">
            <text:p>-1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7" calcext:value-type="string">
            <text:p>b_17</text:p>
          </table:table-cell>
          <table:table-cell table:style-name="ce9" office:value-type="float" office:value="1.7548686799742" calcext:value-type="float">
            <text:p>1.7548686799742</text:p>
          </table:table-cell>
          <table:table-cell/>
          <table:table-cell table:formula="of:=IF([.$G$5] - ROW() + 8 &gt;= 1; COM.MICROSOFT.CONCAT(&quot;a_&quot;; [.$G$5] - ROW() + 8); &quot;&quot;)" office:value-type="string" office:string-value="a_17" calcext:value-type="string">
            <text:p>a_17</text:p>
          </table:table-cell>
          <table:table-cell table:style-name="ce9" office:value-type="float" office:value="0.869340569535376" calcext:value-type="float">
            <text:p>0.869340569535376</text:p>
          </table:table-cell>
          <table:table-cell/>
          <table:table-cell table:style-name="ce12" table:formula="of:=[.$I39] + 1" office:value-type="float" office:value="-18" calcext:value-type="float">
            <text:p>-1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6" calcext:value-type="string">
            <text:p>b_16</text:p>
          </table:table-cell>
          <table:table-cell table:style-name="ce9" office:value-type="float" office:value="1.05431636332173" calcext:value-type="float">
            <text:p>1.05431636332173</text:p>
          </table:table-cell>
          <table:table-cell/>
          <table:table-cell table:formula="of:=IF([.$G$5] - ROW() + 8 &gt;= 1; COM.MICROSOFT.CONCAT(&quot;a_&quot;; [.$G$5] - ROW() + 8); &quot;&quot;)" office:value-type="string" office:string-value="a_16" calcext:value-type="string">
            <text:p>a_16</text:p>
          </table:table-cell>
          <table:table-cell table:style-name="ce9" office:value-type="float" office:value="0.633455643498284" calcext:value-type="float">
            <text:p>0.633455643498284</text:p>
          </table:table-cell>
          <table:table-cell/>
          <table:table-cell table:style-name="ce12" table:formula="of:=[.$I40] + 1" office:value-type="float" office:value="-17" calcext:value-type="float">
            <text:p>-1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5" calcext:value-type="string">
            <text:p>b_15</text:p>
          </table:table-cell>
          <table:table-cell table:style-name="ce9" office:value-type="float" office:value="0.649246485415191" calcext:value-type="float">
            <text:p>0.649246485415191</text:p>
          </table:table-cell>
          <table:table-cell/>
          <table:table-cell table:formula="of:=IF([.$G$5] - ROW() + 8 &gt;= 1; COM.MICROSOFT.CONCAT(&quot;a_&quot;; [.$G$5] - ROW() + 8); &quot;&quot;)" office:value-type="string" office:string-value="a_15" calcext:value-type="string">
            <text:p>a_15</text:p>
          </table:table-cell>
          <table:table-cell table:style-name="ce9" office:value-type="float" office:value="1.26977187309179" calcext:value-type="float">
            <text:p>1.26977187309179</text:p>
          </table:table-cell>
          <table:table-cell/>
          <table:table-cell table:style-name="ce12" table:formula="of:=[.$I41] + 1" office:value-type="float" office:value="-16" calcext:value-type="float">
            <text:p>-1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4" calcext:value-type="string">
            <text:p>b_14</text:p>
          </table:table-cell>
          <table:table-cell table:style-name="ce9" office:value-type="float" office:value="0.543601303330031" calcext:value-type="float">
            <text:p>0.543601303330031</text:p>
          </table:table-cell>
          <table:table-cell/>
          <table:table-cell table:formula="of:=IF([.$G$5] - ROW() + 8 &gt;= 1; COM.MICROSOFT.CONCAT(&quot;a_&quot;; [.$G$5] - ROW() + 8); &quot;&quot;)" office:value-type="string" office:string-value="a_14" calcext:value-type="string">
            <text:p>a_14</text:p>
          </table:table-cell>
          <table:table-cell table:style-name="ce9" office:value-type="float" office:value="1.73623327568191" calcext:value-type="float">
            <text:p>1.73623327568191</text:p>
          </table:table-cell>
          <table:table-cell/>
          <table:table-cell table:style-name="ce12" table:formula="of:=[.$I42] + 1" office:value-type="float" office:value="-15" calcext:value-type="float">
            <text:p>-1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3" calcext:value-type="string">
            <text:p>b_13</text:p>
          </table:table-cell>
          <table:table-cell table:style-name="ce9" office:value-type="float" office:value="1.51187649601815" calcext:value-type="float">
            <text:p>1.51187649601815</text:p>
          </table:table-cell>
          <table:table-cell/>
          <table:table-cell table:formula="of:=IF([.$G$5] - ROW() + 8 &gt;= 1; COM.MICROSOFT.CONCAT(&quot;a_&quot;; [.$G$5] - ROW() + 8); &quot;&quot;)" office:value-type="string" office:string-value="a_13" calcext:value-type="string">
            <text:p>a_13</text:p>
          </table:table-cell>
          <table:table-cell table:style-name="ce9" office:value-type="float" office:value="0.536458186363793" calcext:value-type="float">
            <text:p>0.536458186363793</text:p>
          </table:table-cell>
          <table:table-cell/>
          <table:table-cell table:style-name="ce12" table:formula="of:=[.$I43] + 1" office:value-type="float" office:value="-14" calcext:value-type="float">
            <text:p>-1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2" calcext:value-type="string">
            <text:p>b_12</text:p>
          </table:table-cell>
          <table:table-cell table:style-name="ce9" office:value-type="float" office:value="0.231614984477306" calcext:value-type="float">
            <text:p>0.231614984477306</text:p>
          </table:table-cell>
          <table:table-cell/>
          <table:table-cell table:formula="of:=IF([.$G$5] - ROW() + 8 &gt;= 1; COM.MICROSOFT.CONCAT(&quot;a_&quot;; [.$G$5] - ROW() + 8); &quot;&quot;)" office:value-type="string" office:string-value="a_12" calcext:value-type="string">
            <text:p>a_12</text:p>
          </table:table-cell>
          <table:table-cell table:style-name="ce9" office:value-type="float" office:value="1.853001462148" calcext:value-type="float">
            <text:p>1.853001462148</text:p>
          </table:table-cell>
          <table:table-cell/>
          <table:table-cell table:style-name="ce12" table:formula="of:=[.$I44] + 1" office:value-type="float" office:value="-13" calcext:value-type="float">
            <text:p>-1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1" calcext:value-type="string">
            <text:p>b_11</text:p>
          </table:table-cell>
          <table:table-cell table:style-name="ce9" office:value-type="float" office:value="1.04920889915868" calcext:value-type="float">
            <text:p>1.04920889915868</text:p>
          </table:table-cell>
          <table:table-cell/>
          <table:table-cell table:formula="of:=IF([.$G$5] - ROW() + 8 &gt;= 1; COM.MICROSOFT.CONCAT(&quot;a_&quot;; [.$G$5] - ROW() + 8); &quot;&quot;)" office:value-type="string" office:string-value="a_11" calcext:value-type="string">
            <text:p>a_11</text:p>
          </table:table-cell>
          <table:table-cell table:style-name="ce9" office:value-type="float" office:value="0.523251691642845" calcext:value-type="float">
            <text:p>0.523251691642845</text:p>
          </table:table-cell>
          <table:table-cell/>
          <table:table-cell table:style-name="ce12" table:formula="of:=[.$I45] + 1" office:value-type="float" office:value="-12" calcext:value-type="float">
            <text:p>-1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0" calcext:value-type="string">
            <text:p>b_10</text:p>
          </table:table-cell>
          <table:table-cell table:style-name="ce9" office:value-type="float" office:value="1.39151885147506" calcext:value-type="float">
            <text:p>1.39151885147506</text:p>
          </table:table-cell>
          <table:table-cell/>
          <table:table-cell table:formula="of:=IF([.$G$5] - ROW() + 8 &gt;= 1; COM.MICROSOFT.CONCAT(&quot;a_&quot;; [.$G$5] - ROW() + 8); &quot;&quot;)" office:value-type="string" office:string-value="a_10" calcext:value-type="string">
            <text:p>a_10</text:p>
          </table:table-cell>
          <table:table-cell table:style-name="ce9" office:value-type="float" office:value="0.0588259019610211" calcext:value-type="float">
            <text:p>0.0588259019610211</text:p>
          </table:table-cell>
          <table:table-cell/>
          <table:table-cell table:style-name="ce12" table:formula="of:=[.$I46] + 1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9" calcext:value-type="string">
            <text:p>b_9</text:p>
          </table:table-cell>
          <table:table-cell table:style-name="ce9" office:value-type="float" office:value="1.67369381336129" calcext:value-type="float">
            <text:p>1.67369381336129</text:p>
          </table:table-cell>
          <table:table-cell/>
          <table:table-cell table:formula="of:=IF([.$G$5] - ROW() + 8 &gt;= 1; COM.MICROSOFT.CONCAT(&quot;a_&quot;; [.$G$5] - ROW() + 8); &quot;&quot;)" office:value-type="string" office:string-value="a_9" calcext:value-type="string">
            <text:p>a_9</text:p>
          </table:table-cell>
          <table:table-cell table:style-name="ce9" office:value-type="float" office:value="1.39399695662372" calcext:value-type="float">
            <text:p>1.39399695662372</text:p>
          </table:table-cell>
          <table:table-cell/>
          <table:table-cell table:style-name="ce12" table:formula="of:=[.$I47] + 1"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8" calcext:value-type="string">
            <text:p>b_8</text:p>
          </table:table-cell>
          <table:table-cell table:style-name="ce9" office:value-type="float" office:value="1.53951036029632" calcext:value-type="float">
            <text:p>1.53951036029632</text:p>
          </table:table-cell>
          <table:table-cell/>
          <table:table-cell table:formula="of:=IF([.$G$5] - ROW() + 8 &gt;= 1; COM.MICROSOFT.CONCAT(&quot;a_&quot;; [.$G$5] - ROW() + 8); &quot;&quot;)" office:value-type="string" office:string-value="a_8" calcext:value-type="string">
            <text:p>a_8</text:p>
          </table:table-cell>
          <table:table-cell table:style-name="ce9" office:value-type="float" office:value="1.76547150054069" calcext:value-type="float">
            <text:p>1.76547150054069</text:p>
          </table:table-cell>
          <table:table-cell/>
          <table:table-cell table:style-name="ce12" table:formula="of:=[.$I48] + 1" office:value-type="float" office:value="-9" calcext:value-type="float">
            <text:p>-9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7" calcext:value-type="string">
            <text:p>b_7</text:p>
          </table:table-cell>
          <table:table-cell table:style-name="ce9" office:value-type="float" office:value="0.666854264669008" calcext:value-type="float">
            <text:p>0.666854264669008</text:p>
          </table:table-cell>
          <table:table-cell/>
          <table:table-cell table:formula="of:=IF([.$G$5] - ROW() + 8 &gt;= 1; COM.MICROSOFT.CONCAT(&quot;a_&quot;; [.$G$5] - ROW() + 8); &quot;&quot;)" office:value-type="string" office:string-value="a_7" calcext:value-type="string">
            <text:p>a_7</text:p>
          </table:table-cell>
          <table:table-cell table:style-name="ce9" office:value-type="float" office:value="0.776629663529748" calcext:value-type="float">
            <text:p>0.776629663529748</text:p>
          </table:table-cell>
          <table:table-cell/>
          <table:table-cell table:style-name="ce12" table:formula="of:=[.$I49] + 1" office:value-type="float" office:value="-8" calcext:value-type="float">
            <text:p>-8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6" calcext:value-type="string">
            <text:p>b_6</text:p>
          </table:table-cell>
          <table:table-cell table:style-name="ce9" office:value-type="float" office:value="1.40005616553779" calcext:value-type="float">
            <text:p>1.40005616553779</text:p>
          </table:table-cell>
          <table:table-cell/>
          <table:table-cell table:formula="of:=IF([.$G$5] - ROW() + 8 &gt;= 1; COM.MICROSOFT.CONCAT(&quot;a_&quot;; [.$G$5] - ROW() + 8); &quot;&quot;)" office:value-type="string" office:string-value="a_6" calcext:value-type="string">
            <text:p>a_6</text:p>
          </table:table-cell>
          <table:table-cell table:style-name="ce9" office:value-type="float" office:value="1.96332713429558" calcext:value-type="float">
            <text:p>1.96332713429558</text:p>
          </table:table-cell>
          <table:table-cell/>
          <table:table-cell table:style-name="ce12" table:formula="of:=[.$I50] + 1" office:value-type="float" office:value="-7" calcext:value-type="float">
            <text:p>-7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5" calcext:value-type="string">
            <text:p>b_5</text:p>
          </table:table-cell>
          <table:table-cell table:style-name="ce9" office:value-type="float" office:value="0.867978521124628" calcext:value-type="float">
            <text:p>0.867978521124628</text:p>
          </table:table-cell>
          <table:table-cell/>
          <table:table-cell table:formula="of:=IF([.$G$5] - ROW() + 8 &gt;= 1; COM.MICROSOFT.CONCAT(&quot;a_&quot;; [.$G$5] - ROW() + 8); &quot;&quot;)" office:value-type="string" office:string-value="a_5" calcext:value-type="string">
            <text:p>a_5</text:p>
          </table:table-cell>
          <table:table-cell table:style-name="ce9" office:value-type="float" office:value="1.71880076694966" calcext:value-type="float">
            <text:p>1.71880076694966</text:p>
          </table:table-cell>
          <table:table-cell/>
          <table:table-cell table:style-name="ce12" table:formula="of:=[.$I51] + 1" office:value-type="float" office:value="-6" calcext:value-type="float">
            <text:p>-6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4" calcext:value-type="string">
            <text:p>b_4</text:p>
          </table:table-cell>
          <table:table-cell table:style-name="ce9" office:value-type="float" office:value="0.54262894564348" calcext:value-type="float">
            <text:p>0.54262894564348</text:p>
          </table:table-cell>
          <table:table-cell/>
          <table:table-cell table:formula="of:=IF([.$G$5] - ROW() + 8 &gt;= 1; COM.MICROSOFT.CONCAT(&quot;a_&quot;; [.$G$5] - ROW() + 8); &quot;&quot;)" office:value-type="string" office:string-value="a_4" calcext:value-type="string">
            <text:p>a_4</text:p>
          </table:table-cell>
          <table:table-cell table:style-name="ce9" office:value-type="float" office:value="0.548999264447403" calcext:value-type="float">
            <text:p>0.548999264447403</text:p>
          </table:table-cell>
          <table:table-cell/>
          <table:table-cell table:style-name="ce12" table:formula="of:=[.$I52] + 1"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3" calcext:value-type="string">
            <text:p>b_3</text:p>
          </table:table-cell>
          <table:table-cell table:style-name="ce9" office:value-type="float" office:value="1.71911591481772" calcext:value-type="float">
            <text:p>1.71911591481772</text:p>
          </table:table-cell>
          <table:table-cell/>
          <table:table-cell table:formula="of:=IF([.$G$5] - ROW() + 8 &gt;= 1; COM.MICROSOFT.CONCAT(&quot;a_&quot;; [.$G$5] - ROW() + 8); &quot;&quot;)" office:value-type="string" office:string-value="a_3" calcext:value-type="string">
            <text:p>a_3</text:p>
          </table:table-cell>
          <table:table-cell table:style-name="ce9" office:value-type="float" office:value="1.59978885765131" calcext:value-type="float">
            <text:p>1.59978885765131</text:p>
          </table:table-cell>
          <table:table-cell/>
          <table:table-cell table:style-name="ce12" table:formula="of:=[.$I53] + 1" office:value-type="float" office:value="-4" calcext:value-type="float">
            <text:p>-4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3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2" calcext:value-type="string">
            <text:p>b_2</text:p>
          </table:table-cell>
          <table:table-cell table:style-name="ce9" office:value-type="float" office:value="1.13515325800342" calcext:value-type="float">
            <text:p>1.13515325800342</text:p>
          </table:table-cell>
          <table:table-cell/>
          <table:table-cell table:formula="of:=IF([.$G$5] - ROW() + 8 &gt;= 1; COM.MICROSOFT.CONCAT(&quot;a_&quot;; [.$G$5] - ROW() + 8); &quot;&quot;)" office:value-type="string" office:string-value="a_2" calcext:value-type="string">
            <text:p>a_2</text:p>
          </table:table-cell>
          <table:table-cell table:style-name="ce9" office:value-type="float" office:value="0.613436805235344" calcext:value-type="float">
            <text:p>0.613436805235344</text:p>
          </table:table-cell>
          <table:table-cell/>
          <table:table-cell table:style-name="ce12" table:formula="of:=[.$I54] + 1"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1" calcext:value-type="string">
            <text:p>b_1</text:p>
          </table:table-cell>
          <table:table-cell table:style-name="ce9" office:value-type="float" office:value="0.29424392484426" calcext:value-type="float">
            <text:p>0.29424392484426</text:p>
          </table:table-cell>
          <table:table-cell/>
          <table:table-cell table:formula="of:=IF([.$G$5] - ROW() + 8 &gt;= 1; COM.MICROSOFT.CONCAT(&quot;a_&quot;; [.$G$5] - ROW() + 8); &quot;&quot;)" office:value-type="string" office:string-value="a_1" calcext:value-type="string">
            <text:p>a_1</text:p>
          </table:table-cell>
          <table:table-cell table:style-name="ce9" office:value-type="float" office:value="1.65920141812784" calcext:value-type="float">
            <text:p>1.65920141812784</text:p>
          </table:table-cell>
          <table:table-cell/>
          <table:table-cell table:style-name="ce12" table:formula="of:=[.$I55] + 1"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2"/>
          <table:table-cell table:style-name="ce9"/>
          <table:table-cell table:number-columns-repeated="2"/>
          <table:table-cell table:style-name="ce9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 office:value-type="string" office:string-value="b_0" calcext:value-type="string">
            <text:p>b_0</text:p>
          </table:table-cell>
          <table:table-cell table:style-name="ce9" office:value-type="float" office:value="0.662099022247004" calcext:value-type="float">
            <text:p>0.662099022247004</text:p>
          </table:table-cell>
          <table:table-cell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6] + 1"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table:style-name="ce15" office:value-type="float" office:value="0" calcext:value-type="float">
            <text:p>0</text:p>
          </table:table-cell>
          <table:table-cell/>
          <table:table-cell table:style-name="ce9"/>
          <table:table-cell table:number-columns-repeated="5"/>
          <table:table-cell table:style-name="ce9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7] + 1" office:value-type="float" office:value="0" calcext:value-type="float">
            <text:p>0</text:p>
          </table:table-cell>
          <table:table-cell table:style-name="ce14" table:formula="of:=SIN(0.8 * [.$I58])" office:value-type="float" office:value="0" calcext:value-type="float">
            <text:p>0</text:p>
          </table:table-cell>
          <table:table-cell table:formula="of:=-SUMPRODUCT([.$G$8:.$G$56]; [.K9:.K57]) + SUMPRODUCT([.$D$8:.$D$57]; [.J9:.J58])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8] + 1" office:value-type="float" office:value="1" calcext:value-type="float">
            <text:p>1</text:p>
          </table:table-cell>
          <table:table-cell table:style-name="ce14" table:formula="of:=SIN(0.8 * [.$I59])" office:value-type="float" office:value="0.717356090899523" calcext:value-type="float">
            <text:p>0.717356090899523</text:p>
          </table:table-cell>
          <table:table-cell table:formula="of:=-SUMPRODUCT([.$G$8:.$G$56]; [.K10:.K58]) + SUMPRODUCT([.$D$8:.$D$57]; [.J10:.J59])" office:value-type="float" office:value="0.474960766387507" calcext:value-type="float">
            <text:p>0.47496076638750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59] + 1" office:value-type="float" office:value="2" calcext:value-type="float">
            <text:p>2</text:p>
          </table:table-cell>
          <table:table-cell table:style-name="ce14" table:formula="of:=SIN(0.8 * [.$I60])" office:value-type="float" office:value="0.999573603041505" calcext:value-type="float">
            <text:p>0.999573603041505</text:p>
          </table:table-cell>
          <table:table-cell table:formula="of:=-SUMPRODUCT([.$G$8:.$G$56]; [.K11:.K59]) + SUMPRODUCT([.$D$8:.$D$57]; [.J11:.J60])" office:value-type="float" office:value="0.0848387997896692" calcext:value-type="float">
            <text:p>0.08483879978966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0] + 1" office:value-type="float" office:value="3" calcext:value-type="float">
            <text:p>3</text:p>
          </table:table-cell>
          <table:table-cell table:style-name="ce14" table:formula="of:=SIN(0.8 * [.$I61])" office:value-type="float" office:value="0.67546318055115" calcext:value-type="float">
            <text:p>0.67546318055115</text:p>
          </table:table-cell>
          <table:table-cell table:formula="of:=-SUMPRODUCT([.$G$8:.$G$56]; [.K12:.K60]) + SUMPRODUCT([.$D$8:.$D$57]; [.J12:.J61])" office:value-type="float" office:value="1.12352800320144" calcext:value-type="float">
            <text:p>1.1235280032014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1] + 1" office:value-type="float" office:value="4" calcext:value-type="float">
            <text:p>4</text:p>
          </table:table-cell>
          <table:table-cell table:style-name="ce14" table:formula="of:=SIN(0.8 * [.$I62])" office:value-type="float" office:value="-0.05837414342758" calcext:value-type="float">
            <text:p>-0.05837414342758</text:p>
          </table:table-cell>
          <table:table-cell table:formula="of:=-SUMPRODUCT([.$G$8:.$G$56]; [.K13:.K61]) + SUMPRODUCT([.$D$8:.$D$57]; [.J13:.J62])" office:value-type="float" office:value="-0.148050461800583" calcext:value-type="float">
            <text:p>-0.14805046180058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2] + 1" office:value-type="float" office:value="5" calcext:value-type="float">
            <text:p>5</text:p>
          </table:table-cell>
          <table:table-cell table:style-name="ce14" table:formula="of:=SIN(0.8 * [.$I63])" office:value-type="float" office:value="-0.756802495307928" calcext:value-type="float">
            <text:p>-0.756802495307928</text:p>
          </table:table-cell>
          <table:table-cell table:formula="of:=-SUMPRODUCT([.$G$8:.$G$56]; [.K14:.K62]) + SUMPRODUCT([.$D$8:.$D$57]; [.J14:.J63])" office:value-type="float" office:value="1.51609569840057" calcext:value-type="float">
            <text:p>1.5160956984005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3] + 1" office:value-type="float" office:value="6" calcext:value-type="float">
            <text:p>6</text:p>
          </table:table-cell>
          <table:table-cell table:style-name="ce14" table:formula="of:=SIN(0.8 * [.$I64])" office:value-type="float" office:value="-0.996164608835841" calcext:value-type="float">
            <text:p>-0.996164608835841</text:p>
          </table:table-cell>
          <table:table-cell table:formula="of:=-SUMPRODUCT([.$G$8:.$G$56]; [.K15:.K63]) + SUMPRODUCT([.$D$8:.$D$57]; [.J15:.J64])" office:value-type="float" office:value="-3.70729647588759" calcext:value-type="float">
            <text:p>-3.7072964758875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4] + 1" office:value-type="float" office:value="7" calcext:value-type="float">
            <text:p>7</text:p>
          </table:table-cell>
          <table:table-cell table:style-name="ce14" table:formula="of:=SIN(0.8 * [.$I65])" office:value-type="float" office:value="-0.631266637872321" calcext:value-type="float">
            <text:p>-0.631266637872321</text:p>
          </table:table-cell>
          <table:table-cell table:formula="of:=-SUMPRODUCT([.$G$8:.$G$56]; [.K16:.K64]) + SUMPRODUCT([.$D$8:.$D$57]; [.J16:.J65])" office:value-type="float" office:value="4.33078970980547" calcext:value-type="float">
            <text:p>4.3307897098054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5] + 1" office:value-type="float" office:value="8" calcext:value-type="float">
            <text:p>8</text:p>
          </table:table-cell>
          <table:table-cell table:style-name="ce14" table:formula="of:=SIN(0.8 * [.$I66])" office:value-type="float" office:value="0.116549204850493" calcext:value-type="float">
            <text:p>0.116549204850493</text:p>
          </table:table-cell>
          <table:table-cell table:formula="of:=-SUMPRODUCT([.$G$8:.$G$56]; [.K17:.K65]) + SUMPRODUCT([.$D$8:.$D$57]; [.J17:.J66])" office:value-type="float" office:value="-9.83013625103146" calcext:value-type="float">
            <text:p>-9.83013625103146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6] + 1" office:value-type="float" office:value="9" calcext:value-type="float">
            <text:p>9</text:p>
          </table:table-cell>
          <table:table-cell table:style-name="ce14" table:formula="of:=SIN(0.8 * [.$I67])" office:value-type="float" office:value="0.793667863849153" calcext:value-type="float">
            <text:p>0.793667863849153</text:p>
          </table:table-cell>
          <table:table-cell table:formula="of:=-SUMPRODUCT([.$G$8:.$G$56]; [.K18:.K66]) + SUMPRODUCT([.$D$8:.$D$57]; [.J18:.J67])" office:value-type="float" office:value="16.2822413826398" calcext:value-type="float">
            <text:p>16.282241382639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7] + 1" office:value-type="float" office:value="10" calcext:value-type="float">
            <text:p>10</text:p>
          </table:table-cell>
          <table:table-cell table:style-name="ce14" table:formula="of:=SIN(0.8 * [.$I68])" office:value-type="float" office:value="0.989358246623382" calcext:value-type="float">
            <text:p>0.989358246623382</text:p>
          </table:table-cell>
          <table:table-cell table:formula="of:=-SUMPRODUCT([.$G$8:.$G$56]; [.K19:.K67]) + SUMPRODUCT([.$D$8:.$D$57]; [.J19:.J68])" office:value-type="float" office:value="-28.0316046899783" calcext:value-type="float">
            <text:p>-28.031604689978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8] + 1" office:value-type="float" office:value="11" calcext:value-type="float">
            <text:p>11</text:p>
          </table:table-cell>
          <table:table-cell table:style-name="ce14" table:formula="of:=SIN(0.8 * [.$I69])" office:value-type="float" office:value="0.584917192891762" calcext:value-type="float">
            <text:p>0.584917192891762</text:p>
          </table:table-cell>
          <table:table-cell table:formula="of:=-SUMPRODUCT([.$G$8:.$G$56]; [.K20:.K68]) + SUMPRODUCT([.$D$8:.$D$57]; [.J20:.J69])" office:value-type="float" office:value="54.4362982589897" calcext:value-type="float">
            <text:p>54.4362982589897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69] + 1" office:value-type="float" office:value="12" calcext:value-type="float">
            <text:p>12</text:p>
          </table:table-cell>
          <table:table-cell table:style-name="ce14" table:formula="of:=SIN(0.8 * [.$I70])" office:value-type="float" office:value="-0.174326781222982" calcext:value-type="float">
            <text:p>-0.174326781222982</text:p>
          </table:table-cell>
          <table:table-cell table:formula="of:=-SUMPRODUCT([.$G$8:.$G$56]; [.K21:.K69]) + SUMPRODUCT([.$D$8:.$D$57]; [.J21:.J70])" office:value-type="float" office:value="-93.3331267013545" calcext:value-type="float">
            <text:p>-93.333126701354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0] + 1" office:value-type="float" office:value="13" calcext:value-type="float">
            <text:p>13</text:p>
          </table:table-cell>
          <table:table-cell table:style-name="ce14" table:formula="of:=SIN(0.8 * [.$I71])" office:value-type="float" office:value="-0.827826469085654" calcext:value-type="float">
            <text:p>-0.827826469085654</text:p>
          </table:table-cell>
          <table:table-cell table:formula="of:=-SUMPRODUCT([.$G$8:.$G$56]; [.K22:.K70]) + SUMPRODUCT([.$D$8:.$D$57]; [.J22:.J71])" office:value-type="float" office:value="166.823737772705" calcext:value-type="float">
            <text:p>166.823737772705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1] + 1" office:value-type="float" office:value="14" calcext:value-type="float">
            <text:p>14</text:p>
          </table:table-cell>
          <table:table-cell table:style-name="ce14" table:formula="of:=SIN(0.8 * [.$I72])" office:value-type="float" office:value="-0.979177729151317" calcext:value-type="float">
            <text:p>-0.979177729151317</text:p>
          </table:table-cell>
          <table:table-cell table:formula="of:=-SUMPRODUCT([.$G$8:.$G$56]; [.K23:.K71]) + SUMPRODUCT([.$D$8:.$D$57]; [.J23:.J72])" office:value-type="float" office:value="-299.819531139032" calcext:value-type="float">
            <text:p>-299.81953113903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2] + 1" office:value-type="float" office:value="15" calcext:value-type="float">
            <text:p>15</text:p>
          </table:table-cell>
          <table:table-cell table:style-name="ce14" table:formula="of:=SIN(0.8 * [.$I73])" office:value-type="float" office:value="-0.536572918000435" calcext:value-type="float">
            <text:p>-0.536572918000435</text:p>
          </table:table-cell>
          <table:table-cell table:formula="of:=-SUMPRODUCT([.$G$8:.$G$56]; [.K24:.K72]) + SUMPRODUCT([.$D$8:.$D$57]; [.J24:.J73])" office:value-type="float" office:value="531.745457179019" calcext:value-type="float">
            <text:p>531.74545717901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3] + 1" office:value-type="float" office:value="16" calcext:value-type="float">
            <text:p>16</text:p>
          </table:table-cell>
          <table:table-cell table:style-name="ce14" table:formula="of:=SIN(0.8 * [.$I74])" office:value-type="float" office:value="0.231509825101538" calcext:value-type="float">
            <text:p>0.231509825101538</text:p>
          </table:table-cell>
          <table:table-cell table:formula="of:=-SUMPRODUCT([.$G$8:.$G$56]; [.K25:.K73]) + SUMPRODUCT([.$D$8:.$D$57]; [.J25:.J74])" office:value-type="float" office:value="-956.759175429138" calcext:value-type="float">
            <text:p>-956.75917542913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4] + 1" office:value-type="float" office:value="17" calcext:value-type="float">
            <text:p>17</text:p>
          </table:table-cell>
          <table:table-cell table:style-name="ce14" table:formula="of:=SIN(0.8 * [.$I75])" office:value-type="float" office:value="0.859161814856498" calcext:value-type="float">
            <text:p>0.859161814856498</text:p>
          </table:table-cell>
          <table:table-cell table:formula="of:=-SUMPRODUCT([.$G$8:.$G$56]; [.K26:.K74]) + SUMPRODUCT([.$D$8:.$D$57]; [.J26:.J75])" office:value-type="float" office:value="1706.41894859159" calcext:value-type="float">
            <text:p>1706.4189485915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5] + 1" office:value-type="float" office:value="18" calcext:value-type="float">
            <text:p>18</text:p>
          </table:table-cell>
          <table:table-cell table:style-name="ce14" table:formula="of:=SIN(0.8 * [.$I76])" office:value-type="float" office:value="0.965657776549277" calcext:value-type="float">
            <text:p>0.965657776549277</text:p>
          </table:table-cell>
          <table:table-cell table:formula="of:=-SUMPRODUCT([.$G$8:.$G$56]; [.K27:.K75]) + SUMPRODUCT([.$D$8:.$D$57]; [.J27:.J76])" office:value-type="float" office:value="-3043.88288016479" calcext:value-type="float">
            <text:p>-3043.8828801647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6] + 1" office:value-type="float" office:value="19" calcext:value-type="float">
            <text:p>19</text:p>
          </table:table-cell>
          <table:table-cell table:style-name="ce14" table:formula="of:=SIN(0.8 * [.$I77])" office:value-type="float" office:value="0.486398688853798" calcext:value-type="float">
            <text:p>0.486398688853798</text:p>
          </table:table-cell>
          <table:table-cell table:formula="of:=-SUMPRODUCT([.$G$8:.$G$56]; [.K28:.K76]) + SUMPRODUCT([.$D$8:.$D$57]; [.J28:.J77])" office:value-type="float" office:value="5444.91937783752" calcext:value-type="float">
            <text:p>5444.9193778375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7] + 1" office:value-type="float" office:value="20" calcext:value-type="float">
            <text:p>20</text:p>
          </table:table-cell>
          <table:table-cell table:style-name="ce14" table:formula="of:=SIN(0.8 * [.$I78])" office:value-type="float" office:value="-0.287903316665066" calcext:value-type="float">
            <text:p>-0.287903316665066</text:p>
          </table:table-cell>
          <table:table-cell table:formula="of:=-SUMPRODUCT([.$G$8:.$G$56]; [.K29:.K77]) + SUMPRODUCT([.$D$8:.$D$57]; [.J29:.J78])" office:value-type="float" office:value="-9721.09409290182" calcext:value-type="float">
            <text:p>-9721.0940929018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8] + 1" office:value-type="float" office:value="21" calcext:value-type="float">
            <text:p>21</text:p>
          </table:table-cell>
          <table:table-cell table:style-name="ce14" table:formula="of:=SIN(0.8 * [.$I79])" office:value-type="float" office:value="-0.887567033581505" calcext:value-type="float">
            <text:p>-0.887567033581505</text:p>
          </table:table-cell>
          <table:table-cell table:formula="of:=-SUMPRODUCT([.$G$8:.$G$56]; [.K30:.K78]) + SUMPRODUCT([.$D$8:.$D$57]; [.J30:.J79])" office:value-type="float" office:value="17373.0455803584" calcext:value-type="float">
            <text:p>17373.045580358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79] + 1" office:value-type="float" office:value="22" calcext:value-type="float">
            <text:p>22</text:p>
          </table:table-cell>
          <table:table-cell table:style-name="ce14" table:formula="of:=SIN(0.8 * [.$I80])" office:value-type="float" office:value="-0.948844497918124" calcext:value-type="float">
            <text:p>-0.948844497918124</text:p>
          </table:table-cell>
          <table:table-cell table:formula="of:=-SUMPRODUCT([.$G$8:.$G$56]; [.K31:.K79]) + SUMPRODUCT([.$D$8:.$D$57]; [.J31:.J80])" office:value-type="float" office:value="-31043.4122830708" calcext:value-type="float">
            <text:p>-31043.4122830708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0] + 1" office:value-type="float" office:value="23" calcext:value-type="float">
            <text:p>23</text:p>
          </table:table-cell>
          <table:table-cell table:style-name="ce14" table:formula="of:=SIN(0.8 * [.$I81])" office:value-type="float" office:value="-0.434565622071892" calcext:value-type="float">
            <text:p>-0.434565622071892</text:p>
          </table:table-cell>
          <table:table-cell table:formula="of:=-SUMPRODUCT([.$G$8:.$G$56]; [.K32:.K80]) + SUMPRODUCT([.$D$8:.$D$57]; [.J32:.J81])" office:value-type="float" office:value="55447.0867515166" calcext:value-type="float">
            <text:p>55447.0867515166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1] + 1" office:value-type="float" office:value="24" calcext:value-type="float">
            <text:p>24</text:p>
          </table:table-cell>
          <table:table-cell table:style-name="ce14" table:formula="of:=SIN(0.8 * [.$I82])" office:value-type="float" office:value="0.3433149288199" calcext:value-type="float">
            <text:p>0.3433149288199</text:p>
          </table:table-cell>
          <table:table-cell table:formula="of:=-SUMPRODUCT([.$G$8:.$G$56]; [.K33:.K81]) + SUMPRODUCT([.$D$8:.$D$57]; [.J33:.J82])" office:value-type="float" office:value="-99067.1170743604" calcext:value-type="float">
            <text:p>-99067.1170743604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2] + 1" office:value-type="float" office:value="25" calcext:value-type="float">
            <text:p>25</text:p>
          </table:table-cell>
          <table:table-cell table:style-name="ce14" table:formula="of:=SIN(0.8 * [.$I83])" office:value-type="float" office:value="0.912945250727628" calcext:value-type="float">
            <text:p>0.912945250727628</text:p>
          </table:table-cell>
          <table:table-cell table:formula="of:=-SUMPRODUCT([.$G$8:.$G$56]; [.K34:.K82]) + SUMPRODUCT([.$D$8:.$D$57]; [.J34:.J83])" office:value-type="float" office:value="176989.399393723" calcext:value-type="float">
            <text:p>176989.399393723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3] + 1" office:value-type="float" office:value="26" calcext:value-type="float">
            <text:p>26</text:p>
          </table:table-cell>
          <table:table-cell table:style-name="ce14" table:formula="of:=SIN(0.8 * [.$I84])" office:value-type="float" office:value="0.92879523407724" calcext:value-type="float">
            <text:p>0.92879523407724</text:p>
          </table:table-cell>
          <table:table-cell table:formula="of:=-SUMPRODUCT([.$G$8:.$G$56]; [.K35:.K83]) + SUMPRODUCT([.$D$8:.$D$57]; [.J35:.J84])" office:value-type="float" office:value="-316203.873725749" calcext:value-type="float">
            <text:p>-316203.873725749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4] + 1" office:value-type="float" office:value="27" calcext:value-type="float">
            <text:p>27</text:p>
          </table:table-cell>
          <table:table-cell table:style-name="ce14" table:formula="of:=SIN(0.8 * [.$I85])" office:value-type="float" office:value="0.381250491654939" calcext:value-type="float">
            <text:p>0.381250491654939</text:p>
          </table:table-cell>
          <table:table-cell table:formula="of:=-SUMPRODUCT([.$G$8:.$G$56]; [.K36:.K84]) + SUMPRODUCT([.$D$8:.$D$57]; [.J36:.J85])" office:value-type="float" office:value="564935.794144292" calcext:value-type="float">
            <text:p>564935.794144292</text:p>
          </table:table-cell>
          <table:table-cell table:number-columns-repeated="8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5] + 1" office:value-type="float" office:value="28" calcext:value-type="float">
            <text:p>28</text:p>
          </table:table-cell>
          <table:table-cell table:style-name="ce14" table:formula="of:=SIN(0.8 * [.$I86])" office:value-type="float" office:value="-0.397555683121436" calcext:value-type="float">
            <text:p>-0.397555683121436</text:p>
          </table:table-cell>
          <table:table-cell table:formula="of:=-SUMPRODUCT([.$G$8:.$G$56]; [.K37:.K85]) + SUMPRODUCT([.$D$8:.$D$57]; [.J37:.J86])" office:value-type="float" office:value="-1009277.57713349" calcext:value-type="float">
            <text:p>-1009277.577133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6] + 1" office:value-type="float" office:value="29" calcext:value-type="float">
            <text:p>29</text:p>
          </table:table-cell>
          <table:table-cell table:style-name="ce14" table:formula="of:=SIN(0.8 * [.$I87])" office:value-type="float" office:value="-0.935209915194541" calcext:value-type="float">
            <text:p>-0.935209915194541</text:p>
          </table:table-cell>
          <table:table-cell table:formula="of:=-SUMPRODUCT([.$G$8:.$G$56]; [.K38:.K86]) + SUMPRODUCT([.$D$8:.$D$57]; [.J38:.J87])" office:value-type="float" office:value="1803144.23540267" calcext:value-type="float">
            <text:p>1803144.2354026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7] + 1" office:value-type="float" office:value="30" calcext:value-type="float">
            <text:p>30</text:p>
          </table:table-cell>
          <table:table-cell table:style-name="ce14" table:formula="of:=SIN(0.8 * [.$I88])" office:value-type="float" office:value="-0.905578362006624" calcext:value-type="float">
            <text:p>-0.905578362006624</text:p>
          </table:table-cell>
          <table:table-cell table:formula="of:=-SUMPRODUCT([.$G$8:.$G$56]; [.K39:.K87]) + SUMPRODUCT([.$D$8:.$D$57]; [.J39:.J88])" office:value-type="float" office:value="-3221456.54478549" calcext:value-type="float">
            <text:p>-3221456.544785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8] + 1" office:value-type="float" office:value="31" calcext:value-type="float">
            <text:p>31</text:p>
          </table:table-cell>
          <table:table-cell table:style-name="ce14" table:formula="of:=SIN(0.8 * [.$I89])" office:value-type="float" office:value="-0.32663512610472" calcext:value-type="float">
            <text:p>-0.32663512610472</text:p>
          </table:table-cell>
          <table:table-cell table:formula="of:=-SUMPRODUCT([.$G$8:.$G$56]; [.K40:.K88]) + SUMPRODUCT([.$D$8:.$D$57]; [.J40:.J89])" office:value-type="float" office:value="5755355.62877632" calcext:value-type="float">
            <text:p>5755355.628776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89] + 1" office:value-type="float" office:value="32" calcext:value-type="float">
            <text:p>32</text:p>
          </table:table-cell>
          <table:table-cell table:style-name="ce14" table:formula="of:=SIN(0.8 * [.$I90])" office:value-type="float" office:value="0.450440594275388" calcext:value-type="float">
            <text:p>0.450440594275388</text:p>
          </table:table-cell>
          <table:table-cell table:formula="of:=-SUMPRODUCT([.$G$8:.$G$56]; [.K41:.K89]) + SUMPRODUCT([.$D$8:.$D$57]; [.J41:.J90])" office:value-type="float" office:value="-10282373.7985107" calcext:value-type="float">
            <text:p>-10282373.798510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0] + 1" office:value-type="float" office:value="33" calcext:value-type="float">
            <text:p>33</text:p>
          </table:table-cell>
          <table:table-cell table:style-name="ce14" table:formula="of:=SIN(0.8 * [.$I91])" office:value-type="float" office:value="0.954285094492698" calcext:value-type="float">
            <text:p>0.954285094492698</text:p>
          </table:table-cell>
          <table:table-cell table:formula="of:=-SUMPRODUCT([.$G$8:.$G$56]; [.K42:.K90]) + SUMPRODUCT([.$D$8:.$D$57]; [.J42:.J91])" office:value-type="float" office:value="18370172.6048831" calcext:value-type="float">
            <text:p>18370172.60488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1] + 1" office:value-type="float" office:value="34" calcext:value-type="float">
            <text:p>34</text:p>
          </table:table-cell>
          <table:table-cell table:style-name="ce14" table:formula="of:=SIN(0.8 * [.$I92])" office:value-type="float" office:value="0.879273061650721" calcext:value-type="float">
            <text:p>0.879273061650721</text:p>
          </table:table-cell>
          <table:table-cell table:formula="of:=-SUMPRODUCT([.$G$8:.$G$56]; [.K43:.K91]) + SUMPRODUCT([.$D$8:.$D$57]; [.J43:.J92])" office:value-type="float" office:value="-32819593.859565" calcext:value-type="float">
            <text:p>-32819593.85956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2] + 1" office:value-type="float" office:value="35" calcext:value-type="float">
            <text:p>35</text:p>
          </table:table-cell>
          <table:table-cell table:style-name="ce14" table:formula="of:=SIN(0.8 * [.$I93])" office:value-type="float" office:value="0.270905788307865" calcext:value-type="float">
            <text:p>0.270905788307865</text:p>
          </table:table-cell>
          <table:table-cell table:formula="of:=-SUMPRODUCT([.$G$8:.$G$56]; [.K44:.K92]) + SUMPRODUCT([.$D$8:.$D$57]; [.J44:.J93])" office:value-type="float" office:value="58634558.7000703" calcext:value-type="float">
            <text:p>58634558.700070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3] + 1" office:value-type="float" office:value="36" calcext:value-type="float">
            <text:p>36</text:p>
          </table:table-cell>
          <table:table-cell table:style-name="ce14" table:formula="of:=SIN(0.8 * [.$I94])" office:value-type="float" office:value="-0.501789301020574" calcext:value-type="float">
            <text:p>-0.501789301020574</text:p>
          </table:table-cell>
          <table:table-cell table:formula="of:=-SUMPRODUCT([.$G$8:.$G$56]; [.K45:.K93]) + SUMPRODUCT([.$D$8:.$D$57]; [.J45:.J94])" office:value-type="float" office:value="-104754808.779303" calcext:value-type="float">
            <text:p>-104754808.77930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4] + 1" office:value-type="float" office:value="37" calcext:value-type="float">
            <text:p>37</text:p>
          </table:table-cell>
          <table:table-cell table:style-name="ce14" table:formula="of:=SIN(0.8 * [.$I95])" office:value-type="float" office:value="-0.970105733707186" calcext:value-type="float">
            <text:p>-0.970105733707186</text:p>
          </table:table-cell>
          <table:table-cell table:formula="of:=-SUMPRODUCT([.$G$8:.$G$56]; [.K46:.K94]) + SUMPRODUCT([.$D$8:.$D$57]; [.J46:.J95])" office:value-type="float" office:value="187151931.283912" calcext:value-type="float">
            <text:p>187151931.28391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5] + 1" office:value-type="float" office:value="38" calcext:value-type="float">
            <text:p>38</text:p>
          </table:table-cell>
          <table:table-cell table:style-name="ce14" table:formula="of:=SIN(0.8 * [.$I96])" office:value-type="float" office:value="-0.849969045879326" calcext:value-type="float">
            <text:p>-0.849969045879326</text:p>
          </table:table-cell>
          <table:table-cell table:formula="of:=-SUMPRODUCT([.$G$8:.$G$56]; [.K47:.K95]) + SUMPRODUCT([.$D$8:.$D$57]; [.J47:.J96])" office:value-type="float" office:value="-334360204.921682" calcext:value-type="float">
            <text:p>-334360204.92168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6] + 1" office:value-type="float" office:value="39" calcext:value-type="float">
            <text:p>39</text:p>
          </table:table-cell>
          <table:table-cell table:style-name="ce14" table:formula="of:=SIN(0.8 * [.$I97])" office:value-type="float" office:value="-0.214252540295882" calcext:value-type="float">
            <text:p>-0.214252540295882</text:p>
          </table:table-cell>
          <table:table-cell table:formula="of:=-SUMPRODUCT([.$G$8:.$G$56]; [.K48:.K96]) + SUMPRODUCT([.$D$8:.$D$57]; [.J48:.J97])" office:value-type="float" office:value="597358205.975118" calcext:value-type="float">
            <text:p>597358205.9751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7] + 1" office:value-type="float" office:value="40" calcext:value-type="float">
            <text:p>40</text:p>
          </table:table-cell>
          <table:table-cell table:style-name="ce14" table:formula="of:=SIN(0.8 * [.$I98])" office:value-type="float" office:value="0.551426681241692" calcext:value-type="float">
            <text:p>0.551426681241692</text:p>
          </table:table-cell>
          <table:table-cell table:formula="of:=-SUMPRODUCT([.$G$8:.$G$56]; [.K49:.K97]) + SUMPRODUCT([.$D$8:.$D$57]; [.J49:.J98])" office:value-type="float" office:value="-1067222894.5799" calcext:value-type="float">
            <text:p>-1067222894.579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8] + 1" office:value-type="float" office:value="41" calcext:value-type="float">
            <text:p>41</text:p>
          </table:table-cell>
          <table:table-cell table:style-name="ce14" table:formula="of:=SIN(0.8 * [.$I99])" office:value-type="float" office:value="0.982617877364141" calcext:value-type="float">
            <text:p>0.982617877364141</text:p>
          </table:table-cell>
          <table:table-cell table:formula="of:=-SUMPRODUCT([.$G$8:.$G$56]; [.K50:.K98]) + SUMPRODUCT([.$D$8:.$D$57]; [.J50:.J99])" office:value-type="float" office:value="1906669547.80395" calcext:value-type="float">
            <text:p>1906669547.8039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99] + 1" office:value-type="float" office:value="42" calcext:value-type="float">
            <text:p>42</text:p>
          </table:table-cell>
          <table:table-cell table:style-name="ce14" table:formula="of:=SIN(0.8 * [.$I100])" office:value-type="float" office:value="0.817766254526441" calcext:value-type="float">
            <text:p>0.817766254526441</text:p>
          </table:table-cell>
          <table:table-cell table:formula="of:=-SUMPRODUCT([.$G$8:.$G$56]; [.K51:.K99]) + SUMPRODUCT([.$D$8:.$D$57]; [.J51:.J100])" office:value-type="float" office:value="-3406400626.65045" calcext:value-type="float">
            <text:p>-3406400626.650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0] + 1" office:value-type="float" office:value="43" calcext:value-type="float">
            <text:p>43</text:p>
          </table:table-cell>
          <table:table-cell table:style-name="ce14" table:formula="of:=SIN(0.8 * [.$I101])" office:value-type="float" office:value="0.156868595048409" calcext:value-type="float">
            <text:p>0.156868595048409</text:p>
          </table:table-cell>
          <table:table-cell table:formula="of:=-SUMPRODUCT([.$G$8:.$G$56]; [.K52:.K100]) + SUMPRODUCT([.$D$8:.$D$57]; [.J52:.J101])" office:value-type="float" office:value="6085776692.19624" calcext:value-type="float">
            <text:p>6085776692.196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1] + 1" office:value-type="float" office:value="44" calcext:value-type="float">
            <text:p>44</text:p>
          </table:table-cell>
          <table:table-cell table:style-name="ce14" table:formula="of:=SIN(0.8 * [.$I102])" office:value-type="float" office:value="-0.599183449214265" calcext:value-type="float">
            <text:p>-0.599183449214265</text:p>
          </table:table-cell>
          <table:table-cell table:formula="of:=-SUMPRODUCT([.$G$8:.$G$56]; [.K53:.K101]) + SUMPRODUCT([.$D$8:.$D$57]; [.J53:.J102])" office:value-type="float" office:value="-10872672297.1454" calcext:value-type="float">
            <text:p>-10872672297.14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2] + 1" office:value-type="float" office:value="45" calcext:value-type="float">
            <text:p>45</text:p>
          </table:table-cell>
          <table:table-cell table:style-name="ce14" table:formula="of:=SIN(0.8 * [.$I103])" office:value-type="float" office:value="-0.991778853443116" calcext:value-type="float">
            <text:p>-0.991778853443116</text:p>
          </table:table-cell>
          <table:table-cell table:formula="of:=-SUMPRODUCT([.$G$8:.$G$56]; [.K54:.K102]) + SUMPRODUCT([.$D$8:.$D$57]; [.J54:.J103])" office:value-type="float" office:value="19424801447.4239" calcext:value-type="float">
            <text:p>19424801447.42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3] + 1" office:value-type="float" office:value="46" calcext:value-type="float">
            <text:p>46</text:p>
          </table:table-cell>
          <table:table-cell table:style-name="ce14" table:formula="of:=SIN(0.8 * [.$I104])" office:value-type="float" office:value="-0.782774513550647" calcext:value-type="float">
            <text:p>-0.782774513550647</text:p>
          </table:table-cell>
          <table:table-cell table:formula="of:=-SUMPRODUCT([.$G$8:.$G$56]; [.K55:.K103]) + SUMPRODUCT([.$D$8:.$D$57]; [.J55:.J104])" office:value-type="float" office:value="-34703787794.0842" calcext:value-type="float">
            <text:p>-34703787794.0842</text:p>
          </table:table-cell>
          <table:table-cell/>
          <table:table-cell table:style-name="ce9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4] + 1" office:value-type="float" office:value="47" calcext:value-type="float">
            <text:p>47</text:p>
          </table:table-cell>
          <table:table-cell table:style-name="ce14" table:formula="of:=SIN(0.8 * [.$I105])" office:value-type="float" office:value="-0.0989496575502849" calcext:value-type="float">
            <text:p>-0.0989496575502849</text:p>
          </table:table-cell>
          <table:table-cell table:formula="of:=-SUMPRODUCT([.$G$8:.$G$56]; [.K56:.K104]) + SUMPRODUCT([.$D$8:.$D$57]; [.J56:.J105])" office:value-type="float" office:value="62000782294.5942" calcext:value-type="float">
            <text:p>62000782294.5942</text:p>
          </table:table-cell>
          <table:table-cell/>
          <table:table-cell table:style-name="ce9"/>
          <table:table-cell table:style-name="ce21"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5] + 1" office:value-type="float" office:value="48" calcext:value-type="float">
            <text:p>48</text:p>
          </table:table-cell>
          <table:table-cell table:style-name="ce14" table:formula="of:=SIN(0.8 * [.$I106])" office:value-type="float" office:value="0.644896732944875" calcext:value-type="float">
            <text:p>0.644896732944875</text:p>
          </table:table-cell>
          <table:table-cell table:formula="of:=-SUMPRODUCT([.$G$8:.$G$56]; [.K57:.K105]) + SUMPRODUCT([.$D$8:.$D$57]; [.J57:.J106])" office:value-type="float" office:value="-110768802028.405" calcext:value-type="float">
            <text:p>-110768802028.405</text:p>
          </table:table-cell>
          <table:table-cell/>
          <table:table-cell table:style-name="ce9"/>
          <table:table-cell table:style-name="ce21"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6] + 1" office:value-type="float" office:value="49" calcext:value-type="float">
            <text:p>49</text:p>
          </table:table-cell>
          <table:table-cell table:style-name="ce14" table:formula="of:=SIN(0.8 * [.$I107])" office:value-type="float" office:value="0.997557418907805" calcext:value-type="float">
            <text:p>0.997557418907805</text:p>
          </table:table-cell>
          <table:table-cell table:formula="of:=-SUMPRODUCT([.$G$8:.$G$56]; [.K58:.K106]) + SUMPRODUCT([.$D$8:.$D$57]; [.J58:.J107])" office:value-type="float" office:value="197896333597.306" calcext:value-type="float">
            <text:p>197896333597.306</text:p>
          </table:table-cell>
          <table:table-cell table:number-columns-repeated="2"/>
          <table:table-cell table:style-name="ce20"/>
          <table:table-cell table:style-name="ce9"/>
          <table:table-cell table:number-columns-repeated="4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7] + 1" office:value-type="float" office:value="50" calcext:value-type="float">
            <text:p>50</text:p>
          </table:table-cell>
          <table:table-cell table:style-name="ce14" table:formula="of:=SIN(0.8 * [.$I108])" office:value-type="float" office:value="0.745113160479346" calcext:value-type="float">
            <text:p>0.745113160479346</text:p>
          </table:table-cell>
          <table:table-cell table:formula="of:=-SUMPRODUCT([.$G$8:.$G$56]; [.K59:.K107]) + SUMPRODUCT([.$D$8:.$D$57]; [.J59:.J108])" office:value-type="float" office:value="-353555858334.173" calcext:value-type="float">
            <text:p>-353555858334.17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8] + 1" office:value-type="float" office:value="51" calcext:value-type="float">
            <text:p>51</text:p>
          </table:table-cell>
          <table:table-cell table:style-name="ce14" table:formula="of:=SIN(0.8 * [.$I109])" office:value-type="float" office:value="0.0406932573498552" calcext:value-type="float">
            <text:p>0.0406932573498552</text:p>
          </table:table-cell>
          <table:table-cell table:formula="of:=-SUMPRODUCT([.$G$8:.$G$56]; [.K60:.K108]) + SUMPRODUCT([.$D$8:.$D$57]; [.J60:.J109])" office:value-type="float" office:value="631652657417.668" calcext:value-type="float">
            <text:p>631652657417.66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09] + 1" office:value-type="float" office:value="52" calcext:value-type="float">
            <text:p>52</text:p>
          </table:table-cell>
          <table:table-cell table:style-name="ce14" table:formula="of:=SIN(0.8 * [.$I110])" office:value-type="float" office:value="-0.688410629637672" calcext:value-type="float">
            <text:p>-0.688410629637672</text:p>
          </table:table-cell>
          <table:table-cell table:formula="of:=-SUMPRODUCT([.$G$8:.$G$56]; [.K61:.K109]) + SUMPRODUCT([.$D$8:.$D$57]; [.J61:.J110])" office:value-type="float" office:value="-1128492344782.52" calcext:value-type="float">
            <text:p>-1128492344782.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2"/>
          <table:table-cell table:formula="of:=IF([.$D$5] - ROW() + 7 &gt;= 0; COM.MICROSOFT.CONCAT(&quot;b_&quot;; [.$D$5] - ROW() + 7); &quot;&quot;)">
            <text:p/>
          </table:table-cell>
          <table:table-cell table:number-columns-repeated="2"/>
          <table:table-cell table:formula="of:=IF([.$G$5] - ROW() + 8 &gt;= 1; COM.MICROSOFT.CONCAT(&quot;a_&quot;; [.$G$5] - ROW() + 8); &quot;&quot;)">
            <text:p/>
          </table:table-cell>
          <table:table-cell table:number-columns-repeated="2"/>
          <table:table-cell table:style-name="ce12" table:formula="of:=[.$I110] + 1" office:value-type="float" office:value="53" calcext:value-type="float">
            <text:p>53</text:p>
          </table:table-cell>
          <table:table-cell table:style-name="ce14" table:formula="of:=SIN(0.8 * [.$I111])" office:value-type="float" office:value="-0.999933866258804" calcext:value-type="float">
            <text:p>-0.999933866258804</text:p>
          </table:table-cell>
          <table:table-cell table:formula="of:=-SUMPRODUCT([.$G$8:.$G$56]; [.K62:.K110]) + SUMPRODUCT([.$D$8:.$D$57]; [.J62:.J111])" office:value-type="float" office:value="2016131741163.04" calcext:value-type="float">
            <text:p>2016131741163.0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11] + 1" office:value-type="float" office:value="54" calcext:value-type="float">
            <text:p>54</text:p>
          </table:table-cell>
          <table:table-cell table:style-name="ce14" table:formula="of:=SIN(0.8 * [.$I112])" office:value-type="float" office:value="-0.704910637414247" calcext:value-type="float">
            <text:p>-0.704910637414247</text:p>
          </table:table-cell>
          <table:table-cell table:formula="of:=-SUMPRODUCT([.$G$8:.$G$56]; [.K63:.K111]) + SUMPRODUCT([.$D$8:.$D$57]; [.J63:.J112])" office:value-type="float" office:value="-3601962579784.52" calcext:value-type="float">
            <text:p>-3601962579784.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12] + 1" office:value-type="float" office:value="55" calcext:value-type="float">
            <text:p>55</text:p>
          </table:table-cell>
          <table:table-cell table:style-name="ce14" table:formula="of:=SIN(0.8 * [.$I113])" office:value-type="float" office:value="0.0177019251054156" calcext:value-type="float">
            <text:p>0.0177019251054156</text:p>
          </table:table-cell>
          <table:table-cell table:formula="of:=-SUMPRODUCT([.$G$8:.$G$56]; [.K64:.K112]) + SUMPRODUCT([.$D$8:.$D$57]; [.J64:.J113])" office:value-type="float" office:value="6435162029369.21" calcext:value-type="float">
            <text:p>6435162029369.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13] + 1" office:value-type="float" office:value="56" calcext:value-type="float">
            <text:p>56</text:p>
          </table:table-cell>
          <table:table-cell table:style-name="ce14" table:formula="of:=SIN(0.8 * [.$I114])" office:value-type="float" office:value="0.729576737392859" calcext:value-type="float">
            <text:p>0.729576737392859</text:p>
          </table:table-cell>
          <table:table-cell table:formula="of:=-SUMPRODUCT([.$G$8:.$G$56]; [.K65:.K113]) + SUMPRODUCT([.$D$8:.$D$57]; [.J65:.J114])" office:value-type="float" office:value="-11496874114845.4" calcext:value-type="float">
            <text:p>-11496874114845.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14] + 1" office:value-type="float" office:value="57" calcext:value-type="float">
            <text:p>57</text:p>
          </table:table-cell>
          <table:table-cell table:style-name="ce14" table:formula="of:=SIN(0.8 * [.$I115])" office:value-type="float" office:value="0.998900090745021" calcext:value-type="float">
            <text:p>0.998900090745021</text:p>
          </table:table-cell>
          <table:table-cell table:formula="of:=-SUMPRODUCT([.$G$8:.$G$56]; [.K66:.K114]) + SUMPRODUCT([.$D$8:.$D$57]; [.J66:.J115])" office:value-type="float" office:value="20539982335922.2" calcext:value-type="float">
            <text:p>20539982335922.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15] + 1" office:value-type="float" office:value="58" calcext:value-type="float">
            <text:p>58</text:p>
          </table:table-cell>
          <table:table-cell table:style-name="ce14" table:formula="of:=SIN(0.8 * [.$I116])" office:value-type="float" office:value="0.662304052986234" calcext:value-type="float">
            <text:p>0.662304052986234</text:p>
          </table:table-cell>
          <table:table-cell table:formula="of:=-SUMPRODUCT([.$G$8:.$G$56]; [.K67:.K115]) + SUMPRODUCT([.$D$8:.$D$57]; [.J67:.J116])" office:value-type="float" office:value="-36696137588109.2" calcext:value-type="float">
            <text:p>-36696137588109.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16] + 1" office:value-type="float" office:value="59" calcext:value-type="float">
            <text:p>59</text:p>
          </table:table-cell>
          <table:table-cell table:style-name="ce14" table:formula="of:=SIN(0.8 * [.$I117])" office:value-type="float" office:value="-0.0760367360583591" calcext:value-type="float">
            <text:p>-0.0760367360583591</text:p>
          </table:table-cell>
          <table:table-cell table:formula="of:=-SUMPRODUCT([.$G$8:.$G$56]; [.K68:.K116]) + SUMPRODUCT([.$D$8:.$D$57]; [.J68:.J117])" office:value-type="float" office:value="65560256666803.2" calcext:value-type="float">
            <text:p>65560256666803.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17] + 1" office:value-type="float" office:value="60" calcext:value-type="float">
            <text:p>60</text:p>
          </table:table-cell>
          <table:table-cell table:style-name="ce14" table:formula="of:=SIN(0.8 * [.$I118])" office:value-type="float" office:value="-0.768254661323667" calcext:value-type="float">
            <text:p>-0.768254661323667</text:p>
          </table:table-cell>
          <table:table-cell table:formula="of:=-SUMPRODUCT([.$G$8:.$G$56]; [.K69:.K117]) + SUMPRODUCT([.$D$8:.$D$57]; [.J69:.J118])" office:value-type="float" office:value="-117128055886552" calcext:value-type="float">
            <text:p>-1171280558865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18] + 1" office:value-type="float" office:value="61" calcext:value-type="float">
            <text:p>61</text:p>
          </table:table-cell>
          <table:table-cell table:style-name="ce14" table:formula="of:=SIN(0.8 * [.$I119])" office:value-type="float" office:value="-0.994459618004514" calcext:value-type="float">
            <text:p>-0.994459618004514</text:p>
          </table:table-cell>
          <table:table-cell table:formula="of:=-SUMPRODUCT([.$G$8:.$G$56]; [.K70:.K118]) + SUMPRODUCT([.$D$8:.$D$57]; [.J70:.J119])" office:value-type="float" office:value="209257592531413" calcext:value-type="float">
            <text:p>20925759253141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19] + 1" office:value-type="float" office:value="62" calcext:value-type="float">
            <text:p>62</text:p>
          </table:table-cell>
          <table:table-cell table:style-name="ce14" table:formula="of:=SIN(0.8 * [.$I120])" office:value-type="float" office:value="-0.617438714753458" calcext:value-type="float">
            <text:p>-0.617438714753458</text:p>
          </table:table-cell>
          <table:table-cell table:formula="of:=-SUMPRODUCT([.$G$8:.$G$56]; [.K71:.K119]) + SUMPRODUCT([.$D$8:.$D$57]; [.J71:.J120])" office:value-type="float" office:value="-373853554561359" calcext:value-type="float">
            <text:p>-37385355456135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20] + 1" office:value-type="float" office:value="63" calcext:value-type="float">
            <text:p>63</text:p>
          </table:table-cell>
          <table:table-cell table:style-name="ce14" table:formula="of:=SIN(0.8 * [.$I121])" office:value-type="float" office:value="0.134112227645662" calcext:value-type="float">
            <text:p>0.134112227645662</text:p>
          </table:table-cell>
          <table:table-cell table:formula="of:=-SUMPRODUCT([.$G$8:.$G$56]; [.K72:.K120]) + SUMPRODUCT([.$D$8:.$D$57]; [.J72:.J121])" office:value-type="float" office:value="667915933501388" calcext:value-type="float">
            <text:p>66791593350138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21] + 1" office:value-type="float" office:value="64" calcext:value-type="float">
            <text:p>64</text:p>
          </table:table-cell>
          <table:table-cell table:style-name="ce14" table:formula="of:=SIN(0.8 * [.$I122])" office:value-type="float" office:value="0.804312492365913" calcext:value-type="float">
            <text:p>0.804312492365913</text:p>
          </table:table-cell>
          <table:table-cell table:formula="of:=-SUMPRODUCT([.$G$8:.$G$56]; [.K73:.K121]) + SUMPRODUCT([.$D$8:.$D$57]; [.J73:.J122])" office:value-type="float" office:value="-1.19327926344843E+015" calcext:value-type="float">
            <text:p>-1.19327926344843E+01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22] + 1" office:value-type="float" office:value="65" calcext:value-type="float">
            <text:p>65</text:p>
          </table:table-cell>
          <table:table-cell table:style-name="ce14" table:formula="of:=SIN(0.8 * [.$I123])" office:value-type="float" office:value="0.986627592040485" calcext:value-type="float">
            <text:p>0.986627592040485</text:p>
          </table:table-cell>
          <table:table-cell table:formula="of:=-SUMPRODUCT([.$G$8:.$G$56]; [.K74:.K122]) + SUMPRODUCT([.$D$8:.$D$57]; [.J74:.J123])" office:value-type="float" office:value="2.13187817381771E+015" calcext:value-type="float">
            <text:p>2.13187817381771E+01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23] + 1" office:value-type="float" office:value="66" calcext:value-type="float">
            <text:p>66</text:p>
          </table:table-cell>
          <table:table-cell table:style-name="ce14" table:formula="of:=SIN(0.8 * [.$I124])" office:value-type="float" office:value="0.57046763363737" calcext:value-type="float">
            <text:p>0.57046763363737</text:p>
          </table:table-cell>
          <table:table-cell table:formula="of:=-SUMPRODUCT([.$G$8:.$G$56]; [.K75:.K123]) + SUMPRODUCT([.$D$8:.$D$57]; [.J75:.J124])" office:value-type="float" office:value="-3808751804559900" calcext:value-type="float">
            <text:p>-380875180455990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24] + 1" office:value-type="float" office:value="67" calcext:value-type="float">
            <text:p>67</text:p>
          </table:table-cell>
          <table:table-cell table:style-name="ce14" table:formula="of:=SIN(0.8 * [.$I125])" office:value-type="float" office:value="-0.191730336399369" calcext:value-type="float">
            <text:p>-0.191730336399369</text:p>
          </table:table-cell>
          <table:table-cell table:formula="of:=-SUMPRODUCT([.$G$8:.$G$56]; [.K76:.K124]) + SUMPRODUCT([.$D$8:.$D$57]; [.J76:.J125])" office:value-type="float" office:value="6804605669732718" calcext:value-type="float">
            <text:p>68046056697327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25] + 1" office:value-type="float" office:value="68" calcext:value-type="float">
            <text:p>68</text:p>
          </table:table-cell>
          <table:table-cell table:style-name="ce14" table:formula="of:=SIN(0.8 * [.$I126])" office:value-type="float" office:value="-0.837627257147035" calcext:value-type="float">
            <text:p>-0.837627257147035</text:p>
          </table:table-cell>
          <table:table-cell table:formula="of:=-SUMPRODUCT([.$G$8:.$G$56]; [.K77:.K125]) + SUMPRODUCT([.$D$8:.$D$57]; [.J77:.J126])" office:value-type="float" office:value="-1.21569114230848E+016" calcext:value-type="float">
            <text:p>-1.21569114230848E+0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26] + 1" office:value-type="float" office:value="69" calcext:value-type="float">
            <text:p>69</text:p>
          </table:table-cell>
          <table:table-cell table:style-name="ce14" table:formula="of:=SIN(0.8 * [.$I127])" office:value-type="float" office:value="-0.975430723573429" calcext:value-type="float">
            <text:p>-0.975430723573429</text:p>
          </table:table-cell>
          <table:table-cell table:formula="of:=-SUMPRODUCT([.$G$8:.$G$56]; [.K78:.K126]) + SUMPRODUCT([.$D$8:.$D$57]; [.J78:.J127])" office:value-type="float" office:value="2.17191858752506E+016" calcext:value-type="float">
            <text:p>2.17191858752506E+0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27] + 1" office:value-type="float" office:value="70" calcext:value-type="float">
            <text:p>70</text:p>
          </table:table-cell>
          <table:table-cell table:style-name="ce14" table:formula="of:=SIN(0.8 * [.$I128])" office:value-type="float" office:value="-0.521551002086905" calcext:value-type="float">
            <text:p>-0.521551002086905</text:p>
          </table:table-cell>
          <table:table-cell table:formula="of:=-SUMPRODUCT([.$G$8:.$G$56]; [.K79:.K127]) + SUMPRODUCT([.$D$8:.$D$57]; [.J79:.J128])" office:value-type="float" office:value="-3.88028684808829E+016" calcext:value-type="float">
            <text:p>-3.88028684808829E+0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28] + 1" office:value-type="float" office:value="71" calcext:value-type="float">
            <text:p>71</text:p>
          </table:table-cell>
          <table:table-cell table:style-name="ce14" table:formula="of:=SIN(0.8 * [.$I129])" office:value-type="float" office:value="0.248694558732058" calcext:value-type="float">
            <text:p>0.248694558732058</text:p>
          </table:table-cell>
          <table:table-cell table:formula="of:=-SUMPRODUCT([.$G$8:.$G$56]; [.K80:.K128]) + SUMPRODUCT([.$D$8:.$D$57]; [.J80:.J129])" office:value-type="float" office:value="6.93240810679064E+016" calcext:value-type="float">
            <text:p>6.93240810679064E+0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29] + 1" office:value-type="float" office:value="72" calcext:value-type="float">
            <text:p>72</text:p>
          </table:table-cell>
          <table:table-cell table:style-name="ce14" table:formula="of:=SIN(0.8 * [.$I130])" office:value-type="float" office:value="0.868085337380422" calcext:value-type="float">
            <text:p>0.868085337380422</text:p>
          </table:table-cell>
          <table:table-cell table:formula="of:=-SUMPRODUCT([.$G$8:.$G$56]; [.K81:.K129]) + SUMPRODUCT([.$D$8:.$D$57]; [.J81:.J130])" office:value-type="float" office:value="-1.23852395558783E+017" calcext:value-type="float">
            <text:p>-1.23852395558783E+0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30] + 1" office:value-type="float" office:value="73" calcext:value-type="float">
            <text:p>73</text:p>
          </table:table-cell>
          <table:table-cell table:style-name="ce14" table:formula="of:=SIN(0.8 * [.$I131])" office:value-type="float" office:value="0.960907198945617" calcext:value-type="float">
            <text:p>0.960907198945617</text:p>
          </table:table-cell>
          <table:table-cell table:formula="of:=-SUMPRODUCT([.$G$8:.$G$56]; [.K82:.K130]) + SUMPRODUCT([.$D$8:.$D$57]; [.J82:.J131])" office:value-type="float" office:value="2.21271103047484E+017" calcext:value-type="float">
            <text:p>2.21271103047484E+0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31] + 1" office:value-type="float" office:value="74" calcext:value-type="float">
            <text:p>74</text:p>
          </table:table-cell>
          <table:table-cell table:style-name="ce14" table:formula="of:=SIN(0.8 * [.$I132])" office:value-type="float" office:value="0.470855647750382" calcext:value-type="float">
            <text:p>0.470855647750382</text:p>
          </table:table-cell>
          <table:table-cell table:formula="of:=-SUMPRODUCT([.$G$8:.$G$56]; [.K83:.K131]) + SUMPRODUCT([.$D$8:.$D$57]; [.J83:.J132])" office:value-type="float" office:value="-3.95316544528294E+017" calcext:value-type="float">
            <text:p>-3.95316544528294E+0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32] + 1" office:value-type="float" office:value="75" calcext:value-type="float">
            <text:p>75</text:p>
          </table:table-cell>
          <table:table-cell table:style-name="ce14" table:formula="of:=SIN(0.8 * [.$I133])" office:value-type="float" office:value="-0.304810621102222" calcext:value-type="float">
            <text:p>-0.304810621102222</text:p>
          </table:table-cell>
          <table:table-cell table:formula="of:=-SUMPRODUCT([.$G$8:.$G$56]; [.K84:.K132]) + SUMPRODUCT([.$D$8:.$D$57]; [.J84:.J133])" office:value-type="float" office:value="7.06261089791989E+017" calcext:value-type="float">
            <text:p>7.06261089791989E+0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33] + 1" office:value-type="float" office:value="76" calcext:value-type="float">
            <text:p>76</text:p>
          </table:table-cell>
          <table:table-cell table:style-name="ce14" table:formula="of:=SIN(0.8 * [.$I134])" office:value-type="float" office:value="-0.895582857354773" calcext:value-type="float">
            <text:p>-0.895582857354773</text:p>
          </table:table-cell>
          <table:table-cell table:formula="of:=-SUMPRODUCT([.$G$8:.$G$56]; [.K85:.K133]) + SUMPRODUCT([.$D$8:.$D$57]; [.J85:.J134])" office:value-type="float" office:value="-1.26178560917394E+018" calcext:value-type="float">
            <text:p>-1.26178560917394E+0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34] + 1" office:value-type="float" office:value="77" calcext:value-type="float">
            <text:p>77</text:p>
          </table:table-cell>
          <table:table-cell table:style-name="ce14" table:formula="of:=SIN(0.8 * [.$I135])" office:value-type="float" office:value="-0.943106549888532" calcext:value-type="float">
            <text:p>-0.943106549888532</text:p>
          </table:table-cell>
          <table:table-cell table:formula="of:=-SUMPRODUCT([.$G$8:.$G$56]; [.K86:.K134]) + SUMPRODUCT([.$D$8:.$D$57]; [.J86:.J135])" office:value-type="float" office:value="2.25426962709693E+018" calcext:value-type="float">
            <text:p>2.25426962709693E+0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35] + 1" office:value-type="float" office:value="78" calcext:value-type="float">
            <text:p>78</text:p>
          </table:table-cell>
          <table:table-cell table:style-name="ce14" table:formula="of:=SIN(0.8 * [.$I136])" office:value-type="float" office:value="-0.418554464518416" calcext:value-type="float">
            <text:p>-0.418554464518416</text:p>
          </table:table-cell>
          <table:table-cell table:formula="of:=-SUMPRODUCT([.$G$8:.$G$56]; [.K87:.K135]) + SUMPRODUCT([.$D$8:.$D$57]; [.J87:.J136])" office:value-type="float" office:value="-4.02741283044002E+018" calcext:value-type="float">
            <text:p>-4.02741283044002E+0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36] + 1" office:value-type="float" office:value="79" calcext:value-type="float">
            <text:p>79</text:p>
          </table:table-cell>
          <table:table-cell table:style-name="ce14" table:formula="of:=SIN(0.8 * [.$I137])" office:value-type="float" office:value="0.359887142574146" calcext:value-type="float">
            <text:p>0.359887142574146</text:p>
          </table:table-cell>
          <table:table-cell table:formula="of:=-SUMPRODUCT([.$G$8:.$G$56]; [.K88:.K136]) + SUMPRODUCT([.$D$8:.$D$57]; [.J88:.J137])" office:value-type="float" office:value="7.19525912598186E+018" calcext:value-type="float">
            <text:p>7.19525912598186E+0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37] + 1" office:value-type="float" office:value="80" calcext:value-type="float">
            <text:p>80</text:p>
          </table:table-cell>
          <table:table-cell table:style-name="ce14" table:formula="of:=SIN(0.8 * [.$I138])" office:value-type="float" office:value="0.920026038196792" calcext:value-type="float">
            <text:p>0.920026038196792</text:p>
          </table:table-cell>
          <table:table-cell table:formula="of:=-SUMPRODUCT([.$G$8:.$G$56]; [.K89:.K137]) + SUMPRODUCT([.$D$8:.$D$57]; [.J89:.J138])" office:value-type="float" office:value="-1.28548415744032E+019" calcext:value-type="float">
            <text:p>-1.28548415744032E+0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38] + 1" office:value-type="float" office:value="81" calcext:value-type="float">
            <text:p>81</text:p>
          </table:table-cell>
          <table:table-cell table:style-name="ce14" table:formula="of:=SIN(0.8 * [.$I139])" office:value-type="float" office:value="0.92208948459745" calcext:value-type="float">
            <text:p>0.92208948459745</text:p>
          </table:table-cell>
          <table:table-cell table:formula="of:=-SUMPRODUCT([.$G$8:.$G$56]; [.K90:.K138]) + SUMPRODUCT([.$D$8:.$D$57]; [.J90:.J139])" office:value-type="float" office:value="2.29660876710198E+019" calcext:value-type="float">
            <text:p>2.29660876710198E+0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39] + 1" office:value-type="float" office:value="82" calcext:value-type="float">
            <text:p>82</text:p>
          </table:table-cell>
          <table:table-cell table:style-name="ce14" table:formula="of:=SIN(0.8 * [.$I140])" office:value-type="float" office:value="0.364825822878228" calcext:value-type="float">
            <text:p>0.364825822878228</text:p>
          </table:table-cell>
          <table:table-cell table:formula="of:=-SUMPRODUCT([.$G$8:.$G$56]; [.K91:.K139]) + SUMPRODUCT([.$D$8:.$D$57]; [.J91:.J140])" office:value-type="float" office:value="-4.10305471179995E+019" calcext:value-type="float">
            <text:p>-4.10305471179995E+0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40] + 1" office:value-type="float" office:value="83" calcext:value-type="float">
            <text:p>83</text:p>
          </table:table-cell>
          <table:table-cell table:style-name="ce14" table:formula="of:=SIN(0.8 * [.$I141])" office:value-type="float" office:value="-0.413736287512721" calcext:value-type="float">
            <text:p>-0.413736287512721</text:p>
          </table:table-cell>
          <table:table-cell table:formula="of:=-SUMPRODUCT([.$G$8:.$G$56]; [.K92:.K140]) + SUMPRODUCT([.$D$8:.$D$57]; [.J92:.J141])" office:value-type="float" office:value="7.33039872057416E+019" calcext:value-type="float">
            <text:p>7.33039872057416E+0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41] + 1" office:value-type="float" office:value="84" calcext:value-type="float">
            <text:p>84</text:p>
          </table:table-cell>
          <table:table-cell table:style-name="ce14" table:formula="of:=SIN(0.8 * [.$I142])" office:value-type="float" office:value="-0.94133151769923" calcext:value-type="float">
            <text:p>-0.94133151769923</text:p>
          </table:table-cell>
          <table:table-cell table:formula="of:=-SUMPRODUCT([.$G$8:.$G$56]; [.K93:.K141]) + SUMPRODUCT([.$D$8:.$D$57]; [.J93:.J142])" office:value-type="float" office:value="-1.30962780603582E+020" calcext:value-type="float">
            <text:p>-1.30962780603582E+0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42] + 1" office:value-type="float" office:value="85" calcext:value-type="float">
            <text:p>85</text:p>
          </table:table-cell>
          <table:table-cell table:style-name="ce14" table:formula="of:=SIN(0.8 * [.$I143])" office:value-type="float" office:value="-0.89792768068929" calcext:value-type="float">
            <text:p>-0.89792768068929</text:p>
          </table:table-cell>
          <table:table-cell table:formula="of:=-SUMPRODUCT([.$G$8:.$G$56]; [.K94:.K142]) + SUMPRODUCT([.$D$8:.$D$57]; [.J94:.J143])" office:value-type="float" office:value="2.33974311046462E+020" calcext:value-type="float">
            <text:p>2.33974311046462E+0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43] + 1" office:value-type="float" office:value="86" calcext:value-type="float">
            <text:p>86</text:p>
          </table:table-cell>
          <table:table-cell table:style-name="ce14" table:formula="of:=SIN(0.8 * [.$I144])" office:value-type="float" office:value="-0.309852961590308" calcext:value-type="float">
            <text:p>-0.309852961590308</text:p>
          </table:table-cell>
          <table:table-cell table:formula="of:=-SUMPRODUCT([.$G$8:.$G$56]; [.K95:.K143]) + SUMPRODUCT([.$D$8:.$D$57]; [.J95:.J144])" office:value-type="float" office:value="-4.18011728044886E+020" calcext:value-type="float">
            <text:p>-4.18011728044886E+0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44] + 1" office:value-type="float" office:value="87" calcext:value-type="float">
            <text:p>87</text:p>
          </table:table-cell>
          <table:table-cell table:style-name="ce14" table:formula="of:=SIN(0.8 * [.$I145])" office:value-type="float" office:value="0.466174406187184" calcext:value-type="float">
            <text:p>0.466174406187184</text:p>
          </table:table-cell>
          <table:table-cell table:formula="of:=-SUMPRODUCT([.$G$8:.$G$56]; [.K96:.K144]) + SUMPRODUCT([.$D$8:.$D$57]; [.J96:.J145])" office:value-type="float" office:value="7.46807647393278E+020" calcext:value-type="float">
            <text:p>7.46807647393278E+0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45] + 1" office:value-type="float" office:value="88" calcext:value-type="float">
            <text:p>88</text:p>
          </table:table-cell>
          <table:table-cell table:style-name="ce14" table:formula="of:=SIN(0.8 * [.$I146])" office:value-type="float" office:value="0.959426634623383" calcext:value-type="float">
            <text:p>0.959426634623383</text:p>
          </table:table-cell>
          <table:table-cell table:formula="of:=-SUMPRODUCT([.$G$8:.$G$56]; [.K97:.K145]) + SUMPRODUCT([.$D$8:.$D$57]; [.J97:.J146])" office:value-type="float" office:value="-1.33422491472582E+021" calcext:value-type="float">
            <text:p>-1.33422491472582E+0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46] + 1" office:value-type="float" office:value="89" calcext:value-type="float">
            <text:p>89</text:p>
          </table:table-cell>
          <table:table-cell table:style-name="ce14" table:formula="of:=SIN(0.8 * [.$I147])" office:value-type="float" office:value="0.870703540749785" calcext:value-type="float">
            <text:p>0.870703540749785</text:p>
          </table:table-cell>
          <table:table-cell table:formula="of:=-SUMPRODUCT([.$G$8:.$G$56]; [.K98:.K146]) + SUMPRODUCT([.$D$8:.$D$57]; [.J98:.J147])" office:value-type="float" office:value="2.38368759249955E+021" calcext:value-type="float">
            <text:p>2.38368759249955E+0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47] + 1" office:value-type="float" office:value="90" calcext:value-type="float">
            <text:p>90</text:p>
          </table:table-cell>
          <table:table-cell table:style-name="ce14" table:formula="of:=SIN(0.8 * [.$I148])" office:value-type="float" office:value="0.253823362762036" calcext:value-type="float">
            <text:p>0.253823362762036</text:p>
          </table:table-cell>
          <table:table-cell table:formula="of:=-SUMPRODUCT([.$G$8:.$G$56]; [.K99:.K147]) + SUMPRODUCT([.$D$8:.$D$57]; [.J99:.J148])" office:value-type="float" office:value="-4.25862721938744E+021" calcext:value-type="float">
            <text:p>-4.25862721938744E+0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48] + 1" office:value-type="float" office:value="91" calcext:value-type="float">
            <text:p>91</text:p>
          </table:table-cell>
          <table:table-cell table:style-name="ce14" table:formula="of:=SIN(0.8 * [.$I149])" office:value-type="float" office:value="-0.517022661099044" calcext:value-type="float">
            <text:p>-0.517022661099044</text:p>
          </table:table-cell>
          <table:table-cell table:formula="of:=-SUMPRODUCT([.$G$8:.$G$56]; [.K100:.K148]) + SUMPRODUCT([.$D$8:.$D$57]; [.J100:.J149])" office:value-type="float" office:value="7.608340057134E+021" calcext:value-type="float">
            <text:p>7.608340057134E+0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49] + 1" office:value-type="float" office:value="92" calcext:value-type="float">
            <text:p>92</text:p>
          </table:table-cell>
          <table:table-cell table:style-name="ce14" table:formula="of:=SIN(0.8 * [.$I150])" office:value-type="float" office:value="-0.974249676506502" calcext:value-type="float">
            <text:p>-0.974249676506502</text:p>
          </table:table-cell>
          <table:table-cell table:formula="of:=-SUMPRODUCT([.$G$8:.$G$56]; [.K101:.K149]) + SUMPRODUCT([.$D$8:.$D$57]; [.J101:.J150])" office:value-type="float" office:value="-1.35928400028675E+022" calcext:value-type="float">
            <text:p>-1.35928400028675E+0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50] + 1" office:value-type="float" office:value="93" calcext:value-type="float">
            <text:p>93</text:p>
          </table:table-cell>
          <table:table-cell table:style-name="ce14" table:formula="of:=SIN(0.8 * [.$I151])" office:value-type="float" office:value="-0.840509911303712" calcext:value-type="float">
            <text:p>-0.840509911303712</text:p>
          </table:table-cell>
          <table:table-cell table:formula="of:=-SUMPRODUCT([.$G$8:.$G$56]; [.K102:.K150]) + SUMPRODUCT([.$D$8:.$D$57]; [.J102:.J151])" office:value-type="float" office:value="2.42845742903286E+022" calcext:value-type="float">
            <text:p>2.42845742903286E+0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51] + 1" office:value-type="float" office:value="94" calcext:value-type="float">
            <text:p>94</text:p>
          </table:table-cell>
          <table:table-cell table:style-name="ce14" table:formula="of:=SIN(0.8 * [.$I152])" office:value-type="float" office:value="-0.196928112449675" calcext:value-type="float">
            <text:p>-0.196928112449675</text:p>
          </table:table-cell>
          <table:table-cell table:formula="of:=-SUMPRODUCT([.$G$8:.$G$56]; [.K103:.K151]) + SUMPRODUCT([.$D$8:.$D$57]; [.J103:.J152])" office:value-type="float" office:value="-4.33861171276998E+022" calcext:value-type="float">
            <text:p>-4.33861171276998E+0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52] + 1" office:value-type="float" office:value="95" calcext:value-type="float">
            <text:p>95</text:p>
          </table:table-cell>
          <table:table-cell table:style-name="ce14" table:formula="of:=SIN(0.8 * [.$I153])" office:value-type="float" office:value="0.566107636898188" calcext:value-type="float">
            <text:p>0.566107636898188</text:p>
          </table:table-cell>
          <table:table-cell table:formula="of:=-SUMPRODUCT([.$G$8:.$G$56]; [.K104:.K152]) + SUMPRODUCT([.$D$8:.$D$57]; [.J104:.J153])" office:value-type="float" office:value="7.7512380366006E+022" calcext:value-type="float">
            <text:p>7.7512380366006E+0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53] + 1" office:value-type="float" office:value="96" calcext:value-type="float">
            <text:p>96</text:p>
          </table:table-cell>
          <table:table-cell table:style-name="ce14" table:formula="of:=SIN(0.8 * [.$I154])" office:value-type="float" office:value="0.985750090128952" calcext:value-type="float">
            <text:p>0.985750090128952</text:p>
          </table:table-cell>
          <table:table-cell table:formula="of:=-SUMPRODUCT([.$G$8:.$G$56]; [.K105:.K153]) + SUMPRODUCT([.$D$8:.$D$57]; [.J105:.J154])" office:value-type="float" office:value="-1.38481373945503E+023" calcext:value-type="float">
            <text:p>-1.38481373945503E+0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54] + 1" office:value-type="float" office:value="97" calcext:value-type="float">
            <text:p>97</text:p>
          </table:table-cell>
          <table:table-cell table:style-name="ce14" table:formula="of:=SIN(0.8 * [.$I155])" office:value-type="float" office:value="0.807449766166634" calcext:value-type="float">
            <text:p>0.807449766166634</text:p>
          </table:table-cell>
          <table:table-cell table:formula="of:=-SUMPRODUCT([.$G$8:.$G$56]; [.K106:.K154]) + SUMPRODUCT([.$D$8:.$D$57]; [.J106:.J155])" office:value-type="float" office:value="2.47406812167062E+023" calcext:value-type="float">
            <text:p>2.47406812167062E+0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55] + 1" office:value-type="float" office:value="98" calcext:value-type="float">
            <text:p>98</text:p>
          </table:table-cell>
          <table:table-cell table:style-name="ce14" table:formula="of:=SIN(0.8 * [.$I156])" office:value-type="float" office:value="0.139361248969239" calcext:value-type="float">
            <text:p>0.139361248969239</text:p>
          </table:table-cell>
          <table:table-cell table:formula="of:=-SUMPRODUCT([.$G$8:.$G$56]; [.K107:.K155]) + SUMPRODUCT([.$D$8:.$D$57]; [.J107:.J156])" office:value-type="float" office:value="-4.42009845531688E+023" calcext:value-type="float">
            <text:p>-4.42009845531688E+0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56] + 1" office:value-type="float" office:value="99" calcext:value-type="float">
            <text:p>99</text:p>
          </table:table-cell>
          <table:table-cell table:style-name="ce14" table:formula="of:=SIN(0.8 * [.$I157])" office:value-type="float" office:value="-0.613261931806895" calcext:value-type="float">
            <text:p>-0.613261931806895</text:p>
          </table:table-cell>
          <table:table-cell table:formula="of:=-SUMPRODUCT([.$G$8:.$G$56]; [.K108:.K156]) + SUMPRODUCT([.$D$8:.$D$57]; [.J108:.J157])" office:value-type="float" office:value="7.896819890918E+023" calcext:value-type="float">
            <text:p>7.896819890918E+0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57] + 1" office:value-type="float" office:value="100" calcext:value-type="float">
            <text:p>100</text:p>
          </table:table-cell>
          <table:table-cell table:style-name="ce14" table:formula="of:=SIN(0.8 * [.$I158])" office:value-type="float" office:value="-0.993888653923376" calcext:value-type="float">
            <text:p>-0.993888653923376</text:p>
          </table:table-cell>
          <table:table-cell table:formula="of:=-SUMPRODUCT([.$G$8:.$G$56]; [.K109:.K157]) + SUMPRODUCT([.$D$8:.$D$57]; [.J109:.J158])" office:value-type="float" office:value="-1.41082297193146E+024" calcext:value-type="float">
            <text:p>-1.41082297193146E+0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58] + 1" office:value-type="float" office:value="101" calcext:value-type="float">
            <text:p>101</text:p>
          </table:table-cell>
          <table:table-cell table:style-name="ce14" table:formula="of:=SIN(0.8 * [.$I159])" office:value-type="float" office:value="-0.77163585525798" calcext:value-type="float">
            <text:p>-0.77163585525798</text:p>
          </table:table-cell>
          <table:table-cell table:formula="of:=-SUMPRODUCT([.$G$8:.$G$56]; [.K110:.K158]) + SUMPRODUCT([.$D$8:.$D$57]; [.J110:.J159])" office:value-type="float" office:value="2.52053546316621E+024" calcext:value-type="float">
            <text:p>2.52053546316621E+0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59] + 1" office:value-type="float" office:value="102" calcext:value-type="float">
            <text:p>102</text:p>
          </table:table-cell>
          <table:table-cell table:style-name="ce14" table:formula="of:=SIN(0.8 * [.$I160])" office:value-type="float" office:value="-0.0813191011387709" calcext:value-type="float">
            <text:p>-0.0813191011387709</text:p>
          </table:table-cell>
          <table:table-cell table:formula="of:=-SUMPRODUCT([.$G$8:.$G$56]; [.K111:.K159]) + SUMPRODUCT([.$D$8:.$D$57]; [.J111:.J160])" office:value-type="float" office:value="-4.50311566190401E+024" calcext:value-type="float">
            <text:p>-4.50311566190401E+0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60] + 1" office:value-type="float" office:value="103" calcext:value-type="float">
            <text:p>103</text:p>
          </table:table-cell>
          <table:table-cell table:style-name="ce14" table:formula="of:=SIN(0.8 * [.$I161])" office:value-type="float" office:value="0.658324728535055" calcext:value-type="float">
            <text:p>0.658324728535055</text:p>
          </table:table-cell>
          <table:table-cell table:formula="of:=-SUMPRODUCT([.$G$8:.$G$56]; [.K112:.K160]) + SUMPRODUCT([.$D$8:.$D$57]; [.J112:.J161])" office:value-type="float" office:value="8.04513602796629E+024" calcext:value-type="float">
            <text:p>8.04513602796629E+0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61] + 1" office:value-type="float" office:value="104" calcext:value-type="float">
            <text:p>104</text:p>
          </table:table-cell>
          <table:table-cell table:style-name="ce14" table:formula="of:=SIN(0.8 * [.$I162])" office:value-type="float" office:value="0.998637611737821" calcext:value-type="float">
            <text:p>0.998637611737821</text:p>
          </table:table-cell>
          <table:table-cell table:formula="of:=-SUMPRODUCT([.$G$8:.$G$56]; [.K113:.K161]) + SUMPRODUCT([.$D$8:.$D$57]; [.J113:.J162])" office:value-type="float" office:value="-1.4373207034419E+025" calcext:value-type="float">
            <text:p>-1.4373207034419E+0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62] + 1" office:value-type="float" office:value="105" calcext:value-type="float">
            <text:p>105</text:p>
          </table:table-cell>
          <table:table-cell table:style-name="ce14" table:formula="of:=SIN(0.8 * [.$I163])" office:value-type="float" office:value="0.733190320073288" calcext:value-type="float">
            <text:p>0.733190320073288</text:p>
          </table:table-cell>
          <table:table-cell table:formula="of:=-SUMPRODUCT([.$G$8:.$G$56]; [.K114:.K162]) + SUMPRODUCT([.$D$8:.$D$57]; [.J114:.J163])" office:value-type="float" office:value="2.56787554288868E+025" calcext:value-type="float">
            <text:p>2.56787554288868E+0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63] + 1" office:value-type="float" office:value="106" calcext:value-type="float">
            <text:p>106</text:p>
          </table:table-cell>
          <table:table-cell table:style-name="ce14" table:formula="of:=SIN(0.8 * [.$I164])" office:value-type="float" office:value="0.0229996187090817" calcext:value-type="float">
            <text:p>0.0229996187090817</text:p>
          </table:table-cell>
          <table:table-cell table:formula="of:=-SUMPRODUCT([.$G$8:.$G$56]; [.K115:.K163]) + SUMPRODUCT([.$D$8:.$D$57]; [.J115:.J164])" office:value-type="float" office:value="-4.58769207733212E+025" calcext:value-type="float">
            <text:p>-4.58769207733212E+0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64] + 1" office:value-type="float" office:value="107" calcext:value-type="float">
            <text:p>107</text:p>
          </table:table-cell>
          <table:table-cell table:style-name="ce14" table:formula="of:=SIN(0.8 * [.$I165])" office:value-type="float" office:value="-0.701142342739193" calcext:value-type="float">
            <text:p>-0.701142342739193</text:p>
          </table:table-cell>
          <table:table-cell table:formula="of:=-SUMPRODUCT([.$G$8:.$G$56]; [.K116:.K164]) + SUMPRODUCT([.$D$8:.$D$57]; [.J116:.J165])" office:value-type="float" office:value="8.19623780237401E+025" calcext:value-type="float">
            <text:p>8.19623780237401E+0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65] + 1" office:value-type="float" office:value="108" calcext:value-type="float">
            <text:p>108</text:p>
          </table:table-cell>
          <table:table-cell table:style-name="ce14" table:formula="of:=SIN(0.8 * [.$I166])" office:value-type="float" office:value="-0.999980767496655" calcext:value-type="float">
            <text:p>-0.999980767496655</text:p>
          </table:table-cell>
          <table:table-cell table:formula="of:=-SUMPRODUCT([.$G$8:.$G$56]; [.K117:.K165]) + SUMPRODUCT([.$D$8:.$D$57]; [.J117:.J166])" office:value-type="float" office:value="-1.46431610885557E+026" calcext:value-type="float">
            <text:p>-1.46431610885557E+0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66] + 1" office:value-type="float" office:value="109" calcext:value-type="float">
            <text:p>109</text:p>
          </table:table-cell>
          <table:table-cell table:style-name="ce14" table:formula="of:=SIN(0.8 * [.$I167])" office:value-type="float" office:value="-0.692244277126906" calcext:value-type="float">
            <text:p>-0.692244277126906</text:p>
          </table:table-cell>
          <table:table-cell table:formula="of:=-SUMPRODUCT([.$G$8:.$G$56]; [.K118:.K166]) + SUMPRODUCT([.$D$8:.$D$57]; [.J118:.J167])" office:value-type="float" office:value="2.61610475239364E+026" calcext:value-type="float">
            <text:p>2.61610475239364E+0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67] + 1" office:value-type="float" office:value="110" calcext:value-type="float">
            <text:p>110</text:p>
          </table:table-cell>
          <table:table-cell table:style-name="ce14" table:formula="of:=SIN(0.8 * [.$I168])" office:value-type="float" office:value="0.0353983027336647" calcext:value-type="float">
            <text:p>0.0353983027336647</text:p>
          </table:table-cell>
          <table:table-cell table:formula="of:=-SUMPRODUCT([.$G$8:.$G$56]; [.K119:.K167]) + SUMPRODUCT([.$D$8:.$D$57]; [.J119:.J168])" office:value-type="float" office:value="-4.67385698627977E+026" calcext:value-type="float">
            <text:p>-4.67385698627977E+0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68] + 1" office:value-type="float" office:value="111" calcext:value-type="float">
            <text:p>111</text:p>
          </table:table-cell>
          <table:table-cell table:style-name="ce14" table:formula="of:=SIN(0.8 * [.$I169])" office:value-type="float" office:value="0.741568747155006" calcext:value-type="float">
            <text:p>0.741568747155006</text:p>
          </table:table-cell>
          <table:table-cell table:formula="of:=-SUMPRODUCT([.$G$8:.$G$56]; [.K120:.K168]) + SUMPRODUCT([.$D$8:.$D$57]; [.J120:.J169])" office:value-type="float" office:value="8.35017753329979E+026" calcext:value-type="float">
            <text:p>8.35017753329979E+0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69] + 1" office:value-type="float" office:value="112" calcext:value-type="float">
            <text:p>112</text:p>
          </table:table-cell>
          <table:table-cell table:style-name="ce14" table:formula="of:=SIN(0.8 * [.$I170])" office:value-type="float" office:value="0.997913540436456" calcext:value-type="float">
            <text:p>0.997913540436456</text:p>
          </table:table-cell>
          <table:table-cell table:formula="of:=-SUMPRODUCT([.$G$8:.$G$56]; [.K121:.K169]) + SUMPRODUCT([.$D$8:.$D$57]; [.J121:.J170])" office:value-type="float" office:value="-1.49181853536181E+027" calcext:value-type="float">
            <text:p>-1.49181853536181E+0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70] + 1" office:value-type="float" office:value="113" calcext:value-type="float">
            <text:p>113</text:p>
          </table:table-cell>
          <table:table-cell table:style-name="ce14" table:formula="of:=SIN(0.8 * [.$I171])" office:value-type="float" office:value="0.648937370785923" calcext:value-type="float">
            <text:p>0.648937370785923</text:p>
          </table:table-cell>
          <table:table-cell table:formula="of:=-SUMPRODUCT([.$G$8:.$G$56]; [.K122:.K170]) + SUMPRODUCT([.$D$8:.$D$57]; [.J122:.J171])" office:value-type="float" office:value="2.6652397910989E+027" calcext:value-type="float">
            <text:p>2.6652397910989E+0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71] + 1" office:value-type="float" office:value="114" calcext:value-type="float">
            <text:p>114</text:p>
          </table:table-cell>
          <table:table-cell table:style-name="ce14" table:formula="of:=SIN(0.8 * [.$I172])" office:value-type="float" office:value="-0.0936755000911301" calcext:value-type="float">
            <text:p>-0.0936755000911301</text:p>
          </table:table-cell>
          <table:table-cell table:formula="of:=-SUMPRODUCT([.$G$8:.$G$56]; [.K123:.K171]) + SUMPRODUCT([.$D$8:.$D$57]; [.J123:.J172])" office:value-type="float" office:value="-4.76164022344317E+027" calcext:value-type="float">
            <text:p>-4.76164022344317E+0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72] + 1" office:value-type="float" office:value="115" calcext:value-type="float">
            <text:p>115</text:p>
          </table:table-cell>
          <table:table-cell table:style-name="ce14" table:formula="of:=SIN(0.8 * [.$I173])" office:value-type="float" office:value="-0.779466069615806" calcext:value-type="float">
            <text:p>-0.779466069615806</text:p>
          </table:table-cell>
          <table:table-cell table:formula="of:=-SUMPRODUCT([.$G$8:.$G$56]; [.K124:.K172]) + SUMPRODUCT([.$D$8:.$D$57]; [.J124:.J173])" office:value-type="float" office:value="8.50700852254785E+027" calcext:value-type="float">
            <text:p>8.50700852254785E+0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73] + 1" office:value-type="float" office:value="116" calcext:value-type="float">
            <text:p>116</text:p>
          </table:table-cell>
          <table:table-cell table:style-name="ce14" table:formula="of:=SIN(0.8 * [.$I174])" office:value-type="float" office:value="-0.992442980728464" calcext:value-type="float">
            <text:p>-0.992442980728464</text:p>
          </table:table-cell>
          <table:table-cell table:formula="of:=-SUMPRODUCT([.$G$8:.$G$56]; [.K125:.K173]) + SUMPRODUCT([.$D$8:.$D$57]; [.J125:.J174])" office:value-type="float" office:value="-1.51983750570662E+028" calcext:value-type="float">
            <text:p>-1.51983750570662E+0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74] + 1" office:value-type="float" office:value="117" calcext:value-type="float">
            <text:p>117</text:p>
          </table:table-cell>
          <table:table-cell table:style-name="ce14" table:formula="of:=SIN(0.8 * [.$I175])" office:value-type="float" office:value="-0.603417297020224" calcext:value-type="float">
            <text:p>-0.603417297020224</text:p>
          </table:table-cell>
          <table:table-cell table:formula="of:=-SUMPRODUCT([.$G$8:.$G$56]; [.K126:.K174]) + SUMPRODUCT([.$D$8:.$D$57]; [.J126:.J175])" office:value-type="float" office:value="2.71529767206662E+028" calcext:value-type="float">
            <text:p>2.71529767206662E+0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75] + 1" office:value-type="float" office:value="118" calcext:value-type="float">
            <text:p>118</text:p>
          </table:table-cell>
          <table:table-cell table:style-name="ce14" table:formula="of:=SIN(0.8 * [.$I176])" office:value-type="float" office:value="0.151633221988218" calcext:value-type="float">
            <text:p>0.151633221988218</text:p>
          </table:table-cell>
          <table:table-cell table:formula="of:=-SUMPRODUCT([.$G$8:.$G$56]; [.K127:.K175]) + SUMPRODUCT([.$D$8:.$D$57]; [.J127:.J176])" office:value-type="float" office:value="-4.85107218386651E+028" calcext:value-type="float">
            <text:p>-4.85107218386651E+0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76] + 1" office:value-type="float" office:value="119" calcext:value-type="float">
            <text:p>119</text:p>
          </table:table-cell>
          <table:table-cell table:style-name="ce14" table:formula="of:=SIN(0.8 * [.$I177])" office:value-type="float" office:value="0.814705063258465" calcext:value-type="float">
            <text:p>0.814705063258465</text:p>
          </table:table-cell>
          <table:table-cell table:formula="of:=-SUMPRODUCT([.$G$8:.$G$56]; [.K128:.K176]) + SUMPRODUCT([.$D$8:.$D$57]; [.J128:.J177])" office:value-type="float" office:value="8.66678507302385E+028" calcext:value-type="float">
            <text:p>8.66678507302385E+0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77] + 1" office:value-type="float" office:value="120" calcext:value-type="float">
            <text:p>120</text:p>
          </table:table-cell>
          <table:table-cell table:style-name="ce14" table:formula="of:=SIN(0.8 * [.$I178])" office:value-type="float" office:value="0.983587745434345" calcext:value-type="float">
            <text:p>0.983587745434345</text:p>
          </table:table-cell>
          <table:table-cell table:formula="of:=-SUMPRODUCT([.$G$8:.$G$56]; [.K129:.K177]) + SUMPRODUCT([.$D$8:.$D$57]; [.J129:.J178])" office:value-type="float" office:value="-1.54838272148984E+029" calcext:value-type="float">
            <text:p>-1.54838272148984E+0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78] + 1" office:value-type="float" office:value="121" calcext:value-type="float">
            <text:p>121</text:p>
          </table:table-cell>
          <table:table-cell table:style-name="ce14" table:formula="of:=SIN(0.8 * [.$I179])" office:value-type="float" office:value="0.555839299693047" calcext:value-type="float">
            <text:p>0.555839299693047</text:p>
          </table:table-cell>
          <table:table-cell table:formula="of:=-SUMPRODUCT([.$G$8:.$G$56]; [.K130:.K178]) + SUMPRODUCT([.$D$8:.$D$57]; [.J130:.J179])" office:value-type="float" office:value="2.76629572789417E+029" calcext:value-type="float">
            <text:p>2.76629572789417E+0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79] + 1" office:value-type="float" office:value="122" calcext:value-type="float">
            <text:p>122</text:p>
          </table:table-cell>
          <table:table-cell table:style-name="ce14" table:formula="of:=SIN(0.8 * [.$I180])" office:value-type="float" office:value="-0.209073806604388" calcext:value-type="float">
            <text:p>-0.209073806604388</text:p>
          </table:table-cell>
          <table:table-cell table:formula="of:=-SUMPRODUCT([.$G$8:.$G$56]; [.K131:.K179]) + SUMPRODUCT([.$D$8:.$D$57]; [.J131:.J180])" office:value-type="float" office:value="-4.94218383346624E+029" calcext:value-type="float">
            <text:p>-4.94218383346624E+0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80] + 1" office:value-type="float" office:value="123" calcext:value-type="float">
            <text:p>123</text:p>
          </table:table-cell>
          <table:table-cell table:style-name="ce14" table:formula="of:=SIN(0.8 * [.$I181])" office:value-type="float" office:value="-0.847165547313105" calcext:value-type="float">
            <text:p>-0.847165547313105</text:p>
          </table:table-cell>
          <table:table-cell table:formula="of:=-SUMPRODUCT([.$G$8:.$G$56]; [.K132:.K180]) + SUMPRODUCT([.$D$8:.$D$57]; [.J132:.J181])" office:value-type="float" office:value="8.82956250753733E+029" calcext:value-type="float">
            <text:p>8.82956250753733E+0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81] + 1" office:value-type="float" office:value="124" calcext:value-type="float">
            <text:p>124</text:p>
          </table:table-cell>
          <table:table-cell table:style-name="ce14" table:formula="of:=SIN(0.8 * [.$I182])" office:value-type="float" office:value="-0.971378034877223" calcext:value-type="float">
            <text:p>-0.971378034877223</text:p>
          </table:table-cell>
          <table:table-cell table:formula="of:=-SUMPRODUCT([.$G$8:.$G$56]; [.K133:.K181]) + SUMPRODUCT([.$D$8:.$D$57]; [.J133:.J182])" office:value-type="float" office:value="-1.57746406652442E+030" calcext:value-type="float">
            <text:p>-1.57746406652442E+0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82] + 1" office:value-type="float" office:value="125" calcext:value-type="float">
            <text:p>125</text:p>
          </table:table-cell>
          <table:table-cell table:style-name="ce14" table:formula="of:=SIN(0.8 * [.$I183])" office:value-type="float" office:value="-0.50636564110975" calcext:value-type="float">
            <text:p>-0.50636564110975</text:p>
          </table:table-cell>
          <table:table-cell table:formula="of:=-SUMPRODUCT([.$G$8:.$G$56]; [.K134:.K182]) + SUMPRODUCT([.$D$8:.$D$57]; [.J134:.J183])" office:value-type="float" office:value="2.81825161671548E+030" calcext:value-type="float">
            <text:p>2.81825161671548E+0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83] + 1" office:value-type="float" office:value="126" calcext:value-type="float">
            <text:p>126</text:p>
          </table:table-cell>
          <table:table-cell table:style-name="ce14" table:formula="of:=SIN(0.8 * [.$I184])" office:value-type="float" office:value="0.265801355789137" calcext:value-type="float">
            <text:p>0.265801355789137</text:p>
          </table:table-cell>
          <table:table-cell table:formula="of:=-SUMPRODUCT([.$G$8:.$G$56]; [.K135:.K183]) + SUMPRODUCT([.$D$8:.$D$57]; [.J135:.J184])" office:value-type="float" office:value="-5.03500671975306E+030" calcext:value-type="float">
            <text:p>-5.03500671975306E+0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84] + 1" office:value-type="float" office:value="127" calcext:value-type="float">
            <text:p>127</text:p>
          </table:table-cell>
          <table:table-cell table:style-name="ce14" table:formula="of:=SIN(0.8 * [.$I185])" office:value-type="float" office:value="0.876736816973486" calcext:value-type="float">
            <text:p>0.876736816973486</text:p>
          </table:table-cell>
          <table:table-cell table:formula="of:=-SUMPRODUCT([.$G$8:.$G$56]; [.K136:.K184]) + SUMPRODUCT([.$D$8:.$D$57]; [.J136:.J185])" office:value-type="float" office:value="8.99539718795728E+030" calcext:value-type="float">
            <text:p>8.99539718795728E+0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85] + 1" office:value-type="float" office:value="128" calcext:value-type="float">
            <text:p>128</text:p>
          </table:table-cell>
          <table:table-cell table:style-name="ce14" table:formula="of:=SIN(0.8 * [.$I186])" office:value-type="float" office:value="0.95585548964507" calcext:value-type="float">
            <text:p>0.95585548964507</text:p>
          </table:table-cell>
          <table:table-cell table:formula="of:=-SUMPRODUCT([.$G$8:.$G$56]; [.K137:.K185]) + SUMPRODUCT([.$D$8:.$D$57]; [.J137:.J186])" office:value-type="float" office:value="-1.60709161025863E+031" calcext:value-type="float">
            <text:p>-1.60709161025863E+0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86] + 1" office:value-type="float" office:value="129" calcext:value-type="float">
            <text:p>129</text:p>
          </table:table-cell>
          <table:table-cell table:style-name="ce14" table:formula="of:=SIN(0.8 * [.$I187])" office:value-type="float" office:value="0.455165048630594" calcext:value-type="float">
            <text:p>0.455165048630594</text:p>
          </table:table-cell>
          <table:table-cell table:formula="of:=-SUMPRODUCT([.$G$8:.$G$56]; [.K138:.K186]) + SUMPRODUCT([.$D$8:.$D$57]; [.J138:.J187])" office:value-type="float" office:value="2.87118332831524E+031" calcext:value-type="float">
            <text:p>2.87118332831524E+0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87] + 1" office:value-type="float" office:value="130" calcext:value-type="float">
            <text:p>130</text:p>
          </table:table-cell>
          <table:table-cell table:style-name="ce14" table:formula="of:=SIN(0.8 * [.$I188])" office:value-type="float" office:value="-0.321622403162528" calcext:value-type="float">
            <text:p>-0.321622403162528</text:p>
          </table:table-cell>
          <table:table-cell table:formula="of:=-SUMPRODUCT([.$G$8:.$G$56]; [.K139:.K187]) + SUMPRODUCT([.$D$8:.$D$57]; [.J139:.J188])" office:value-type="float" office:value="-5.12957298275531E+031" calcext:value-type="float">
            <text:p>-5.12957298275531E+0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88] + 1" office:value-type="float" office:value="131" calcext:value-type="float">
            <text:p>131</text:p>
          </table:table-cell>
          <table:table-cell table:style-name="ce14" table:formula="of:=SIN(0.8 * [.$I189])" office:value-type="float" office:value="-0.903318020950003" calcext:value-type="float">
            <text:p>-0.903318020950003</text:p>
          </table:table-cell>
          <table:table-cell table:formula="of:=-SUMPRODUCT([.$G$8:.$G$56]; [.K140:.K188]) + SUMPRODUCT([.$D$8:.$D$57]; [.J140:.J189])" office:value-type="float" office:value="9.16434653472752E+031" calcext:value-type="float">
            <text:p>9.16434653472752E+0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89] + 1" office:value-type="float" office:value="132" calcext:value-type="float">
            <text:p>132</text:p>
          </table:table-cell>
          <table:table-cell table:style-name="ce14" table:formula="of:=SIN(0.8 * [.$I190])" office:value-type="float" office:value="-0.937073048577589" calcext:value-type="float">
            <text:p>-0.937073048577589</text:p>
          </table:table-cell>
          <table:table-cell table:formula="of:=-SUMPRODUCT([.$G$8:.$G$56]; [.K141:.K189]) + SUMPRODUCT([.$D$8:.$D$57]; [.J141:.J190])" office:value-type="float" office:value="-1.63727561126268E+032" calcext:value-type="float">
            <text:p>-1.63727561126268E+0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90] + 1" office:value-type="float" office:value="133" calcext:value-type="float">
            <text:p>133</text:p>
          </table:table-cell>
          <table:table-cell table:style-name="ce14" table:formula="of:=SIN(0.8 * [.$I191])" office:value-type="float" office:value="-0.402412139234812" calcext:value-type="float">
            <text:p>-0.402412139234812</text:p>
          </table:table-cell>
          <table:table-cell table:formula="of:=-SUMPRODUCT([.$G$8:.$G$56]; [.K142:.K190]) + SUMPRODUCT([.$D$8:.$D$57]; [.J142:.J191])" office:value-type="float" office:value="2.92510919035787E+032" calcext:value-type="float">
            <text:p>2.92510919035787E+0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91] + 1" office:value-type="float" office:value="134" calcext:value-type="float">
            <text:p>134</text:p>
          </table:table-cell>
          <table:table-cell table:style-name="ce14" table:formula="of:=SIN(0.8 * [.$I192])" office:value-type="float" office:value="0.376346573922295" calcext:value-type="float">
            <text:p>0.376346573922295</text:p>
          </table:table-cell>
          <table:table-cell table:formula="of:=-SUMPRODUCT([.$G$8:.$G$56]; [.K143:.K191]) + SUMPRODUCT([.$D$8:.$D$57]; [.J143:.J192])" office:value-type="float" office:value="-5.22591536614745E+032" calcext:value-type="float">
            <text:p>-5.22591536614745E+0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92] + 1" office:value-type="float" office:value="135" calcext:value-type="float">
            <text:p>135</text:p>
          </table:table-cell>
          <table:table-cell table:style-name="ce14" table:formula="of:=SIN(0.8 * [.$I193])" office:value-type="float" office:value="0.926818505417791" calcext:value-type="float">
            <text:p>0.926818505417791</text:p>
          </table:table-cell>
          <table:table-cell table:formula="of:=-SUMPRODUCT([.$G$8:.$G$56]; [.K144:.K192]) + SUMPRODUCT([.$D$8:.$D$57]; [.J144:.J193])" office:value-type="float" office:value="9.33646904674857E+032" calcext:value-type="float">
            <text:p>9.33646904674857E+0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93] + 1" office:value-type="float" office:value="136" calcext:value-type="float">
            <text:p>136</text:p>
          </table:table-cell>
          <table:table-cell table:style-name="ce14" table:formula="of:=SIN(0.8 * [.$I194])" office:value-type="float" office:value="0.915094768221069" calcext:value-type="float">
            <text:p>0.915094768221069</text:p>
          </table:table-cell>
          <table:table-cell table:formula="of:=-SUMPRODUCT([.$G$8:.$G$56]; [.K145:.K193]) + SUMPRODUCT([.$D$8:.$D$57]; [.J145:.J194])" office:value-type="float" office:value="-1.66802652078072E+033" calcext:value-type="float">
            <text:p>-1.66802652078072E+0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94] + 1" office:value-type="float" office:value="137" calcext:value-type="float">
            <text:p>137</text:p>
          </table:table-cell>
          <table:table-cell table:style-name="ce14" table:formula="of:=SIN(0.8 * [.$I195])" office:value-type="float" office:value="0.348286823998434" calcext:value-type="float">
            <text:p>0.348286823998434</text:p>
          </table:table-cell>
          <table:table-cell table:formula="of:=-SUMPRODUCT([.$G$8:.$G$56]; [.K146:.K194]) + SUMPRODUCT([.$D$8:.$D$57]; [.J146:.J195])" office:value-type="float" office:value="2.9800478747335E+033" calcext:value-type="float">
            <text:p>2.9800478747335E+0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95] + 1" office:value-type="float" office:value="138" calcext:value-type="float">
            <text:p>138</text:p>
          </table:table-cell>
          <table:table-cell table:style-name="ce14" table:formula="of:=SIN(0.8 * [.$I196])" office:value-type="float" office:value="-0.429787234107234" calcext:value-type="float">
            <text:p>-0.429787234107234</text:p>
          </table:table-cell>
          <table:table-cell table:formula="of:=-SUMPRODUCT([.$G$8:.$G$56]; [.K147:.K195]) + SUMPRODUCT([.$D$8:.$D$57]; [.J147:.J196])" office:value-type="float" office:value="-5.32406722858763E+033" calcext:value-type="float">
            <text:p>-5.32406722858763E+0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96] + 1" office:value-type="float" office:value="139" calcext:value-type="float">
            <text:p>139</text:p>
          </table:table-cell>
          <table:table-cell table:style-name="ce14" table:formula="of:=SIN(0.8 * [.$I197])" office:value-type="float" office:value="-0.947158123186962" calcext:value-type="float">
            <text:p>-0.947158123186962</text:p>
          </table:table-cell>
          <table:table-cell table:formula="of:=-SUMPRODUCT([.$G$8:.$G$56]; [.K148:.K196]) + SUMPRODUCT([.$D$8:.$D$57]; [.J148:.J197])" office:value-type="float" office:value="9.51182432163299E+033" calcext:value-type="float">
            <text:p>9.51182432163299E+0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97] + 1" office:value-type="float" office:value="140" calcext:value-type="float">
            <text:p>140</text:p>
          </table:table-cell>
          <table:table-cell table:style-name="ce14" table:formula="of:=SIN(0.8 * [.$I198])" office:value-type="float" office:value="-0.889995604366826" calcext:value-type="float">
            <text:p>-0.889995604366826</text:p>
          </table:table-cell>
          <table:table-cell table:formula="of:=-SUMPRODUCT([.$G$8:.$G$56]; [.K149:.K197]) + SUMPRODUCT([.$D$8:.$D$57]; [.J149:.J198])" office:value-type="float" office:value="-1.6993549863496E+034" calcext:value-type="float">
            <text:p>-1.6993549863496E+0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98] + 1" office:value-type="float" office:value="141" calcext:value-type="float">
            <text:p>141</text:p>
          </table:table-cell>
          <table:table-cell table:style-name="ce14" table:formula="of:=SIN(0.8 * [.$I199])" office:value-type="float" office:value="-0.292973694516733" calcext:value-type="float">
            <text:p>-0.292973694516733</text:p>
          </table:table-cell>
          <table:table-cell table:formula="of:=-SUMPRODUCT([.$G$8:.$G$56]; [.K150:.K198]) + SUMPRODUCT([.$D$8:.$D$57]; [.J150:.J199])" office:value-type="float" office:value="3.03601840402311E+034" calcext:value-type="float">
            <text:p>3.03601840402311E+0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99] + 1" office:value-type="float" office:value="142" calcext:value-type="float">
            <text:p>142</text:p>
          </table:table-cell>
          <table:table-cell table:style-name="ce14" table:formula="of:=SIN(0.8 * [.$I200])" office:value-type="float" office:value="0.481762127102741" calcext:value-type="float">
            <text:p>0.481762127102741</text:p>
          </table:table-cell>
          <table:table-cell table:formula="of:=-SUMPRODUCT([.$G$8:.$G$56]; [.K151:.K199]) + SUMPRODUCT([.$D$8:.$D$57]; [.J151:.J200])" office:value-type="float" office:value="-5.42406255526814E+034" calcext:value-type="float">
            <text:p>-5.42406255526814E+0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00] + 1" office:value-type="float" office:value="143" calcext:value-type="float">
            <text:p>143</text:p>
          </table:table-cell>
          <table:table-cell table:style-name="ce14" table:formula="of:=SIN(0.8 * [.$I201])" office:value-type="float" office:value="0.964267507040431" calcext:value-type="float">
            <text:p>0.964267507040431</text:p>
          </table:table-cell>
          <table:table-cell table:formula="of:=-SUMPRODUCT([.$G$8:.$G$56]; [.K152:.K200]) + SUMPRODUCT([.$D$8:.$D$57]; [.J152:.J201])" office:value-type="float" office:value="9.69047307634107E+034" calcext:value-type="float">
            <text:p>9.69047307634107E+0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01] + 1" office:value-type="float" office:value="144" calcext:value-type="float">
            <text:p>144</text:p>
          </table:table-cell>
          <table:table-cell table:style-name="ce14" table:formula="of:=SIN(0.8 * [.$I202])" office:value-type="float" office:value="0.861861156418326" calcext:value-type="float">
            <text:p>0.861861156418326</text:p>
          </table:table-cell>
          <table:table-cell table:formula="of:=-SUMPRODUCT([.$G$8:.$G$56]; [.K153:.K201]) + SUMPRODUCT([.$D$8:.$D$57]; [.J153:.J202])" office:value-type="float" office:value="-1.73127185548561E+035" calcext:value-type="float">
            <text:p>-1.73127185548561E+0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02] + 1" office:value-type="float" office:value="145" calcext:value-type="float">
            <text:p>145</text:p>
          </table:table-cell>
          <table:table-cell table:style-name="ce14" table:formula="of:=SIN(0.8 * [.$I203])" office:value-type="float" office:value="0.236661393364273" calcext:value-type="float">
            <text:p>0.236661393364273</text:p>
          </table:table-cell>
          <table:table-cell table:formula="of:=-SUMPRODUCT([.$G$8:.$G$56]; [.K154:.K202]) + SUMPRODUCT([.$D$8:.$D$57]; [.J154:.J203])" office:value-type="float" office:value="3.09304015808516E+035" calcext:value-type="float">
            <text:p>3.09304015808516E+0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03] + 1" office:value-type="float" office:value="146" calcext:value-type="float">
            <text:p>146</text:p>
          </table:table-cell>
          <table:table-cell table:style-name="ce14" table:formula="of:=SIN(0.8 * [.$I204])" office:value-type="float" office:value="-0.532093995217653" calcext:value-type="float">
            <text:p>-0.532093995217653</text:p>
          </table:table-cell>
          <table:table-cell table:formula="of:=-SUMPRODUCT([.$G$8:.$G$56]; [.K155:.K203]) + SUMPRODUCT([.$D$8:.$D$57]; [.J155:.J204])" office:value-type="float" office:value="-5.52593596968283E+035" calcext:value-type="float">
            <text:p>-5.52593596968283E+0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04] + 1" office:value-type="float" office:value="147" calcext:value-type="float">
            <text:p>147</text:p>
          </table:table-cell>
          <table:table-cell table:style-name="ce14" table:formula="of:=SIN(0.8 * [.$I205])" office:value-type="float" office:value="-0.978088306307217" calcext:value-type="float">
            <text:p>-0.978088306307217</text:p>
          </table:table-cell>
          <table:table-cell table:formula="of:=-SUMPRODUCT([.$G$8:.$G$56]; [.K156:.K204]) + SUMPRODUCT([.$D$8:.$D$57]; [.J156:.J205])" office:value-type="float" office:value="9.87247716820421E+035" calcext:value-type="float">
            <text:p>9.87247716820421E+0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05] + 1" office:value-type="float" office:value="148" calcext:value-type="float">
            <text:p>148</text:p>
          </table:table-cell>
          <table:table-cell table:style-name="ce14" table:formula="of:=SIN(0.8 * [.$I206])" office:value-type="float" office:value="-0.830787375458841" calcext:value-type="float">
            <text:p>-0.830787375458841</text:p>
          </table:table-cell>
          <table:table-cell table:formula="of:=-SUMPRODUCT([.$G$8:.$G$56]; [.K157:.K205]) + SUMPRODUCT([.$D$8:.$D$57]; [.J157:.J206])" office:value-type="float" office:value="-1.76378817944044E+036" calcext:value-type="float">
            <text:p>-1.76378817944044E+0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06] + 1" office:value-type="float" office:value="149" calcext:value-type="float">
            <text:p>149</text:p>
          </table:table-cell>
          <table:table-cell table:style-name="ce14" table:formula="of:=SIN(0.8 * [.$I207])" office:value-type="float" office:value="-0.179541970738989" calcext:value-type="float">
            <text:p>-0.179541970738989</text:p>
          </table:table-cell>
          <table:table-cell table:formula="of:=-SUMPRODUCT([.$G$8:.$G$56]; [.K158:.K206]) + SUMPRODUCT([.$D$8:.$D$57]; [.J158:.J207])" office:value-type="float" office:value="3.15113288076585E+036" calcext:value-type="float">
            <text:p>3.15113288076585E+0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07] + 1" office:value-type="float" office:value="150" calcext:value-type="float">
            <text:p>150</text:p>
          </table:table-cell>
          <table:table-cell table:style-name="ce14" table:formula="of:=SIN(0.8 * [.$I208])" office:value-type="float" office:value="0.580611184212324" calcext:value-type="float">
            <text:p>0.580611184212324</text:p>
          </table:table-cell>
          <table:table-cell table:formula="of:=-SUMPRODUCT([.$G$8:.$G$56]; [.K159:.K207]) + SUMPRODUCT([.$D$8:.$D$57]; [.J159:.J208])" office:value-type="float" office:value="-5.62972274561552E+036" calcext:value-type="float">
            <text:p>-5.62972274561552E+0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08] + 1" office:value-type="float" office:value="151" calcext:value-type="float">
            <text:p>151</text:p>
          </table:table-cell>
          <table:table-cell table:style-name="ce14" table:formula="of:=SIN(0.8 * [.$I209])" office:value-type="float" office:value="0.988573385864439" calcext:value-type="float">
            <text:p>0.988573385864439</text:p>
          </table:table-cell>
          <table:table-cell table:formula="of:=-SUMPRODUCT([.$G$8:.$G$56]; [.K160:.K208]) + SUMPRODUCT([.$D$8:.$D$57]; [.J160:.J209])" office:value-type="float" office:value="1.0057899616343E+037" calcext:value-type="float">
            <text:p>1.0057899616343E+0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09] + 1" office:value-type="float" office:value="152" calcext:value-type="float">
            <text:p>152</text:p>
          </table:table-cell>
          <table:table-cell table:style-name="ce14" table:formula="of:=SIN(0.8 * [.$I210])" office:value-type="float" office:value="0.796880237015276" calcext:value-type="float">
            <text:p>0.796880237015276</text:p>
          </table:table-cell>
          <table:table-cell table:formula="of:=-SUMPRODUCT([.$G$8:.$G$56]; [.K161:.K209]) + SUMPRODUCT([.$D$8:.$D$57]; [.J161:.J210])" office:value-type="float" office:value="-1.79691521702768E+037" calcext:value-type="float">
            <text:p>-1.79691521702768E+0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10] + 1" office:value-type="float" office:value="153" calcext:value-type="float">
            <text:p>153</text:p>
          </table:table-cell>
          <table:table-cell table:style-name="ce14" table:formula="of:=SIN(0.8 * [.$I211])" office:value-type="float" office:value="0.121810229484958" calcext:value-type="float">
            <text:p>0.121810229484958</text:p>
          </table:table-cell>
          <table:table-cell table:formula="of:=-SUMPRODUCT([.$G$8:.$G$56]; [.K162:.K210]) + SUMPRODUCT([.$D$8:.$D$57]; [.J162:.J211])" office:value-type="float" office:value="3.21031668673545E+037" calcext:value-type="float">
            <text:p>3.21031668673545E+0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11] + 1" office:value-type="float" office:value="154" calcext:value-type="float">
            <text:p>154</text:p>
          </table:table-cell>
          <table:table-cell table:style-name="ce14" table:formula="of:=SIN(0.8 * [.$I212])" office:value-type="float" office:value="-0.627148228716683" calcext:value-type="float">
            <text:p>-0.627148228716683</text:p>
          </table:table-cell>
          <table:table-cell table:formula="of:=-SUMPRODUCT([.$G$8:.$G$56]; [.K163:.K211]) + SUMPRODUCT([.$D$8:.$D$57]; [.J163:.J212])" office:value-type="float" office:value="-5.73545881935362E+037" calcext:value-type="float">
            <text:p>-5.73545881935362E+0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12] + 1" office:value-type="float" office:value="155" calcext:value-type="float">
            <text:p>155</text:p>
          </table:table-cell>
          <table:table-cell table:style-name="ce14" table:formula="of:=SIN(0.8 * [.$I213])" office:value-type="float" office:value="-0.99568698688918" calcext:value-type="float">
            <text:p>-0.99568698688918</text:p>
          </table:table-cell>
          <table:table-cell table:formula="of:=-SUMPRODUCT([.$G$8:.$G$56]; [.K164:.K212]) + SUMPRODUCT([.$D$8:.$D$57]; [.J164:.J213])" office:value-type="float" office:value="1.02468046234879E+038" calcext:value-type="float">
            <text:p>1.02468046234879E+0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13] + 1" office:value-type="float" office:value="156" calcext:value-type="float">
            <text:p>156</text:p>
          </table:table-cell>
          <table:table-cell table:style-name="ce14" table:formula="of:=SIN(0.8 * [.$I214])" office:value-type="float" office:value="-0.760255379634015" calcext:value-type="float">
            <text:p>-0.760255379634015</text:p>
          </table:table-cell>
          <table:table-cell table:formula="of:=-SUMPRODUCT([.$G$8:.$G$56]; [.K165:.K213]) + SUMPRODUCT([.$D$8:.$D$57]; [.J165:.J214])" office:value-type="float" office:value="-1.83066443852117E+038" calcext:value-type="float">
            <text:p>-1.83066443852117E+0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14] + 1" office:value-type="float" office:value="157" calcext:value-type="float">
            <text:p>157</text:p>
          </table:table-cell>
          <table:table-cell table:style-name="ce14" table:formula="of:=SIN(0.8 * [.$I215])" office:value-type="float" office:value="-0.0636630607273993" calcext:value-type="float">
            <text:p>-0.0636630607273993</text:p>
          </table:table-cell>
          <table:table-cell table:formula="of:=-SUMPRODUCT([.$G$8:.$G$56]; [.K166:.K214]) + SUMPRODUCT([.$D$8:.$D$57]; [.J166:.J215])" office:value-type="float" office:value="3.27061206845308E+038" calcext:value-type="float">
            <text:p>3.27061206845308E+0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15] + 1" office:value-type="float" office:value="158" calcext:value-type="float">
            <text:p>158</text:p>
          </table:table-cell>
          <table:table-cell table:style-name="ce14" table:formula="of:=SIN(0.8 * [.$I216])" office:value-type="float" office:value="0.671546416541289" calcext:value-type="float">
            <text:p>0.671546416541289</text:p>
          </table:table-cell>
          <table:table-cell table:formula="of:=-SUMPRODUCT([.$G$8:.$G$56]; [.K167:.K215]) + SUMPRODUCT([.$D$8:.$D$57]; [.J167:.J216])" office:value-type="float" office:value="-5.84318080213106E+038" calcext:value-type="float">
            <text:p>-5.84318080213106E+0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16] + 1" office:value-type="float" office:value="159" calcext:value-type="float">
            <text:p>159</text:p>
          </table:table-cell>
          <table:table-cell table:style-name="ce14" table:formula="of:=SIN(0.8 * [.$I217])" office:value-type="float" office:value="0.999404848812138" calcext:value-type="float">
            <text:p>0.999404848812138</text:p>
          </table:table-cell>
          <table:table-cell table:formula="of:=-SUMPRODUCT([.$G$8:.$G$56]; [.K168:.K216]) + SUMPRODUCT([.$D$8:.$D$57]; [.J168:.J217])" office:value-type="float" office:value="1.0439257598209E+039" calcext:value-type="float">
            <text:p>1.0439257598209E+0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17] + 1" office:value-type="float" office:value="160" calcext:value-type="float">
            <text:p>160</text:p>
          </table:table-cell>
          <table:table-cell table:style-name="ce14" table:formula="of:=SIN(0.8 * [.$I218])" office:value-type="float" office:value="0.721037710501726" calcext:value-type="float">
            <text:p>0.721037710501726</text:p>
          </table:table-cell>
          <table:table-cell table:formula="of:=-SUMPRODUCT([.$G$8:.$G$56]; [.K169:.K217]) + SUMPRODUCT([.$D$8:.$D$57]; [.J169:.J218])" office:value-type="float" office:value="-1.86504752962667E+039" calcext:value-type="float">
            <text:p>-1.86504752962667E+0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18] + 1" office:value-type="float" office:value="161" calcext:value-type="float">
            <text:p>161</text:p>
          </table:table-cell>
          <table:table-cell table:style-name="ce14" table:formula="of:=SIN(0.8 * [.$I219])" office:value-type="float" office:value="0.00529877238559753" calcext:value-type="float">
            <text:p>0.00529877238559753</text:p>
          </table:table-cell>
          <table:table-cell table:formula="of:=-SUMPRODUCT([.$G$8:.$G$56]; [.K170:.K218]) + SUMPRODUCT([.$D$8:.$D$57]; [.J170:.J219])" office:value-type="float" office:value="3.33203990326217E+039" calcext:value-type="float">
            <text:p>3.33203990326217E+0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19] + 1" office:value-type="float" office:value="162" calcext:value-type="float">
            <text:p>162</text:p>
          </table:table-cell>
          <table:table-cell table:style-name="ce14" table:formula="of:=SIN(0.8 * [.$I220])" office:value-type="float" office:value="-0.713654329957012" calcext:value-type="float">
            <text:p>-0.713654329957012</text:p>
          </table:table-cell>
          <table:table-cell table:formula="of:=-SUMPRODUCT([.$G$8:.$G$56]; [.K171:.K219]) + SUMPRODUCT([.$D$8:.$D$57]; [.J171:.J220])" office:value-type="float" office:value="-5.95292599280503E+039" calcext:value-type="float">
            <text:p>-5.95292599280503E+0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20] + 1" office:value-type="float" office:value="163" calcext:value-type="float">
            <text:p>163</text:p>
          </table:table-cell>
          <table:table-cell table:style-name="ce14" table:formula="of:=SIN(0.8 * [.$I221])" office:value-type="float" office:value="-0.999714292057023" calcext:value-type="float">
            <text:p>-0.999714292057023</text:p>
          </table:table-cell>
          <table:table-cell table:formula="of:=-SUMPRODUCT([.$G$8:.$G$56]; [.K172:.K220]) + SUMPRODUCT([.$D$8:.$D$57]; [.J172:.J221])" office:value-type="float" office:value="1.06353251775645E+040" calcext:value-type="float">
            <text:p>1.06353251775645E+0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21] + 1" office:value-type="float" office:value="164" calcext:value-type="float">
            <text:p>164</text:p>
          </table:table-cell>
          <table:table-cell table:style-name="ce14" table:formula="of:=SIN(0.8 * [.$I222])" office:value-type="float" office:value="-0.679360979455735" calcext:value-type="float">
            <text:p>-0.679360979455735</text:p>
          </table:table-cell>
          <table:table-cell table:formula="of:=-SUMPRODUCT([.$G$8:.$G$56]; [.K173:.K221]) + SUMPRODUCT([.$D$8:.$D$57]; [.J173:.J222])" office:value-type="float" office:value="-1.90007639552797E+040" calcext:value-type="float">
            <text:p>-1.90007639552797E+0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22] + 1" office:value-type="float" office:value="165" calcext:value-type="float">
            <text:p>165</text:p>
          </table:table-cell>
          <table:table-cell table:style-name="ce14" table:formula="of:=SIN(0.8 * [.$I223])" office:value-type="float" office:value="0.0530835871460643" calcext:value-type="float">
            <text:p>0.0530835871460643</text:p>
          </table:table-cell>
          <table:table-cell table:formula="of:=-SUMPRODUCT([.$G$8:.$G$56]; [.K174:.K222]) + SUMPRODUCT([.$D$8:.$D$57]; [.J174:.J223])" office:value-type="float" office:value="3.39462146061933E+040" calcext:value-type="float">
            <text:p>3.39462146061933E+0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23] + 1" office:value-type="float" office:value="166" calcext:value-type="float">
            <text:p>166</text:p>
          </table:table-cell>
          <table:table-cell table:style-name="ce14" table:formula="of:=SIN(0.8 * [.$I224])" office:value-type="float" office:value="0.753328362097507" calcext:value-type="float">
            <text:p>0.753328362097507</text:p>
          </table:table-cell>
          <table:table-cell table:formula="of:=-SUMPRODUCT([.$G$8:.$G$56]; [.K175:.K223]) + SUMPRODUCT([.$D$8:.$D$57]; [.J175:.J224])" office:value-type="float" office:value="-6.0647323907707E+040" calcext:value-type="float">
            <text:p>-6.0647323907707E+0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24] + 1" office:value-type="float" office:value="167" calcext:value-type="float">
            <text:p>167</text:p>
          </table:table-cell>
          <table:table-cell table:style-name="ce14" table:formula="of:=SIN(0.8 * [.$I225])" office:value-type="float" office:value="0.996614261283616" calcext:value-type="float">
            <text:p>0.996614261283616</text:p>
          </table:table-cell>
          <table:table-cell table:formula="of:=-SUMPRODUCT([.$G$8:.$G$56]; [.K176:.K224]) + SUMPRODUCT([.$D$8:.$D$57]; [.J176:.J225])" office:value-type="float" office:value="1.08350752501732E+041" calcext:value-type="float">
            <text:p>1.08350752501732E+0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25] + 1" office:value-type="float" office:value="168" calcext:value-type="float">
            <text:p>168</text:p>
          </table:table-cell>
          <table:table-cell table:style-name="ce14" table:formula="of:=SIN(0.8 * [.$I226])" office:value-type="float" office:value="0.635367322837224" calcext:value-type="float">
            <text:p>0.635367322837224</text:p>
          </table:table-cell>
          <table:table-cell table:formula="of:=-SUMPRODUCT([.$G$8:.$G$56]; [.K177:.K225]) + SUMPRODUCT([.$D$8:.$D$57]; [.J177:.J226])" office:value-type="float" office:value="-1.93576316500911E+041" calcext:value-type="float">
            <text:p>-1.93576316500911E+0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26] + 1" office:value-type="float" office:value="169" calcext:value-type="float">
            <text:p>169</text:p>
          </table:table-cell>
          <table:table-cell table:style-name="ce14" table:formula="of:=SIN(0.8 * [.$I227])" office:value-type="float" office:value="-0.111284907842343" calcext:value-type="float">
            <text:p>-0.111284907842343</text:p>
          </table:table-cell>
          <table:table-cell table:formula="of:=-SUMPRODUCT([.$G$8:.$G$56]; [.K178:.K226]) + SUMPRODUCT([.$D$8:.$D$57]; [.J178:.J227])" office:value-type="float" office:value="3.45837840945886E+041" calcext:value-type="float">
            <text:p>3.45837840945886E+0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27] + 1" office:value-type="float" office:value="170" calcext:value-type="float">
            <text:p>170</text:p>
          </table:table-cell>
          <table:table-cell table:style-name="ce14" table:formula="of:=SIN(0.8 * [.$I228])" office:value-type="float" office:value="-0.790433206722891" calcext:value-type="float">
            <text:p>-0.790433206722891</text:p>
          </table:table-cell>
          <table:table-cell table:formula="of:=-SUMPRODUCT([.$G$8:.$G$56]; [.K179:.K227]) + SUMPRODUCT([.$D$8:.$D$57]; [.J179:.J228])" office:value-type="float" office:value="-6.17863870911857E+041" calcext:value-type="float">
            <text:p>-6.17863870911857E+0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28] + 1" office:value-type="float" office:value="171" calcext:value-type="float">
            <text:p>171</text:p>
          </table:table-cell>
          <table:table-cell table:style-name="ce14" table:formula="of:=SIN(0.8 * [.$I229])" office:value-type="float" office:value="-0.990115328986936" calcext:value-type="float">
            <text:p>-0.990115328986936</text:p>
          </table:table-cell>
          <table:table-cell table:formula="of:=-SUMPRODUCT([.$G$8:.$G$56]; [.K180:.K228]) + SUMPRODUCT([.$D$8:.$D$57]; [.J180:.J229])" office:value-type="float" office:value="1.10385769797215E+042" calcext:value-type="float">
            <text:p>1.10385769797215E+0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29] + 1" office:value-type="float" office:value="172" calcext:value-type="float">
            <text:p>172</text:p>
          </table:table-cell>
          <table:table-cell table:style-name="ce14" table:formula="of:=SIN(0.8 * [.$I230])" office:value-type="float" office:value="-0.589206778742464" calcext:value-type="float">
            <text:p>-0.589206778742464</text:p>
          </table:table-cell>
          <table:table-cell table:formula="of:=-SUMPRODUCT([.$G$8:.$G$56]; [.K181:.K229]) + SUMPRODUCT([.$D$8:.$D$57]; [.J181:.J230])" office:value-type="float" office:value="-1.97212019465401E+042" calcext:value-type="float">
            <text:p>-1.97212019465401E+0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30] + 1" office:value-type="float" office:value="173" calcext:value-type="float">
            <text:p>173</text:p>
          </table:table-cell>
          <table:table-cell table:style-name="ce14" table:formula="of:=SIN(0.8 * [.$I231])" office:value-type="float" office:value="0.169106697101536" calcext:value-type="float">
            <text:p>0.169106697101536</text:p>
          </table:table-cell>
          <table:table-cell table:formula="of:=-SUMPRODUCT([.$G$8:.$G$56]; [.K182:.K230]) + SUMPRODUCT([.$D$8:.$D$57]; [.J182:.J231])" office:value-type="float" office:value="3.52333282569571E+042" calcext:value-type="float">
            <text:p>3.52333282569571E+0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31] + 1" office:value-type="float" office:value="174" calcext:value-type="float">
            <text:p>174</text:p>
          </table:table-cell>
          <table:table-cell table:style-name="ce14" table:formula="of:=SIN(0.8 * [.$I232])" office:value-type="float" office:value="0.82484231967482" calcext:value-type="float">
            <text:p>0.82484231967482</text:p>
          </table:table-cell>
          <table:table-cell table:formula="of:=-SUMPRODUCT([.$G$8:.$G$56]; [.K183:.K231]) + SUMPRODUCT([.$D$8:.$D$57]; [.J183:.J232])" office:value-type="float" office:value="-6.29468438803894E+042" calcext:value-type="float">
            <text:p>-6.29468438803894E+0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32] + 1" office:value-type="float" office:value="175" calcext:value-type="float">
            <text:p>175</text:p>
          </table:table-cell>
          <table:table-cell table:style-name="ce14" table:formula="of:=SIN(0.8 * [.$I233])" office:value-type="float" office:value="0.980239659440311" calcext:value-type="float">
            <text:p>0.980239659440311</text:p>
          </table:table-cell>
          <table:table-cell table:formula="of:=-SUMPRODUCT([.$G$8:.$G$56]; [.K184:.K232]) + SUMPRODUCT([.$D$8:.$D$57]; [.J184:.J233])" office:value-type="float" office:value="1.12459008289111E+043" calcext:value-type="float">
            <text:p>1.12459008289111E+0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33] + 1" office:value-type="float" office:value="176" calcext:value-type="float">
            <text:p>176</text:p>
          </table:table-cell>
          <table:table-cell table:style-name="ce14" table:formula="of:=SIN(0.8 * [.$I234])" office:value-type="float" office:value="0.541036775325671" calcext:value-type="float">
            <text:p>0.541036775325671</text:p>
          </table:table-cell>
          <table:table-cell table:formula="of:=-SUMPRODUCT([.$G$8:.$G$56]; [.K185:.K233]) + SUMPRODUCT([.$D$8:.$D$57]; [.J185:.J234])" office:value-type="float" office:value="-2.00916007312489E+043" calcext:value-type="float">
            <text:p>-2.00916007312489E+0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34] + 1" office:value-type="float" office:value="177" calcext:value-type="float">
            <text:p>177</text:p>
          </table:table-cell>
          <table:table-cell table:style-name="ce14" table:formula="of:=SIN(0.8 * [.$I235])" office:value-type="float" office:value="-0.226351756694396" calcext:value-type="float">
            <text:p>-0.226351756694396</text:p>
          </table:table-cell>
          <table:table-cell table:formula="of:=-SUMPRODUCT([.$G$8:.$G$56]; [.K186:.K234]) + SUMPRODUCT([.$D$8:.$D$57]; [.J186:.J235])" office:value-type="float" office:value="3.58950719986925E+043" calcext:value-type="float">
            <text:p>3.58950719986925E+0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35] + 1" office:value-type="float" office:value="178" calcext:value-type="float">
            <text:p>178</text:p>
          </table:table-cell>
          <table:table-cell table:style-name="ce14" table:formula="of:=SIN(0.8 * [.$I236])" office:value-type="float" office:value="-0.856438350448693" calcext:value-type="float">
            <text:p>-0.856438350448693</text:p>
          </table:table-cell>
          <table:table-cell table:formula="of:=-SUMPRODUCT([.$G$8:.$G$56]; [.K187:.K235]) + SUMPRODUCT([.$D$8:.$D$57]; [.J187:.J236])" office:value-type="float" office:value="-6.4129096084781E+043" calcext:value-type="float">
            <text:p>-6.4129096084781E+0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36] + 1" office:value-type="float" office:value="179" calcext:value-type="float">
            <text:p>179</text:p>
          </table:table-cell>
          <table:table-cell table:style-name="ce14" table:formula="of:=SIN(0.8 * [.$I237])" office:value-type="float" office:value="-0.967020933105234" calcext:value-type="float">
            <text:p>-0.967020933105234</text:p>
          </table:table-cell>
          <table:table-cell table:formula="of:=-SUMPRODUCT([.$G$8:.$G$56]; [.K188:.K236]) + SUMPRODUCT([.$D$8:.$D$57]; [.J188:.J237])" office:value-type="float" office:value="1.14571185838571E+044" calcext:value-type="float">
            <text:p>1.14571185838571E+0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37] + 1" office:value-type="float" office:value="180" calcext:value-type="float">
            <text:p>180</text:p>
          </table:table-cell>
          <table:table-cell table:style-name="ce14" table:formula="of:=SIN(0.8 * [.$I238])" office:value-type="float" office:value="-0.491021593898469" calcext:value-type="float">
            <text:p>-0.491021593898469</text:p>
          </table:table-cell>
          <table:table-cell table:formula="of:=-SUMPRODUCT([.$G$8:.$G$56]; [.K189:.K237]) + SUMPRODUCT([.$D$8:.$D$57]; [.J189:.J238])" office:value-type="float" office:value="-2.04689562552114E+044" calcext:value-type="float">
            <text:p>-2.04689562552114E+0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38] + 1" office:value-type="float" office:value="181" calcext:value-type="float">
            <text:p>181</text:p>
          </table:table-cell>
          <table:table-cell table:style-name="ce14" table:formula="of:=SIN(0.8 * [.$I239])" office:value-type="float" office:value="0.282824855298468" calcext:value-type="float">
            <text:p>0.282824855298468</text:p>
          </table:table-cell>
          <table:table-cell table:formula="of:=-SUMPRODUCT([.$G$8:.$G$56]; [.K190:.K238]) + SUMPRODUCT([.$D$8:.$D$57]; [.J190:.J239])" office:value-type="float" office:value="3.65692444493063E+044" calcext:value-type="float">
            <text:p>3.65692444493063E+0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39] + 1" office:value-type="float" office:value="182" calcext:value-type="float">
            <text:p>182</text:p>
          </table:table-cell>
          <table:table-cell table:style-name="ce14" table:formula="of:=SIN(0.8 * [.$I240])" office:value-type="float" office:value="0.885113542411593" calcext:value-type="float">
            <text:p>0.885113542411593</text:p>
          </table:table-cell>
          <table:table-cell table:formula="of:=-SUMPRODUCT([.$G$8:.$G$56]; [.K191:.K239]) + SUMPRODUCT([.$D$8:.$D$57]; [.J191:.J240])" office:value-type="float" office:value="-6.53335530605102E+044" calcext:value-type="float">
            <text:p>-6.53335530605102E+0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40] + 1" office:value-type="float" office:value="183" calcext:value-type="float">
            <text:p>183</text:p>
          </table:table-cell>
          <table:table-cell table:style-name="ce14" table:formula="of:=SIN(0.8 * [.$I241])" office:value-type="float" office:value="0.950504231765951" calcext:value-type="float">
            <text:p>0.950504231765951</text:p>
          </table:table-cell>
          <table:table-cell table:formula="of:=-SUMPRODUCT([.$G$8:.$G$56]; [.K192:.K240]) + SUMPRODUCT([.$D$8:.$D$57]; [.J192:.J241])" office:value-type="float" office:value="1.16723033789435E+045" calcext:value-type="float">
            <text:p>1.16723033789435E+0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41] + 1" office:value-type="float" office:value="184" calcext:value-type="float">
            <text:p>184</text:p>
          </table:table-cell>
          <table:table-cell table:style-name="ce14" table:formula="of:=SIN(0.8 * [.$I242])" office:value-type="float" office:value="0.439331808656798" calcext:value-type="float">
            <text:p>0.439331808656798</text:p>
          </table:table-cell>
          <table:table-cell table:formula="of:=-SUMPRODUCT([.$G$8:.$G$56]; [.K193:.K241]) + SUMPRODUCT([.$D$8:.$D$57]; [.J193:.J242])" office:value-type="float" office:value="-2.08533991782006E+045" calcext:value-type="float">
            <text:p>-2.08533991782006E+0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42] + 1" office:value-type="float" office:value="185" calcext:value-type="float">
            <text:p>185</text:p>
          </table:table-cell>
          <table:table-cell table:style-name="ce14" table:formula="of:=SIN(0.8 * [.$I243])" office:value-type="float" office:value="-0.338333394324275" calcext:value-type="float">
            <text:p>-0.338333394324275</text:p>
          </table:table-cell>
          <table:table-cell table:formula="of:=-SUMPRODUCT([.$G$8:.$G$56]; [.K194:.K242]) + SUMPRODUCT([.$D$8:.$D$57]; [.J194:.J243])" office:value-type="float" office:value="3.72560790417646E+045" calcext:value-type="float">
            <text:p>3.72560790417646E+0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43] + 1" office:value-type="float" office:value="186" calcext:value-type="float">
            <text:p>186</text:p>
          </table:table-cell>
          <table:table-cell table:style-name="ce14" table:formula="of:=SIN(0.8 * [.$I244])" office:value-type="float" office:value="-0.910770100300689" calcext:value-type="float">
            <text:p>-0.910770100300689</text:p>
          </table:table-cell>
          <table:table-cell table:formula="of:=-SUMPRODUCT([.$G$8:.$G$56]; [.K195:.K243]) + SUMPRODUCT([.$D$8:.$D$57]; [.J195:.J244])" office:value-type="float" office:value="-6.65606318521537E+045" calcext:value-type="float">
            <text:p>-6.65606318521537E+0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44] + 1" office:value-type="float" office:value="187" calcext:value-type="float">
            <text:p>187</text:p>
          </table:table-cell>
          <table:table-cell table:style-name="ce14" table:formula="of:=SIN(0.8 * [.$I245])" office:value-type="float" office:value="-0.93074588478027" calcext:value-type="float">
            <text:p>-0.93074588478027</text:p>
          </table:table-cell>
          <table:table-cell table:formula="of:=-SUMPRODUCT([.$G$8:.$G$56]; [.K196:.K244]) + SUMPRODUCT([.$D$8:.$D$57]; [.J196:.J245])" office:value-type="float" office:value="1.18915297221468E+046" calcext:value-type="float">
            <text:p>1.18915297221468E+0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45] + 1" office:value-type="float" office:value="188" calcext:value-type="float">
            <text:p>188</text:p>
          </table:table-cell>
          <table:table-cell table:style-name="ce14" table:formula="of:=SIN(0.8 * [.$I246])" office:value-type="float" office:value="-0.386143704946654" calcext:value-type="float">
            <text:p>-0.386143704946654</text:p>
          </table:table-cell>
          <table:table-cell table:formula="of:=-SUMPRODUCT([.$G$8:.$G$56]; [.K197:.K245]) + SUMPRODUCT([.$D$8:.$D$57]; [.J197:.J246])" office:value-type="float" office:value="-2.12450626140089E+046" calcext:value-type="float">
            <text:p>-2.12450626140089E+0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46] + 1" office:value-type="float" office:value="189" calcext:value-type="float">
            <text:p>189</text:p>
          </table:table-cell>
          <table:table-cell table:style-name="ce14" table:formula="of:=SIN(0.8 * [.$I247])" office:value-type="float" office:value="0.392688064763255" calcext:value-type="float">
            <text:p>0.392688064763255</text:p>
          </table:table-cell>
          <table:table-cell table:formula="of:=-SUMPRODUCT([.$G$8:.$G$56]; [.K198:.K246]) + SUMPRODUCT([.$D$8:.$D$57]; [.J198:.J247])" office:value-type="float" office:value="3.79558135933143E+046" calcext:value-type="float">
            <text:p>3.79558135933143E+0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47] + 1" office:value-type="float" office:value="190" calcext:value-type="float">
            <text:p>190</text:p>
          </table:table-cell>
          <table:table-cell table:style-name="ce14" table:formula="of:=SIN(0.8 * [.$I248])" office:value-type="float" office:value="0.933320523748869" calcext:value-type="float">
            <text:p>0.933320523748869</text:p>
          </table:table-cell>
          <table:table-cell table:formula="of:=-SUMPRODUCT([.$G$8:.$G$56]; [.K199:.K247]) + SUMPRODUCT([.$D$8:.$D$57]; [.J199:.J248])" office:value-type="float" office:value="-6.78107573371173E+046" calcext:value-type="float">
            <text:p>-6.78107573371173E+0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48] + 1" office:value-type="float" office:value="191" calcext:value-type="float">
            <text:p>191</text:p>
          </table:table-cell>
          <table:table-cell table:style-name="ce14" table:formula="of:=SIN(0.8 * [.$I249])" office:value-type="float" office:value="0.907813276971249" calcext:value-type="float">
            <text:p>0.907813276971249</text:p>
          </table:table-cell>
          <table:table-cell table:formula="of:=-SUMPRODUCT([.$G$8:.$G$56]; [.K200:.K248]) + SUMPRODUCT([.$D$8:.$D$57]; [.J200:.J249])" office:value-type="float" office:value="1.21148735208336E+047" calcext:value-type="float">
            <text:p>1.21148735208336E+0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49] + 1" office:value-type="float" office:value="192" calcext:value-type="float">
            <text:p>192</text:p>
          </table:table-cell>
          <table:table-cell table:style-name="ce14" table:formula="of:=SIN(0.8 * [.$I250])" office:value-type="float" office:value="0.331638678051731" calcext:value-type="float">
            <text:p>0.331638678051731</text:p>
          </table:table-cell>
          <table:table-cell table:formula="of:=-SUMPRODUCT([.$G$8:.$G$56]; [.K201:.K249]) + SUMPRODUCT([.$D$8:.$D$57]; [.J201:.J250])" office:value-type="float" office:value="-2.16440821765397E+047" calcext:value-type="float">
            <text:p>-2.16440821765397E+0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50] + 1" office:value-type="float" office:value="193" calcext:value-type="float">
            <text:p>193</text:p>
          </table:table-cell>
          <table:table-cell table:style-name="ce14" table:formula="of:=SIN(0.8 * [.$I251])" office:value-type="float" office:value="-0.445703492815902" calcext:value-type="float">
            <text:p>-0.445703492815902</text:p>
          </table:table-cell>
          <table:table-cell table:formula="of:=-SUMPRODUCT([.$G$8:.$G$56]; [.K202:.K250]) + SUMPRODUCT([.$D$8:.$D$57]; [.J202:.J251])" office:value-type="float" office:value="3.86686903878274E+047" calcext:value-type="float">
            <text:p>3.86686903878274E+0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51] + 1" office:value-type="float" office:value="194" calcext:value-type="float">
            <text:p>194</text:p>
          </table:table-cell>
          <table:table-cell table:style-name="ce14" table:formula="of:=SIN(0.8 * [.$I252])" office:value-type="float" office:value="-0.952687905700356" calcext:value-type="float">
            <text:p>-0.952687905700356</text:p>
          </table:table-cell>
          <table:table-cell table:formula="of:=-SUMPRODUCT([.$G$8:.$G$56]; [.K203:.K251]) + SUMPRODUCT([.$D$8:.$D$57]; [.J203:.J252])" office:value-type="float" office:value="-6.90843623727503E+047" calcext:value-type="float">
            <text:p>-6.90843623727503E+0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52] + 1" office:value-type="float" office:value="195" calcext:value-type="float">
            <text:p>195</text:p>
          </table:table-cell>
          <table:table-cell table:style-name="ce14" table:formula="of:=SIN(0.8 * [.$I253])" office:value-type="float" office:value="-0.881784618814773" calcext:value-type="float">
            <text:p>-0.881784618814773</text:p>
          </table:table-cell>
          <table:table-cell table:formula="of:=-SUMPRODUCT([.$G$8:.$G$56]; [.K204:.K252]) + SUMPRODUCT([.$D$8:.$D$57]; [.J204:.J253])" office:value-type="float" office:value="1.23424121080446E+048" calcext:value-type="float">
            <text:p>1.23424121080446E+0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53] + 1" office:value-type="float" office:value="196" calcext:value-type="float">
            <text:p>196</text:p>
          </table:table-cell>
          <table:table-cell table:style-name="ce14" table:formula="of:=SIN(0.8 * [.$I254])" office:value-type="float" office:value="-0.27600261455441" calcext:value-type="float">
            <text:p>-0.27600261455441</text:p>
          </table:table-cell>
          <table:table-cell table:formula="of:=-SUMPRODUCT([.$G$8:.$G$56]; [.K205:.K253]) + SUMPRODUCT([.$D$8:.$D$57]; [.J205:.J254])" office:value-type="float" office:value="-2.20505960267634E+048" calcext:value-type="float">
            <text:p>-2.20505960267634E+0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54] + 1" office:value-type="float" office:value="197" calcext:value-type="float">
            <text:p>197</text:p>
          </table:table-cell>
          <table:table-cell table:style-name="ce14" table:formula="of:=SIN(0.8 * [.$I255])" office:value-type="float" office:value="0.497198872099942" calcext:value-type="float">
            <text:p>0.497198872099942</text:p>
          </table:table-cell>
          <table:table-cell table:formula="of:=-SUMPRODUCT([.$G$8:.$G$56]; [.K206:.K254]) + SUMPRODUCT([.$D$8:.$D$57]; [.J206:.J255])" office:value-type="float" office:value="3.93949562596925E+048" calcext:value-type="float">
            <text:p>3.93949562596925E+0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55] + 1" office:value-type="float" office:value="198" calcext:value-type="float">
            <text:p>198</text:p>
          </table:table-cell>
          <table:table-cell table:style-name="ce14" table:formula="of:=SIN(0.8 * [.$I256])" office:value-type="float" office:value="0.968806194698144" calcext:value-type="float">
            <text:p>0.968806194698144</text:p>
          </table:table-cell>
          <table:table-cell table:formula="of:=-SUMPRODUCT([.$G$8:.$G$56]; [.K207:.K255]) + SUMPRODUCT([.$D$8:.$D$57]; [.J207:.J256])" office:value-type="float" office:value="-7.03818879462225E+048" calcext:value-type="float">
            <text:p>-7.03818879462225E+0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56] + 1" office:value-type="float" office:value="199" calcext:value-type="float">
            <text:p>199</text:p>
          </table:table-cell>
          <table:table-cell table:style-name="ce14" table:formula="of:=SIN(0.8 * [.$I257])" office:value-type="float" office:value="0.852748679706652" calcext:value-type="float">
            <text:p>0.852748679706652</text:p>
          </table:table-cell>
          <table:table-cell table:formula="of:=-SUMPRODUCT([.$G$8:.$G$56]; [.K208:.K256]) + SUMPRODUCT([.$D$8:.$D$57]; [.J208:.J257])" office:value-type="float" office:value="1.25742242692702E+049" calcext:value-type="float">
            <text:p>1.25742242692702E+0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57] + 1" office:value-type="float" office:value="200" calcext:value-type="float">
            <text:p>200</text:p>
          </table:table-cell>
          <table:table-cell table:style-name="ce14" table:formula="of:=SIN(0.8 * [.$I258])" office:value-type="float" office:value="0.21942525837899" calcext:value-type="float">
            <text:p>0.21942525837899</text:p>
          </table:table-cell>
          <table:table-cell table:formula="of:=-SUMPRODUCT([.$G$8:.$G$56]; [.K209:.K257]) + SUMPRODUCT([.$D$8:.$D$57]; [.J209:.J258])" office:value-type="float" office:value="-2.24647449205559E+049" calcext:value-type="float">
            <text:p>-2.24647449205559E+0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58] + 1" office:value-type="float" office:value="201" calcext:value-type="float">
            <text:p>201</text:p>
          </table:table-cell>
          <table:table-cell table:style-name="ce14" table:formula="of:=SIN(0.8 * [.$I259])" office:value-type="float" office:value="-0.546998580280911" calcext:value-type="float">
            <text:p>-0.546998580280911</text:p>
          </table:table-cell>
          <table:table-cell table:formula="of:=-SUMPRODUCT([.$G$8:.$G$56]; [.K210:.K258]) + SUMPRODUCT([.$D$8:.$D$57]; [.J210:.J259])" office:value-type="float" office:value="4.01348626792809E+049" calcext:value-type="float">
            <text:p>4.01348626792809E+0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59] + 1" office:value-type="float" office:value="202" calcext:value-type="float">
            <text:p>202</text:p>
          </table:table-cell>
          <table:table-cell table:style-name="ce14" table:formula="of:=SIN(0.8 * [.$I260])" office:value-type="float" office:value="-0.981620420149153" calcext:value-type="float">
            <text:p>-0.981620420149153</text:p>
          </table:table-cell>
          <table:table-cell table:formula="of:=-SUMPRODUCT([.$G$8:.$G$56]; [.K211:.K259]) + SUMPRODUCT([.$D$8:.$D$57]; [.J211:.J260])" office:value-type="float" office:value="-7.17037833272169E+049" calcext:value-type="float">
            <text:p>-7.17037833272169E+0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60] + 1" office:value-type="float" office:value="203" calcext:value-type="float">
            <text:p>203</text:p>
          </table:table-cell>
          <table:table-cell table:style-name="ce14" table:formula="of:=SIN(0.8 * [.$I261])" office:value-type="float" office:value="-0.820804485219286" calcext:value-type="float">
            <text:p>-0.820804485219286</text:p>
          </table:table-cell>
          <table:table-cell table:formula="of:=-SUMPRODUCT([.$G$8:.$G$56]; [.K212:.K260]) + SUMPRODUCT([.$D$8:.$D$57]; [.J212:.J261])" office:value-type="float" office:value="1.28103902697309E+050" calcext:value-type="float">
            <text:p>1.28103902697309E+0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61] + 1" office:value-type="float" office:value="204" calcext:value-type="float">
            <text:p>204</text:p>
          </table:table-cell>
          <table:table-cell table:style-name="ce14" table:formula="of:=SIN(0.8 * [.$I262])" office:value-type="float" office:value="-0.162099563679887" calcext:value-type="float">
            <text:p>-0.162099563679887</text:p>
          </table:table-cell>
          <table:table-cell table:formula="of:=-SUMPRODUCT([.$G$8:.$G$56]; [.K213:.K261]) + SUMPRODUCT([.$D$8:.$D$57]; [.J213:.J262])" office:value-type="float" office:value="-2.28866722574353E+050" calcext:value-type="float">
            <text:p>-2.28866722574353E+0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62] + 1" office:value-type="float" office:value="205" calcext:value-type="float">
            <text:p>205</text:p>
          </table:table-cell>
          <table:table-cell table:style-name="ce14" table:formula="of:=SIN(0.8 * [.$I263])" office:value-type="float" office:value="0.594932778023219" calcext:value-type="float">
            <text:p>0.594932778023219</text:p>
          </table:table-cell>
          <table:table-cell table:formula="of:=-SUMPRODUCT([.$G$8:.$G$56]; [.K214:.K262]) + SUMPRODUCT([.$D$8:.$D$57]; [.J214:.J263])" office:value-type="float" office:value="4.08886658400191E+050" calcext:value-type="float">
            <text:p>4.08886658400191E+0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63] + 1" office:value-type="float" office:value="206" calcext:value-type="float">
            <text:p>206</text:p>
          </table:table-cell>
          <table:table-cell table:style-name="ce14" table:formula="of:=SIN(0.8 * [.$I264])" office:value-type="float" office:value="0.991086879798551" calcext:value-type="float">
            <text:p>0.991086879798551</text:p>
          </table:table-cell>
          <table:table-cell table:formula="of:=-SUMPRODUCT([.$G$8:.$G$56]; [.K215:.K263]) + SUMPRODUCT([.$D$8:.$D$57]; [.J215:.J264])" office:value-type="float" office:value="-7.30505062234895E+050" calcext:value-type="float">
            <text:p>-7.30505062234895E+0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64] + 1" office:value-type="float" office:value="207" calcext:value-type="float">
            <text:p>207</text:p>
          </table:table-cell>
          <table:table-cell table:style-name="ce14" table:formula="of:=SIN(0.8 * [.$I265])" office:value-type="float" office:value="0.786060979379965" calcext:value-type="float">
            <text:p>0.786060979379965</text:p>
          </table:table-cell>
          <table:table-cell table:formula="of:=-SUMPRODUCT([.$G$8:.$G$56]; [.K216:.K264]) + SUMPRODUCT([.$D$8:.$D$57]; [.J216:.J265])" office:value-type="float" office:value="1.3050991882169E+051" calcext:value-type="float">
            <text:p>1.3050991882169E+0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65] + 1" office:value-type="float" office:value="208" calcext:value-type="float">
            <text:p>208</text:p>
          </table:table-cell>
          <table:table-cell table:style-name="ce14" table:formula="of:=SIN(0.8 * [.$I266])" office:value-type="float" office:value="0.104221036781512" calcext:value-type="float">
            <text:p>0.104221036781512</text:p>
          </table:table-cell>
          <table:table-cell table:formula="of:=-SUMPRODUCT([.$G$8:.$G$56]; [.K217:.K265]) + SUMPRODUCT([.$D$8:.$D$57]; [.J217:.J266])" office:value-type="float" office:value="-2.33165241302148E+051" calcext:value-type="float">
            <text:p>-2.33165241302148E+0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66] + 1" office:value-type="float" office:value="209" calcext:value-type="float">
            <text:p>209</text:p>
          </table:table-cell>
          <table:table-cell table:style-name="ce14" table:formula="of:=SIN(0.8 * [.$I267])" office:value-type="float" office:value="-0.640837988218386" calcext:value-type="float">
            <text:p>-0.640837988218386</text:p>
          </table:table-cell>
          <table:table-cell table:formula="of:=-SUMPRODUCT([.$G$8:.$G$56]; [.K218:.K266]) + SUMPRODUCT([.$D$8:.$D$57]; [.J218:.J267])" office:value-type="float" office:value="4.16566267470957E+051" calcext:value-type="float">
            <text:p>4.16566267470957E+0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67] + 1" office:value-type="float" office:value="210" calcext:value-type="float">
            <text:p>210</text:p>
          </table:table-cell>
          <table:table-cell table:style-name="ce14" table:formula="of:=SIN(0.8 * [.$I268])" office:value-type="float" office:value="-0.997173288774081" calcext:value-type="float">
            <text:p>-0.997173288774081</text:p>
          </table:table-cell>
          <table:table-cell table:formula="of:=-SUMPRODUCT([.$G$8:.$G$56]; [.K219:.K267]) + SUMPRODUCT([.$D$8:.$D$57]; [.J219:.J268])" office:value-type="float" office:value="-7.44225229393514E+051" calcext:value-type="float">
            <text:p>-7.44225229393514E+0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68] + 1" office:value-type="float" office:value="211" calcext:value-type="float">
            <text:p>211</text:p>
          </table:table-cell>
          <table:table-cell table:style-name="ce14" table:formula="of:=SIN(0.8 * [.$I269])" office:value-type="float" office:value="-0.74863665312298" calcext:value-type="float">
            <text:p>-0.74863665312298</text:p>
          </table:table-cell>
          <table:table-cell table:formula="of:=-SUMPRODUCT([.$G$8:.$G$56]; [.K220:.K268]) + SUMPRODUCT([.$D$8:.$D$57]; [.J220:.J269])" office:value-type="float" office:value="1.3296112415162E+052" calcext:value-type="float">
            <text:p>1.3296112415162E+0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69] + 1" office:value-type="float" office:value="212" calcext:value-type="float">
            <text:p>212</text:p>
          </table:table-cell>
          <table:table-cell table:style-name="ce14" table:formula="of:=SIN(0.8 * [.$I270])" office:value-type="float" office:value="-0.0459870694138839" calcext:value-type="float">
            <text:p>-0.0459870694138839</text:p>
          </table:table-cell>
          <table:table-cell table:formula="of:=-SUMPRODUCT([.$G$8:.$G$56]; [.K221:.K269]) + SUMPRODUCT([.$D$8:.$D$57]; [.J221:.J270])" office:value-type="float" office:value="-2.37544493755865E+052" calcext:value-type="float">
            <text:p>-2.37544493755865E+0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70] + 1" office:value-type="float" office:value="213" calcext:value-type="float">
            <text:p>213</text:p>
          </table:table-cell>
          <table:table-cell table:style-name="ce14" table:formula="of:=SIN(0.8 * [.$I271])" office:value-type="float" office:value="0.684557653515231" calcext:value-type="float">
            <text:p>0.684557653515231</text:p>
          </table:table-cell>
          <table:table-cell table:formula="of:=-SUMPRODUCT([.$G$8:.$G$56]; [.K222:.K270]) + SUMPRODUCT([.$D$8:.$D$57]; [.J222:.J271])" office:value-type="float" office:value="4.24390113078348E+052" calcext:value-type="float">
            <text:p>4.24390113078348E+0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71] + 1" office:value-type="float" office:value="214" calcext:value-type="float">
            <text:p>214</text:p>
          </table:table-cell>
          <table:table-cell table:style-name="ce14" table:formula="of:=SIN(0.8 * [.$I272])" office:value-type="float" office:value="0.999858889691925" calcext:value-type="float">
            <text:p>0.999858889691925</text:p>
          </table:table-cell>
          <table:table-cell table:formula="of:=-SUMPRODUCT([.$G$8:.$G$56]; [.K223:.K271]) + SUMPRODUCT([.$D$8:.$D$57]; [.J223:.J272])" office:value-type="float" office:value="-7.58203085371268E+052" calcext:value-type="float">
            <text:p>-7.58203085371268E+0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72] + 1" office:value-type="float" office:value="215" calcext:value-type="float">
            <text:p>215</text:p>
          </table:table-cell>
          <table:table-cell table:style-name="ce14" table:formula="of:=SIN(0.8 * [.$I273])" office:value-type="float" office:value="0.708659140182316" calcext:value-type="float">
            <text:p>0.708659140182316</text:p>
          </table:table-cell>
          <table:table-cell table:formula="of:=-SUMPRODUCT([.$G$8:.$G$56]; [.K224:.K272]) + SUMPRODUCT([.$D$8:.$D$57]; [.J224:.J273])" office:value-type="float" office:value="1.35458367419691E+053" calcext:value-type="float">
            <text:p>1.35458367419691E+0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73] + 1" office:value-type="float" office:value="216" calcext:value-type="float">
            <text:p>216</text:p>
          </table:table-cell>
          <table:table-cell table:style-name="ce14" table:formula="of:=SIN(0.8 * [.$I274])" office:value-type="float" office:value="-0.012403734481508" calcext:value-type="float">
            <text:p>-0.012403734481508</text:p>
          </table:table-cell>
          <table:table-cell table:formula="of:=-SUMPRODUCT([.$G$8:.$G$56]; [.K225:.K273]) + SUMPRODUCT([.$D$8:.$D$57]; [.J225:.J274])" office:value-type="float" office:value="-2.42005996256572E+053" calcext:value-type="float">
            <text:p>-2.42005996256572E+0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74] + 1" office:value-type="float" office:value="217" calcext:value-type="float">
            <text:p>217</text:p>
          </table:table-cell>
          <table:table-cell table:style-name="ce14" table:formula="of:=SIN(0.8 * [.$I275])" office:value-type="float" office:value="-0.72594267025077" calcext:value-type="float">
            <text:p>-0.72594267025077</text:p>
          </table:table-cell>
          <table:table-cell table:formula="of:=-SUMPRODUCT([.$G$8:.$G$56]; [.K226:.K274]) + SUMPRODUCT([.$D$8:.$D$57]; [.J226:.J275])" office:value-type="float" office:value="4.32360904237667E+053" calcext:value-type="float">
            <text:p>4.32360904237667E+0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75] + 1" office:value-type="float" office:value="218" calcext:value-type="float">
            <text:p>218</text:p>
          </table:table-cell>
          <table:table-cell table:style-name="ce14" table:formula="of:=SIN(0.8 * [.$I276])" office:value-type="float" office:value="-0.999134523448701" calcext:value-type="float">
            <text:p>-0.999134523448701</text:p>
          </table:table-cell>
          <table:table-cell table:formula="of:=-SUMPRODUCT([.$G$8:.$G$56]; [.K227:.K275]) + SUMPRODUCT([.$D$8:.$D$57]; [.J227:.J276])" office:value-type="float" office:value="-7.72443470016445E+053" calcext:value-type="float">
            <text:p>-7.72443470016445E+0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76] + 1" office:value-type="float" office:value="219" calcext:value-type="float">
            <text:p>219</text:p>
          </table:table-cell>
          <table:table-cell table:style-name="ce14" table:formula="of:=SIN(0.8 * [.$I277])" office:value-type="float" office:value="-0.666264781803419" calcext:value-type="float">
            <text:p>-0.666264781803419</text:p>
          </table:table-cell>
          <table:table-cell table:formula="of:=-SUMPRODUCT([.$G$8:.$G$56]; [.K228:.K276]) + SUMPRODUCT([.$D$8:.$D$57]; [.J228:.J277])" office:value-type="float" office:value="1.38002513299181E+054" calcext:value-type="float">
            <text:p>1.38002513299181E+0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77] + 1" office:value-type="float" office:value="220" calcext:value-type="float">
            <text:p>220</text:p>
          </table:table-cell>
          <table:table-cell table:style-name="ce14" table:formula="of:=SIN(0.8 * [.$I278])" office:value-type="float" office:value="0.0707522360803532" calcext:value-type="float">
            <text:p>0.0707522360803532</text:p>
          </table:table-cell>
          <table:table-cell table:formula="of:=-SUMPRODUCT([.$G$8:.$G$56]; [.K229:.K277]) + SUMPRODUCT([.$D$8:.$D$57]; [.J229:.J278])" office:value-type="float" office:value="-2.46551293604505E+054" calcext:value-type="float">
            <text:p>-2.46551293604505E+0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78] + 1" office:value-type="float" office:value="221" calcext:value-type="float">
            <text:p>221</text:p>
          </table:table-cell>
          <table:table-cell table:style-name="ce14" table:formula="of:=SIN(0.8 * [.$I279])" office:value-type="float" office:value="0.764851896960428" calcext:value-type="float">
            <text:p>0.764851896960428</text:p>
          </table:table-cell>
          <table:table-cell table:formula="of:=-SUMPRODUCT([.$G$8:.$G$56]; [.K230:.K278]) + SUMPRODUCT([.$D$8:.$D$57]; [.J230:.J279])" office:value-type="float" office:value="4.4048140084428E+054" calcext:value-type="float">
            <text:p>4.4048140084428E+0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79] + 1" office:value-type="float" office:value="222" calcext:value-type="float">
            <text:p>222</text:p>
          </table:table-cell>
          <table:table-cell table:style-name="ce14" table:formula="of:=SIN(0.8 * [.$I280])" office:value-type="float" office:value="0.995002660458111" calcext:value-type="float">
            <text:p>0.995002660458111</text:p>
          </table:table-cell>
          <table:table-cell table:formula="of:=-SUMPRODUCT([.$G$8:.$G$56]; [.K231:.K279]) + SUMPRODUCT([.$D$8:.$D$57]; [.J231:.J280])" office:value-type="float" office:value="-7.86951314078176E+054" calcext:value-type="float">
            <text:p>-7.86951314078176E+0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80] + 1" office:value-type="float" office:value="223" calcext:value-type="float">
            <text:p>223</text:p>
          </table:table-cell>
          <table:table-cell table:style-name="ce14" table:formula="of:=SIN(0.8 * [.$I281])" office:value-type="float" office:value="0.621598161758469" calcext:value-type="float">
            <text:p>0.621598161758469</text:p>
          </table:table-cell>
          <table:table-cell table:formula="of:=-SUMPRODUCT([.$G$8:.$G$56]; [.K232:.K280]) + SUMPRODUCT([.$D$8:.$D$57]; [.J232:.J281])" office:value-type="float" office:value="1.40594442703451E+055" calcext:value-type="float">
            <text:p>1.40594442703451E+0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81] + 1" office:value-type="float" office:value="224" calcext:value-type="float">
            <text:p>224</text:p>
          </table:table-cell>
          <table:table-cell table:style-name="ce14" table:formula="of:=SIN(0.8 * [.$I282])" office:value-type="float" office:value="-0.128859440828142" calcext:value-type="float">
            <text:p>-0.128859440828142</text:p>
          </table:table-cell>
          <table:table-cell table:formula="of:=-SUMPRODUCT([.$G$8:.$G$56]; [.K233:.K281]) + SUMPRODUCT([.$D$8:.$D$57]; [.J233:.J282])" office:value-type="float" office:value="-2.51181959613962E+055" calcext:value-type="float">
            <text:p>-2.51181959613962E+0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82] + 1" office:value-type="float" office:value="225" calcext:value-type="float">
            <text:p>225</text:p>
          </table:table-cell>
          <table:table-cell table:style-name="ce14" table:formula="of:=SIN(0.8 * [.$I283])" office:value-type="float" office:value="-0.801152635733834" calcext:value-type="float">
            <text:p>-0.801152635733834</text:p>
          </table:table-cell>
          <table:table-cell table:formula="of:=-SUMPRODUCT([.$G$8:.$G$56]; [.K234:.K282]) + SUMPRODUCT([.$D$8:.$D$57]; [.J234:.J283])" office:value-type="float" office:value="4.48754414629231E+055" calcext:value-type="float">
            <text:p>4.48754414629231E+0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83] + 1" office:value-type="float" office:value="226" calcext:value-type="float">
            <text:p>226</text:p>
          </table:table-cell>
          <table:table-cell table:style-name="ce14" table:formula="of:=SIN(0.8 * [.$I284])" office:value-type="float" office:value="-0.987477392225726" calcext:value-type="float">
            <text:p>-0.987477392225726</text:p>
          </table:table-cell>
          <table:table-cell table:formula="of:=-SUMPRODUCT([.$G$8:.$G$56]; [.K235:.K283]) + SUMPRODUCT([.$D$8:.$D$57]; [.J235:.J284])" office:value-type="float" office:value="-8.01731640913715E+055" calcext:value-type="float">
            <text:p>-8.01731640913715E+0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84] + 1" office:value-type="float" office:value="227" calcext:value-type="float">
            <text:p>227</text:p>
          </table:table-cell>
          <table:table-cell table:style-name="ce14" table:formula="of:=SIN(0.8 * [.$I285])" office:value-type="float" office:value="-0.574811613250766" calcext:value-type="float">
            <text:p>-0.574811613250766</text:p>
          </table:table-cell>
          <table:table-cell table:formula="of:=-SUMPRODUCT([.$G$8:.$G$56]; [.K236:.K284]) + SUMPRODUCT([.$D$8:.$D$57]; [.J236:.J285])" office:value-type="float" office:value="1.43235053090958E+056" calcext:value-type="float">
            <text:p>1.43235053090958E+0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85] + 1" office:value-type="float" office:value="228" calcext:value-type="float">
            <text:p>228</text:p>
          </table:table-cell>
          <table:table-cell table:style-name="ce14" table:formula="of:=SIN(0.8 * [.$I286])" office:value-type="float" office:value="0.186527177100758" calcext:value-type="float">
            <text:p>0.186527177100758</text:p>
          </table:table-cell>
          <table:table-cell table:formula="of:=-SUMPRODUCT([.$G$8:.$G$56]; [.K237:.K285]) + SUMPRODUCT([.$D$8:.$D$57]; [.J237:.J286])" office:value-type="float" office:value="-2.55899597658234E+056" calcext:value-type="float">
            <text:p>-2.55899597658234E+0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86] + 1" office:value-type="float" office:value="229" calcext:value-type="float">
            <text:p>229</text:p>
          </table:table-cell>
          <table:table-cell table:style-name="ce14" table:formula="of:=SIN(0.8 * [.$I287])" office:value-type="float" office:value="0.834721084774153" calcext:value-type="float">
            <text:p>0.834721084774153</text:p>
          </table:table-cell>
          <table:table-cell table:formula="of:=-SUMPRODUCT([.$G$8:.$G$56]; [.K238:.K286]) + SUMPRODUCT([.$D$8:.$D$57]; [.J238:.J287])" office:value-type="float" office:value="4.57182810132808E+056" calcext:value-type="float">
            <text:p>4.57182810132808E+0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87] + 1" office:value-type="float" office:value="230" calcext:value-type="float">
            <text:p>230</text:p>
          </table:table-cell>
          <table:table-cell table:style-name="ce14" table:formula="of:=SIN(0.8 * [.$I288])" office:value-type="float" office:value="0.976584383290628" calcext:value-type="float">
            <text:p>0.976584383290628</text:p>
          </table:table-cell>
          <table:table-cell table:formula="of:=-SUMPRODUCT([.$G$8:.$G$56]; [.K239:.K287]) + SUMPRODUCT([.$D$8:.$D$57]; [.J239:.J288])" office:value-type="float" office:value="-8.16789568227779E+056" calcext:value-type="float">
            <text:p>-8.16789568227779E+0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88] + 1" office:value-type="float" office:value="231" calcext:value-type="float">
            <text:p>231</text:p>
          </table:table-cell>
          <table:table-cell table:style-name="ce14" table:formula="of:=SIN(0.8 * [.$I289])" office:value-type="float" office:value="0.526064699390337" calcext:value-type="float">
            <text:p>0.526064699390337</text:p>
          </table:table-cell>
          <table:table-cell table:formula="of:=-SUMPRODUCT([.$G$8:.$G$56]; [.K240:.K288]) + SUMPRODUCT([.$D$8:.$D$57]; [.J240:.J289])" office:value-type="float" office:value="1.45925258776007E+057" calcext:value-type="float">
            <text:p>1.45925258776007E+05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89] + 1" office:value-type="float" office:value="232" calcext:value-type="float">
            <text:p>232</text:p>
          </table:table-cell>
          <table:table-cell table:style-name="ce14" table:formula="of:=SIN(0.8 * [.$I290])" office:value-type="float" office:value="-0.243558772058762" calcext:value-type="float">
            <text:p>-0.243558772058762</text:p>
          </table:table-cell>
          <table:table-cell table:formula="of:=-SUMPRODUCT([.$G$8:.$G$56]; [.K241:.K289]) + SUMPRODUCT([.$D$8:.$D$57]; [.J241:.J290])" office:value-type="float" office:value="-2.60705841224778E+057" calcext:value-type="float">
            <text:p>-2.60705841224778E+05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90] + 1" office:value-type="float" office:value="233" calcext:value-type="float">
            <text:p>233</text:p>
          </table:table-cell>
          <table:table-cell table:style-name="ce14" table:formula="of:=SIN(0.8 * [.$I291])" office:value-type="float" office:value="-0.865442760617685" calcext:value-type="float">
            <text:p>-0.865442760617685</text:p>
          </table:table-cell>
          <table:table-cell table:formula="of:=-SUMPRODUCT([.$G$8:.$G$56]; [.K242:.K290]) + SUMPRODUCT([.$D$8:.$D$57]; [.J242:.J291])" office:value-type="float" office:value="4.65769505696394E+057" calcext:value-type="float">
            <text:p>4.65769505696394E+05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91] + 1" office:value-type="float" office:value="234" calcext:value-type="float">
            <text:p>234</text:p>
          </table:table-cell>
          <table:table-cell table:style-name="ce14" table:formula="of:=SIN(0.8 * [.$I292])" office:value-type="float" office:value="-0.962360783697813" calcext:value-type="float">
            <text:p>-0.962360783697813</text:p>
          </table:table-cell>
          <table:table-cell table:formula="of:=-SUMPRODUCT([.$G$8:.$G$56]; [.K243:.K291]) + SUMPRODUCT([.$D$8:.$D$57]; [.J243:.J292])" office:value-type="float" office:value="-8.32130309844567E+057" calcext:value-type="float">
            <text:p>-8.32130309844567E+05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92] + 1" office:value-type="float" office:value="235" calcext:value-type="float">
            <text:p>235</text:p>
          </table:table-cell>
          <table:table-cell table:style-name="ce14" table:formula="of:=SIN(0.8 * [.$I293])" office:value-type="float" office:value="-0.475523669012056" calcext:value-type="float">
            <text:p>-0.475523669012056</text:p>
          </table:table-cell>
          <table:table-cell table:formula="of:=-SUMPRODUCT([.$G$8:.$G$56]; [.K244:.K292]) + SUMPRODUCT([.$D$8:.$D$57]; [.J244:.J293])" office:value-type="float" office:value="1.48665991245329E+058" calcext:value-type="float">
            <text:p>1.48665991245329E+05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93] + 1" office:value-type="float" office:value="236" calcext:value-type="float">
            <text:p>236</text:p>
          </table:table-cell>
          <table:table-cell table:style-name="ce14" table:formula="of:=SIN(0.8 * [.$I294])" office:value-type="float" office:value="0.299759722389691" calcext:value-type="float">
            <text:p>0.299759722389691</text:p>
          </table:table-cell>
          <table:table-cell table:formula="of:=-SUMPRODUCT([.$G$8:.$G$56]; [.K245:.K293]) + SUMPRODUCT([.$D$8:.$D$57]; [.J245:.J294])" office:value-type="float" office:value="-2.65602354480811E+058" calcext:value-type="float">
            <text:p>-2.65602354480811E+05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94] + 1" office:value-type="float" office:value="237" calcext:value-type="float">
            <text:p>237</text:p>
          </table:table-cell>
          <table:table-cell table:style-name="ce14" table:formula="of:=SIN(0.8 * [.$I295])" office:value-type="float" office:value="0.893212888573916" calcext:value-type="float">
            <text:p>0.893212888573916</text:p>
          </table:table-cell>
          <table:table-cell table:formula="of:=-SUMPRODUCT([.$G$8:.$G$56]; [.K246:.K294]) + SUMPRODUCT([.$D$8:.$D$57]; [.J246:.J295])" office:value-type="float" office:value="4.74517474472942E+058" calcext:value-type="float">
            <text:p>4.74517474472942E+05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95] + 1" office:value-type="float" office:value="238" calcext:value-type="float">
            <text:p>238</text:p>
          </table:table-cell>
          <table:table-cell table:style-name="ce14" table:formula="of:=SIN(0.8 * [.$I296])" office:value-type="float" office:value="0.944855102299924" calcext:value-type="float">
            <text:p>0.944855102299924</text:p>
          </table:table-cell>
          <table:table-cell table:formula="of:=-SUMPRODUCT([.$G$8:.$G$56]; [.K247:.K295]) + SUMPRODUCT([.$D$8:.$D$57]; [.J247:.J296])" office:value-type="float" office:value="-8.47759177513042E+058" calcext:value-type="float">
            <text:p>-8.47759177513042E+05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96] + 1" office:value-type="float" office:value="239" calcext:value-type="float">
            <text:p>239</text:p>
          </table:table-cell>
          <table:table-cell table:style-name="ce14" table:formula="of:=SIN(0.8 * [.$I297])" office:value-type="float" office:value="0.423360889692601" calcext:value-type="float">
            <text:p>0.423360889692601</text:p>
          </table:table-cell>
          <table:table-cell table:formula="of:=-SUMPRODUCT([.$G$8:.$G$56]; [.K248:.K296]) + SUMPRODUCT([.$D$8:.$D$57]; [.J248:.J297])" office:value-type="float" office:value="1.51458199480612E+059" calcext:value-type="float">
            <text:p>1.51458199480612E+05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97] + 1" office:value-type="float" office:value="240" calcext:value-type="float">
            <text:p>240</text:p>
          </table:table-cell>
          <table:table-cell table:style-name="ce14" table:formula="of:=SIN(0.8 * [.$I298])" office:value-type="float" office:value="-0.354938357651847" calcext:value-type="float">
            <text:p>-0.354938357651847</text:p>
          </table:table-cell>
          <table:table-cell table:formula="of:=-SUMPRODUCT([.$G$8:.$G$56]; [.K249:.K297]) + SUMPRODUCT([.$D$8:.$D$57]; [.J249:.J298])" office:value-type="float" office:value="-2.70590832849531E+059" calcext:value-type="float">
            <text:p>-2.70590832849531E+05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98] + 1" office:value-type="float" office:value="241" calcext:value-type="float">
            <text:p>241</text:p>
          </table:table-cell>
          <table:table-cell table:style-name="ce14" table:formula="of:=SIN(0.8 * [.$I299])" office:value-type="float" office:value="-0.917936760054057" calcext:value-type="float">
            <text:p>-0.917936760054057</text:p>
          </table:table-cell>
          <table:table-cell table:formula="of:=-SUMPRODUCT([.$G$8:.$G$56]; [.K250:.K298]) + SUMPRODUCT([.$D$8:.$D$57]; [.J250:.J299])" office:value-type="float" office:value="4.8342974545644E+059" calcext:value-type="float">
            <text:p>4.8342974545644E+05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299] + 1" office:value-type="float" office:value="242" calcext:value-type="float">
            <text:p>242</text:p>
          </table:table-cell>
          <table:table-cell table:style-name="ce14" table:formula="of:=SIN(0.8 * [.$I300])" office:value-type="float" office:value="-0.924127041320242" calcext:value-type="float">
            <text:p>-0.924127041320242</text:p>
          </table:table-cell>
          <table:table-cell table:formula="of:=-SUMPRODUCT([.$G$8:.$G$56]; [.K251:.K299]) + SUMPRODUCT([.$D$8:.$D$57]; [.J251:.J300])" office:value-type="float" office:value="-8.63681582746137E+059" calcext:value-type="float">
            <text:p>-8.63681582746137E+05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00] + 1" office:value-type="float" office:value="243" calcext:value-type="float">
            <text:p>243</text:p>
          </table:table-cell>
          <table:table-cell table:style-name="ce14" table:formula="of:=SIN(0.8 * [.$I301])" office:value-type="float" office:value="-0.369754259899868" calcext:value-type="float">
            <text:p>-0.369754259899868</text:p>
          </table:table-cell>
          <table:table-cell table:formula="of:=-SUMPRODUCT([.$G$8:.$G$56]; [.K252:.K300]) + SUMPRODUCT([.$D$8:.$D$57]; [.J252:.J301])" office:value-type="float" office:value="1.54302850287082E+060" calcext:value-type="float">
            <text:p>1.54302850287082E+06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01] + 1" office:value-type="float" office:value="244" calcext:value-type="float">
            <text:p>244</text:p>
          </table:table-cell>
          <table:table-cell table:style-name="ce14" table:formula="of:=SIN(0.8 * [.$I302])" office:value-type="float" office:value="0.408906493956388" calcext:value-type="float">
            <text:p>0.408906493956388</text:p>
          </table:table-cell>
          <table:table-cell table:formula="of:=-SUMPRODUCT([.$G$8:.$G$56]; [.K253:.K301]) + SUMPRODUCT([.$D$8:.$D$57]; [.J253:.J302])" office:value-type="float" office:value="-2.7567300359716E+060" calcext:value-type="float">
            <text:p>-2.7567300359716E+06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02] + 1" office:value-type="float" office:value="245" calcext:value-type="float">
            <text:p>245</text:p>
          </table:table-cell>
          <table:table-cell table:style-name="ce14" table:formula="of:=SIN(0.8 * [.$I303])" office:value-type="float" office:value="0.939530055569939" calcext:value-type="float">
            <text:p>0.939530055569939</text:p>
          </table:table-cell>
          <table:table-cell table:formula="of:=-SUMPRODUCT([.$G$8:.$G$56]; [.K254:.K302]) + SUMPRODUCT([.$D$8:.$D$57]; [.J254:.J303])" office:value-type="float" office:value="4.92509404530695E+060" calcext:value-type="float">
            <text:p>4.92509404530695E+06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03] + 1" office:value-type="float" office:value="246" calcext:value-type="float">
            <text:p>246</text:p>
          </table:table-cell>
          <table:table-cell table:style-name="ce14" table:formula="of:=SIN(0.8 * [.$I304])" office:value-type="float" office:value="0.900247292741404" calcext:value-type="float">
            <text:p>0.900247292741404</text:p>
          </table:table-cell>
          <table:table-cell table:formula="of:=-SUMPRODUCT([.$G$8:.$G$56]; [.K255:.K303]) + SUMPRODUCT([.$D$8:.$D$57]; [.J255:.J304])" office:value-type="float" office:value="-8.79903038694497E+060" calcext:value-type="float">
            <text:p>-8.79903038694497E+06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04] + 1" office:value-type="float" office:value="247" calcext:value-type="float">
            <text:p>247</text:p>
          </table:table-cell>
          <table:table-cell table:style-name="ce14" table:formula="of:=SIN(0.8 * [.$I305])" office:value-type="float" office:value="0.314886602279166" calcext:value-type="float">
            <text:p>0.314886602279166</text:p>
          </table:table-cell>
          <table:table-cell table:formula="of:=-SUMPRODUCT([.$G$8:.$G$56]; [.K256:.K304]) + SUMPRODUCT([.$D$8:.$D$57]; [.J256:.J305])" office:value-type="float" office:value="1.57200928628269E+061" calcext:value-type="float">
            <text:p>1.57200928628269E+06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05] + 1" office:value-type="float" office:value="248" calcext:value-type="float">
            <text:p>248</text:p>
          </table:table-cell>
          <table:table-cell table:style-name="ce14" table:formula="of:=SIN(0.8 * [.$I306])" office:value-type="float" office:value="-0.461480075758533" calcext:value-type="float">
            <text:p>-0.461480075758533</text:p>
          </table:table-cell>
          <table:table-cell table:formula="of:=-SUMPRODUCT([.$G$8:.$G$56]; [.K257:.K305]) + SUMPRODUCT([.$D$8:.$D$57]; [.J257:.J306])" office:value-type="float" office:value="-2.80850626431011E+061" calcext:value-type="float">
            <text:p>-2.80850626431011E+06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06] + 1" office:value-type="float" office:value="249" calcext:value-type="float">
            <text:p>249</text:p>
          </table:table-cell>
          <table:table-cell table:style-name="ce14" table:formula="of:=SIN(0.8 * [.$I307])" office:value-type="float" office:value="-0.957919132301198" calcext:value-type="float">
            <text:p>-0.957919132301198</text:p>
          </table:table-cell>
          <table:table-cell table:formula="of:=-SUMPRODUCT([.$G$8:.$G$56]; [.K258:.K306]) + SUMPRODUCT([.$D$8:.$D$57]; [.J258:.J307])" office:value-type="float" office:value="5.01759595537832E+061" calcext:value-type="float">
            <text:p>5.01759595537832E+06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07] + 1" office:value-type="float" office:value="250" calcext:value-type="float">
            <text:p>250</text:p>
          </table:table-cell>
          <table:table-cell table:style-name="ce14" table:formula="of:=SIN(0.8 * [.$I308])" office:value-type="float" office:value="-0.873297297213985" calcext:value-type="float">
            <text:p>-0.873297297213985</text:p>
          </table:table-cell>
          <table:table-cell table:formula="of:=-SUMPRODUCT([.$G$8:.$G$56]; [.K259:.K307]) + SUMPRODUCT([.$D$8:.$D$57]; [.J259:.J308])" office:value-type="float" office:value="-8.96429162055409E+061" calcext:value-type="float">
            <text:p>-8.96429162055409E+06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08] + 1" office:value-type="float" office:value="251" calcext:value-type="float">
            <text:p>251</text:p>
          </table:table-cell>
          <table:table-cell table:style-name="ce14" table:formula="of:=SIN(0.8 * [.$I309])" office:value-type="float" office:value="-0.258945040146256" calcext:value-type="float">
            <text:p>-0.258945040146256</text:p>
          </table:table-cell>
          <table:table-cell table:formula="of:=-SUMPRODUCT([.$G$8:.$G$56]; [.K260:.K308]) + SUMPRODUCT([.$D$8:.$D$57]; [.J260:.J309])" office:value-type="float" office:value="1.60153437967042E+062" calcext:value-type="float">
            <text:p>1.60153437967042E+06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09] + 1" office:value-type="float" office:value="252" calcext:value-type="float">
            <text:p>252</text:p>
          </table:table-cell>
          <table:table-cell table:style-name="ce14" table:formula="of:=SIN(0.8 * [.$I310])" office:value-type="float" office:value="0.512479803569834" calcext:value-type="float">
            <text:p>0.512479803569834</text:p>
          </table:table-cell>
          <table:table-cell table:formula="of:=-SUMPRODUCT([.$G$8:.$G$56]; [.K261:.K309]) + SUMPRODUCT([.$D$8:.$D$57]; [.J261:.J310])" office:value-type="float" office:value="-2.8612549410879E+062" calcext:value-type="float">
            <text:p>-2.8612549410879E+06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10] + 1" office:value-type="float" office:value="253" calcext:value-type="float">
            <text:p>253</text:p>
          </table:table-cell>
          <table:table-cell table:style-name="ce14" table:formula="of:=SIN(0.8 * [.$I311])" office:value-type="float" office:value="0.973041275250313" calcext:value-type="float">
            <text:p>0.973041275250313</text:p>
          </table:table-cell>
          <table:table-cell table:formula="of:=-SUMPRODUCT([.$G$8:.$G$56]; [.K262:.K310]) + SUMPRODUCT([.$D$8:.$D$57]; [.J262:.J311])" office:value-type="float" office:value="5.11183521366844E+062" calcext:value-type="float">
            <text:p>5.11183521366844E+06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11] + 1" office:value-type="float" office:value="254" calcext:value-type="float">
            <text:p>254</text:p>
          </table:table-cell>
          <table:table-cell table:style-name="ce14" table:formula="of:=SIN(0.8 * [.$I312])" office:value-type="float" office:value="0.843368966307384" calcext:value-type="float">
            <text:p>0.843368966307384</text:p>
          </table:table-cell>
          <table:table-cell table:formula="of:=-SUMPRODUCT([.$G$8:.$G$56]; [.K263:.K311]) + SUMPRODUCT([.$D$8:.$D$57]; [.J263:.J312])" office:value-type="float" office:value="-9.13265675017595E+062" calcext:value-type="float">
            <text:p>-9.13265675017595E+06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12] + 1" office:value-type="float" office:value="255" calcext:value-type="float">
            <text:p>255</text:p>
          </table:table-cell>
          <table:table-cell table:style-name="ce14" table:formula="of:=SIN(0.8 * [.$I313])" office:value-type="float" office:value="0.202120359312796" calcext:value-type="float">
            <text:p>0.202120359312796</text:p>
          </table:table-cell>
          <table:table-cell table:formula="of:=-SUMPRODUCT([.$G$8:.$G$56]; [.K264:.K312]) + SUMPRODUCT([.$D$8:.$D$57]; [.J264:.J313])" office:value-type="float" office:value="1.63161400613068E+063" calcext:value-type="float">
            <text:p>1.63161400613068E+06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13] + 1" office:value-type="float" office:value="256" calcext:value-type="float">
            <text:p>256</text:p>
          </table:table-cell>
          <table:table-cell table:style-name="ce14" table:formula="of:=SIN(0.8 * [.$I314])" office:value-type="float" office:value="-0.561731745449641" calcext:value-type="float">
            <text:p>-0.561731745449641</text:p>
          </table:table-cell>
          <table:table-cell table:formula="of:=-SUMPRODUCT([.$G$8:.$G$56]; [.K265:.K313]) + SUMPRODUCT([.$D$8:.$D$57]; [.J265:.J314])" office:value-type="float" office:value="-2.91499433059335E+063" calcext:value-type="float">
            <text:p>-2.91499433059335E+06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14] + 1" office:value-type="float" office:value="257" calcext:value-type="float">
            <text:p>257</text:p>
          </table:table-cell>
          <table:table-cell table:style-name="ce14" table:formula="of:=SIN(0.8 * [.$I315])" office:value-type="float" office:value="-0.984844911128914" calcext:value-type="float">
            <text:p>-0.984844911128914</text:p>
          </table:table-cell>
          <table:table-cell table:formula="of:=-SUMPRODUCT([.$G$8:.$G$56]; [.K266:.K314]) + SUMPRODUCT([.$D$8:.$D$57]; [.J266:.J315])" office:value-type="float" office:value="5.20784445062605E+063" calcext:value-type="float">
            <text:p>5.20784445062605E+06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15] + 1" office:value-type="float" office:value="258" calcext:value-type="float">
            <text:p>258</text:p>
          </table:table-cell>
          <table:table-cell table:style-name="ce14" table:formula="of:=SIN(0.8 * [.$I316])" office:value-type="float" office:value="-0.810564369050191" calcext:value-type="float">
            <text:p>-0.810564369050191</text:p>
          </table:table-cell>
          <table:table-cell table:formula="of:=-SUMPRODUCT([.$G$8:.$G$56]; [.K267:.K315]) + SUMPRODUCT([.$D$8:.$D$57]; [.J267:.J316])" office:value-type="float" office:value="-9.30418407242523E+063" calcext:value-type="float">
            <text:p>-9.30418407242523E+06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16] + 1" office:value-type="float" office:value="259" calcext:value-type="float">
            <text:p>259</text:p>
          </table:table-cell>
          <table:table-cell table:style-name="ce14" table:formula="of:=SIN(0.8 * [.$I317])" office:value-type="float" office:value="-0.144606357421124" calcext:value-type="float">
            <text:p>-0.144606357421124</text:p>
          </table:table-cell>
          <table:table-cell table:formula="of:=-SUMPRODUCT([.$G$8:.$G$56]; [.K268:.K316]) + SUMPRODUCT([.$D$8:.$D$57]; [.J268:.J317])" office:value-type="float" office:value="1.6622585807678E+064" calcext:value-type="float">
            <text:p>1.6622585807678E+06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17] + 1" office:value-type="float" office:value="260" calcext:value-type="float">
            <text:p>260</text:p>
          </table:table-cell>
          <table:table-cell table:style-name="ce14" table:formula="of:=SIN(0.8 * [.$I318])" office:value-type="float" office:value="0.609067930191055" calcext:value-type="float">
            <text:p>0.609067930191055</text:p>
          </table:table-cell>
          <table:table-cell table:formula="of:=-SUMPRODUCT([.$G$8:.$G$56]; [.K269:.K317]) + SUMPRODUCT([.$D$8:.$D$57]; [.J269:.J318])" office:value-type="float" office:value="-2.96974304015028E+064" calcext:value-type="float">
            <text:p>-2.96974304015028E+06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18] + 1" office:value-type="float" office:value="261" calcext:value-type="float">
            <text:p>261</text:p>
          </table:table-cell>
          <table:table-cell table:style-name="ce14" table:formula="of:=SIN(0.8 * [.$I319])" office:value-type="float" office:value="0.993289784245764" calcext:value-type="float">
            <text:p>0.993289784245764</text:p>
          </table:table-cell>
          <table:table-cell table:formula="of:=-SUMPRODUCT([.$G$8:.$G$56]; [.K270:.K318]) + SUMPRODUCT([.$D$8:.$D$57]; [.J270:.J319])" office:value-type="float" office:value="5.30565690955696E+064" calcext:value-type="float">
            <text:p>5.30565690955696E+06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19] + 1" office:value-type="float" office:value="262" calcext:value-type="float">
            <text:p>262</text:p>
          </table:table-cell>
          <table:table-cell table:style-name="ce14" table:formula="of:=SIN(0.8 * [.$I320])" office:value-type="float" office:value="0.774995383828941" calcext:value-type="float">
            <text:p>0.774995383828941</text:p>
          </table:table-cell>
          <table:table-cell table:formula="of:=-SUMPRODUCT([.$G$8:.$G$56]; [.K271:.K319]) + SUMPRODUCT([.$D$8:.$D$57]; [.J271:.J320])" office:value-type="float" office:value="-9.47893297882936E+064" calcext:value-type="float">
            <text:p>-9.47893297882936E+06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20] + 1" office:value-type="float" office:value="263" calcext:value-type="float">
            <text:p>263</text:p>
          </table:table-cell>
          <table:table-cell table:style-name="ce14" table:formula="of:=SIN(0.8 * [.$I321])" office:value-type="float" office:value="0.0865991830076814" calcext:value-type="float">
            <text:p>0.0865991830076814</text:p>
          </table:table-cell>
          <table:table-cell table:formula="of:=-SUMPRODUCT([.$G$8:.$G$56]; [.K272:.K320]) + SUMPRODUCT([.$D$8:.$D$57]; [.J272:.J321])" office:value-type="float" office:value="1.69347871430009E+065" calcext:value-type="float">
            <text:p>1.69347871430009E+06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21] + 1" office:value-type="float" office:value="264" calcext:value-type="float">
            <text:p>264</text:p>
          </table:table-cell>
          <table:table-cell table:style-name="ce14" table:formula="of:=SIN(0.8 * [.$I322])" office:value-type="float" office:value="-0.654326920178101" calcext:value-type="float">
            <text:p>-0.654326920178101</text:p>
          </table:table-cell>
          <table:table-cell table:formula="of:=-SUMPRODUCT([.$G$8:.$G$56]; [.K273:.K321]) + SUMPRODUCT([.$D$8:.$D$57]; [.J273:.J322])" office:value-type="float" office:value="-3.02552002656068E+065" calcext:value-type="float">
            <text:p>-3.02552002656068E+06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22] + 1" office:value-type="float" office:value="265" calcext:value-type="float">
            <text:p>265</text:p>
          </table:table-cell>
          <table:table-cell table:style-name="ce14" table:formula="of:=SIN(0.8 * [.$I323])" office:value-type="float" office:value="-0.998347093796771" calcext:value-type="float">
            <text:p>-0.998347093796771</text:p>
          </table:table-cell>
          <table:table-cell table:formula="of:=-SUMPRODUCT([.$G$8:.$G$56]; [.K274:.K322]) + SUMPRODUCT([.$D$8:.$D$57]; [.J274:.J323])" office:value-type="float" office:value="5.40530645813461E+065" calcext:value-type="float">
            <text:p>5.40530645813461E+06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23] + 1" office:value-type="float" office:value="266" calcext:value-type="float">
            <text:p>266</text:p>
          </table:table-cell>
          <table:table-cell table:style-name="ce14" table:formula="of:=SIN(0.8 * [.$I324])" office:value-type="float" office:value="-0.736783316832799" calcext:value-type="float">
            <text:p>-0.736783316832799</text:p>
          </table:table-cell>
          <table:table-cell table:formula="of:=-SUMPRODUCT([.$G$8:.$G$56]; [.K275:.K323]) + SUMPRODUCT([.$D$8:.$D$57]; [.J275:.J324])" office:value-type="float" office:value="-9.65696397639288E+065" calcext:value-type="float">
            <text:p>-9.65696397639288E+06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24] + 1" office:value-type="float" office:value="267" calcext:value-type="float">
            <text:p>267</text:p>
          </table:table-cell>
          <table:table-cell table:style-name="ce14" table:formula="of:=SIN(0.8 * [.$I325])" office:value-type="float" office:value="-0.0282966665481559" calcext:value-type="float">
            <text:p>-0.0282966665481559</text:p>
          </table:table-cell>
          <table:table-cell table:formula="of:=-SUMPRODUCT([.$G$8:.$G$56]; [.K276:.K324]) + SUMPRODUCT([.$D$8:.$D$57]; [.J276:.J325])" office:value-type="float" office:value="1.72528521673373E+066" calcext:value-type="float">
            <text:p>1.72528521673373E+06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25] + 1" office:value-type="float" office:value="268" calcext:value-type="float">
            <text:p>268</text:p>
          </table:table-cell>
          <table:table-cell table:style-name="ce14" table:formula="of:=SIN(0.8 * [.$I326])" office:value-type="float" office:value="0.697354361960248" calcext:value-type="float">
            <text:p>0.697354361960248</text:p>
          </table:table-cell>
          <table:table-cell table:formula="of:=-SUMPRODUCT([.$G$8:.$G$56]; [.K277:.K325]) + SUMPRODUCT([.$D$8:.$D$57]; [.J277:.J326])" office:value-type="float" office:value="-3.08234460266857E+066" calcext:value-type="float">
            <text:p>-3.08234460266857E+06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26] + 1" office:value-type="float" office:value="269" calcext:value-type="float">
            <text:p>269</text:p>
          </table:table-cell>
          <table:table-cell table:style-name="ce14" table:formula="of:=SIN(0.8 * [.$I327])" office:value-type="float" office:value="0.999999592088625" calcext:value-type="float">
            <text:p>0.999999592088625</text:p>
          </table:table-cell>
          <table:table-cell table:formula="of:=-SUMPRODUCT([.$G$8:.$G$56]; [.K278:.K326]) + SUMPRODUCT([.$D$8:.$D$57]; [.J278:.J327])" office:value-type="float" office:value="5.50682760012681E+066" calcext:value-type="float">
            <text:p>5.50682760012681E+06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27] + 1" office:value-type="float" office:value="270" calcext:value-type="float">
            <text:p>270</text:p>
          </table:table-cell>
          <table:table-cell table:style-name="ce14" table:formula="of:=SIN(0.8 * [.$I328])" office:value-type="float" office:value="0.696058488344887" calcext:value-type="float">
            <text:p>0.696058488344887</text:p>
          </table:table-cell>
          <table:table-cell table:formula="of:=-SUMPRODUCT([.$G$8:.$G$56]; [.K279:.K327]) + SUMPRODUCT([.$D$8:.$D$57]; [.J279:.J328])" office:value-type="float" office:value="-9.83833870854807E+066" calcext:value-type="float">
            <text:p>-9.83833870854807E+06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28] + 1" office:value-type="float" office:value="271" calcext:value-type="float">
            <text:p>271</text:p>
          </table:table-cell>
          <table:table-cell table:style-name="ce14" table:formula="of:=SIN(0.8 * [.$I329])" office:value-type="float" office:value="-0.0301023542327766" calcext:value-type="float">
            <text:p>-0.0301023542327766</text:p>
          </table:table-cell>
          <table:table-cell table:formula="of:=-SUMPRODUCT([.$G$8:.$G$56]; [.K280:.K328]) + SUMPRODUCT([.$D$8:.$D$57]; [.J280:.J329])" office:value-type="float" office:value="1.75768910110581E+067" calcext:value-type="float">
            <text:p>1.75768910110581E+06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29] + 1" office:value-type="float" office:value="272" calcext:value-type="float">
            <text:p>272</text:p>
          </table:table-cell>
          <table:table-cell table:style-name="ce14" table:formula="of:=SIN(0.8 * [.$I330])" office:value-type="float" office:value="-0.738003512667128" calcext:value-type="float">
            <text:p>-0.738003512667128</text:p>
          </table:table-cell>
          <table:table-cell table:formula="of:=-SUMPRODUCT([.$G$8:.$G$56]; [.K281:.K329]) + SUMPRODUCT([.$D$8:.$D$57]; [.J281:.J330])" office:value-type="float" office:value="-3.14023644404704E+067" calcext:value-type="float">
            <text:p>-3.14023644404704E+06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30] + 1" office:value-type="float" office:value="273" calcext:value-type="float">
            <text:p>273</text:p>
          </table:table-cell>
          <table:table-cell table:style-name="ce14" table:formula="of:=SIN(0.8 * [.$I331])" office:value-type="float" office:value="-0.998241643361144" calcext:value-type="float">
            <text:p>-0.998241643361144</text:p>
          </table:table-cell>
          <table:table-cell table:formula="of:=-SUMPRODUCT([.$G$8:.$G$56]; [.K282:.K330]) + SUMPRODUCT([.$D$8:.$D$57]; [.J282:.J331])" office:value-type="float" office:value="5.61025548734265E+067" calcext:value-type="float">
            <text:p>5.61025548734265E+06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31] + 1" office:value-type="float" office:value="274" calcext:value-type="float">
            <text:p>274</text:p>
          </table:table-cell>
          <table:table-cell table:style-name="ce14" table:formula="of:=SIN(0.8 * [.$I332])" office:value-type="float" office:value="-0.652959788291789" calcext:value-type="float">
            <text:p>-0.652959788291789</text:p>
          </table:table-cell>
          <table:table-cell table:formula="of:=-SUMPRODUCT([.$G$8:.$G$56]; [.K283:.K331]) + SUMPRODUCT([.$D$8:.$D$57]; [.J283:.J332])" office:value-type="float" office:value="-1.00231199764991E+068" calcext:value-type="float">
            <text:p>-1.00231199764991E+06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32] + 1" office:value-type="float" office:value="275" calcext:value-type="float">
            <text:p>275</text:p>
          </table:table-cell>
          <table:table-cell table:style-name="ce14" table:formula="of:=SIN(0.8 * [.$I333])" office:value-type="float" office:value="0.0883987124875638" calcext:value-type="float">
            <text:p>0.0883987124875638</text:p>
          </table:table-cell>
          <table:table-cell table:formula="of:=-SUMPRODUCT([.$G$8:.$G$56]; [.K284:.K332]) + SUMPRODUCT([.$D$8:.$D$57]; [.J284:.J333])" office:value-type="float" office:value="1.79070158729758E+068" calcext:value-type="float">
            <text:p>1.79070158729758E+06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33] + 1" office:value-type="float" office:value="276" calcext:value-type="float">
            <text:p>276</text:p>
          </table:table-cell>
          <table:table-cell table:style-name="ce14" table:formula="of:=SIN(0.8 * [.$I334])" office:value-type="float" office:value="0.776135740467261" calcext:value-type="float">
            <text:p>0.776135740467261</text:p>
          </table:table-cell>
          <table:table-cell table:formula="of:=-SUMPRODUCT([.$G$8:.$G$56]; [.K285:.K333]) + SUMPRODUCT([.$D$8:.$D$57]; [.J285:.J334])" office:value-type="float" office:value="-3.19921559581103E+068" calcext:value-type="float">
            <text:p>-3.19921559581103E+06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34] + 1" office:value-type="float" office:value="277" calcext:value-type="float">
            <text:p>277</text:p>
          </table:table-cell>
          <table:table-cell table:style-name="ce14" table:formula="of:=SIN(0.8 * [.$I335])" office:value-type="float" office:value="0.993079243007769" calcext:value-type="float">
            <text:p>0.993079243007769</text:p>
          </table:table-cell>
          <table:table-cell table:formula="of:=-SUMPRODUCT([.$G$8:.$G$56]; [.K286:.K334]) + SUMPRODUCT([.$D$8:.$D$57]; [.J286:.J335])" office:value-type="float" office:value="5.71562593180392E+068" calcext:value-type="float">
            <text:p>5.71562593180392E+06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35] + 1" office:value-type="float" office:value="278" calcext:value-type="float">
            <text:p>278</text:p>
          </table:table-cell>
          <table:table-cell table:style-name="ce14" table:formula="of:=SIN(0.8 * [.$I336])" office:value-type="float" office:value="0.607634202566596" calcext:value-type="float">
            <text:p>0.607634202566596</text:p>
          </table:table-cell>
          <table:table-cell table:formula="of:=-SUMPRODUCT([.$G$8:.$G$56]; [.K287:.K335]) + SUMPRODUCT([.$D$8:.$D$57]; [.J287:.J336])" office:value-type="float" office:value="-1.02113717609668E+069" calcext:value-type="float">
            <text:p>-1.02113717609668E+06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36] + 1" office:value-type="float" office:value="279" calcext:value-type="float">
            <text:p>279</text:p>
          </table:table-cell>
          <table:table-cell table:style-name="ce14" table:formula="of:=SIN(0.8 * [.$I337])" office:value-type="float" office:value="-0.146393591493858" calcext:value-type="float">
            <text:p>-0.146393591493858</text:p>
          </table:table-cell>
          <table:table-cell table:formula="of:=-SUMPRODUCT([.$G$8:.$G$56]; [.K288:.K336]) + SUMPRODUCT([.$D$8:.$D$57]; [.J288:.J337])" office:value-type="float" office:value="1.82433410591937E+069" calcext:value-type="float">
            <text:p>1.82433410591937E+06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37] + 1" office:value-type="float" office:value="280" calcext:value-type="float">
            <text:p>280</text:p>
          </table:table-cell>
          <table:table-cell table:style-name="ce14" table:formula="of:=SIN(0.8 * [.$I338])" office:value-type="float" office:value="-0.811620997364992" calcext:value-type="float">
            <text:p>-0.811620997364992</text:p>
          </table:table-cell>
          <table:table-cell table:formula="of:=-SUMPRODUCT([.$G$8:.$G$56]; [.K289:.K337]) + SUMPRODUCT([.$D$8:.$D$57]; [.J289:.J338])" office:value-type="float" office:value="-3.25930247955787E+069" calcext:value-type="float">
            <text:p>-3.25930247955787E+06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38] + 1" office:value-type="float" office:value="281" calcext:value-type="float">
            <text:p>281</text:p>
          </table:table-cell>
          <table:table-cell table:style-name="ce14" table:formula="of:=SIN(0.8 * [.$I339])" office:value-type="float" office:value="-0.984529997128588" calcext:value-type="float">
            <text:p>-0.984529997128588</text:p>
          </table:table-cell>
          <table:table-cell table:formula="of:=-SUMPRODUCT([.$G$8:.$G$56]; [.K290:.K338]) + SUMPRODUCT([.$D$8:.$D$57]; [.J290:.J339])" office:value-type="float" office:value="5.82297541814501E+069" calcext:value-type="float">
            <text:p>5.82297541814501E+06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39] + 1" office:value-type="float" office:value="282" calcext:value-type="float">
            <text:p>282</text:p>
          </table:table-cell>
          <table:table-cell table:style-name="ce14" table:formula="of:=SIN(0.8 * [.$I340])" office:value-type="float" office:value="-0.560236311741061" calcext:value-type="float">
            <text:p>-0.560236311741061</text:p>
          </table:table-cell>
          <table:table-cell table:formula="of:=-SUMPRODUCT([.$G$8:.$G$56]; [.K291:.K339]) + SUMPRODUCT([.$D$8:.$D$57]; [.J291:.J340])" office:value-type="float" office:value="-1.04031592443426E+070" calcext:value-type="float">
            <text:p>-1.04031592443426E+07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40] + 1" office:value-type="float" office:value="283" calcext:value-type="float">
            <text:p>283</text:p>
          </table:table-cell>
          <table:table-cell table:style-name="ce14" table:formula="of:=SIN(0.8 * [.$I341])" office:value-type="float" office:value="0.203889202708736" calcext:value-type="float">
            <text:p>0.203889202708736</text:p>
          </table:table-cell>
          <table:table-cell table:formula="of:=-SUMPRODUCT([.$G$8:.$G$56]; [.K292:.K340]) + SUMPRODUCT([.$D$8:.$D$57]; [.J292:.J341])" office:value-type="float" office:value="1.85859830226841E+070" calcext:value-type="float">
            <text:p>1.85859830226841E+07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41] + 1" office:value-type="float" office:value="284" calcext:value-type="float">
            <text:p>284</text:p>
          </table:table-cell>
          <table:table-cell table:style-name="ce14" table:formula="of:=SIN(0.8 * [.$I342])" office:value-type="float" office:value="0.844338262722337" calcext:value-type="float">
            <text:p>0.844338262722337</text:p>
          </table:table-cell>
          <table:table-cell table:formula="of:=-SUMPRODUCT([.$G$8:.$G$56]; [.K293:.K341]) + SUMPRODUCT([.$D$8:.$D$57]; [.J293:.J342])" office:value-type="float" office:value="-3.32051790043835E+070" calcext:value-type="float">
            <text:p>-3.32051790043835E+07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42] + 1" office:value-type="float" office:value="285" calcext:value-type="float">
            <text:p>285</text:p>
          </table:table-cell>
          <table:table-cell table:style-name="ce14" table:formula="of:=SIN(0.8 * [.$I343])" office:value-type="float" office:value="0.972623062485618" calcext:value-type="float">
            <text:p>0.972623062485618</text:p>
          </table:table-cell>
          <table:table-cell table:formula="of:=-SUMPRODUCT([.$G$8:.$G$56]; [.K294:.K342]) + SUMPRODUCT([.$D$8:.$D$57]; [.J294:.J343])" office:value-type="float" office:value="5.93234111624579E+070" calcext:value-type="float">
            <text:p>5.93234111624579E+07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43] + 1" office:value-type="float" office:value="286" calcext:value-type="float">
            <text:p>286</text:p>
          </table:table-cell>
          <table:table-cell table:style-name="ce14" table:formula="of:=SIN(0.8 * [.$I344])" office:value-type="float" office:value="0.510927763876685" calcext:value-type="float">
            <text:p>0.510927763876685</text:p>
          </table:table-cell>
          <table:table-cell table:formula="of:=-SUMPRODUCT([.$G$8:.$G$56]; [.K295:.K343]) + SUMPRODUCT([.$D$8:.$D$57]; [.J295:.J344])" office:value-type="float" office:value="-1.05985488332572E+071" calcext:value-type="float">
            <text:p>-1.05985488332572E+07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44] + 1" office:value-type="float" office:value="287" calcext:value-type="float">
            <text:p>287</text:p>
          </table:table-cell>
          <table:table-cell table:style-name="ce14" table:formula="of:=SIN(0.8 * [.$I345])" office:value-type="float" office:value="-0.260689460316362" calcext:value-type="float">
            <text:p>-0.260689460316362</text:p>
          </table:table-cell>
          <table:table-cell table:formula="of:=-SUMPRODUCT([.$G$8:.$G$56]; [.K296:.K344]) + SUMPRODUCT([.$D$8:.$D$57]; [.J296:.J345])" office:value-type="float" office:value="1.89350604036106E+071" calcext:value-type="float">
            <text:p>1.89350604036106E+07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45] + 1" office:value-type="float" office:value="288" calcext:value-type="float">
            <text:p>288</text:p>
          </table:table-cell>
          <table:table-cell table:style-name="ce14" table:formula="of:=SIN(0.8 * [.$I346])" office:value-type="float" office:value="-0.874175955993663" calcext:value-type="float">
            <text:p>-0.874175955993663</text:p>
          </table:table-cell>
          <table:table-cell table:formula="of:=-SUMPRODUCT([.$G$8:.$G$56]; [.K297:.K345]) + SUMPRODUCT([.$D$8:.$D$57]; [.J297:.J346])" office:value-type="float" office:value="-3.38288305436051E+071" calcext:value-type="float">
            <text:p>-3.38288305436051E+07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46] + 1" office:value-type="float" office:value="289" calcext:value-type="float">
            <text:p>289</text:p>
          </table:table-cell>
          <table:table-cell table:style-name="ce14" table:formula="of:=SIN(0.8 * [.$I347])" office:value-type="float" office:value="-0.957399047065185" calcext:value-type="float">
            <text:p>-0.957399047065185</text:p>
          </table:table-cell>
          <table:table-cell table:formula="of:=-SUMPRODUCT([.$G$8:.$G$56]; [.K298:.K346]) + SUMPRODUCT([.$D$8:.$D$57]; [.J298:.J347])" office:value-type="float" office:value="6.04376089410171E+071" calcext:value-type="float">
            <text:p>6.04376089410171E+07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47] + 1" office:value-type="float" office:value="290" calcext:value-type="float">
            <text:p>290</text:p>
          </table:table-cell>
          <table:table-cell table:style-name="ce14" table:formula="of:=SIN(0.8 * [.$I348])" office:value-type="float" office:value="-0.459876723232119" calcext:value-type="float">
            <text:p>-0.459876723232119</text:p>
          </table:table-cell>
          <table:table-cell table:formula="of:=-SUMPRODUCT([.$G$8:.$G$56]; [.K299:.K347]) + SUMPRODUCT([.$D$8:.$D$57]; [.J299:.J348])" office:value-type="float" office:value="-1.07976081815746E+072" calcext:value-type="float">
            <text:p>-1.07976081815746E+07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48] + 1" office:value-type="float" office:value="291" calcext:value-type="float">
            <text:p>291</text:p>
          </table:table-cell>
          <table:table-cell table:style-name="ce14" table:formula="of:=SIN(0.8 * [.$I349])" office:value-type="float" office:value="0.316600649968377" calcext:value-type="float">
            <text:p>0.316600649968377</text:p>
          </table:table-cell>
          <table:table-cell table:formula="of:=-SUMPRODUCT([.$G$8:.$G$56]; [.K300:.K348]) + SUMPRODUCT([.$D$8:.$D$57]; [.J300:.J349])" office:value-type="float" office:value="1.92906940704071E+072" calcext:value-type="float">
            <text:p>1.92906940704071E+07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49] + 1" office:value-type="float" office:value="292" calcext:value-type="float">
            <text:p>292</text:p>
          </table:table-cell>
          <table:table-cell table:style-name="ce14" table:formula="of:=SIN(0.8 * [.$I350])" office:value-type="float" office:value="0.901032317265398" calcext:value-type="float">
            <text:p>0.901032317265398</text:p>
          </table:table-cell>
          <table:table-cell table:formula="of:=-SUMPRODUCT([.$G$8:.$G$56]; [.K301:.K349]) + SUMPRODUCT([.$D$8:.$D$57]; [.J301:.J350])" office:value-type="float" office:value="-3.44641953532874E+072" calcext:value-type="float">
            <text:p>-3.44641953532874E+07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50] + 1" office:value-type="float" office:value="293" calcext:value-type="float">
            <text:p>293</text:p>
          </table:table-cell>
          <table:table-cell table:style-name="ce14" table:formula="of:=SIN(0.8 * [.$I351])" office:value-type="float" office:value="0.938909871586481" calcext:value-type="float">
            <text:p>0.938909871586481</text:p>
          </table:table-cell>
          <table:table-cell table:formula="of:=-SUMPRODUCT([.$G$8:.$G$56]; [.K302:.K350]) + SUMPRODUCT([.$D$8:.$D$57]; [.J302:.J351])" office:value-type="float" office:value="6.15727333093563E+072" calcext:value-type="float">
            <text:p>6.15727333093563E+07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51] + 1" office:value-type="float" office:value="294" calcext:value-type="float">
            <text:p>294</text:p>
          </table:table-cell>
          <table:table-cell table:style-name="ce14" table:formula="of:=SIN(0.8 * [.$I352])" office:value-type="float" office:value="0.407257296747783" calcext:value-type="float">
            <text:p>0.407257296747783</text:p>
          </table:table-cell>
          <table:table-cell table:formula="of:=-SUMPRODUCT([.$G$8:.$G$56]; [.K303:.K351]) + SUMPRODUCT([.$D$8:.$D$57]; [.J303:.J352])" office:value-type="float" office:value="-1.10004062138172E+073" calcext:value-type="float">
            <text:p>-1.10004062138172E+07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52] + 1" office:value-type="float" office:value="295" calcext:value-type="float">
            <text:p>295</text:p>
          </table:table-cell>
          <table:table-cell table:style-name="ce14" table:formula="of:=SIN(0.8 * [.$I353])" office:value-type="float" office:value="-0.371432089436946" calcext:value-type="float">
            <text:p>-0.371432089436946</text:p>
          </table:table-cell>
          <table:table-cell table:formula="of:=-SUMPRODUCT([.$G$8:.$G$56]; [.K304:.K352]) + SUMPRODUCT([.$D$8:.$D$57]; [.J304:.J353])" office:value-type="float" office:value="1.96530071616293E+073" calcext:value-type="float">
            <text:p>1.96530071616293E+07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53] + 1" office:value-type="float" office:value="296" calcext:value-type="float">
            <text:p>296</text:p>
          </table:table-cell>
          <table:table-cell table:style-name="ce14" table:formula="of:=SIN(0.8 * [.$I354])" office:value-type="float" office:value="-0.924815754302892" calcext:value-type="float">
            <text:p>-0.924815754302892</text:p>
          </table:table-cell>
          <table:table-cell table:formula="of:=-SUMPRODUCT([.$G$8:.$G$56]; [.K305:.K353]) + SUMPRODUCT([.$D$8:.$D$57]; [.J305:.J354])" office:value-type="float" office:value="-3.51114934292073E+073" calcext:value-type="float">
            <text:p>-3.51114934292073E+07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54] + 1" office:value-type="float" office:value="297" calcext:value-type="float">
            <text:p>297</text:p>
          </table:table-cell>
          <table:table-cell table:style-name="ce14" table:formula="of:=SIN(0.8 * [.$I355])" office:value-type="float" office:value="-0.917218592428611" calcext:value-type="float">
            <text:p>-0.917218592428611</text:p>
          </table:table-cell>
          <table:table-cell table:formula="of:=-SUMPRODUCT([.$G$8:.$G$56]; [.K306:.K354]) + SUMPRODUCT([.$D$8:.$D$57]; [.J306:.J355])" office:value-type="float" office:value="6.27291773055592E+073" calcext:value-type="float">
            <text:p>6.27291773055592E+07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55] + 1" office:value-type="float" office:value="298" calcext:value-type="float">
            <text:p>298</text:p>
          </table:table-cell>
          <table:table-cell table:style-name="ce14" table:formula="of:=SIN(0.8 * [.$I356])" office:value-type="float" office:value="-0.353248940263092" calcext:value-type="float">
            <text:p>-0.353248940263092</text:p>
          </table:table-cell>
          <table:table-cell table:formula="of:=-SUMPRODUCT([.$G$8:.$G$56]; [.K307:.K355]) + SUMPRODUCT([.$D$8:.$D$57]; [.J307:.J356])" office:value-type="float" office:value="-1.12070131490306E+074" calcext:value-type="float">
            <text:p>-1.12070131490306E+07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56] + 1" office:value-type="float" office:value="299" calcext:value-type="float">
            <text:p>299</text:p>
          </table:table-cell>
          <table:table-cell table:style-name="ce14" table:formula="of:=SIN(0.8 * [.$I357])" office:value-type="float" office:value="0.424996778926489" calcext:value-type="float">
            <text:p>0.424996778926489</text:p>
          </table:table-cell>
          <table:table-cell table:formula="of:=-SUMPRODUCT([.$G$8:.$G$56]; [.K308:.K356]) + SUMPRODUCT([.$D$8:.$D$57]; [.J308:.J357])" office:value-type="float" office:value="2.00221251285906E+074" calcext:value-type="float">
            <text:p>2.00221251285906E+07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57] + 1" office:value-type="float" office:value="300" calcext:value-type="float">
            <text:p>300</text:p>
          </table:table-cell>
          <table:table-cell table:style-name="ce14" table:formula="of:=SIN(0.8 * [.$I358])" office:value-type="float" office:value="0.945445154921124" calcext:value-type="float">
            <text:p>0.945445154921124</text:p>
          </table:table-cell>
          <table:table-cell table:formula="of:=-SUMPRODUCT([.$G$8:.$G$56]; [.K309:.K357]) + SUMPRODUCT([.$D$8:.$D$57]; [.J309:.J358])" office:value-type="float" office:value="-3.57709488990485E+074" calcext:value-type="float">
            <text:p>-3.57709488990485E+07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58] + 1" office:value-type="float" office:value="301" calcext:value-type="float">
            <text:p>301</text:p>
          </table:table-cell>
          <table:table-cell table:style-name="ce14" table:formula="of:=SIN(0.8 * [.$I359])" office:value-type="float" office:value="0.892399186580135" calcext:value-type="float">
            <text:p>0.892399186580135</text:p>
          </table:table-cell>
          <table:table-cell table:formula="of:=-SUMPRODUCT([.$G$8:.$G$56]; [.K310:.K358]) + SUMPRODUCT([.$D$8:.$D$57]; [.J310:.J359])" office:value-type="float" office:value="6.39073413496547E+074" calcext:value-type="float">
            <text:p>6.39073413496547E+07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59] + 1" office:value-type="float" office:value="302" calcext:value-type="float">
            <text:p>302</text:p>
          </table:table-cell>
          <table:table-cell table:style-name="ce14" table:formula="of:=SIN(0.8 * [.$I360])" office:value-type="float" office:value="0.29803584649153" calcext:value-type="float">
            <text:p>0.29803584649153</text:p>
          </table:table-cell>
          <table:table-cell table:formula="of:=-SUMPRODUCT([.$G$8:.$G$56]; [.K311:.K359]) + SUMPRODUCT([.$D$8:.$D$57]; [.J311:.J360])" office:value-type="float" office:value="-1.14175005250977E+075" calcext:value-type="float">
            <text:p>-1.14175005250977E+07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60] + 1" office:value-type="float" office:value="303" calcext:value-type="float">
            <text:p>303</text:p>
          </table:table-cell>
          <table:table-cell table:style-name="ce14" table:formula="of:=SIN(0.8 * [.$I361])" office:value-type="float" office:value="-0.477112038826877" calcext:value-type="float">
            <text:p>-0.477112038826877</text:p>
          </table:table-cell>
          <table:table-cell table:formula="of:=-SUMPRODUCT([.$G$8:.$G$56]; [.K312:.K360]) + SUMPRODUCT([.$D$8:.$D$57]; [.J312:.J361])" office:value-type="float" office:value="2.03981757788005E+075" calcext:value-type="float">
            <text:p>2.03981757788005E+07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61] + 1" office:value-type="float" office:value="304" calcext:value-type="float">
            <text:p>304</text:p>
          </table:table-cell>
          <table:table-cell table:style-name="ce14" table:formula="of:=SIN(0.8 * [.$I362])" office:value-type="float" office:value="-0.962850163613548" calcext:value-type="float">
            <text:p>-0.962850163613548</text:p>
          </table:table-cell>
          <table:table-cell table:formula="of:=-SUMPRODUCT([.$G$8:.$G$56]; [.K313:.K361]) + SUMPRODUCT([.$D$8:.$D$57]; [.J313:.J362])" office:value-type="float" office:value="-3.64427901000059E+075" calcext:value-type="float">
            <text:p>-3.64427901000059E+07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62] + 1" office:value-type="float" office:value="305" calcext:value-type="float">
            <text:p>305</text:p>
          </table:table-cell>
          <table:table-cell table:style-name="ce14" table:formula="of:=SIN(0.8 * [.$I363])" office:value-type="float" office:value="-0.864536299344261" calcext:value-type="float">
            <text:p>-0.864536299344261</text:p>
          </table:table-cell>
          <table:table-cell table:formula="of:=-SUMPRODUCT([.$G$8:.$G$56]; [.K314:.K362]) + SUMPRODUCT([.$D$8:.$D$57]; [.J314:.J363])" office:value-type="float" office:value="6.51076333822624E+075" calcext:value-type="float">
            <text:p>6.51076333822624E+07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63] + 1" office:value-type="float" office:value="306" calcext:value-type="float">
            <text:p>306</text:p>
          </table:table-cell>
          <table:table-cell table:style-name="ce14" table:formula="of:=SIN(0.8 * [.$I364])" office:value-type="float" office:value="-0.241806316841073" calcext:value-type="float">
            <text:p>-0.241806316841073</text:p>
          </table:table-cell>
          <table:table-cell table:formula="of:=-SUMPRODUCT([.$G$8:.$G$56]; [.K315:.K363]) + SUMPRODUCT([.$D$8:.$D$57]; [.J315:.J364])" office:value-type="float" office:value="-1.1631941223508E+076" calcext:value-type="float">
            <text:p>-1.1631941223508E+07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64] + 1" office:value-type="float" office:value="307" calcext:value-type="float">
            <text:p>307</text:p>
          </table:table-cell>
          <table:table-cell table:style-name="ce14" table:formula="of:=SIN(0.8 * [.$I365])" office:value-type="float" office:value="0.527600132732859" calcext:value-type="float">
            <text:p>0.527600132732859</text:p>
          </table:table-cell>
          <table:table-cell table:formula="of:=-SUMPRODUCT([.$G$8:.$G$56]; [.K316:.K364]) + SUMPRODUCT([.$D$8:.$D$57]; [.J316:.J365])" office:value-type="float" office:value="2.07812893202177E+076" calcext:value-type="float">
            <text:p>2.07812893202177E+07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65] + 1" office:value-type="float" office:value="308" calcext:value-type="float">
            <text:p>308</text:p>
          </table:table-cell>
          <table:table-cell table:style-name="ce14" table:formula="of:=SIN(0.8 * [.$I366])" office:value-type="float" office:value="0.976971421495934" calcext:value-type="float">
            <text:p>0.976971421495934</text:p>
          </table:table-cell>
          <table:table-cell table:formula="of:=-SUMPRODUCT([.$G$8:.$G$56]; [.K317:.K365]) + SUMPRODUCT([.$D$8:.$D$57]; [.J317:.J366])" office:value-type="float" office:value="-3.71272496578477E+076" calcext:value-type="float">
            <text:p>-3.71272496578477E+07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66] + 1" office:value-type="float" office:value="309" calcext:value-type="float">
            <text:p>309</text:p>
          </table:table-cell>
          <table:table-cell table:style-name="ce14" table:formula="of:=SIN(0.8 * [.$I367])" office:value-type="float" office:value="0.833724955660476" calcext:value-type="float">
            <text:p>0.833724955660476</text:p>
          </table:table-cell>
          <table:table-cell table:formula="of:=-SUMPRODUCT([.$G$8:.$G$56]; [.K318:.K366]) + SUMPRODUCT([.$D$8:.$D$57]; [.J318:.J367])" office:value-type="float" office:value="6.63304690058429E+076" calcext:value-type="float">
            <text:p>6.63304690058429E+07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67] + 1" office:value-type="float" office:value="310" calcext:value-type="float">
            <text:p>310</text:p>
          </table:table-cell>
          <table:table-cell table:style-name="ce14" table:formula="of:=SIN(0.8 * [.$I368])" office:value-type="float" office:value="0.184752119221699" calcext:value-type="float">
            <text:p>0.184752119221699</text:p>
          </table:table-cell>
          <table:table-cell table:formula="of:=-SUMPRODUCT([.$G$8:.$G$56]; [.K319:.K367]) + SUMPRODUCT([.$D$8:.$D$57]; [.J319:.J368])" office:value-type="float" office:value="-1.18504094945937E+077" calcext:value-type="float">
            <text:p>-1.18504094945937E+07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68] + 1" office:value-type="float" office:value="311" calcext:value-type="float">
            <text:p>311</text:p>
          </table:table-cell>
          <table:table-cell table:style-name="ce14" table:formula="of:=SIN(0.8 * [.$I369])" office:value-type="float" office:value="-0.576288873604748" calcext:value-type="float">
            <text:p>-0.576288873604748</text:p>
          </table:table-cell>
          <table:table-cell table:formula="of:=-SUMPRODUCT([.$G$8:.$G$56]; [.K320:.K368]) + SUMPRODUCT([.$D$8:.$D$57]; [.J320:.J369])" office:value-type="float" office:value="2.1171598406335E+077" calcext:value-type="float">
            <text:p>2.1171598406335E+07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69] + 1" office:value-type="float" office:value="312" calcext:value-type="float">
            <text:p>312</text:p>
          </table:table-cell>
          <table:table-cell table:style-name="ce14" table:formula="of:=SIN(0.8 * [.$I370])" office:value-type="float" office:value="-0.987760768746789" calcext:value-type="float">
            <text:p>-0.987760768746789</text:p>
          </table:table-cell>
          <table:table-cell table:formula="of:=-SUMPRODUCT([.$G$8:.$G$56]; [.K321:.K369]) + SUMPRODUCT([.$D$8:.$D$57]; [.J321:.J370])" office:value-type="float" office:value="-3.78245645674624E+077" calcext:value-type="float">
            <text:p>-3.78245645674624E+07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70] + 1" office:value-type="float" office:value="313" calcext:value-type="float">
            <text:p>313</text:p>
          </table:table-cell>
          <table:table-cell table:style-name="ce14" table:formula="of:=SIN(0.8 * [.$I371])" office:value-type="float" office:value="-0.80007023602687" calcext:value-type="float">
            <text:p>-0.80007023602687</text:p>
          </table:table-cell>
          <table:table-cell table:formula="of:=-SUMPRODUCT([.$G$8:.$G$56]; [.K322:.K370]) + SUMPRODUCT([.$D$8:.$D$57]; [.J322:.J371])" office:value-type="float" office:value="6.75762716286002E+077" calcext:value-type="float">
            <text:p>6.75762716286002E+07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71] + 1" office:value-type="float" office:value="314" calcext:value-type="float">
            <text:p>314</text:p>
          </table:table-cell>
          <table:table-cell table:style-name="ce14" table:formula="of:=SIN(0.8 * [.$I372])" office:value-type="float" office:value="-0.127067834030945" calcext:value-type="float">
            <text:p>-0.127067834030945</text:p>
          </table:table-cell>
          <table:table-cell table:formula="of:=-SUMPRODUCT([.$G$8:.$G$56]; [.K323:.K371]) + SUMPRODUCT([.$D$8:.$D$57]; [.J323:.J372])" office:value-type="float" office:value="-1.20729809832381E+078" calcext:value-type="float">
            <text:p>-1.20729809832381E+07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72] + 1" office:value-type="float" office:value="315" calcext:value-type="float">
            <text:p>315</text:p>
          </table:table-cell>
          <table:table-cell table:style-name="ce14" table:formula="of:=SIN(0.8 * [.$I373])" office:value-type="float" office:value="0.623012211003667" calcext:value-type="float">
            <text:p>0.623012211003667</text:p>
          </table:table-cell>
          <table:table-cell table:formula="of:=-SUMPRODUCT([.$G$8:.$G$56]; [.K324:.K372]) + SUMPRODUCT([.$D$8:.$D$57]; [.J324:.J373])" office:value-type="float" office:value="2.15692381821107E+078" calcext:value-type="float">
            <text:p>2.15692381821107E+07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73] + 1" office:value-type="float" office:value="316" calcext:value-type="float">
            <text:p>316</text:p>
          </table:table-cell>
          <table:table-cell table:style-name="ce14" table:formula="of:=SIN(0.8 * [.$I374])" office:value-type="float" office:value="0.995181408853915" calcext:value-type="float">
            <text:p>0.995181408853915</text:p>
          </table:table-cell>
          <table:table-cell table:formula="of:=-SUMPRODUCT([.$G$8:.$G$56]; [.K325:.K373]) + SUMPRODUCT([.$D$8:.$D$57]; [.J325:.J374])" office:value-type="float" office:value="-3.85349762749184E+078" calcext:value-type="float">
            <text:p>-3.85349762749184E+07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74] + 1" office:value-type="float" office:value="317" calcext:value-type="float">
            <text:p>317</text:p>
          </table:table-cell>
          <table:table-cell table:style-name="ce14" table:formula="of:=SIN(0.8 * [.$I375])" office:value-type="float" office:value="0.763686918128495" calcext:value-type="float">
            <text:p>0.763686918128495</text:p>
          </table:table-cell>
          <table:table-cell table:formula="of:=-SUMPRODUCT([.$G$8:.$G$56]; [.K326:.K374]) + SUMPRODUCT([.$D$8:.$D$57]; [.J326:.J375])" office:value-type="float" office:value="6.88454726110876E+078" calcext:value-type="float">
            <text:p>6.88454726110876E+07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75] + 1" office:value-type="float" office:value="318" calcext:value-type="float">
            <text:p>318</text:p>
          </table:table-cell>
          <table:table-cell table:style-name="ce14" table:formula="of:=SIN(0.8 * [.$I376])" office:value-type="float" office:value="0.0689501905476396" calcext:value-type="float">
            <text:p>0.0689501905476396</text:p>
          </table:table-cell>
          <table:table-cell table:formula="of:=-SUMPRODUCT([.$G$8:.$G$56]; [.K327:.K375]) + SUMPRODUCT([.$D$8:.$D$57]; [.J327:.J376])" office:value-type="float" office:value="-1.22997327550685E+079" calcext:value-type="float">
            <text:p>-1.22997327550685E+07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76] + 1" office:value-type="float" office:value="319" calcext:value-type="float">
            <text:p>319</text:p>
          </table:table-cell>
          <table:table-cell table:style-name="ce14" table:formula="of:=SIN(0.8 * [.$I377])" office:value-type="float" office:value="-0.667610797397884" calcext:value-type="float">
            <text:p>-0.667610797397884</text:p>
          </table:table-cell>
          <table:table-cell table:formula="of:=-SUMPRODUCT([.$G$8:.$G$56]; [.K328:.K376]) + SUMPRODUCT([.$D$8:.$D$57]; [.J328:.J377])" office:value-type="float" office:value="2.19743463307623E+079" calcext:value-type="float">
            <text:p>2.19743463307623E+07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77] + 1" office:value-type="float" office:value="320" calcext:value-type="float">
            <text:p>320</text:p>
          </table:table-cell>
          <table:table-cell table:style-name="ce14" table:formula="of:=SIN(0.8 * [.$I378])" office:value-type="float" office:value="-0.999208034107063" calcext:value-type="float">
            <text:p>-0.999208034107063</text:p>
          </table:table-cell>
          <table:table-cell table:formula="of:=-SUMPRODUCT([.$G$8:.$G$56]; [.K329:.K377]) + SUMPRODUCT([.$D$8:.$D$57]; [.J329:.J378])" office:value-type="float" office:value="-3.9258730761065E+079" calcext:value-type="float">
            <text:p>-3.9258730761065E+07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78] + 1" office:value-type="float" office:value="321" calcext:value-type="float">
            <text:p>321</text:p>
          </table:table-cell>
          <table:table-cell table:style-name="ce14" table:formula="of:=SIN(0.8 * [.$I379])" office:value-type="float" office:value="-0.724699085394102" calcext:value-type="float">
            <text:p>-0.724699085394102</text:p>
          </table:table-cell>
          <table:table-cell table:formula="of:=-SUMPRODUCT([.$G$8:.$G$56]; [.K330:.K378]) + SUMPRODUCT([.$D$8:.$D$57]; [.J330:.J379])" office:value-type="float" office:value="7.01385114155668E+079" calcext:value-type="float">
            <text:p>7.01385114155668E+07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79] + 1" office:value-type="float" office:value="322" calcext:value-type="float">
            <text:p>322</text:p>
          </table:table-cell>
          <table:table-cell table:style-name="ce14" table:formula="of:=SIN(0.8 * [.$I380])" office:value-type="float" office:value="-0.0105973959965779" calcext:value-type="float">
            <text:p>-0.0105973959965779</text:p>
          </table:table-cell>
          <table:table-cell table:formula="of:=-SUMPRODUCT([.$G$8:.$G$56]; [.K331:.K379]) + SUMPRODUCT([.$D$8:.$D$57]; [.J331:.J380])" office:value-type="float" office:value="-1.25307433231398E+080" calcext:value-type="float">
            <text:p>-1.25307433231398E+08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80] + 1" office:value-type="float" office:value="323" calcext:value-type="float">
            <text:p>323</text:p>
          </table:table-cell>
          <table:table-cell table:style-name="ce14" table:formula="of:=SIN(0.8 * [.$I381])" office:value-type="float" office:value="0.709932531609253" calcext:value-type="float">
            <text:p>0.709932531609253</text:p>
          </table:table-cell>
          <table:table-cell table:formula="of:=-SUMPRODUCT([.$G$8:.$G$56]; [.K332:.K380]) + SUMPRODUCT([.$D$8:.$D$57]; [.J332:.J381])" office:value-type="float" office:value="2.238706312144E+080" calcext:value-type="float">
            <text:p>2.238706312144E+08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81] + 1" office:value-type="float" office:value="324" calcext:value-type="float">
            <text:p>324</text:p>
          </table:table-cell>
          <table:table-cell table:style-name="ce14" table:formula="of:=SIN(0.8 * [.$I382])" office:value-type="float" office:value="0.99982691190854" calcext:value-type="float">
            <text:p>0.99982691190854</text:p>
          </table:table-cell>
          <table:table-cell table:formula="of:=-SUMPRODUCT([.$G$8:.$G$56]; [.K333:.K381]) + SUMPRODUCT([.$D$8:.$D$57]; [.J333:.J382])" office:value-type="float" office:value="-3.99960786267035E+080" calcext:value-type="float">
            <text:p>-3.99960786267035E+08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82] + 1" office:value-type="float" office:value="325" calcext:value-type="float">
            <text:p>325</text:p>
          </table:table-cell>
          <table:table-cell table:style-name="ce14" table:formula="of:=SIN(0.8 * [.$I383])" office:value-type="float" office:value="0.683239703815841" calcext:value-type="float">
            <text:p>0.683239703815841</text:p>
          </table:table-cell>
          <table:table-cell table:formula="of:=-SUMPRODUCT([.$G$8:.$G$56]; [.K334:.K382]) + SUMPRODUCT([.$D$8:.$D$57]; [.J334:.J383])" office:value-type="float" office:value="7.14558357581719E+080" calcext:value-type="float">
            <text:p>7.14558357581719E+08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83] + 1" office:value-type="float" office:value="326" calcext:value-type="float">
            <text:p>326</text:p>
          </table:table-cell>
          <table:table-cell table:style-name="ce14" table:formula="of:=SIN(0.8 * [.$I384])" office:value-type="float" office:value="-0.0477915404268158" calcext:value-type="float">
            <text:p>-0.0477915404268158</text:p>
          </table:table-cell>
          <table:table-cell table:formula="of:=-SUMPRODUCT([.$G$8:.$G$56]; [.K335:.K383]) + SUMPRODUCT([.$D$8:.$D$57]; [.J335:.J384])" office:value-type="float" office:value="-1.276609267512E+081" calcext:value-type="float">
            <text:p>-1.276609267512E+08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84] + 1" office:value-type="float" office:value="327" calcext:value-type="float">
            <text:p>327</text:p>
          </table:table-cell>
          <table:table-cell table:style-name="ce14" table:formula="of:=SIN(0.8 * [.$I385])" office:value-type="float" office:value="-0.749833077546638" calcext:value-type="float">
            <text:p>-0.749833077546638</text:p>
          </table:table-cell>
          <table:table-cell table:formula="of:=-SUMPRODUCT([.$G$8:.$G$56]; [.K336:.K384]) + SUMPRODUCT([.$D$8:.$D$57]; [.J336:.J385])" office:value-type="float" office:value="2.28075314577949E+081" calcext:value-type="float">
            <text:p>2.28075314577949E+08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85] + 1" office:value-type="float" office:value="328" calcext:value-type="float">
            <text:p>328</text:p>
          </table:table-cell>
          <table:table-cell table:style-name="ce14" table:formula="of:=SIN(0.8 * [.$I386])" office:value-type="float" office:value="-0.997035931607527" calcext:value-type="float">
            <text:p>-0.997035931607527</text:p>
          </table:table-cell>
          <table:table-cell table:formula="of:=-SUMPRODUCT([.$G$8:.$G$56]; [.K337:.K385]) + SUMPRODUCT([.$D$8:.$D$57]; [.J337:.J386])" office:value-type="float" office:value="-4.07472751793581E+081" calcext:value-type="float">
            <text:p>-4.07472751793581E+08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86] + 1" office:value-type="float" office:value="329" calcext:value-type="float">
            <text:p>329</text:p>
          </table:table-cell>
          <table:table-cell table:style-name="ce14" table:formula="of:=SIN(0.8 * [.$I387])" office:value-type="float" office:value="-0.639450168475715" calcext:value-type="float">
            <text:p>-0.639450168475715</text:p>
          </table:table-cell>
          <table:table-cell table:formula="of:=-SUMPRODUCT([.$G$8:.$G$56]; [.K338:.K386]) + SUMPRODUCT([.$D$8:.$D$57]; [.J338:.J387])" office:value-type="float" office:value="7.27979017639317E+081" calcext:value-type="float">
            <text:p>7.27979017639317E+08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87] + 1" office:value-type="float" office:value="330" calcext:value-type="float">
            <text:p>330</text:p>
          </table:table-cell>
          <table:table-cell table:style-name="ce14" table:formula="of:=SIN(0.8 * [.$I388])" office:value-type="float" office:value="0.106017486267126" calcext:value-type="float">
            <text:p>0.106017486267126</text:p>
          </table:table-cell>
          <table:table-cell table:formula="of:=-SUMPRODUCT([.$G$8:.$G$56]; [.K339:.K387]) + SUMPRODUCT([.$D$8:.$D$57]; [.J339:.J388])" office:value-type="float" office:value="-1.30058623009857E+082" calcext:value-type="float">
            <text:p>-1.30058623009857E+08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88] + 1" office:value-type="float" office:value="331" calcext:value-type="float">
            <text:p>331</text:p>
          </table:table-cell>
          <table:table-cell table:style-name="ce14" table:formula="of:=SIN(0.8 * [.$I389])" office:value-type="float" office:value="0.787176356456569" calcext:value-type="float">
            <text:p>0.787176356456569</text:p>
          </table:table-cell>
          <table:table-cell table:formula="of:=-SUMPRODUCT([.$G$8:.$G$56]; [.K340:.K388]) + SUMPRODUCT([.$D$8:.$D$57]; [.J340:.J389])" office:value-type="float" office:value="2.32358969274592E+082" calcext:value-type="float">
            <text:p>2.32358969274592E+08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89] + 1" office:value-type="float" office:value="332" calcext:value-type="float">
            <text:p>332</text:p>
          </table:table-cell>
          <table:table-cell table:style-name="ce14" table:formula="of:=SIN(0.8 * [.$I390])" office:value-type="float" office:value="0.990844611698359" calcext:value-type="float">
            <text:p>0.990844611698359</text:p>
          </table:table-cell>
          <table:table-cell table:formula="of:=-SUMPRODUCT([.$G$8:.$G$56]; [.K341:.K389]) + SUMPRODUCT([.$D$8:.$D$57]; [.J341:.J390])" office:value-type="float" office:value="-4.15125805216765E+082" calcext:value-type="float">
            <text:p>-4.15125805216765E+08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90] + 1" office:value-type="float" office:value="333" calcext:value-type="float">
            <text:p>333</text:p>
          </table:table-cell>
          <table:table-cell table:style-name="ce14" table:formula="of:=SIN(0.8 * [.$I391])" office:value-type="float" office:value="0.593479821324887" calcext:value-type="float">
            <text:p>0.593479821324887</text:p>
          </table:table-cell>
          <table:table-cell table:formula="of:=-SUMPRODUCT([.$G$8:.$G$56]; [.K342:.K390]) + SUMPRODUCT([.$D$8:.$D$57]; [.J342:.J391])" office:value-type="float" office:value="7.41651741247037E+082" calcext:value-type="float">
            <text:p>7.41651741247037E+08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91] + 1" office:value-type="float" office:value="334" calcext:value-type="float">
            <text:p>334</text:p>
          </table:table-cell>
          <table:table-cell table:style-name="ce14" table:formula="of:=SIN(0.8 * [.$I392])" office:value-type="float" office:value="-0.163881864939912" calcext:value-type="float">
            <text:p>-0.163881864939912</text:p>
          </table:table-cell>
          <table:table-cell table:formula="of:=-SUMPRODUCT([.$G$8:.$G$56]; [.K343:.K391]) + SUMPRODUCT([.$D$8:.$D$57]; [.J343:.J392])" office:value-type="float" office:value="-1.32501352212384E+083" calcext:value-type="float">
            <text:p>-1.32501352212384E+08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92] + 1" office:value-type="float" office:value="335" calcext:value-type="float">
            <text:p>335</text:p>
          </table:table-cell>
          <table:table-cell table:style-name="ce14" table:formula="of:=SIN(0.8 * [.$I393])" office:value-type="float" office:value="-0.821835011012846" calcext:value-type="float">
            <text:p>-0.821835011012846</text:p>
          </table:table-cell>
          <table:table-cell table:formula="of:=-SUMPRODUCT([.$G$8:.$G$56]; [.K344:.K392]) + SUMPRODUCT([.$D$8:.$D$57]; [.J344:.J393])" office:value-type="float" office:value="2.36723078524565E+083" calcext:value-type="float">
            <text:p>2.36723078524565E+08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93] + 1" office:value-type="float" office:value="336" calcext:value-type="float">
            <text:p>336</text:p>
          </table:table-cell>
          <table:table-cell table:style-name="ce14" table:formula="of:=SIN(0.8 * [.$I394])" office:value-type="float" office:value="-0.98127406735818" calcext:value-type="float">
            <text:p>-0.98127406735818</text:p>
          </table:table-cell>
          <table:table-cell table:formula="of:=-SUMPRODUCT([.$G$8:.$G$56]; [.K345:.K393]) + SUMPRODUCT([.$D$8:.$D$57]; [.J345:.J394])" office:value-type="float" office:value="-4.22922596414906E+083" calcext:value-type="float">
            <text:p>-4.22922596414906E+08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94] + 1" office:value-type="float" office:value="337" calcext:value-type="float">
            <text:p>337</text:p>
          </table:table-cell>
          <table:table-cell table:style-name="ce14" table:formula="of:=SIN(0.8 * [.$I395])" office:value-type="float" office:value="-0.545485441860796" calcext:value-type="float">
            <text:p>-0.545485441860796</text:p>
          </table:table-cell>
          <table:table-cell table:formula="of:=-SUMPRODUCT([.$G$8:.$G$56]; [.K346:.K394]) + SUMPRODUCT([.$D$8:.$D$57]; [.J346:.J395])" office:value-type="float" office:value="7.55581262600741E+083" calcext:value-type="float">
            <text:p>7.55581262600741E+08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95] + 1" office:value-type="float" office:value="338" calcext:value-type="float">
            <text:p>338</text:p>
          </table:table-cell>
          <table:table-cell table:style-name="ce14" table:formula="of:=SIN(0.8 * [.$I396])" office:value-type="float" office:value="0.221187332966948" calcext:value-type="float">
            <text:p>0.221187332966948</text:p>
          </table:table-cell>
          <table:table-cell table:formula="of:=-SUMPRODUCT([.$G$8:.$G$56]; [.K347:.K395]) + SUMPRODUCT([.$D$8:.$D$57]; [.J347:.J396])" office:value-type="float" office:value="-1.34989960156503E+084" calcext:value-type="float">
            <text:p>-1.34989960156503E+08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96] + 1" office:value-type="float" office:value="339" calcext:value-type="float">
            <text:p>339</text:p>
          </table:table-cell>
          <table:table-cell table:style-name="ce14" table:formula="of:=SIN(0.8 * [.$I397])" office:value-type="float" office:value="0.853690839662126" calcext:value-type="float">
            <text:p>0.853690839662126</text:p>
          </table:table-cell>
          <table:table-cell table:formula="of:=-SUMPRODUCT([.$G$8:.$G$56]; [.K348:.K396]) + SUMPRODUCT([.$D$8:.$D$57]; [.J348:.J397])" office:value-type="float" office:value="2.41169153405584E+084" calcext:value-type="float">
            <text:p>2.41169153405584E+08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97] + 1" office:value-type="float" office:value="340" calcext:value-type="float">
            <text:p>340</text:p>
          </table:table-cell>
          <table:table-cell table:style-name="ce14" table:formula="of:=SIN(0.8 * [.$I398])" office:value-type="float" office:value="0.968356938434722" calcext:value-type="float">
            <text:p>0.968356938434722</text:p>
          </table:table-cell>
          <table:table-cell table:formula="of:=-SUMPRODUCT([.$G$8:.$G$56]; [.K349:.K397]) + SUMPRODUCT([.$D$8:.$D$57]; [.J349:.J398])" office:value-type="float" office:value="-4.30865825035686E+084" calcext:value-type="float">
            <text:p>-4.30865825035686E+08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98] + 1" office:value-type="float" office:value="341" calcext:value-type="float">
            <text:p>341</text:p>
          </table:table-cell>
          <table:table-cell table:style-name="ce14" table:formula="of:=SIN(0.8 * [.$I399])" office:value-type="float" office:value="0.495630712438563" calcext:value-type="float">
            <text:p>0.495630712438563</text:p>
          </table:table-cell>
          <table:table-cell table:formula="of:=-SUMPRODUCT([.$G$8:.$G$56]; [.K350:.K398]) + SUMPRODUCT([.$D$8:.$D$57]; [.J350:.J399])" office:value-type="float" office:value="7.69772404812796E+084" calcext:value-type="float">
            <text:p>7.69772404812796E+08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399] + 1" office:value-type="float" office:value="342" calcext:value-type="float">
            <text:p>342</text:p>
          </table:table-cell>
          <table:table-cell table:style-name="ce14" table:formula="of:=SIN(0.8 * [.$I400])" office:value-type="float" office:value="-0.277738453005803" calcext:value-type="float">
            <text:p>-0.277738453005803</text:p>
          </table:table-cell>
          <table:table-cell table:formula="of:=-SUMPRODUCT([.$G$8:.$G$56]; [.K351:.K399]) + SUMPRODUCT([.$D$8:.$D$57]; [.J351:.J400])" office:value-type="float" office:value="-1.37525308525502E+085" calcext:value-type="float">
            <text:p>-1.37525308525502E+08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00] + 1" office:value-type="float" office:value="343" calcext:value-type="float">
            <text:p>343</text:p>
          </table:table-cell>
          <table:table-cell table:style-name="ce14" table:formula="of:=SIN(0.8 * [.$I401])" office:value-type="float" office:value="-0.88263519974425" calcext:value-type="float">
            <text:p>-0.88263519974425</text:p>
          </table:table-cell>
          <table:table-cell table:formula="of:=-SUMPRODUCT([.$G$8:.$G$56]; [.K352:.K400]) + SUMPRODUCT([.$D$8:.$D$57]; [.J352:.J401])" office:value-type="float" office:value="2.45698733376055E+085" calcext:value-type="float">
            <text:p>2.45698733376055E+08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01] + 1" office:value-type="float" office:value="344" calcext:value-type="float">
            <text:p>344</text:p>
          </table:table-cell>
          <table:table-cell table:style-name="ce14" table:formula="of:=SIN(0.8 * [.$I402])" office:value-type="float" office:value="-0.952137278129789" calcext:value-type="float">
            <text:p>-0.952137278129789</text:p>
          </table:table-cell>
          <table:table-cell table:formula="of:=-SUMPRODUCT([.$G$8:.$G$56]; [.K353:.K401]) + SUMPRODUCT([.$D$8:.$D$57]; [.J353:.J402])" office:value-type="float" office:value="-4.38958241430913E+085" calcext:value-type="float">
            <text:p>-4.38958241430913E+08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02] + 1" office:value-type="float" office:value="345" calcext:value-type="float">
            <text:p>345</text:p>
          </table:table-cell>
          <table:table-cell table:style-name="ce14" table:formula="of:=SIN(0.8 * [.$I403])" office:value-type="float" office:value="-0.444085660040904" calcext:value-type="float">
            <text:p>-0.444085660040904</text:p>
          </table:table-cell>
          <table:table-cell table:formula="of:=-SUMPRODUCT([.$G$8:.$G$56]; [.K354:.K402]) + SUMPRODUCT([.$D$8:.$D$57]; [.J354:.J403])" office:value-type="float" office:value="7.84230081582088E+085" calcext:value-type="float">
            <text:p>7.84230081582088E+08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03] + 1" office:value-type="float" office:value="346" calcext:value-type="float">
            <text:p>346</text:p>
          </table:table-cell>
          <table:table-cell table:style-name="ce14" table:formula="of:=SIN(0.8 * [.$I404])" office:value-type="float" office:value="0.333342360379071" calcext:value-type="float">
            <text:p>0.333342360379071</text:p>
          </table:table-cell>
          <table:table-cell table:formula="of:=-SUMPRODUCT([.$G$8:.$G$56]; [.K355:.K403]) + SUMPRODUCT([.$D$8:.$D$57]; [.J355:.J404])" office:value-type="float" office:value="-1.40108275186592E+086" calcext:value-type="float">
            <text:p>-1.40108275186592E+08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04] + 1" office:value-type="float" office:value="347" calcext:value-type="float">
            <text:p>347</text:p>
          </table:table-cell>
          <table:table-cell table:style-name="ce14" table:formula="of:=SIN(0.8 * [.$I405])" office:value-type="float" office:value="0.908569378012338" calcext:value-type="float">
            <text:p>0.908569378012338</text:p>
          </table:table-cell>
          <table:table-cell table:formula="of:=-SUMPRODUCT([.$G$8:.$G$56]; [.K356:.K404]) + SUMPRODUCT([.$D$8:.$D$57]; [.J356:.J405])" office:value-type="float" office:value="2.50313386808116E+086" calcext:value-type="float">
            <text:p>2.50313386808116E+08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05] + 1" office:value-type="float" office:value="348" calcext:value-type="float">
            <text:p>348</text:p>
          </table:table-cell>
          <table:table-cell table:style-name="ce14" table:formula="of:=SIN(0.8 * [.$I406])" office:value-type="float" office:value="0.932670402758072" calcext:value-type="float">
            <text:p>0.932670402758072</text:p>
          </table:table-cell>
          <table:table-cell table:formula="of:=-SUMPRODUCT([.$G$8:.$G$56]; [.K357:.K405]) + SUMPRODUCT([.$D$8:.$D$57]; [.J357:.J406])" office:value-type="float" office:value="-4.47202647608825E+086" calcext:value-type="float">
            <text:p>-4.47202647608825E+08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06] + 1" office:value-type="float" office:value="349" calcext:value-type="float">
            <text:p>349</text:p>
          </table:table-cell>
          <table:table-cell table:style-name="ce14" table:formula="of:=SIN(0.8 * [.$I407])" office:value-type="float" office:value="0.391026076409835" calcext:value-type="float">
            <text:p>0.391026076409835</text:p>
          </table:table-cell>
          <table:table-cell table:formula="of:=-SUMPRODUCT([.$G$8:.$G$56]; [.K358:.K406]) + SUMPRODUCT([.$D$8:.$D$57]; [.J358:.J407])" office:value-type="float" office:value="7.98959298895387E+086" calcext:value-type="float">
            <text:p>7.98959298895387E+08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07] + 1" office:value-type="float" office:value="350" calcext:value-type="float">
            <text:p>350</text:p>
          </table:table-cell>
          <table:table-cell table:style-name="ce14" table:formula="of:=SIN(0.8 * [.$I408])" office:value-type="float" office:value="-0.387809420829234" calcext:value-type="float">
            <text:p>-0.387809420829234</text:p>
          </table:table-cell>
          <table:table-cell table:formula="of:=-SUMPRODUCT([.$G$8:.$G$56]; [.K359:.K407]) + SUMPRODUCT([.$D$8:.$D$57]; [.J359:.J408])" office:value-type="float" office:value="-1.42739754494873E+087" calcext:value-type="float">
            <text:p>-1.42739754494873E+08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08] + 1" office:value-type="float" office:value="351" calcext:value-type="float">
            <text:p>351</text:p>
          </table:table-cell>
          <table:table-cell table:style-name="ce14" table:formula="of:=SIN(0.8 * [.$I409])" office:value-type="float" office:value="-0.931404927289362" calcext:value-type="float">
            <text:p>-0.931404927289362</text:p>
          </table:table-cell>
          <table:table-cell table:formula="of:=-SUMPRODUCT([.$G$8:.$G$56]; [.K360:.K408]) + SUMPRODUCT([.$D$8:.$D$57]; [.J360:.J409])" office:value-type="float" office:value="2.55014711530686E+087" calcext:value-type="float">
            <text:p>2.55014711530686E+08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09] + 1" office:value-type="float" office:value="352" calcext:value-type="float">
            <text:p>352</text:p>
          </table:table-cell>
          <table:table-cell table:style-name="ce14" table:formula="of:=SIN(0.8 * [.$I410])" office:value-type="float" office:value="-0.910022703093769" calcext:value-type="float">
            <text:p>-0.910022703093769</text:p>
          </table:table-cell>
          <table:table-cell table:formula="of:=-SUMPRODUCT([.$G$8:.$G$56]; [.K361:.K409]) + SUMPRODUCT([.$D$8:.$D$57]; [.J361:.J410])" office:value-type="float" office:value="-4.55601898204294E+087" calcext:value-type="float">
            <text:p>-4.55601898204294E+08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10] + 1" office:value-type="float" office:value="353" calcext:value-type="float">
            <text:p>353</text:p>
          </table:table-cell>
          <table:table-cell table:style-name="ce14" table:formula="of:=SIN(0.8 * [.$I411])" office:value-type="float" office:value="-0.336632918517972" calcext:value-type="float">
            <text:p>-0.336632918517972</text:p>
          </table:table-cell>
          <table:table-cell table:formula="of:=-SUMPRODUCT([.$G$8:.$G$56]; [.K362:.K410]) + SUMPRODUCT([.$D$8:.$D$57]; [.J362:.J411])" office:value-type="float" office:value="8.13965156760685E+087" calcext:value-type="float">
            <text:p>8.13965156760685E+08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11] + 1" office:value-type="float" office:value="354" calcext:value-type="float">
            <text:p>354</text:p>
          </table:table-cell>
          <table:table-cell table:style-name="ce14" table:formula="of:=SIN(0.8 * [.$I412])" office:value-type="float" office:value="0.440953877256556" calcext:value-type="float">
            <text:p>0.440953877256556</text:p>
          </table:table-cell>
          <table:table-cell table:formula="of:=-SUMPRODUCT([.$G$8:.$G$56]; [.K363:.K411]) + SUMPRODUCT([.$D$8:.$D$57]; [.J363:.J412])" office:value-type="float" office:value="-1.45420657603003E+088" calcext:value-type="float">
            <text:p>-1.45420657603003E+08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12] + 1" office:value-type="float" office:value="355" calcext:value-type="float">
            <text:p>355</text:p>
          </table:table-cell>
          <table:table-cell table:style-name="ce14" table:formula="of:=SIN(0.8 * [.$I413])" office:value-type="float" office:value="0.951063968112586" calcext:value-type="float">
            <text:p>0.951063968112586</text:p>
          </table:table-cell>
          <table:table-cell table:formula="of:=-SUMPRODUCT([.$G$8:.$G$56]; [.K364:.K412]) + SUMPRODUCT([.$D$8:.$D$57]; [.J364:.J413])" office:value-type="float" office:value="2.59804335382715E+088" calcext:value-type="float">
            <text:p>2.59804335382715E+08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13] + 1" office:value-type="float" office:value="356" calcext:value-type="float">
            <text:p>356</text:p>
          </table:table-cell>
          <table:table-cell table:style-name="ce14" table:formula="of:=SIN(0.8 * [.$I414])" office:value-type="float" office:value="0.884271417948187" calcext:value-type="float">
            <text:p>0.884271417948187</text:p>
          </table:table-cell>
          <table:table-cell table:formula="of:=-SUMPRODUCT([.$G$8:.$G$56]; [.K365:.K413]) + SUMPRODUCT([.$D$8:.$D$57]; [.J365:.J414])" office:value-type="float" office:value="-4.64158901467246E+088" calcext:value-type="float">
            <text:p>-4.64158901467246E+08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14] + 1" office:value-type="float" office:value="357" calcext:value-type="float">
            <text:p>357</text:p>
          </table:table-cell>
          <table:table-cell table:style-name="ce14" table:formula="of:=SIN(0.8 * [.$I415])" office:value-type="float" office:value="0.28109169142427" calcext:value-type="float">
            <text:p>0.28109169142427</text:p>
          </table:table-cell>
          <table:table-cell table:formula="of:=-SUMPRODUCT([.$G$8:.$G$56]; [.K366:.K414]) + SUMPRODUCT([.$D$8:.$D$57]; [.J366:.J415])" office:value-type="float" office:value="8.29252850973072E+088" calcext:value-type="float">
            <text:p>8.29252850973072E+08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15] + 1" office:value-type="float" office:value="358" calcext:value-type="float">
            <text:p>358</text:p>
          </table:table-cell>
          <table:table-cell table:style-name="ce14" table:formula="of:=SIN(0.8 * [.$I416])" office:value-type="float" office:value="-0.492594483234166" calcext:value-type="float">
            <text:p>-0.492594483234166</text:p>
          </table:table-cell>
          <table:table-cell table:formula="of:=-SUMPRODUCT([.$G$8:.$G$56]; [.K367:.K415]) + SUMPRODUCT([.$D$8:.$D$57]; [.J367:.J416])" office:value-type="float" office:value="-1.48151912776684E+089" calcext:value-type="float">
            <text:p>-1.48151912776684E+08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16] + 1" office:value-type="float" office:value="359" calcext:value-type="float">
            <text:p>359</text:p>
          </table:table-cell>
          <table:table-cell table:style-name="ce14" table:formula="of:=SIN(0.8 * [.$I417])" office:value-type="float" office:value="-0.967479454337484" calcext:value-type="float">
            <text:p>-0.967479454337484</text:p>
          </table:table-cell>
          <table:table-cell table:formula="of:=-SUMPRODUCT([.$G$8:.$G$56]; [.K368:.K416]) + SUMPRODUCT([.$D$8:.$D$57]; [.J368:.J417])" office:value-type="float" office:value="2.64683916776825E+089" calcext:value-type="float">
            <text:p>2.64683916776825E+08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17] + 1" office:value-type="float" office:value="360" calcext:value-type="float">
            <text:p>360</text:p>
          </table:table-cell>
          <table:table-cell table:style-name="ce14" table:formula="of:=SIN(0.8 * [.$I418])" office:value-type="float" office:value="-0.85550437075082" calcext:value-type="float">
            <text:p>-0.85550437075082</text:p>
          </table:table-cell>
          <table:table-cell table:formula="of:=-SUMPRODUCT([.$G$8:.$G$56]; [.K369:.K417]) + SUMPRODUCT([.$D$8:.$D$57]; [.J369:.J418])" office:value-type="float" office:value="-4.72876620269643E+089" calcext:value-type="float">
            <text:p>-4.72876620269643E+08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18] + 1" office:value-type="float" office:value="361" calcext:value-type="float">
            <text:p>361</text:p>
          </table:table-cell>
          <table:table-cell table:style-name="ce14" table:formula="of:=SIN(0.8 * [.$I419])" office:value-type="float" office:value="-0.224591815618348" calcext:value-type="float">
            <text:p>-0.224591815618348</text:p>
          </table:table-cell>
          <table:table-cell table:formula="of:=-SUMPRODUCT([.$G$8:.$G$56]; [.K370:.K418]) + SUMPRODUCT([.$D$8:.$D$57]; [.J370:.J419])" office:value-type="float" office:value="8.44827674913789E+089" calcext:value-type="float">
            <text:p>8.44827674913789E+08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19] + 1" office:value-type="float" office:value="362" calcext:value-type="float">
            <text:p>362</text:p>
          </table:table-cell>
          <table:table-cell table:style-name="ce14" table:formula="of:=SIN(0.8 * [.$I420])" office:value-type="float" office:value="0.542555121139332" calcext:value-type="float">
            <text:p>0.542555121139332</text:p>
          </table:table-cell>
          <table:table-cell table:formula="of:=-SUMPRODUCT([.$G$8:.$G$56]; [.K371:.K419]) + SUMPRODUCT([.$D$8:.$D$57]; [.J371:.J420])" office:value-type="float" office:value="-1.5093446571608E+090" calcext:value-type="float">
            <text:p>-1.5093446571608E+09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20] + 1" office:value-type="float" office:value="363" calcext:value-type="float">
            <text:p>363</text:p>
          </table:table-cell>
          <table:table-cell table:style-name="ce14" table:formula="of:=SIN(0.8 * [.$I421])" office:value-type="float" office:value="0.980595401795171" calcext:value-type="float">
            <text:p>0.980595401795171</text:p>
          </table:table-cell>
          <table:table-cell table:formula="of:=-SUMPRODUCT([.$G$8:.$G$56]; [.K372:.K420]) + SUMPRODUCT([.$D$8:.$D$57]; [.J372:.J421])" office:value-type="float" office:value="2.69655145273539E+090" calcext:value-type="float">
            <text:p>2.69655145273539E+09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21] + 1" office:value-type="float" office:value="364" calcext:value-type="float">
            <text:p>364</text:p>
          </table:table-cell>
          <table:table-cell table:style-name="ce14" table:formula="of:=SIN(0.8 * [.$I422])" office:value-type="float" office:value="0.823819670032056" calcext:value-type="float">
            <text:p>0.823819670032056</text:p>
          </table:table-cell>
          <table:table-cell table:formula="of:=-SUMPRODUCT([.$G$8:.$G$56]; [.K373:.K421]) + SUMPRODUCT([.$D$8:.$D$57]; [.J373:.J422])" office:value-type="float" office:value="-4.81758073131383E+090" calcext:value-type="float">
            <text:p>-4.81758073131383E+09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22] + 1" office:value-type="float" office:value="365" calcext:value-type="float">
            <text:p>365</text:p>
          </table:table-cell>
          <table:table-cell table:style-name="ce14" table:formula="of:=SIN(0.8 * [.$I423])" office:value-type="float" office:value="0.16732598101184" calcext:value-type="float">
            <text:p>0.16732598101184</text:p>
          </table:table-cell>
          <table:table-cell table:formula="of:=-SUMPRODUCT([.$G$8:.$G$56]; [.K374:.K422]) + SUMPRODUCT([.$D$8:.$D$57]; [.J374:.J423])" office:value-type="float" office:value="8.60695021383069E+090" calcext:value-type="float">
            <text:p>8.60695021383069E+09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23] + 1" office:value-type="float" office:value="366" calcext:value-type="float">
            <text:p>366</text:p>
          </table:table-cell>
          <table:table-cell table:style-name="ce14" table:formula="of:=SIN(0.8 * [.$I424])" office:value-type="float" office:value="-0.590665402793968" calcext:value-type="float">
            <text:p>-0.590665402793968</text:p>
          </table:table-cell>
          <table:table-cell table:formula="of:=-SUMPRODUCT([.$G$8:.$G$56]; [.K375:.K423]) + SUMPRODUCT([.$D$8:.$D$57]; [.J375:.J424])" office:value-type="float" office:value="-1.53769279883261E+091" calcext:value-type="float">
            <text:p>-1.53769279883261E+09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24] + 1" office:value-type="float" office:value="367" calcext:value-type="float">
            <text:p>367</text:p>
          </table:table-cell>
          <table:table-cell table:style-name="ce14" table:formula="of:=SIN(0.8 * [.$I425])" office:value-type="float" office:value="-0.990367079223446" calcext:value-type="float">
            <text:p>-0.990367079223446</text:p>
          </table:table-cell>
          <table:table-cell table:formula="of:=-SUMPRODUCT([.$G$8:.$G$56]; [.K376:.K424]) + SUMPRODUCT([.$D$8:.$D$57]; [.J376:.J425])" office:value-type="float" office:value="2.74719742166291E+091" calcext:value-type="float">
            <text:p>2.74719742166291E+09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25] + 1" office:value-type="float" office:value="368" calcext:value-type="float">
            <text:p>368</text:p>
          </table:table-cell>
          <table:table-cell table:style-name="ce14" table:formula="of:=SIN(0.8 * [.$I426])" office:value-type="float" office:value="-0.789325374829045" calcext:value-type="float">
            <text:p>-0.789325374829045</text:p>
          </table:table-cell>
          <table:table-cell table:formula="of:=-SUMPRODUCT([.$G$8:.$G$56]; [.K377:.K425]) + SUMPRODUCT([.$D$8:.$D$57]; [.J377:.J426])" office:value-type="float" office:value="-4.90806335265467E+091" calcext:value-type="float">
            <text:p>-4.90806335265467E+09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26] + 1" office:value-type="float" office:value="369" calcext:value-type="float">
            <text:p>369</text:p>
          </table:table-cell>
          <table:table-cell table:style-name="ce14" table:formula="of:=SIN(0.8 * [.$I427])" office:value-type="float" office:value="-0.109489489779356" calcext:value-type="float">
            <text:p>-0.109489489779356</text:p>
          </table:table-cell>
          <table:table-cell table:formula="of:=-SUMPRODUCT([.$G$8:.$G$56]; [.K378:.K426]) + SUMPRODUCT([.$D$8:.$D$57]; [.J378:.J427])" office:value-type="float" office:value="8.76860384467397E+091" calcext:value-type="float">
            <text:p>8.76860384467397E+09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27] + 1" office:value-type="float" office:value="370" calcext:value-type="float">
            <text:p>370</text:p>
          </table:table-cell>
          <table:table-cell table:style-name="ce14" table:formula="of:=SIN(0.8 * [.$I428])" office:value-type="float" office:value="0.636761250564549" calcext:value-type="float">
            <text:p>0.636761250564549</text:p>
          </table:table-cell>
          <table:table-cell table:formula="of:=-SUMPRODUCT([.$G$8:.$G$56]; [.K379:.K427]) + SUMPRODUCT([.$D$8:.$D$57]; [.J379:.J428])" office:value-type="float" office:value="-1.56657336835809E+092" calcext:value-type="float">
            <text:p>-1.56657336835809E+09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28] + 1" office:value-type="float" office:value="371" calcext:value-type="float">
            <text:p>371</text:p>
          </table:table-cell>
          <table:table-cell table:style-name="ce14" table:formula="of:=SIN(0.8 * [.$I429])" office:value-type="float" office:value="0.996761160820579" calcext:value-type="float">
            <text:p>0.996761160820579</text:p>
          </table:table-cell>
          <table:table-cell table:formula="of:=-SUMPRODUCT([.$G$8:.$G$56]; [.K380:.K428]) + SUMPRODUCT([.$D$8:.$D$57]; [.J380:.J429])" office:value-type="float" office:value="2.79879461077427E+092" calcext:value-type="float">
            <text:p>2.79879461077427E+09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29] + 1" office:value-type="float" office:value="372" calcext:value-type="float">
            <text:p>372</text:p>
          </table:table-cell>
          <table:table-cell table:style-name="ce14" table:formula="of:=SIN(0.8 * [.$I430])" office:value-type="float" office:value="0.752139126156136" calcext:value-type="float">
            <text:p>0.752139126156136</text:p>
          </table:table-cell>
          <table:table-cell table:formula="of:=-SUMPRODUCT([.$G$8:.$G$56]; [.K381:.K429]) + SUMPRODUCT([.$D$8:.$D$57]; [.J381:.J430])" office:value-type="float" office:value="-5.00024539642791E+092" calcext:value-type="float">
            <text:p>-5.00024539642791E+09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30] + 1" office:value-type="float" office:value="373" calcext:value-type="float">
            <text:p>373</text:p>
          </table:table-cell>
          <table:table-cell table:style-name="ce14" table:formula="of:=SIN(0.8 * [.$I431])" office:value-type="float" office:value="0.0512795902904001" calcext:value-type="float">
            <text:p>0.0512795902904001</text:p>
          </table:table-cell>
          <table:table-cell table:formula="of:=-SUMPRODUCT([.$G$8:.$G$56]; [.K382:.K430]) + SUMPRODUCT([.$D$8:.$D$57]; [.J382:.J431])" office:value-type="float" office:value="8.93329361441843E+092" calcext:value-type="float">
            <text:p>8.93329361441843E+09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31] + 1" office:value-type="float" office:value="374" calcext:value-type="float">
            <text:p>374</text:p>
          </table:table-cell>
          <table:table-cell table:style-name="ce14" table:formula="of:=SIN(0.8 * [.$I432])" office:value-type="float" office:value="-0.68068545694028" calcext:value-type="float">
            <text:p>-0.68068545694028</text:p>
          </table:table-cell>
          <table:table-cell table:formula="of:=-SUMPRODUCT([.$G$8:.$G$56]; [.K383:.K431]) + SUMPRODUCT([.$D$8:.$D$57]; [.J383:.J432])" office:value-type="float" office:value="-1.59599636566676E+093" calcext:value-type="float">
            <text:p>-1.59599636566676E+09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32] + 1" office:value-type="float" office:value="375" calcext:value-type="float">
            <text:p>375</text:p>
          </table:table-cell>
          <table:table-cell table:style-name="ce14" table:formula="of:=SIN(0.8 * [.$I433])" office:value-type="float" office:value="-0.99975583990115" calcext:value-type="float">
            <text:p>-0.99975583990115</text:p>
          </table:table-cell>
          <table:table-cell table:formula="of:=-SUMPRODUCT([.$G$8:.$G$56]; [.K384:.K432]) + SUMPRODUCT([.$D$8:.$D$57]; [.J384:.J433])" office:value-type="float" office:value="2.85136088565398E+093" calcext:value-type="float">
            <text:p>2.85136088565398E+09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33] + 1" office:value-type="float" office:value="376" calcext:value-type="float">
            <text:p>376</text:p>
          </table:table-cell>
          <table:table-cell table:style-name="ce14" table:formula="of:=SIN(0.8 * [.$I434])" office:value-type="float" office:value="-0.712387745795959" calcext:value-type="float">
            <text:p>-0.712387745795959</text:p>
          </table:table-cell>
          <table:table-cell table:formula="of:=-SUMPRODUCT([.$G$8:.$G$56]; [.K385:.K433]) + SUMPRODUCT([.$D$8:.$D$57]; [.J385:.J434])" office:value-type="float" office:value="-5.09415878076944E+093" calcext:value-type="float">
            <text:p>-5.09415878076944E+09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34] + 1" office:value-type="float" office:value="377" calcext:value-type="float">
            <text:p>377</text:p>
          </table:table-cell>
          <table:table-cell table:style-name="ce14" table:formula="of:=SIN(0.8 * [.$I435])" office:value-type="float" office:value="0.00710519559566405" calcext:value-type="float">
            <text:p>0.00710519559566405</text:p>
          </table:table-cell>
          <table:table-cell table:formula="of:=-SUMPRODUCT([.$G$8:.$G$56]; [.K386:.K434]) + SUMPRODUCT([.$D$8:.$D$57]; [.J386:.J435])" office:value-type="float" office:value="9.10107654708129E+093" calcext:value-type="float">
            <text:p>9.10107654708129E+09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35] + 1" office:value-type="float" office:value="378" calcext:value-type="float">
            <text:p>378</text:p>
          </table:table-cell>
          <table:table-cell table:style-name="ce14" table:formula="of:=SIN(0.8 * [.$I436])" office:value-type="float" office:value="0.722288220681405" calcext:value-type="float">
            <text:p>0.722288220681405</text:p>
          </table:table-cell>
          <table:table-cell table:formula="of:=-SUMPRODUCT([.$G$8:.$G$56]; [.K387:.K435]) + SUMPRODUCT([.$D$8:.$D$57]; [.J387:.J436])" office:value-type="float" office:value="-1.62597197850441E+094" calcext:value-type="float">
            <text:p>-1.62597197850441E+09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36] + 1" office:value-type="float" office:value="379" calcext:value-type="float">
            <text:p>379</text:p>
          </table:table-cell>
          <table:table-cell table:style-name="ce14" table:formula="of:=SIN(0.8 * [.$I437])" office:value-type="float" office:value="0.999340903266652" calcext:value-type="float">
            <text:p>0.999340903266652</text:p>
          </table:table-cell>
          <table:table-cell table:formula="of:=-SUMPRODUCT([.$G$8:.$G$56]; [.K388:.K436]) + SUMPRODUCT([.$D$8:.$D$57]; [.J388:.J437])" office:value-type="float" office:value="2.9049144474336E+094" calcext:value-type="float">
            <text:p>2.9049144474336E+09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37] + 1" office:value-type="float" office:value="380" calcext:value-type="float">
            <text:p>380</text:p>
          </table:table-cell>
          <table:table-cell table:style-name="ce14" table:formula="of:=SIN(0.8 * [.$I438])" office:value-type="float" office:value="0.670206803780478" calcext:value-type="float">
            <text:p>0.670206803780478</text:p>
          </table:table-cell>
          <table:table-cell table:formula="of:=-SUMPRODUCT([.$G$8:.$G$56]; [.K389:.K437]) + SUMPRODUCT([.$D$8:.$D$57]; [.J389:.J438])" office:value-type="float" office:value="-5.18983602329377E+094" calcext:value-type="float">
            <text:p>-5.18983602329377E+09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38] + 1" office:value-type="float" office:value="381" calcext:value-type="float">
            <text:p>381</text:p>
          </table:table-cell>
          <table:table-cell table:style-name="ce14" table:formula="of:=SIN(0.8 * [.$I439])" office:value-type="float" office:value="-0.0654657495787028" calcext:value-type="float">
            <text:p>-0.0654657495787028</text:p>
          </table:table-cell>
          <table:table-cell table:formula="of:=-SUMPRODUCT([.$G$8:.$G$56]; [.K390:.K438]) + SUMPRODUCT([.$D$8:.$D$57]; [.J390:.J439])" office:value-type="float" office:value="9.27201073769089E+094" calcext:value-type="float">
            <text:p>9.27201073769089E+09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39] + 1" office:value-type="float" office:value="382" calcext:value-type="float">
            <text:p>382</text:p>
          </table:table-cell>
          <table:table-cell table:style-name="ce14" table:formula="of:=SIN(0.8 * [.$I440])" office:value-type="float" office:value="-0.761427657708324" calcext:value-type="float">
            <text:p>-0.761427657708324</text:p>
          </table:table-cell>
          <table:table-cell table:formula="of:=-SUMPRODUCT([.$G$8:.$G$56]; [.K391:.K439]) + SUMPRODUCT([.$D$8:.$D$57]; [.J391:.J440])" office:value-type="float" office:value="-1.65651058596055E+095" calcext:value-type="float">
            <text:p>-1.65651058596055E+09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40] + 1" office:value-type="float" office:value="383" calcext:value-type="float">
            <text:p>383</text:p>
          </table:table-cell>
          <table:table-cell table:style-name="ce14" table:formula="of:=SIN(0.8 * [.$I441])" office:value-type="float" office:value="-0.99551776603706" calcext:value-type="float">
            <text:p>-0.99551776603706</text:p>
          </table:table-cell>
          <table:table-cell table:formula="of:=-SUMPRODUCT([.$G$8:.$G$56]; [.K392:.K440]) + SUMPRODUCT([.$D$8:.$D$57]; [.J392:.J441])" office:value-type="float" office:value="2.95947383909386E+095" calcext:value-type="float">
            <text:p>2.95947383909386E+09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41] + 1" office:value-type="float" office:value="384" calcext:value-type="float">
            <text:p>384</text:p>
          </table:table-cell>
          <table:table-cell table:style-name="ce14" table:formula="of:=SIN(0.8 * [.$I442])" office:value-type="float" office:value="-0.625740156036307" calcext:value-type="float">
            <text:p>-0.625740156036307</text:p>
          </table:table-cell>
          <table:table-cell table:formula="of:=-SUMPRODUCT([.$G$8:.$G$56]; [.K393:.K441]) + SUMPRODUCT([.$D$8:.$D$57]; [.J393:.J442])" office:value-type="float" office:value="-5.28731025235328E+095" calcext:value-type="float">
            <text:p>-5.28731025235328E+09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42] + 1" office:value-type="float" office:value="385" calcext:value-type="float">
            <text:p>385</text:p>
          </table:table-cell>
          <table:table-cell table:style-name="ce14" table:formula="of:=SIN(0.8 * [.$I443])" office:value-type="float" office:value="0.123603036000149" calcext:value-type="float">
            <text:p>0.123603036000149</text:p>
          </table:table-cell>
          <table:table-cell table:formula="of:=-SUMPRODUCT([.$G$8:.$G$56]; [.K394:.K442]) + SUMPRODUCT([.$D$8:.$D$57]; [.J394:.J443])" office:value-type="float" office:value="9.44615537240215E+095" calcext:value-type="float">
            <text:p>9.44615537240215E+09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43] + 1" office:value-type="float" office:value="386" calcext:value-type="float">
            <text:p>386</text:p>
          </table:table-cell>
          <table:table-cell table:style-name="ce14" table:formula="of:=SIN(0.8 * [.$I444])" office:value-type="float" office:value="0.797970284990307" calcext:value-type="float">
            <text:p>0.797970284990307</text:p>
          </table:table-cell>
          <table:table-cell table:formula="of:=-SUMPRODUCT([.$G$8:.$G$56]; [.K395:.K443]) + SUMPRODUCT([.$D$8:.$D$57]; [.J395:.J444])" office:value-type="float" office:value="-1.6876227620622E+096" calcext:value-type="float">
            <text:p>-1.6876227620622E+09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44] + 1" office:value-type="float" office:value="387" calcext:value-type="float">
            <text:p>387</text:p>
          </table:table-cell>
          <table:table-cell table:style-name="ce14" table:formula="of:=SIN(0.8 * [.$I445])" office:value-type="float" office:value="0.988299466824674" calcext:value-type="float">
            <text:p>0.988299466824674</text:p>
          </table:table-cell>
          <table:table-cell table:formula="of:=-SUMPRODUCT([.$G$8:.$G$56]; [.K396:.K444]) + SUMPRODUCT([.$D$8:.$D$57]; [.J396:.J445])" office:value-type="float" office:value="3.01505795188522E+096" calcext:value-type="float">
            <text:p>3.01505795188522E+09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45] + 1" office:value-type="float" office:value="388" calcext:value-type="float">
            <text:p>388</text:p>
          </table:table-cell>
          <table:table-cell table:style-name="ce14" table:formula="of:=SIN(0.8 * [.$I446])" office:value-type="float" office:value="0.579139453771634" calcext:value-type="float">
            <text:p>0.579139453771634</text:p>
          </table:table-cell>
          <table:table-cell table:formula="of:=-SUMPRODUCT([.$G$8:.$G$56]; [.K397:.K445]) + SUMPRODUCT([.$D$8:.$D$57]; [.J397:.J446])" office:value-type="float" office:value="-5.38661521850892E+096" calcext:value-type="float">
            <text:p>-5.38661521850892E+09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46] + 1" office:value-type="float" office:value="389" calcext:value-type="float">
            <text:p>389</text:p>
          </table:table-cell>
          <table:table-cell table:style-name="ce14" table:formula="of:=SIN(0.8 * [.$I447])" office:value-type="float" office:value="-0.181318780643981" calcext:value-type="float">
            <text:p>-0.181318780643981</text:p>
          </table:table-cell>
          <table:table-cell table:formula="of:=-SUMPRODUCT([.$G$8:.$G$56]; [.K398:.K446]) + SUMPRODUCT([.$D$8:.$D$57]; [.J398:.J447])" office:value-type="float" office:value="9.62357074898987E+096" calcext:value-type="float">
            <text:p>9.62357074898987E+09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47] + 1" office:value-type="float" office:value="390" calcext:value-type="float">
            <text:p>390</text:p>
          </table:table-cell>
          <table:table-cell table:style-name="ce14" table:formula="of:=SIN(0.8 * [.$I448])" office:value-type="float" office:value="-0.831791475782224" calcext:value-type="float">
            <text:p>-0.831791475782224</text:p>
          </table:table-cell>
          <table:table-cell table:formula="of:=-SUMPRODUCT([.$G$8:.$G$56]; [.K399:.K447]) + SUMPRODUCT([.$D$8:.$D$57]; [.J399:.J448])" office:value-type="float" office:value="-1.71931927943518E+097" calcext:value-type="float">
            <text:p>-1.71931927943518E+09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48] + 1" office:value-type="float" office:value="391" calcext:value-type="float">
            <text:p>391</text:p>
          </table:table-cell>
          <table:table-cell table:style-name="ce14" table:formula="of:=SIN(0.8 * [.$I449])" office:value-type="float" office:value="-0.977710623266564" calcext:value-type="float">
            <text:p>-0.977710623266564</text:p>
          </table:table-cell>
          <table:table-cell table:formula="of:=-SUMPRODUCT([.$G$8:.$G$56]; [.K400:.K448]) + SUMPRODUCT([.$D$8:.$D$57]; [.J400:.J449])" office:value-type="float" office:value="3.07168603186899E+097" calcext:value-type="float">
            <text:p>3.07168603186899E+09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49] + 1" office:value-type="float" office:value="392" calcext:value-type="float">
            <text:p>392</text:p>
          </table:table-cell>
          <table:table-cell table:style-name="ce14" table:formula="of:=SIN(0.8 * [.$I450])" office:value-type="float" office:value="-0.530563626277392" calcext:value-type="float">
            <text:p>-0.530563626277392</text:p>
          </table:table-cell>
          <table:table-cell table:formula="of:=-SUMPRODUCT([.$G$8:.$G$56]; [.K401:.K449]) + SUMPRODUCT([.$D$8:.$D$57]; [.J401:.J450])" office:value-type="float" office:value="-5.48778530621645E+097" calcext:value-type="float">
            <text:p>-5.48778530621645E+09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50] + 1" office:value-type="float" office:value="393" calcext:value-type="float">
            <text:p>393</text:p>
          </table:table-cell>
          <table:table-cell table:style-name="ce14" table:formula="of:=SIN(0.8 * [.$I451])" office:value-type="float" office:value="0.238416146940528" calcext:value-type="float">
            <text:p>0.238416146940528</text:p>
          </table:table-cell>
          <table:table-cell table:formula="of:=-SUMPRODUCT([.$G$8:.$G$56]; [.K402:.K450]) + SUMPRODUCT([.$D$8:.$D$57]; [.J402:.J451])" office:value-type="float" office:value="9.80431829772688E+097" calcext:value-type="float">
            <text:p>9.80431829772688E+09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51] + 1" office:value-type="float" office:value="394" calcext:value-type="float">
            <text:p>394</text:p>
          </table:table-cell>
          <table:table-cell table:style-name="ce14" table:formula="of:=SIN(0.8 * [.$I452])" office:value-type="float" office:value="0.862775884657721" calcext:value-type="float">
            <text:p>0.862775884657721</text:p>
          </table:table-cell>
          <table:table-cell table:formula="of:=-SUMPRODUCT([.$G$8:.$G$56]; [.K403:.K451]) + SUMPRODUCT([.$D$8:.$D$57]; [.J403:.J452])" office:value-type="float" office:value="-1.75161111303414E+098" calcext:value-type="float">
            <text:p>-1.75161111303414E+09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52] + 1" office:value-type="float" office:value="395" calcext:value-type="float">
            <text:p>395</text:p>
          </table:table-cell>
          <table:table-cell table:style-name="ce14" table:formula="of:=SIN(0.8 * [.$I453])" office:value-type="float" office:value="0.963787348067413" calcext:value-type="float">
            <text:p>0.963787348067413</text:p>
          </table:table-cell>
          <table:table-cell table:formula="of:=-SUMPRODUCT([.$G$8:.$G$56]; [.K404:.K452]) + SUMPRODUCT([.$D$8:.$D$57]; [.J404:.J453])" office:value-type="float" office:value="3.12937768658128E+098" calcext:value-type="float">
            <text:p>3.12937768658128E+09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53] + 1" office:value-type="float" office:value="396" calcext:value-type="float">
            <text:p>396</text:p>
          </table:table-cell>
          <table:table-cell table:style-name="ce14" table:formula="of:=SIN(0.8 * [.$I454])" office:value-type="float" office:value="0.480178338907248" calcext:value-type="float">
            <text:p>0.480178338907248</text:p>
          </table:table-cell>
          <table:table-cell table:formula="of:=-SUMPRODUCT([.$G$8:.$G$56]; [.K405:.K453]) + SUMPRODUCT([.$D$8:.$D$57]; [.J405:.J454])" office:value-type="float" office:value="-5.59085554573204E+098" calcext:value-type="float">
            <text:p>-5.59085554573204E+09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54] + 1" office:value-type="float" office:value="397" calcext:value-type="float">
            <text:p>397</text:p>
          </table:table-cell>
          <table:table-cell table:style-name="ce14" table:formula="of:=SIN(0.8 * [.$I455])" office:value-type="float" office:value="-0.294700407267706" calcext:value-type="float">
            <text:p>-0.294700407267706</text:p>
          </table:table-cell>
          <table:table-cell table:formula="of:=-SUMPRODUCT([.$G$8:.$G$56]; [.K406:.K454]) + SUMPRODUCT([.$D$8:.$D$57]; [.J406:.J455])" office:value-type="float" office:value="9.98846060265434E+098" calcext:value-type="float">
            <text:p>9.98846060265434E+09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55] + 1" office:value-type="float" office:value="398" calcext:value-type="float">
            <text:p>398</text:p>
          </table:table-cell>
          <table:table-cell table:style-name="ce14" table:formula="of:=SIN(0.8 * [.$I456])" office:value-type="float" office:value="-0.89081784088875" calcext:value-type="float">
            <text:p>-0.89081784088875</text:p>
          </table:table-cell>
          <table:table-cell table:formula="of:=-SUMPRODUCT([.$G$8:.$G$56]; [.K407:.K455]) + SUMPRODUCT([.$D$8:.$D$57]; [.J407:.J456])" office:value-type="float" office:value="-1.78450944394262E+099" calcext:value-type="float">
            <text:p>-1.78450944394262E+09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56] + 1" office:value-type="float" office:value="399" calcext:value-type="float">
            <text:p>399</text:p>
          </table:table-cell>
          <table:table-cell table:style-name="ce14" table:formula="of:=SIN(0.8 * [.$I457])" office:value-type="float" office:value="-0.946577125838979" calcext:value-type="float">
            <text:p>-0.946577125838979</text:p>
          </table:table-cell>
          <table:table-cell table:formula="of:=-SUMPRODUCT([.$G$8:.$G$56]; [.K408:.K456]) + SUMPRODUCT([.$D$8:.$D$57]; [.J408:.J457])" office:value-type="float" office:value="3.18815289182214E+099" calcext:value-type="float">
            <text:p>3.18815289182214E+09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57] + 1" office:value-type="float" office:value="400" calcext:value-type="float">
            <text:p>400</text:p>
          </table:table-cell>
          <table:table-cell table:style-name="ce14" table:formula="of:=SIN(0.8 * [.$I458])" office:value-type="float" office:value="-0.428155428084424" calcext:value-type="float">
            <text:p>-0.428155428084424</text:p>
          </table:table-cell>
          <table:table-cell table:formula="of:=-SUMPRODUCT([.$G$8:.$G$56]; [.K409:.K457]) + SUMPRODUCT([.$D$8:.$D$57]; [.J409:.J458])" office:value-type="float" office:value="-5.69586162524154E+099" calcext:value-type="float">
            <text:p>-5.69586162524154E+09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58] + 1" office:value-type="float" office:value="401" calcext:value-type="float">
            <text:p>401</text:p>
          </table:table-cell>
          <table:table-cell table:style-name="ce14" table:formula="of:=SIN(0.8 * [.$I459])" office:value-type="float" office:value="0.349979607059347" calcext:value-type="float">
            <text:p>0.349979607059347</text:p>
          </table:table-cell>
          <table:table-cell table:formula="of:=-SUMPRODUCT([.$G$8:.$G$56]; [.K410:.K458]) + SUMPRODUCT([.$D$8:.$D$57]; [.J410:.J459])" office:value-type="float" office:value="1.01760614232516E+100" calcext:value-type="float">
            <text:p>1.01760614232516E+10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59] + 1" office:value-type="float" office:value="402" calcext:value-type="float">
            <text:p>402</text:p>
          </table:table-cell>
          <table:table-cell table:style-name="ce14" table:formula="of:=SIN(0.8 * [.$I460])" office:value-type="float" office:value="0.915821708830283" calcext:value-type="float">
            <text:p>0.915821708830283</text:p>
          </table:table-cell>
          <table:table-cell table:formula="of:=-SUMPRODUCT([.$G$8:.$G$56]; [.K411:.K459]) + SUMPRODUCT([.$D$8:.$D$57]; [.J411:.J460])" office:value-type="float" office:value="-1.81802566324454E+100" calcext:value-type="float">
            <text:p>-1.81802566324454E+10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60] + 1" office:value-type="float" office:value="403" calcext:value-type="float">
            <text:p>403</text:p>
          </table:table-cell>
          <table:table-cell table:style-name="ce14" table:formula="of:=SIN(0.8 * [.$I461])" office:value-type="float" office:value="0.92613865115633" calcext:value-type="float">
            <text:p>0.92613865115633</text:p>
          </table:table-cell>
          <table:table-cell table:formula="of:=-SUMPRODUCT([.$G$8:.$G$56]; [.K412:.K460]) + SUMPRODUCT([.$D$8:.$D$57]; [.J412:.J461])" office:value-type="float" office:value="3.24803199857222E+100" calcext:value-type="float">
            <text:p>3.24803199857222E+10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61] + 1" office:value-type="float" office:value="404" calcext:value-type="float">
            <text:p>404</text:p>
          </table:table-cell>
          <table:table-cell table:style-name="ce14" table:formula="of:=SIN(0.8 * [.$I462])" office:value-type="float" office:value="0.374672315262404" calcext:value-type="float">
            <text:p>0.374672315262404</text:p>
          </table:table-cell>
          <table:table-cell table:formula="of:=-SUMPRODUCT([.$G$8:.$G$56]; [.K413:.K461]) + SUMPRODUCT([.$D$8:.$D$57]; [.J413:.J462])" office:value-type="float" office:value="-5.80283990321759E+100" calcext:value-type="float">
            <text:p>-5.80283990321759E+10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62] + 1" office:value-type="float" office:value="405" calcext:value-type="float">
            <text:p>405</text:p>
          </table:table-cell>
          <table:table-cell table:style-name="ce14" table:formula="of:=SIN(0.8 * [.$I463])" office:value-type="float" office:value="-0.404065219456387" calcext:value-type="float">
            <text:p>-0.404065219456387</text:p>
          </table:table-cell>
          <table:table-cell table:formula="of:=-SUMPRODUCT([.$G$8:.$G$56]; [.K414:.K462]) + SUMPRODUCT([.$D$8:.$D$57]; [.J414:.J463])" office:value-type="float" office:value="1.03671857165128E+101" calcext:value-type="float">
            <text:p>1.03671857165128E+10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63] + 1" office:value-type="float" office:value="406" calcext:value-type="float">
            <text:p>406</text:p>
          </table:table-cell>
          <table:table-cell table:style-name="ce14" table:formula="of:=SIN(0.8 * [.$I464])" office:value-type="float" office:value="-0.93770221408064" calcext:value-type="float">
            <text:p>-0.93770221408064</text:p>
          </table:table-cell>
          <table:table-cell table:formula="of:=-SUMPRODUCT([.$G$8:.$G$56]; [.K415:.K463]) + SUMPRODUCT([.$D$8:.$D$57]; [.J415:.J464])" office:value-type="float" office:value="-1.85217137596836E+101" calcext:value-type="float">
            <text:p>-1.85217137596836E+10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64] + 1" office:value-type="float" office:value="407" calcext:value-type="float">
            <text:p>407</text:p>
          </table:table-cell>
          <table:table-cell table:style-name="ce14" table:formula="of:=SIN(0.8 * [.$I465])" office:value-type="float" office:value="-0.902541628382949" calcext:value-type="float">
            <text:p>-0.902541628382949</text:p>
          </table:table-cell>
          <table:table-cell table:formula="of:=-SUMPRODUCT([.$G$8:.$G$56]; [.K416:.K464]) + SUMPRODUCT([.$D$8:.$D$57]; [.J416:.J465])" office:value-type="float" office:value="3.30903574003927E+101" calcext:value-type="float">
            <text:p>3.30903574003927E+10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65] + 1" office:value-type="float" office:value="408" calcext:value-type="float">
            <text:p>408</text:p>
          </table:table-cell>
          <table:table-cell table:style-name="ce14" table:formula="of:=SIN(0.8 * [.$I466])" office:value-type="float" office:value="-0.319911401838382" calcext:value-type="float">
            <text:p>-0.319911401838382</text:p>
          </table:table-cell>
          <table:table-cell table:formula="of:=-SUMPRODUCT([.$G$8:.$G$56]; [.K417:.K465]) + SUMPRODUCT([.$D$8:.$D$57]; [.J417:.J466])" office:value-type="float" office:value="-5.91182742100873E+101" calcext:value-type="float">
            <text:p>-5.91182742100873E+10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66] + 1" office:value-type="float" office:value="409" calcext:value-type="float">
            <text:p>409</text:p>
          </table:table-cell>
          <table:table-cell table:style-name="ce14" table:formula="of:=SIN(0.8 * [.$I467])" office:value-type="float" office:value="0.456772788268037" calcext:value-type="float">
            <text:p>0.456772788268037</text:p>
          </table:table-cell>
          <table:table-cell table:formula="of:=-SUMPRODUCT([.$G$8:.$G$56]; [.K418:.K466]) + SUMPRODUCT([.$D$8:.$D$57]; [.J418:.J467])" office:value-type="float" office:value="1.05618996594385E+102" calcext:value-type="float">
            <text:p>1.05618996594385E+10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67] + 1" office:value-type="float" office:value="410" calcext:value-type="float">
            <text:p>410</text:p>
          </table:table-cell>
          <table:table-cell table:style-name="ce14" table:formula="of:=SIN(0.8 * [.$I468])" office:value-type="float" office:value="0.956384734305471" calcext:value-type="float">
            <text:p>0.956384734305471</text:p>
          </table:table-cell>
          <table:table-cell table:formula="of:=-SUMPRODUCT([.$G$8:.$G$56]; [.K419:.K467]) + SUMPRODUCT([.$D$8:.$D$57]; [.J419:.J468])" office:value-type="float" office:value="-1.88695840510537E+102" calcext:value-type="float">
            <text:p>-1.88695840510537E+10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68] + 1" office:value-type="float" office:value="411" calcext:value-type="float">
            <text:p>411</text:p>
          </table:table-cell>
          <table:table-cell table:style-name="ce14" table:formula="of:=SIN(0.8 * [.$I469])" office:value-type="float" office:value="0.875866533947646" calcext:value-type="float">
            <text:p>0.875866533947646</text:p>
          </table:table-cell>
          <table:table-cell table:formula="of:=-SUMPRODUCT([.$G$8:.$G$56]; [.K420:.K468]) + SUMPRODUCT([.$D$8:.$D$57]; [.J420:.J469])" office:value-type="float" office:value="3.37118523883711E+102" calcext:value-type="float">
            <text:p>3.37118523883711E+10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69] + 1" office:value-type="float" office:value="412" calcext:value-type="float">
            <text:p>412</text:p>
          </table:table-cell>
          <table:table-cell table:style-name="ce14" table:formula="of:=SIN(0.8 * [.$I470])" office:value-type="float" office:value="0.264059447082462" calcext:value-type="float">
            <text:p>0.264059447082462</text:p>
          </table:table-cell>
          <table:table-cell table:formula="of:=-SUMPRODUCT([.$G$8:.$G$56]; [.K421:.K469]) + SUMPRODUCT([.$D$8:.$D$57]; [.J421:.J470])" office:value-type="float" office:value="-6.02286191566506E+102" calcext:value-type="float">
            <text:p>-6.02286191566506E+10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70] + 1" office:value-type="float" office:value="413" calcext:value-type="float">
            <text:p>413</text:p>
          </table:table-cell>
          <table:table-cell table:style-name="ce14" table:formula="of:=SIN(0.8 * [.$I471])" office:value-type="float" office:value="-0.507922557049941" calcext:value-type="float">
            <text:p>-0.507922557049941</text:p>
          </table:table-cell>
          <table:table-cell table:formula="of:=-SUMPRODUCT([.$G$8:.$G$56]; [.K422:.K470]) + SUMPRODUCT([.$D$8:.$D$57]; [.J422:.J471])" office:value-type="float" office:value="1.07602706719497E+103" calcext:value-type="float">
            <text:p>1.07602706719497E+10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71] + 1" office:value-type="float" office:value="414" calcext:value-type="float">
            <text:p>414</text:p>
          </table:table-cell>
          <table:table-cell table:style-name="ce14" table:formula="of:=SIN(0.8 * [.$I472])" office:value-type="float" office:value="-0.97180555373338" calcext:value-type="float">
            <text:p>-0.97180555373338</text:p>
          </table:table-cell>
          <table:table-cell table:formula="of:=-SUMPRODUCT([.$G$8:.$G$56]; [.K423:.K471]) + SUMPRODUCT([.$D$8:.$D$57]; [.J423:.J472])" office:value-type="float" office:value="-1.92239879570335E+103" calcext:value-type="float">
            <text:p>-1.92239879570335E+10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72] + 1" office:value-type="float" office:value="415" calcext:value-type="float">
            <text:p>415</text:p>
          </table:table-cell>
          <table:table-cell table:style-name="ce14" table:formula="of:=SIN(0.8 * [.$I473])" office:value-type="float" office:value="-0.846204341883838" calcext:value-type="float">
            <text:p>-0.846204341883838</text:p>
          </table:table-cell>
          <table:table-cell table:formula="of:=-SUMPRODUCT([.$G$8:.$G$56]; [.K424:.K472]) + SUMPRODUCT([.$D$8:.$D$57]; [.J424:.J473])" office:value-type="float" office:value="3.43450201429929E+103" calcext:value-type="float">
            <text:p>3.43450201429929E+10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73] + 1" office:value-type="float" office:value="416" calcext:value-type="float">
            <text:p>416</text:p>
          </table:table-cell>
          <table:table-cell table:style-name="ce14" table:formula="of:=SIN(0.8 * [.$I474])" office:value-type="float" office:value="-0.207306931204965" calcext:value-type="float">
            <text:p>-0.207306931204965</text:p>
          </table:table-cell>
          <table:table-cell table:formula="of:=-SUMPRODUCT([.$G$8:.$G$56]; [.K425:.K473]) + SUMPRODUCT([.$D$8:.$D$57]; [.J425:.J474])" office:value-type="float" office:value="-6.1359818330047E+103" calcext:value-type="float">
            <text:p>-6.1359818330047E+10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74] + 1" office:value-type="float" office:value="417" calcext:value-type="float">
            <text:p>417</text:p>
          </table:table-cell>
          <table:table-cell table:style-name="ce14" table:formula="of:=SIN(0.8 * [.$I475])" office:value-type="float" office:value="0.5573400821545" calcext:value-type="float">
            <text:p>0.5573400821545</text:p>
          </table:table-cell>
          <table:table-cell table:formula="of:=-SUMPRODUCT([.$G$8:.$G$56]; [.K426:.K474]) + SUMPRODUCT([.$D$8:.$D$57]; [.J426:.J475])" office:value-type="float" office:value="1.09623674402314E+104" calcext:value-type="float">
            <text:p>1.09623674402314E+10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75] + 1" office:value-type="float" office:value="418" calcext:value-type="float">
            <text:p>418</text:p>
          </table:table-cell>
          <table:table-cell table:style-name="ce14" table:formula="of:=SIN(0.8 * [.$I476])" office:value-type="float" office:value="0.983912080455239" calcext:value-type="float">
            <text:p>0.983912080455239</text:p>
          </table:table-cell>
          <table:table-cell table:formula="of:=-SUMPRODUCT([.$G$8:.$G$56]; [.K427:.K475]) + SUMPRODUCT([.$D$8:.$D$57]; [.J427:.J476])" office:value-type="float" office:value="-1.95850481903723E+104" calcext:value-type="float">
            <text:p>-1.95850481903723E+10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76] + 1" office:value-type="float" office:value="419" calcext:value-type="float">
            <text:p>419</text:p>
          </table:table-cell>
          <table:table-cell table:style-name="ce14" table:formula="of:=SIN(0.8 * [.$I477])" office:value-type="float" office:value="0.813656213567274" calcext:value-type="float">
            <text:p>0.813656213567274</text:p>
          </table:table-cell>
          <table:table-cell table:formula="of:=-SUMPRODUCT([.$G$8:.$G$56]; [.K428:.K476]) + SUMPRODUCT([.$D$8:.$D$57]; [.J428:.J477])" office:value-type="float" office:value="3.49900798993022E+104" calcext:value-type="float">
            <text:p>3.49900798993022E+10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77] + 1" office:value-type="float" office:value="420" calcext:value-type="float">
            <text:p>420</text:p>
          </table:table-cell>
          <table:table-cell table:style-name="ce14" table:formula="of:=SIN(0.8 * [.$I478])" office:value-type="float" office:value="0.149847405733455" calcext:value-type="float">
            <text:p>0.149847405733455</text:p>
          </table:table-cell>
          <table:table-cell table:formula="of:=-SUMPRODUCT([.$G$8:.$G$56]; [.K429:.K477]) + SUMPRODUCT([.$D$8:.$D$57]; [.J429:.J478])" office:value-type="float" office:value="-6.25122634092572E+104" calcext:value-type="float">
            <text:p>-6.25122634092572E+10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78] + 1" office:value-type="float" office:value="421" calcext:value-type="float">
            <text:p>421</text:p>
          </table:table-cell>
          <table:table-cell table:style-name="ce14" table:formula="of:=SIN(0.8 * [.$I479])" office:value-type="float" office:value="-0.604856827661772" calcext:value-type="float">
            <text:p>-0.604856827661772</text:p>
          </table:table-cell>
          <table:table-cell table:formula="of:=-SUMPRODUCT([.$G$8:.$G$56]; [.K430:.K478]) + SUMPRODUCT([.$D$8:.$D$57]; [.J430:.J479])" office:value-type="float" office:value="1.11682599405161E+105" calcext:value-type="float">
            <text:p>1.11682599405161E+10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79] + 1" office:value-type="float" office:value="422" calcext:value-type="float">
            <text:p>422</text:p>
          </table:table-cell>
          <table:table-cell table:style-name="ce14" table:formula="of:=SIN(0.8 * [.$I480])" office:value-type="float" office:value="-0.992663025786245" calcext:value-type="float">
            <text:p>-0.992663025786245</text:p>
          </table:table-cell>
          <table:table-cell table:formula="of:=-SUMPRODUCT([.$G$8:.$G$56]; [.K431:.K479]) + SUMPRODUCT([.$D$8:.$D$57]; [.J431:.J480])" office:value-type="float" office:value="-1.99528897685805E+105" calcext:value-type="float">
            <text:p>-1.99528897685805E+10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80] + 1" office:value-type="float" office:value="423" calcext:value-type="float">
            <text:p>423</text:p>
          </table:table-cell>
          <table:table-cell table:style-name="ce14" table:formula="of:=SIN(0.8 * [.$I481])" office:value-type="float" office:value="-0.778333152710486" calcext:value-type="float">
            <text:p>-0.778333152710486</text:p>
          </table:table-cell>
          <table:table-cell table:formula="of:=-SUMPRODUCT([.$G$8:.$G$56]; [.K432:.K480]) + SUMPRODUCT([.$D$8:.$D$57]; [.J432:.J481])" office:value-type="float" office:value="3.56472550099621E+105" calcext:value-type="float">
            <text:p>3.56472550099621E+10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81] + 1" office:value-type="float" office:value="424" calcext:value-type="float">
            <text:p>424</text:p>
          </table:table-cell>
          <table:table-cell table:style-name="ce14" table:formula="of:=SIN(0.8 * [.$I482])" office:value-type="float" office:value="-0.0918768334152005" calcext:value-type="float">
            <text:p>-0.0918768334152005</text:p>
          </table:table-cell>
          <table:table-cell table:formula="of:=-SUMPRODUCT([.$G$8:.$G$56]; [.K433:.K481]) + SUMPRODUCT([.$D$8:.$D$57]; [.J433:.J482])" office:value-type="float" office:value="-6.36863534296803E+105" calcext:value-type="float">
            <text:p>-6.36863534296803E+10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82] + 1" office:value-type="float" office:value="425" calcext:value-type="float">
            <text:p>425</text:p>
          </table:table-cell>
          <table:table-cell table:style-name="ce14" table:formula="of:=SIN(0.8 * [.$I483])" office:value-type="float" office:value="0.650310740162569" calcext:value-type="float">
            <text:p>0.650310740162569</text:p>
          </table:table-cell>
          <table:table-cell table:formula="of:=-SUMPRODUCT([.$G$8:.$G$56]; [.K434:.K482]) + SUMPRODUCT([.$D$8:.$D$57]; [.J434:.J483])" office:value-type="float" office:value="1.13780194633126E+106" calcext:value-type="float">
            <text:p>1.13780194633126E+10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83] + 1" office:value-type="float" office:value="426" calcext:value-type="float">
            <text:p>426</text:p>
          </table:table-cell>
          <table:table-cell table:style-name="ce14" table:formula="of:=SIN(0.8 * [.$I484])" office:value-type="float" office:value="0.998028545078803" calcext:value-type="float">
            <text:p>0.998028545078803</text:p>
          </table:table-cell>
          <table:table-cell table:formula="of:=-SUMPRODUCT([.$G$8:.$G$56]; [.K435:.K483]) + SUMPRODUCT([.$D$8:.$D$57]; [.J435:.J484])" office:value-type="float" office:value="-2.03276400572162E+106" calcext:value-type="float">
            <text:p>-2.03276400572162E+10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84] + 1" office:value-type="float" office:value="427" calcext:value-type="float">
            <text:p>427</text:p>
          </table:table-cell>
          <table:table-cell table:style-name="ce14" table:formula="of:=SIN(0.8 * [.$I485])" office:value-type="float" office:value="0.740355626790203" calcext:value-type="float">
            <text:p>0.740355626790203</text:p>
          </table:table-cell>
          <table:table-cell table:formula="of:=-SUMPRODUCT([.$G$8:.$G$56]; [.K436:.K484]) + SUMPRODUCT([.$D$8:.$D$57]; [.J436:.J485])" office:value-type="float" office:value="3.63167730225906E+106" calcext:value-type="float">
            <text:p>3.63167730225906E+10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85] + 1" office:value-type="float" office:value="428" calcext:value-type="float">
            <text:p>428</text:p>
          </table:table-cell>
          <table:table-cell table:style-name="ce14" table:formula="of:=SIN(0.8 * [.$I486])" office:value-type="float" office:value="0.0335929198965083" calcext:value-type="float">
            <text:p>0.0335929198965083</text:p>
          </table:table-cell>
          <table:table-cell table:formula="of:=-SUMPRODUCT([.$G$8:.$G$56]; [.K437:.K485]) + SUMPRODUCT([.$D$8:.$D$57]; [.J437:.J486])" office:value-type="float" office:value="-6.48824949213009E+106" calcext:value-type="float">
            <text:p>-6.48824949213009E+10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86] + 1" office:value-type="float" office:value="429" calcext:value-type="float">
            <text:p>429</text:p>
          </table:table-cell>
          <table:table-cell table:style-name="ce14" table:formula="of:=SIN(0.8 * [.$I487])" office:value-type="float" office:value="-0.693546801433285" calcext:value-type="float">
            <text:p>-0.693546801433285</text:p>
          </table:table-cell>
          <table:table-cell table:formula="of:=-SUMPRODUCT([.$G$8:.$G$56]; [.K438:.K486]) + SUMPRODUCT([.$D$8:.$D$57]; [.J438:.J487])" office:value-type="float" office:value="1.15917186380905E+107" calcext:value-type="float">
            <text:p>1.15917186380905E+10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87] + 1" office:value-type="float" office:value="430" calcext:value-type="float">
            <text:p>430</text:p>
          </table:table-cell>
          <table:table-cell table:style-name="ce14" table:formula="of:=SIN(0.8 * [.$I488])" office:value-type="float" office:value="-0.999990339506171" calcext:value-type="float">
            <text:p>-0.999990339506171</text:p>
          </table:table-cell>
          <table:table-cell table:formula="of:=-SUMPRODUCT([.$G$8:.$G$56]; [.K439:.K487]) + SUMPRODUCT([.$D$8:.$D$57]; [.J439:.J488])" office:value-type="float" office:value="-2.07094288139867E+107" calcext:value-type="float">
            <text:p>-2.07094288139867E+10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88] + 1" office:value-type="float" office:value="431" calcext:value-type="float">
            <text:p>431</text:p>
          </table:table-cell>
          <table:table-cell table:style-name="ce14" table:formula="of:=SIN(0.8 * [.$I489])" office:value-type="float" office:value="-0.699853156199333" calcext:value-type="float">
            <text:p>-0.699853156199333</text:p>
          </table:table-cell>
          <table:table-cell table:formula="of:=-SUMPRODUCT([.$G$8:.$G$56]; [.K440:.K488]) + SUMPRODUCT([.$D$8:.$D$57]; [.J440:.J489])" office:value-type="float" office:value="3.69988657585494E+107" calcext:value-type="float">
            <text:p>3.69988657585494E+10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89] + 1" office:value-type="float" office:value="432" calcext:value-type="float">
            <text:p>432</text:p>
          </table:table-cell>
          <table:table-cell table:style-name="ce14" table:formula="of:=SIN(0.8 * [.$I490])" office:value-type="float" office:value="0.0248055605424487" calcext:value-type="float">
            <text:p>0.0248055605424487</text:p>
          </table:table-cell>
          <table:table-cell table:formula="of:=-SUMPRODUCT([.$G$8:.$G$56]; [.K441:.K489]) + SUMPRODUCT([.$D$8:.$D$57]; [.J441:.J490])" office:value-type="float" office:value="-6.61011020494501E+107" calcext:value-type="float">
            <text:p>-6.61011020494501E+10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90] + 1" office:value-type="float" office:value="433" calcext:value-type="float">
            <text:p>433</text:p>
          </table:table-cell>
          <table:table-cell table:style-name="ce14" table:formula="of:=SIN(0.8 * [.$I491])" office:value-type="float" office:value="0.734417557117416" calcext:value-type="float">
            <text:p>0.734417557117416</text:p>
          </table:table-cell>
          <table:table-cell table:formula="of:=-SUMPRODUCT([.$G$8:.$G$56]; [.K442:.K490]) + SUMPRODUCT([.$D$8:.$D$57]; [.J442:.J491])" office:value-type="float" office:value="1.18094314584284E+108" calcext:value-type="float">
            <text:p>1.18094314584284E+10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91] + 1" office:value-type="float" office:value="434" calcext:value-type="float">
            <text:p>434</text:p>
          </table:table-cell>
          <table:table-cell table:style-name="ce14" table:formula="of:=SIN(0.8 * [.$I492])" office:value-type="float" office:value="0.99854171846966" calcext:value-type="float">
            <text:p>0.99854171846966</text:p>
          </table:table-cell>
          <table:table-cell table:formula="of:=-SUMPRODUCT([.$G$8:.$G$56]; [.K443:.K491]) + SUMPRODUCT([.$D$8:.$D$57]; [.J443:.J492])" office:value-type="float" office:value="-2.10983882336766E+108" calcext:value-type="float">
            <text:p>-2.10983882336766E+10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92] + 1" office:value-type="float" office:value="435" calcext:value-type="float">
            <text:p>435</text:p>
          </table:table-cell>
          <table:table-cell table:style-name="ce14" table:formula="of:=SIN(0.8 * [.$I493])" office:value-type="float" office:value="0.656963872524326" calcext:value-type="float">
            <text:p>0.656963872524326</text:p>
          </table:table-cell>
          <table:table-cell table:formula="of:=-SUMPRODUCT([.$G$8:.$G$56]; [.K444:.K492]) + SUMPRODUCT([.$D$8:.$D$57]; [.J444:.J493])" office:value-type="float" office:value="3.76937693932121E+108" calcext:value-type="float">
            <text:p>3.76937693932121E+10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93] + 1" office:value-type="float" office:value="436" calcext:value-type="float">
            <text:p>436</text:p>
          </table:table-cell>
          <table:table-cell table:style-name="ce14" table:formula="of:=SIN(0.8 * [.$I494])" office:value-type="float" office:value="-0.0831194428968824" calcext:value-type="float">
            <text:p>-0.0831194428968824</text:p>
          </table:table-cell>
          <table:table-cell table:formula="of:=-SUMPRODUCT([.$G$8:.$G$56]; [.K445:.K493]) + SUMPRODUCT([.$D$8:.$D$57]; [.J445:.J494])" office:value-type="float" office:value="-6.73425967582105E+108" calcext:value-type="float">
            <text:p>-6.73425967582105E+10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94] + 1" office:value-type="float" office:value="437" calcext:value-type="float">
            <text:p>437</text:p>
          </table:table-cell>
          <table:table-cell table:style-name="ce14" table:formula="of:=SIN(0.8 * [.$I495])" office:value-type="float" office:value="-0.772783619611238" calcext:value-type="float">
            <text:p>-0.772783619611238</text:p>
          </table:table-cell>
          <table:table-cell table:formula="of:=-SUMPRODUCT([.$G$8:.$G$56]; [.K446:.K494]) + SUMPRODUCT([.$D$8:.$D$57]; [.J446:.J495])" office:value-type="float" office:value="1.20312333076341E+109" calcext:value-type="float">
            <text:p>1.20312333076341E+10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95] + 1" office:value-type="float" office:value="438" calcext:value-type="float">
            <text:p>438</text:p>
          </table:table-cell>
          <table:table-cell table:style-name="ce14" table:formula="of:=SIN(0.8 * [.$I496])" office:value-type="float" office:value="-0.993687622416583" calcext:value-type="float">
            <text:p>-0.993687622416583</text:p>
          </table:table-cell>
          <table:table-cell table:formula="of:=-SUMPRODUCT([.$G$8:.$G$56]; [.K447:.K495]) + SUMPRODUCT([.$D$8:.$D$57]; [.J447:.J496])" office:value-type="float" office:value="-2.14946529939205E+109" calcext:value-type="float">
            <text:p>-2.14946529939205E+10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96] + 1" office:value-type="float" office:value="439" calcext:value-type="float">
            <text:p>439</text:p>
          </table:table-cell>
          <table:table-cell table:style-name="ce14" table:formula="of:=SIN(0.8 * [.$I497])" office:value-type="float" office:value="-0.611834047454482" calcext:value-type="float">
            <text:p>-0.611834047454482</text:p>
          </table:table-cell>
          <table:table-cell table:formula="of:=-SUMPRODUCT([.$G$8:.$G$56]; [.K448:.K496]) + SUMPRODUCT([.$D$8:.$D$57]; [.J448:.J497])" office:value-type="float" office:value="3.84017245377406E+109" calcext:value-type="float">
            <text:p>3.84017245377406E+10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97] + 1" office:value-type="float" office:value="440" calcext:value-type="float">
            <text:p>440</text:p>
          </table:table-cell>
          <table:table-cell table:style-name="ce14" table:formula="of:=SIN(0.8 * [.$I498])" office:value-type="float" office:value="0.141149850679407" calcext:value-type="float">
            <text:p>0.141149850679407</text:p>
          </table:table-cell>
          <table:table-cell table:formula="of:=-SUMPRODUCT([.$G$8:.$G$56]; [.K449:.K497]) + SUMPRODUCT([.$D$8:.$D$57]; [.J449:.J498])" office:value-type="float" office:value="-6.86074089165155E+109" calcext:value-type="float">
            <text:p>-6.86074089165155E+10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98] + 1" office:value-type="float" office:value="441" calcext:value-type="float">
            <text:p>441</text:p>
          </table:table-cell>
          <table:table-cell table:style-name="ce14" table:formula="of:=SIN(0.8 * [.$I499])" office:value-type="float" office:value="0.808514143437903" calcext:value-type="float">
            <text:p>0.808514143437903</text:p>
          </table:table-cell>
          <table:table-cell table:formula="of:=-SUMPRODUCT([.$G$8:.$G$56]; [.K450:.K498]) + SUMPRODUCT([.$D$8:.$D$57]; [.J450:.J499])" office:value-type="float" office:value="1.22572009848465E+110" calcext:value-type="float">
            <text:p>1.22572009848465E+11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499] + 1" office:value-type="float" office:value="442" calcext:value-type="float">
            <text:p>442</text:p>
          </table:table-cell>
          <table:table-cell table:style-name="ce14" table:formula="of:=SIN(0.8 * [.$I500])" office:value-type="float" office:value="0.985444605991109" calcext:value-type="float">
            <text:p>0.985444605991109</text:p>
          </table:table-cell>
          <table:table-cell table:formula="of:=-SUMPRODUCT([.$G$8:.$G$56]; [.K451:.K499]) + SUMPRODUCT([.$D$8:.$D$57]; [.J451:.J500])" office:value-type="float" office:value="-2.18983603018354E+110" calcext:value-type="float">
            <text:p>-2.18983603018354E+11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00] + 1" office:value-type="float" office:value="443" calcext:value-type="float">
            <text:p>443</text:p>
          </table:table-cell>
          <table:table-cell table:style-name="ce14" table:formula="of:=SIN(0.8 * [.$I501])" office:value-type="float" office:value="0.564617593930045" calcext:value-type="float">
            <text:p>0.564617593930045</text:p>
          </table:table-cell>
          <table:table-cell table:formula="of:=-SUMPRODUCT([.$G$8:.$G$56]; [.K452:.K500]) + SUMPRODUCT([.$D$8:.$D$57]; [.J452:.J501])" office:value-type="float" office:value="3.91229763223964E+110" calcext:value-type="float">
            <text:p>3.91229763223964E+11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01] + 1" office:value-type="float" office:value="444" calcext:value-type="float">
            <text:p>444</text:p>
          </table:table-cell>
          <table:table-cell table:style-name="ce14" table:formula="of:=SIN(0.8 * [.$I502])" office:value-type="float" office:value="-0.198698874178085" calcext:value-type="float">
            <text:p>-0.198698874178085</text:p>
          </table:table-cell>
          <table:table-cell table:formula="of:=-SUMPRODUCT([.$G$8:.$G$56]; [.K453:.K501]) + SUMPRODUCT([.$D$8:.$D$57]; [.J453:.J502])" office:value-type="float" office:value="-6.98959764669915E+110" calcext:value-type="float">
            <text:p>-6.98959764669915E+11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02] + 1" office:value-type="float" office:value="445" calcext:value-type="float">
            <text:p>445</text:p>
          </table:table-cell>
          <table:table-cell table:style-name="ce14" table:formula="of:=SIN(0.8 * [.$I503])" office:value-type="float" office:value="-0.841487271489219" calcext:value-type="float">
            <text:p>-0.841487271489219</text:p>
          </table:table-cell>
          <table:table-cell table:formula="of:=-SUMPRODUCT([.$G$8:.$G$56]; [.K454:.K502]) + SUMPRODUCT([.$D$8:.$D$57]; [.J454:.J503])" office:value-type="float" office:value="1.24874127316267E+111" calcext:value-type="float">
            <text:p>1.24874127316267E+11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03] + 1" office:value-type="float" office:value="446" calcext:value-type="float">
            <text:p>446</text:p>
          </table:table-cell>
          <table:table-cell table:style-name="ce14" table:formula="of:=SIN(0.8 * [.$I504])" office:value-type="float" office:value="-0.973840781575504" calcext:value-type="float">
            <text:p>-0.973840781575504</text:p>
          </table:table-cell>
          <table:table-cell table:formula="of:=-SUMPRODUCT([.$G$8:.$G$56]; [.K455:.K503]) + SUMPRODUCT([.$D$8:.$D$57]; [.J455:.J504])" office:value-type="float" office:value="-2.23096499415289E+111" calcext:value-type="float">
            <text:p>-2.23096499415289E+11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04] + 1" office:value-type="float" office:value="447" calcext:value-type="float">
            <text:p>447</text:p>
          </table:table-cell>
          <table:table-cell table:style-name="ce14" table:formula="of:=SIN(0.8 * [.$I505])" office:value-type="float" office:value="-0.515475541229853" calcext:value-type="float">
            <text:p>-0.515475541229853</text:p>
          </table:table-cell>
          <table:table-cell table:formula="of:=-SUMPRODUCT([.$G$8:.$G$56]; [.K456:.K504]) + SUMPRODUCT([.$D$8:.$D$57]; [.J456:.J505])" office:value-type="float" office:value="3.98577744814177E+111" calcext:value-type="float">
            <text:p>3.98577744814177E+11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05] + 1" office:value-type="float" office:value="448" calcext:value-type="float">
            <text:p>448</text:p>
          </table:table-cell>
          <table:table-cell table:style-name="ce14" table:formula="of:=SIN(0.8 * [.$I506])" office:value-type="float" office:value="0.255570245417112" calcext:value-type="float">
            <text:p>0.255570245417112</text:p>
          </table:table-cell>
          <table:table-cell table:formula="of:=-SUMPRODUCT([.$G$8:.$G$56]; [.K457:.K505]) + SUMPRODUCT([.$D$8:.$D$57]; [.J457:.J506])" office:value-type="float" office:value="-7.12087455775957E+111" calcext:value-type="float">
            <text:p>-7.12087455775957E+11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06] + 1" office:value-type="float" office:value="449" calcext:value-type="float">
            <text:p>449</text:p>
          </table:table-cell>
          <table:table-cell table:style-name="ce14" table:formula="of:=SIN(0.8 * [.$I507])" office:value-type="float" office:value="0.871590550613056" calcext:value-type="float">
            <text:p>0.871590550613056</text:p>
          </table:table-cell>
          <table:table-cell table:formula="of:=-SUMPRODUCT([.$G$8:.$G$56]; [.K458:.K506]) + SUMPRODUCT([.$D$8:.$D$57]; [.J458:.J507])" office:value-type="float" office:value="1.27219482590499E+112" calcext:value-type="float">
            <text:p>1.27219482590499E+11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07] + 1" office:value-type="float" office:value="450" calcext:value-type="float">
            <text:p>450</text:p>
          </table:table-cell>
          <table:table-cell table:style-name="ce14" table:formula="of:=SIN(0.8 * [.$I508])" office:value-type="float" office:value="0.958915723414303" calcext:value-type="float">
            <text:p>0.958915723414303</text:p>
          </table:table-cell>
          <table:table-cell table:formula="of:=-SUMPRODUCT([.$G$8:.$G$56]; [.K459:.K507]) + SUMPRODUCT([.$D$8:.$D$57]; [.J459:.J508])" office:value-type="float" office:value="-2.27286643224992E+112" calcext:value-type="float">
            <text:p>-2.27286643224992E+11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08] + 1" office:value-type="float" office:value="451" calcext:value-type="float">
            <text:p>451</text:p>
          </table:table-cell>
          <table:table-cell table:style-name="ce14" table:formula="of:=SIN(0.8 * [.$I509])" office:value-type="float" office:value="0.464575485789425" calcext:value-type="float">
            <text:p>0.464575485789425</text:p>
          </table:table-cell>
          <table:table-cell table:formula="of:=-SUMPRODUCT([.$G$8:.$G$56]; [.K460:.K508]) + SUMPRODUCT([.$D$8:.$D$57]; [.J460:.J509])" office:value-type="float" office:value="4.060637343949E+112" calcext:value-type="float">
            <text:p>4.060637343949E+11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09] + 1" office:value-type="float" office:value="452" calcext:value-type="float">
            <text:p>452</text:p>
          </table:table-cell>
          <table:table-cell table:style-name="ce14" table:formula="of:=SIN(0.8 * [.$I510])" office:value-type="float" office:value="-0.311570007518886" calcext:value-type="float">
            <text:p>-0.311570007518886</text:p>
          </table:table-cell>
          <table:table-cell table:formula="of:=-SUMPRODUCT([.$G$8:.$G$56]; [.K461:.K509]) + SUMPRODUCT([.$D$8:.$D$57]; [.J461:.J510])" office:value-type="float" office:value="-7.25461707961029E+112" calcext:value-type="float">
            <text:p>-7.25461707961029E+11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10] + 1" office:value-type="float" office:value="453" calcext:value-type="float">
            <text:p>453</text:p>
          </table:table-cell>
          <table:table-cell table:style-name="ce14" table:formula="of:=SIN(0.8 * [.$I511])" office:value-type="float" office:value="-0.898721315128931" calcext:value-type="float">
            <text:p>-0.898721315128931</text:p>
          </table:table-cell>
          <table:table-cell table:formula="of:=-SUMPRODUCT([.$G$8:.$G$56]; [.K462:.K510]) + SUMPRODUCT([.$D$8:.$D$57]; [.J462:.J511])" office:value-type="float" office:value="1.29608887753051E+113" calcext:value-type="float">
            <text:p>1.29608887753051E+11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11] + 1" office:value-type="float" office:value="454" calcext:value-type="float">
            <text:p>454</text:p>
          </table:table-cell>
          <table:table-cell table:style-name="ce14" table:formula="of:=SIN(0.8 * [.$I512])" office:value-type="float" office:value="-0.940720332648371" calcext:value-type="float">
            <text:p>-0.940720332648371</text:p>
          </table:table-cell>
          <table:table-cell table:formula="of:=-SUMPRODUCT([.$G$8:.$G$56]; [.K463:.K511]) + SUMPRODUCT([.$D$8:.$D$57]; [.J463:.J512])" office:value-type="float" office:value="-2.31555485289451E+113" calcext:value-type="float">
            <text:p>-2.31555485289451E+11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12] + 1" office:value-type="float" office:value="455" calcext:value-type="float">
            <text:p>455</text:p>
          </table:table-cell>
          <table:table-cell table:style-name="ce14" table:formula="of:=SIN(0.8 * [.$I513])" office:value-type="float" office:value="-0.412091019621934" calcext:value-type="float">
            <text:p>-0.412091019621934</text:p>
          </table:table-cell>
          <table:table-cell table:formula="of:=-SUMPRODUCT([.$G$8:.$G$56]; [.K464:.K512]) + SUMPRODUCT([.$D$8:.$D$57]; [.J464:.J513])" office:value-type="float" office:value="4.13690323998408E+113" calcext:value-type="float">
            <text:p>4.13690323998408E+11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13] + 1" office:value-type="float" office:value="456" calcext:value-type="float">
            <text:p>456</text:p>
          </table:table-cell>
          <table:table-cell table:style-name="ce14" table:formula="of:=SIN(0.8 * [.$I514])" office:value-type="float" office:value="0.36650717618376" calcext:value-type="float">
            <text:p>0.36650717618376</text:p>
          </table:table-cell>
          <table:table-cell table:formula="of:=-SUMPRODUCT([.$G$8:.$G$56]; [.K465:.K513]) + SUMPRODUCT([.$D$8:.$D$57]; [.J465:.J514])" office:value-type="float" office:value="-7.39087152074928E+113" calcext:value-type="float">
            <text:p>-7.39087152074928E+11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14] + 1" office:value-type="float" office:value="457" calcext:value-type="float">
            <text:p>457</text:p>
          </table:table-cell>
          <table:table-cell table:style-name="ce14" table:formula="of:=SIN(0.8 * [.$I515])" office:value-type="float" office:value="0.922787036964148" calcext:value-type="float">
            <text:p>0.922787036964148</text:p>
          </table:table-cell>
          <table:table-cell table:formula="of:=-SUMPRODUCT([.$G$8:.$G$56]; [.K466:.K514]) + SUMPRODUCT([.$D$8:.$D$57]; [.J466:.J515])" office:value-type="float" office:value="1.32043170138137E+114" calcext:value-type="float">
            <text:p>1.32043170138137E+11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15] + 1" office:value-type="float" office:value="458" calcext:value-type="float">
            <text:p>458</text:p>
          </table:table-cell>
          <table:table-cell table:style-name="ce14" table:formula="of:=SIN(0.8 * [.$I516])" office:value-type="float" office:value="0.919316663719254" calcext:value-type="float">
            <text:p>0.919316663719254</text:p>
          </table:table-cell>
          <table:table-cell table:formula="of:=-SUMPRODUCT([.$G$8:.$G$56]; [.K467:.K515]) + SUMPRODUCT([.$D$8:.$D$57]; [.J467:.J516])" office:value-type="float" office:value="-2.3590450370001E+114" calcext:value-type="float">
            <text:p>-2.3590450370001E+11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16] + 1" office:value-type="float" office:value="459" calcext:value-type="float">
            <text:p>459</text:p>
          </table:table-cell>
          <table:table-cell table:style-name="ce14" table:formula="of:=SIN(0.8 * [.$I517])" office:value-type="float" office:value="0.358201138291511" calcext:value-type="float">
            <text:p>0.358201138291511</text:p>
          </table:table-cell>
          <table:table-cell table:formula="of:=-SUMPRODUCT([.$G$8:.$G$56]; [.K468:.K516]) + SUMPRODUCT([.$D$8:.$D$57]; [.J468:.J517])" office:value-type="float" office:value="4.21460154339893E+114" calcext:value-type="float">
            <text:p>4.21460154339893E+11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17] + 1" office:value-type="float" office:value="460" calcext:value-type="float">
            <text:p>460</text:p>
          </table:table-cell>
          <table:table-cell table:style-name="ce14" table:formula="of:=SIN(0.8 * [.$I518])" office:value-type="float" office:value="-0.420194391032185" calcext:value-type="float">
            <text:p>-0.420194391032185</text:p>
          </table:table-cell>
          <table:table-cell table:formula="of:=-SUMPRODUCT([.$G$8:.$G$56]; [.K469:.K517]) + SUMPRODUCT([.$D$8:.$D$57]; [.J469:.J518])" office:value-type="float" office:value="-7.52968505942938E+114" calcext:value-type="float">
            <text:p>-7.52968505942938E+11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18] + 1" office:value-type="float" office:value="461" calcext:value-type="float">
            <text:p>461</text:p>
          </table:table-cell>
          <table:table-cell table:style-name="ce14" table:formula="of:=SIN(0.8 * [.$I519])" office:value-type="float" office:value="-0.943705641215928" calcext:value-type="float">
            <text:p>-0.943705641215928</text:p>
          </table:table-cell>
          <table:table-cell table:formula="of:=-SUMPRODUCT([.$G$8:.$G$56]; [.K470:.K518]) + SUMPRODUCT([.$D$8:.$D$57]; [.J470:.J519])" office:value-type="float" office:value="1.34523172618758E+115" calcext:value-type="float">
            <text:p>1.34523172618758E+11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19] + 1" office:value-type="float" office:value="462" calcext:value-type="float">
            <text:p>462</text:p>
          </table:table-cell>
          <table:table-cell table:style-name="ce14" table:formula="of:=SIN(0.8 * [.$I520])" office:value-type="float" office:value="-0.894777712735616" calcext:value-type="float">
            <text:p>-0.894777712735616</text:p>
          </table:table-cell>
          <table:table-cell table:formula="of:=-SUMPRODUCT([.$G$8:.$G$56]; [.K471:.K519]) + SUMPRODUCT([.$D$8:.$D$57]; [.J471:.J520])" office:value-type="float" office:value="-2.40335204309165E+115" calcext:value-type="float">
            <text:p>-2.40335204309165E+11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20] + 1" office:value-type="float" office:value="463" calcext:value-type="float">
            <text:p>463</text:p>
          </table:table-cell>
          <table:table-cell table:style-name="ce14" table:formula="of:=SIN(0.8 * [.$I521])" office:value-type="float" office:value="-0.303089630458446" calcext:value-type="float">
            <text:p>-0.303089630458446</text:p>
          </table:table-cell>
          <table:table-cell table:formula="of:=-SUMPRODUCT([.$G$8:.$G$56]; [.K472:.K520]) + SUMPRODUCT([.$D$8:.$D$57]; [.J472:.J521])" office:value-type="float" office:value="4.29375915731812E+115" calcext:value-type="float">
            <text:p>4.29375915731812E+11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21] + 1" office:value-type="float" office:value="464" calcext:value-type="float">
            <text:p>464</text:p>
          </table:table-cell>
          <table:table-cell table:style-name="ce14" table:formula="of:=SIN(0.8 * [.$I522])" office:value-type="float" office:value="0.472448554587694" calcext:value-type="float">
            <text:p>0.472448554587694</text:p>
          </table:table-cell>
          <table:table-cell table:formula="of:=-SUMPRODUCT([.$G$8:.$G$56]; [.K473:.K521]) + SUMPRODUCT([.$D$8:.$D$57]; [.J473:.J522])" office:value-type="float" office:value="-7.67110575999381E+115" calcext:value-type="float">
            <text:p>-7.67110575999381E+11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22] + 1" office:value-type="float" office:value="465" calcext:value-type="float">
            <text:p>465</text:p>
          </table:table-cell>
          <table:table-cell table:style-name="ce14" table:formula="of:=SIN(0.8 * [.$I523])" office:value-type="float" office:value="0.96140578606365" calcext:value-type="float">
            <text:p>0.96140578606365</text:p>
          </table:table-cell>
          <table:table-cell table:formula="of:=-SUMPRODUCT([.$G$8:.$G$56]; [.K474:.K522]) + SUMPRODUCT([.$D$8:.$D$57]; [.J474:.J523])" office:value-type="float" office:value="1.37049753898552E+116" calcext:value-type="float">
            <text:p>1.37049753898552E+1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23] + 1" office:value-type="float" office:value="466" calcext:value-type="float">
            <text:p>466</text:p>
          </table:table-cell>
          <table:table-cell table:style-name="ce14" table:formula="of:=SIN(0.8 * [.$I524])" office:value-type="float" office:value="0.867187168523834" calcext:value-type="float">
            <text:p>0.867187168523834</text:p>
          </table:table-cell>
          <table:table-cell table:formula="of:=-SUMPRODUCT([.$G$8:.$G$56]; [.K475:.K523]) + SUMPRODUCT([.$D$8:.$D$57]; [.J475:.J524])" office:value-type="float" office:value="-2.44849121251964E+116" calcext:value-type="float">
            <text:p>-2.44849121251964E+1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24] + 1" office:value-type="float" office:value="467" calcext:value-type="float">
            <text:p>467</text:p>
          </table:table-cell>
          <table:table-cell table:style-name="ce14" table:formula="of:=SIN(0.8 * [.$I525])" office:value-type="float" office:value="0.246944451076991" calcext:value-type="float">
            <text:p>0.246944451076991</text:p>
          </table:table-cell>
          <table:table-cell table:formula="of:=-SUMPRODUCT([.$G$8:.$G$56]; [.K476:.K524]) + SUMPRODUCT([.$D$8:.$D$57]; [.J476:.J525])" office:value-type="float" office:value="4.37440349015412E+116" calcext:value-type="float">
            <text:p>4.37440349015412E+1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25] + 1" office:value-type="float" office:value="468" calcext:value-type="float">
            <text:p>468</text:p>
          </table:table-cell>
          <table:table-cell table:style-name="ce14" table:formula="of:=SIN(0.8 * [.$I526])" office:value-type="float" office:value="-0.523091456721089" calcext:value-type="float">
            <text:p>-0.523091456721089</text:p>
          </table:table-cell>
          <table:table-cell table:formula="of:=-SUMPRODUCT([.$G$8:.$G$56]; [.K477:.K525]) + SUMPRODUCT([.$D$8:.$D$57]; [.J477:.J526])" office:value-type="float" office:value="-7.81518258951852E+116" calcext:value-type="float">
            <text:p>-7.81518258951852E+1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26] + 1" office:value-type="float" office:value="469" calcext:value-type="float">
            <text:p>469</text:p>
          </table:table-cell>
          <table:table-cell table:style-name="ce14" table:formula="of:=SIN(0.8 * [.$I527])" office:value-type="float" office:value="-0.975827106076473" calcext:value-type="float">
            <text:p>-0.975827106076473</text:p>
          </table:table-cell>
          <table:table-cell table:formula="of:=-SUMPRODUCT([.$G$8:.$G$56]; [.K478:.K526]) + SUMPRODUCT([.$D$8:.$D$57]; [.J478:.J527])" office:value-type="float" office:value="1.39623788809115E+117" calcext:value-type="float">
            <text:p>1.39623788809115E+1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27] + 1" office:value-type="float" office:value="470" calcext:value-type="float">
            <text:p>470</text:p>
          </table:table-cell>
          <table:table-cell table:style-name="ce14" table:formula="of:=SIN(0.8 * [.$I528])" office:value-type="float" office:value="-0.836639127211561" calcext:value-type="float">
            <text:p>-0.836639127211561</text:p>
          </table:table-cell>
          <table:table-cell table:formula="of:=-SUMPRODUCT([.$G$8:.$G$56]; [.K479:.K527]) + SUMPRODUCT([.$D$8:.$D$57]; [.J479:.J528])" office:value-type="float" office:value="-2.49447817477203E+117" calcext:value-type="float">
            <text:p>-2.49447817477203E+1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28] + 1" office:value-type="float" office:value="471" calcext:value-type="float">
            <text:p>471</text:p>
          </table:table-cell>
          <table:table-cell table:style-name="ce14" table:formula="of:=SIN(0.8 * [.$I529])" office:value-type="float" office:value="-0.189957080384839" calcext:value-type="float">
            <text:p>-0.189957080384839</text:p>
          </table:table-cell>
          <table:table-cell table:formula="of:=-SUMPRODUCT([.$G$8:.$G$56]; [.K480:.K528]) + SUMPRODUCT([.$D$8:.$D$57]; [.J480:.J529])" office:value-type="float" office:value="4.45656246509749E+117" calcext:value-type="float">
            <text:p>4.45656246509749E+1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29] + 1" office:value-type="float" office:value="472" calcext:value-type="float">
            <text:p>472</text:p>
          </table:table-cell>
          <table:table-cell table:style-name="ce14" table:formula="of:=SIN(0.8 * [.$I530])" office:value-type="float" office:value="0.571950382427368" calcext:value-type="float">
            <text:p>0.571950382427368</text:p>
          </table:table-cell>
          <table:table-cell table:formula="of:=-SUMPRODUCT([.$G$8:.$G$56]; [.K481:.K529]) + SUMPRODUCT([.$D$8:.$D$57]; [.J481:.J530])" office:value-type="float" office:value="-7.96196543476709E+117" calcext:value-type="float">
            <text:p>-7.96196543476709E+1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30] + 1" office:value-type="float" office:value="473" calcext:value-type="float">
            <text:p>473</text:p>
          </table:table-cell>
          <table:table-cell table:style-name="ce14" table:formula="of:=SIN(0.8 * [.$I531])" office:value-type="float" office:value="0.986920418086437" calcext:value-type="float">
            <text:p>0.986920418086437</text:p>
          </table:table-cell>
          <table:table-cell table:formula="of:=-SUMPRODUCT([.$G$8:.$G$56]; [.K482:.K530]) + SUMPRODUCT([.$D$8:.$D$57]; [.J482:.J531])" office:value-type="float" office:value="1.42246168612918E+118" calcext:value-type="float">
            <text:p>1.42246168612918E+1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31] + 1" office:value-type="float" office:value="474" calcext:value-type="float">
            <text:p>474</text:p>
          </table:table-cell>
          <table:table-cell table:style-name="ce14" table:formula="of:=SIN(0.8 * [.$I532])" office:value-type="float" office:value="0.80323777131768" calcext:value-type="float">
            <text:p>0.80323777131768</text:p>
          </table:table-cell>
          <table:table-cell table:formula="of:=-SUMPRODUCT([.$G$8:.$G$56]; [.K483:.K531]) + SUMPRODUCT([.$D$8:.$D$57]; [.J483:.J532])" office:value-type="float" office:value="-2.54132885288601E+118" calcext:value-type="float">
            <text:p>-2.54132885288601E+1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32] + 1" office:value-type="float" office:value="475" calcext:value-type="float">
            <text:p>475</text:p>
          </table:table-cell>
          <table:table-cell table:style-name="ce14" table:formula="of:=SIN(0.8 * [.$I533])" office:value-type="float" office:value="0.132321870869825" calcext:value-type="float">
            <text:p>0.132321870869825</text:p>
          </table:table-cell>
          <table:table-cell table:formula="of:=-SUMPRODUCT([.$G$8:.$G$56]; [.K484:.K532]) + SUMPRODUCT([.$D$8:.$D$57]; [.J484:.J533])" office:value-type="float" office:value="4.5402645297853E+118" calcext:value-type="float">
            <text:p>4.5402645297853E+1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33] + 1" office:value-type="float" office:value="476" calcext:value-type="float">
            <text:p>476</text:p>
          </table:table-cell>
          <table:table-cell table:style-name="ce14" table:formula="of:=SIN(0.8 * [.$I534])" office:value-type="float" office:value="-0.618858700861017" calcext:value-type="float">
            <text:p>-0.618858700861017</text:p>
          </table:table-cell>
          <table:table-cell table:formula="of:=-SUMPRODUCT([.$G$8:.$G$56]; [.K485:.K533]) + SUMPRODUCT([.$D$8:.$D$57]; [.J485:.J534])" office:value-type="float" office:value="-8.11150511946406E+118" calcext:value-type="float">
            <text:p>-8.11150511946406E+1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34] + 1" office:value-type="float" office:value="477" calcext:value-type="float">
            <text:p>477</text:p>
          </table:table-cell>
          <table:table-cell table:style-name="ce14" table:formula="of:=SIN(0.8 * [.$I535])" office:value-type="float" office:value="-0.994647888925254" calcext:value-type="float">
            <text:p>-0.994647888925254</text:p>
          </table:table-cell>
          <table:table-cell table:formula="of:=-SUMPRODUCT([.$G$8:.$G$56]; [.K486:.K534]) + SUMPRODUCT([.$D$8:.$D$57]; [.J486:.J535])" office:value-type="float" office:value="1.44917801311905E+119" calcext:value-type="float">
            <text:p>1.44917801311905E+1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35] + 1" office:value-type="float" office:value="478" calcext:value-type="float">
            <text:p>478</text:p>
          </table:table-cell>
          <table:table-cell table:style-name="ce14" table:formula="of:=SIN(0.8 * [.$I536])" office:value-type="float" office:value="-0.767097014443409" calcext:value-type="float">
            <text:p>-0.767097014443409</text:p>
          </table:table-cell>
          <table:table-cell table:formula="of:=-SUMPRODUCT([.$G$8:.$G$56]; [.K487:.K535]) + SUMPRODUCT([.$D$8:.$D$57]; [.J487:.J536])" office:value-type="float" office:value="-2.58905946896133E+119" calcext:value-type="float">
            <text:p>-2.58905946896133E+1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36] + 1" office:value-type="float" office:value="479" calcext:value-type="float">
            <text:p>479</text:p>
          </table:table-cell>
          <table:table-cell table:style-name="ce14" table:formula="of:=SIN(0.8 * [.$I537])" office:value-type="float" office:value="-0.0742353844405415" calcext:value-type="float">
            <text:p>-0.0742353844405415</text:p>
          </table:table-cell>
          <table:table-cell table:formula="of:=-SUMPRODUCT([.$G$8:.$G$56]; [.K488:.K536]) + SUMPRODUCT([.$D$8:.$D$57]; [.J488:.J537])" office:value-type="float" office:value="4.6255386661512E+119" calcext:value-type="float">
            <text:p>4.6255386661512E+1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37] + 1" office:value-type="float" office:value="480" calcext:value-type="float">
            <text:p>480</text:p>
          </table:table-cell>
          <table:table-cell table:style-name="ce14" table:formula="of:=SIN(0.8 * [.$I538])" office:value-type="float" office:value="0.663656433621961" calcext:value-type="float">
            <text:p>0.663656433621961</text:p>
          </table:table-cell>
          <table:table-cell table:formula="of:=-SUMPRODUCT([.$G$8:.$G$56]; [.K489:.K537]) + SUMPRODUCT([.$D$8:.$D$57]; [.J489:.J538])" office:value-type="float" office:value="-8.26385342189272E+119" calcext:value-type="float">
            <text:p>-8.26385342189272E+1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38] + 1" office:value-type="float" office:value="481" calcext:value-type="float">
            <text:p>481</text:p>
          </table:table-cell>
          <table:table-cell table:style-name="ce14" table:formula="of:=SIN(0.8 * [.$I539])" office:value-type="float" office:value="0.998983164452288" calcext:value-type="float">
            <text:p>0.998983164452288</text:p>
          </table:table-cell>
          <table:table-cell table:formula="of:=-SUMPRODUCT([.$G$8:.$G$56]; [.K490:.K538]) + SUMPRODUCT([.$D$8:.$D$57]; [.J490:.J539])" office:value-type="float" office:value="1.4763961196189E+120" calcext:value-type="float">
            <text:p>1.4763961196189E+1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39] + 1" office:value-type="float" office:value="482" calcext:value-type="float">
            <text:p>482</text:p>
          </table:table-cell>
          <table:table-cell table:style-name="ce14" table:formula="of:=SIN(0.8 * [.$I540])" office:value-type="float" office:value="0.728340112775537" calcext:value-type="float">
            <text:p>0.728340112775537</text:p>
          </table:table-cell>
          <table:table-cell table:formula="of:=-SUMPRODUCT([.$G$8:.$G$56]; [.K491:.K539]) + SUMPRODUCT([.$D$8:.$D$57]; [.J491:.J540])" office:value-type="float" office:value="-2.63768654977728E+120" calcext:value-type="float">
            <text:p>-2.63768654977728E+1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40] + 1" office:value-type="float" office:value="483" calcext:value-type="float">
            <text:p>483</text:p>
          </table:table-cell>
          <table:table-cell table:style-name="ce14" table:formula="of:=SIN(0.8 * [.$I541])" office:value-type="float" office:value="0.0158957220624787" calcext:value-type="float">
            <text:p>0.0158957220624787</text:p>
          </table:table-cell>
          <table:table-cell table:formula="of:=-SUMPRODUCT([.$G$8:.$G$56]; [.K492:.K540]) + SUMPRODUCT([.$D$8:.$D$57]; [.J492:.J541])" office:value-type="float" office:value="4.71241440046041E+120" calcext:value-type="float">
            <text:p>4.71241440046041E+1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41] + 1" office:value-type="float" office:value="484" calcext:value-type="float">
            <text:p>484</text:p>
          </table:table-cell>
          <table:table-cell table:style-name="ce14" table:formula="of:=SIN(0.8 * [.$I542])" office:value-type="float" office:value="-0.706190800353844" calcext:value-type="float">
            <text:p>-0.706190800353844</text:p>
          </table:table-cell>
          <table:table-cell table:formula="of:=-SUMPRODUCT([.$G$8:.$G$56]; [.K493:.K541]) + SUMPRODUCT([.$D$8:.$D$57]; [.J493:.J542])" office:value-type="float" office:value="-8.41906309282342E+120" calcext:value-type="float">
            <text:p>-8.41906309282342E+1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42] + 1" office:value-type="float" office:value="485" calcext:value-type="float">
            <text:p>485</text:p>
          </table:table-cell>
          <table:table-cell table:style-name="ce14" table:formula="of:=SIN(0.8 * [.$I543])" office:value-type="float" office:value="-0.999911459434006" calcext:value-type="float">
            <text:p>-0.999911459434006</text:p>
          </table:table-cell>
          <table:table-cell table:formula="of:=-SUMPRODUCT([.$G$8:.$G$56]; [.K494:.K542]) + SUMPRODUCT([.$D$8:.$D$57]; [.J494:.J543])" office:value-type="float" office:value="1.50412542992858E+121" calcext:value-type="float">
            <text:p>1.50412542992858E+1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43] + 1" office:value-type="float" office:value="486" calcext:value-type="float">
            <text:p>486</text:p>
          </table:table-cell>
          <table:table-cell table:style-name="ce14" table:formula="of:=SIN(0.8 * [.$I544])" office:value-type="float" office:value="-0.687099244727751" calcext:value-type="float">
            <text:p>-0.687099244727751</text:p>
          </table:table-cell>
          <table:table-cell table:formula="of:=-SUMPRODUCT([.$G$8:.$G$56]; [.K495:.K543]) + SUMPRODUCT([.$D$8:.$D$57]; [.J495:.J544])" office:value-type="float" office:value="-2.68722693251503E+121" calcext:value-type="float">
            <text:p>-2.68722693251503E+1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44] + 1" office:value-type="float" office:value="487" calcext:value-type="float">
            <text:p>487</text:p>
          </table:table-cell>
          <table:table-cell table:style-name="ce14" table:formula="of:=SIN(0.8 * [.$I545])" office:value-type="float" office:value="0.0424981518556257" calcext:value-type="float">
            <text:p>0.0424981518556257</text:p>
          </table:table-cell>
          <table:table-cell table:formula="of:=-SUMPRODUCT([.$G$8:.$G$56]; [.K496:.K544]) + SUMPRODUCT([.$D$8:.$D$57]; [.J496:.J545])" office:value-type="float" office:value="4.80092181353321E+121" calcext:value-type="float">
            <text:p>4.80092181353321E+1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45] + 1" office:value-type="float" office:value="488" calcext:value-type="float">
            <text:p>488</text:p>
          </table:table-cell>
          <table:table-cell table:style-name="ce14" table:formula="of:=SIN(0.8 * [.$I546])" office:value-type="float" office:value="0.746316739793089" calcext:value-type="float">
            <text:p>0.746316739793089</text:p>
          </table:table-cell>
          <table:table-cell table:formula="of:=-SUMPRODUCT([.$G$8:.$G$56]; [.K497:.K545]) + SUMPRODUCT([.$D$8:.$D$57]; [.J497:.J546])" office:value-type="float" office:value="-8.57718787377853E+121" calcext:value-type="float">
            <text:p>-8.57718787377853E+1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46] + 1" office:value-type="float" office:value="489" calcext:value-type="float">
            <text:p>489</text:p>
          </table:table-cell>
          <table:table-cell table:style-name="ce14" table:formula="of:=SIN(0.8 * [.$I547])" office:value-type="float" office:value="0.99742960796826" calcext:value-type="float">
            <text:p>0.99742960796826</text:p>
          </table:table-cell>
          <table:table-cell table:formula="of:=-SUMPRODUCT([.$G$8:.$G$56]; [.K498:.K546]) + SUMPRODUCT([.$D$8:.$D$57]; [.J498:.J547])" office:value-type="float" office:value="1.53237554535285E+122" calcext:value-type="float">
            <text:p>1.53237554535285E+1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47] + 1" office:value-type="float" office:value="490" calcext:value-type="float">
            <text:p>490</text:p>
          </table:table-cell>
          <table:table-cell table:style-name="ce14" table:formula="of:=SIN(0.8 * [.$I548])" office:value-type="float" office:value="0.643515060152933" calcext:value-type="float">
            <text:p>0.643515060152933</text:p>
          </table:table-cell>
          <table:table-cell table:formula="of:=-SUMPRODUCT([.$G$8:.$G$56]; [.K499:.K547]) + SUMPRODUCT([.$D$8:.$D$57]; [.J499:.J548])" office:value-type="float" office:value="-2.7376977705876E+122" calcext:value-type="float">
            <text:p>-2.7376977705876E+1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48] + 1" office:value-type="float" office:value="491" calcext:value-type="float">
            <text:p>491</text:p>
          </table:table-cell>
          <table:table-cell table:style-name="ce14" table:formula="of:=SIN(0.8 * [.$I549])" office:value-type="float" office:value="-0.100747088019285" calcext:value-type="float">
            <text:p>-0.100747088019285</text:p>
          </table:table-cell>
          <table:table-cell table:formula="of:=-SUMPRODUCT([.$G$8:.$G$56]; [.K500:.K548]) + SUMPRODUCT([.$D$8:.$D$57]; [.J500:.J549])" office:value-type="float" office:value="4.89109155116051E+122" calcext:value-type="float">
            <text:p>4.89109155116051E+1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49] + 1" office:value-type="float" office:value="492" calcext:value-type="float">
            <text:p>492</text:p>
          </table:table-cell>
          <table:table-cell table:style-name="ce14" table:formula="of:=SIN(0.8 * [.$I550])" office:value-type="float" office:value="-0.783897404493383" calcext:value-type="float">
            <text:p>-0.783897404493383</text:p>
          </table:table-cell>
          <table:table-cell table:formula="of:=-SUMPRODUCT([.$G$8:.$G$56]; [.K501:.K549]) + SUMPRODUCT([.$D$8:.$D$57]; [.J501:.J550])" office:value-type="float" office:value="-8.73828251564054E+122" calcext:value-type="float">
            <text:p>-8.73828251564054E+1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50] + 1" office:value-type="float" office:value="493" calcext:value-type="float">
            <text:p>493</text:p>
          </table:table-cell>
          <table:table-cell table:style-name="ce14" table:formula="of:=SIN(0.8 * [.$I551])" office:value-type="float" office:value="-0.991546074281442" calcext:value-type="float">
            <text:p>-0.991546074281442</text:p>
          </table:table-cell>
          <table:table-cell table:formula="of:=-SUMPRODUCT([.$G$8:.$G$56]; [.K502:.K550]) + SUMPRODUCT([.$D$8:.$D$57]; [.J502:.J551])" office:value-type="float" office:value="1.56115624752581E+123" calcext:value-type="float">
            <text:p>1.56115624752581E+1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51] + 1" office:value-type="float" office:value="494" calcext:value-type="float">
            <text:p>494</text:p>
          </table:table-cell>
          <table:table-cell table:style-name="ce14" table:formula="of:=SIN(0.8 * [.$I552])" office:value-type="float" office:value="-0.597736200664052" calcext:value-type="float">
            <text:p>-0.597736200664052</text:p>
          </table:table-cell>
          <table:table-cell table:formula="of:=-SUMPRODUCT([.$G$8:.$G$56]; [.K503:.K551]) + SUMPRODUCT([.$D$8:.$D$57]; [.J503:.J552])" office:value-type="float" office:value="-2.78911653957918E+123" calcext:value-type="float">
            <text:p>-2.78911653957918E+1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52] + 1" office:value-type="float" office:value="495" calcext:value-type="float">
            <text:p>495</text:p>
          </table:table-cell>
          <table:table-cell table:style-name="ce14" table:formula="of:=SIN(0.8 * [.$I553])" office:value-type="float" office:value="0.158652431436748" calcext:value-type="float">
            <text:p>0.158652431436748</text:p>
          </table:table-cell>
          <table:table-cell table:formula="of:=-SUMPRODUCT([.$G$8:.$G$56]; [.K504:.K552]) + SUMPRODUCT([.$D$8:.$D$57]; [.J504:.J553])" office:value-type="float" office:value="4.98295483471493E+123" calcext:value-type="float">
            <text:p>4.98295483471493E+1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53] + 1" office:value-type="float" office:value="496" calcext:value-type="float">
            <text:p>496</text:p>
          </table:table-cell>
          <table:table-cell table:style-name="ce14" table:formula="of:=SIN(0.8 * [.$I554])" office:value-type="float" office:value="0.818804627536533" calcext:value-type="float">
            <text:p>0.818804627536533</text:p>
          </table:table-cell>
          <table:table-cell table:formula="of:=-SUMPRODUCT([.$G$8:.$G$56]; [.K505:.K553]) + SUMPRODUCT([.$D$8:.$D$57]; [.J505:.J554])" office:value-type="float" office:value="-8.90240279760961E+123" calcext:value-type="float">
            <text:p>-8.90240279760961E+1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54] + 1" office:value-type="float" office:value="497" calcext:value-type="float">
            <text:p>497</text:p>
          </table:table-cell>
          <table:table-cell table:style-name="ce14" table:formula="of:=SIN(0.8 * [.$I555])" office:value-type="float" office:value="0.982280923861661" calcext:value-type="float">
            <text:p>0.982280923861661</text:p>
          </table:table-cell>
          <table:table-cell table:formula="of:=-SUMPRODUCT([.$G$8:.$G$56]; [.K506:.K554]) + SUMPRODUCT([.$D$8:.$D$57]; [.J506:.J555])" office:value-type="float" office:value="1.59047750179781E+124" calcext:value-type="float">
            <text:p>1.59047750179781E+1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55] + 1" office:value-type="float" office:value="498" calcext:value-type="float">
            <text:p>498</text:p>
          </table:table-cell>
          <table:table-cell table:style-name="ce14" table:formula="of:=SIN(0.8 * [.$I556])" office:value-type="float" office:value="0.549918792699758" calcext:value-type="float">
            <text:p>0.549918792699758</text:p>
          </table:table-cell>
          <table:table-cell table:formula="of:=-SUMPRODUCT([.$G$8:.$G$56]; [.K507:.K555]) + SUMPRODUCT([.$D$8:.$D$57]; [.J507:.J556])" office:value-type="float" office:value="-2.84150104329613E+124" calcext:value-type="float">
            <text:p>-2.84150104329613E+1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56] + 1" office:value-type="float" office:value="499" calcext:value-type="float">
            <text:p>499</text:p>
          </table:table-cell>
          <table:table-cell table:style-name="ce14" table:formula="of:=SIN(0.8 * [.$I557])" office:value-type="float" office:value="-0.216016698921639" calcext:value-type="float">
            <text:p>-0.216016698921639</text:p>
          </table:table-cell>
          <table:table-cell table:formula="of:=-SUMPRODUCT([.$G$8:.$G$56]; [.K508:.K556]) + SUMPRODUCT([.$D$8:.$D$57]; [.J508:.J557])" office:value-type="float" office:value="5.0765434719613E+124" calcext:value-type="float">
            <text:p>5.0765434719613E+1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57] + 1" office:value-type="float" office:value="500" calcext:value-type="float">
            <text:p>500</text:p>
          </table:table-cell>
          <table:table-cell table:style-name="ce14" table:formula="of:=SIN(0.8 * [.$I558])" office:value-type="float" office:value="-0.850919359639197" calcext:value-type="float">
            <text:p>-0.850919359639197</text:p>
          </table:table-cell>
          <table:table-cell table:formula="of:=-SUMPRODUCT([.$G$8:.$G$56]; [.K509:.K557]) + SUMPRODUCT([.$D$8:.$D$57]; [.J509:.J558])" office:value-type="float" office:value="-9.06960554651715E+124" calcext:value-type="float">
            <text:p>-9.06960554651715E+1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58] + 1" office:value-type="float" office:value="501" calcext:value-type="float">
            <text:p>501</text:p>
          </table:table-cell>
          <table:table-cell table:style-name="ce14" table:formula="of:=SIN(0.8 * [.$I559])" office:value-type="float" office:value="-0.969665755026438" calcext:value-type="float">
            <text:p>-0.969665755026438</text:p>
          </table:table-cell>
          <table:table-cell table:formula="of:=-SUMPRODUCT([.$G$8:.$G$56]; [.K510:.K558]) + SUMPRODUCT([.$D$8:.$D$57]; [.J510:.J559])" office:value-type="float" office:value="1.62034946068599E+125" calcext:value-type="float">
            <text:p>1.62034946068599E+1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59] + 1" office:value-type="float" office:value="502" calcext:value-type="float">
            <text:p>502</text:p>
          </table:table-cell>
          <table:table-cell table:style-name="ce14" table:formula="of:=SIN(0.8 * [.$I560])" office:value-type="float" office:value="-0.500225915063" calcext:value-type="float">
            <text:p>-0.500225915063</text:p>
          </table:table-cell>
          <table:table-cell table:formula="of:=-SUMPRODUCT([.$G$8:.$G$56]; [.K511:.K559]) + SUMPRODUCT([.$D$8:.$D$57]; [.J511:.J560])" office:value-type="float" office:value="-2.89486941993152E+125" calcext:value-type="float">
            <text:p>-2.89486941993152E+1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60] + 1" office:value-type="float" office:value="503" calcext:value-type="float">
            <text:p>503</text:p>
          </table:table-cell>
          <table:table-cell table:style-name="ce14" table:formula="of:=SIN(0.8 * [.$I561])" office:value-type="float" office:value="0.27264425259901" calcext:value-type="float">
            <text:p>0.27264425259901</text:p>
          </table:table-cell>
          <table:table-cell table:formula="of:=-SUMPRODUCT([.$G$8:.$G$56]; [.K512:.K560]) + SUMPRODUCT([.$D$8:.$D$57]; [.J512:.J561])" office:value-type="float" office:value="5.17188986807006E+125" calcext:value-type="float">
            <text:p>5.17188986807006E+1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61] + 1" office:value-type="float" office:value="504" calcext:value-type="float">
            <text:p>504</text:p>
          </table:table-cell>
          <table:table-cell table:style-name="ce14" table:formula="of:=SIN(0.8 * [.$I562])" office:value-type="float" office:value="0.880132075164322" calcext:value-type="float">
            <text:p>0.880132075164322</text:p>
          </table:table-cell>
          <table:table-cell table:formula="of:=-SUMPRODUCT([.$G$8:.$G$56]; [.K513:.K561]) + SUMPRODUCT([.$D$8:.$D$57]; [.J513:.J562])" office:value-type="float" office:value="-9.23994865650225E+125" calcext:value-type="float">
            <text:p>-9.23994865650225E+1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62] + 1" office:value-type="float" office:value="505" calcext:value-type="float">
            <text:p>505</text:p>
          </table:table-cell>
          <table:table-cell table:style-name="ce14" table:formula="of:=SIN(0.8 * [.$I563])" office:value-type="float" office:value="0.953743591158289" calcext:value-type="float">
            <text:p>0.953743591158289</text:p>
          </table:table-cell>
          <table:table-cell table:formula="of:=-SUMPRODUCT([.$G$8:.$G$56]; [.K514:.K562]) + SUMPRODUCT([.$D$8:.$D$57]; [.J514:.J563])" office:value-type="float" office:value="1.65078246738956E+126" calcext:value-type="float">
            <text:p>1.65078246738956E+1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63] + 1" office:value-type="float" office:value="506" calcext:value-type="float">
            <text:p>506</text:p>
          </table:table-cell>
          <table:table-cell table:style-name="ce14" table:formula="of:=SIN(0.8 * [.$I564])" office:value-type="float" office:value="0.448827042749328" calcext:value-type="float">
            <text:p>0.448827042749328</text:p>
          </table:table-cell>
          <table:table-cell table:formula="of:=-SUMPRODUCT([.$G$8:.$G$56]; [.K515:.K563]) + SUMPRODUCT([.$D$8:.$D$57]; [.J515:.J564])" office:value-type="float" office:value="-2.94924014834553E+126" calcext:value-type="float">
            <text:p>-2.94924014834553E+1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64] + 1" office:value-type="float" office:value="507" calcext:value-type="float">
            <text:p>507</text:p>
          </table:table-cell>
          <table:table-cell table:style-name="ce14" table:formula="of:=SIN(0.8 * [.$I565])" office:value-type="float" office:value="-0.328341967118432" calcext:value-type="float">
            <text:p>-0.328341967118432</text:p>
          </table:table-cell>
          <table:table-cell table:formula="of:=-SUMPRODUCT([.$G$8:.$G$56]; [.K516:.K564]) + SUMPRODUCT([.$D$8:.$D$57]; [.J516:.J565])" office:value-type="float" office:value="5.26902703683764E+126" calcext:value-type="float">
            <text:p>5.26902703683764E+1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65] + 1" office:value-type="float" office:value="508" calcext:value-type="float">
            <text:p>508</text:p>
          </table:table-cell>
          <table:table-cell table:style-name="ce14" table:formula="of:=SIN(0.8 * [.$I566])" office:value-type="float" office:value="-0.906343145652698" calcext:value-type="float">
            <text:p>-0.906343145652698</text:p>
          </table:table-cell>
          <table:table-cell table:formula="of:=-SUMPRODUCT([.$G$8:.$G$56]; [.K517:.K565]) + SUMPRODUCT([.$D$8:.$D$57]; [.J517:.J566])" office:value-type="float" office:value="-9.41349110905749E+126" calcext:value-type="float">
            <text:p>-9.41349110905749E+1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66] + 1" office:value-type="float" office:value="509" calcext:value-type="float">
            <text:p>509</text:p>
          </table:table-cell>
          <table:table-cell table:style-name="ce14" table:formula="of:=SIN(0.8 * [.$I567])" office:value-type="float" office:value="-0.934568733975631" calcext:value-type="float">
            <text:p>-0.934568733975631</text:p>
          </table:table-cell>
          <table:table-cell table:formula="of:=-SUMPRODUCT([.$G$8:.$G$56]; [.K518:.K566]) + SUMPRODUCT([.$D$8:.$D$57]; [.J518:.J567])" office:value-type="float" office:value="1.68178705937118E+127" calcext:value-type="float">
            <text:p>1.68178705937118E+1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67] + 1" office:value-type="float" office:value="510" calcext:value-type="float">
            <text:p>510</text:p>
          </table:table-cell>
          <table:table-cell table:style-name="ce14" table:formula="of:=SIN(0.8 * [.$I568])" office:value-type="float" office:value="-0.395897468961166" calcext:value-type="float">
            <text:p>-0.395897468961166</text:p>
          </table:table-cell>
          <table:table-cell table:formula="of:=-SUMPRODUCT([.$G$8:.$G$56]; [.K519:.K567]) + SUMPRODUCT([.$D$8:.$D$57]; [.J519:.J568])" office:value-type="float" office:value="-3.00463205446376E+127" calcext:value-type="float">
            <text:p>-3.00463205446376E+1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68] + 1" office:value-type="float" office:value="511" calcext:value-type="float">
            <text:p>511</text:p>
          </table:table-cell>
          <table:table-cell table:style-name="ce14" table:formula="of:=SIN(0.8 * [.$I569])" office:value-type="float" office:value="0.382919888298081" calcext:value-type="float">
            <text:p>0.382919888298081</text:p>
          </table:table-cell>
          <table:table-cell table:formula="of:=-SUMPRODUCT([.$G$8:.$G$56]; [.K520:.K568]) + SUMPRODUCT([.$D$8:.$D$57]; [.J520:.J569])" office:value-type="float" office:value="5.36798861211752E+127" calcext:value-type="float">
            <text:p>5.36798861211752E+1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69] + 1" office:value-type="float" office:value="512" calcext:value-type="float">
            <text:p>512</text:p>
          </table:table-cell>
          <table:table-cell table:style-name="ce14" table:formula="of:=SIN(0.8 * [.$I570])" office:value-type="float" office:value="0.929463179600585" calcext:value-type="float">
            <text:p>0.929463179600585</text:p>
          </table:table-cell>
          <table:table-cell table:formula="of:=-SUMPRODUCT([.$G$8:.$G$56]; [.K521:.K569]) + SUMPRODUCT([.$D$8:.$D$57]; [.J521:.J570])" office:value-type="float" office:value="-9.59029299345142E+127" calcext:value-type="float">
            <text:p>-9.59029299345142E+1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70] + 1" office:value-type="float" office:value="513" calcext:value-type="float">
            <text:p>513</text:p>
          </table:table-cell>
          <table:table-cell table:style-name="ce14" table:formula="of:=SIN(0.8 * [.$I571])" office:value-type="float" office:value="0.912206578339684" calcext:value-type="float">
            <text:p>0.912206578339684</text:p>
          </table:table-cell>
          <table:table-cell table:formula="of:=-SUMPRODUCT([.$G$8:.$G$56]; [.K522:.K570]) + SUMPRODUCT([.$D$8:.$D$57]; [.J522:.J571])" office:value-type="float" office:value="1.71337397200555E+128" calcext:value-type="float">
            <text:p>1.71337397200555E+1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71] + 1" office:value-type="float" office:value="514" calcext:value-type="float">
            <text:p>514</text:p>
          </table:table-cell>
          <table:table-cell table:style-name="ce14" table:formula="of:=SIN(0.8 * [.$I572])" office:value-type="float" office:value="0.341617707279103" calcext:value-type="float">
            <text:p>0.341617707279103</text:p>
          </table:table-cell>
          <table:table-cell table:formula="of:=-SUMPRODUCT([.$G$8:.$G$56]; [.K523:.K571]) + SUMPRODUCT([.$D$8:.$D$57]; [.J523:.J572])" office:value-type="float" office:value="-3.06106431779574E+128" calcext:value-type="float">
            <text:p>-3.06106431779574E+1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72] + 1" office:value-type="float" office:value="515" calcext:value-type="float">
            <text:p>515</text:p>
          </table:table-cell>
          <table:table-cell table:style-name="ce14" table:formula="of:=SIN(0.8 * [.$I573])" office:value-type="float" office:value="-0.436191880953256" calcext:value-type="float">
            <text:p>-0.436191880953256</text:p>
          </table:table-cell>
          <table:table-cell table:formula="of:=-SUMPRODUCT([.$G$8:.$G$56]; [.K524:.K572]) + SUMPRODUCT([.$D$8:.$D$57]; [.J524:.J573])" office:value-type="float" office:value="5.46880885946596E+128" calcext:value-type="float">
            <text:p>5.46880885946596E+1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73] + 1" office:value-type="float" office:value="516" calcext:value-type="float">
            <text:p>516</text:p>
          </table:table-cell>
          <table:table-cell table:style-name="ce14" table:formula="of:=SIN(0.8 * [.$I574])" office:value-type="float" office:value="-0.949413327325024" calcext:value-type="float">
            <text:p>-0.949413327325024</text:p>
          </table:table-cell>
          <table:table-cell table:formula="of:=-SUMPRODUCT([.$G$8:.$G$56]; [.K525:.K573]) + SUMPRODUCT([.$D$8:.$D$57]; [.J525:.J574])" office:value-type="float" office:value="-9.77041552753452E+128" calcext:value-type="float">
            <text:p>-9.77041552753452E+1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74] + 1" office:value-type="float" office:value="517" calcext:value-type="float">
            <text:p>517</text:p>
          </table:table-cell>
          <table:table-cell table:style-name="ce14" table:formula="of:=SIN(0.8 * [.$I575])" office:value-type="float" office:value="-0.886733389228634" calcext:value-type="float">
            <text:p>-0.886733389228634</text:p>
          </table:table-cell>
          <table:table-cell table:formula="of:=-SUMPRODUCT([.$G$8:.$G$56]; [.K526:.K574]) + SUMPRODUCT([.$D$8:.$D$57]; [.J526:.J575])" office:value-type="float" office:value="1.74555414229653E+129" calcext:value-type="float">
            <text:p>1.74555414229653E+1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75] + 1" office:value-type="float" office:value="518" calcext:value-type="float">
            <text:p>518</text:p>
          </table:table-cell>
          <table:table-cell table:style-name="ce14" table:formula="of:=SIN(0.8 * [.$I576])" office:value-type="float" office:value="-0.286172876030419" calcext:value-type="float">
            <text:p>-0.286172876030419</text:p>
          </table:table-cell>
          <table:table-cell table:formula="of:=-SUMPRODUCT([.$G$8:.$G$56]; [.K527:.K575]) + SUMPRODUCT([.$D$8:.$D$57]; [.J527:.J576])" office:value-type="float" office:value="-3.11855647807585E+129" calcext:value-type="float">
            <text:p>-3.11855647807585E+1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76] + 1" office:value-type="float" office:value="519" calcext:value-type="float">
            <text:p>519</text:p>
          </table:table-cell>
          <table:table-cell table:style-name="ce14" table:formula="of:=SIN(0.8 * [.$I577])" office:value-type="float" office:value="0.487976263701522" calcext:value-type="float">
            <text:p>0.487976263701522</text:p>
          </table:table-cell>
          <table:table-cell table:formula="of:=-SUMPRODUCT([.$G$8:.$G$56]; [.K528:.K576]) + SUMPRODUCT([.$D$8:.$D$57]; [.J528:.J577])" office:value-type="float" office:value="5.57152268800652E+129" calcext:value-type="float">
            <text:p>5.57152268800652E+1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77] + 1" office:value-type="float" office:value="520" calcext:value-type="float">
            <text:p>520</text:p>
          </table:table-cell>
          <table:table-cell table:style-name="ce14" table:formula="of:=SIN(0.8 * [.$I578])" office:value-type="float" office:value="0.966125549876359" calcext:value-type="float">
            <text:p>0.966125549876359</text:p>
          </table:table-cell>
          <table:table-cell table:formula="of:=-SUMPRODUCT([.$G$8:.$G$56]; [.K529:.K577]) + SUMPRODUCT([.$D$8:.$D$57]; [.J529:.J578])" office:value-type="float" office:value="-9.95392107893593E+129" calcext:value-type="float">
            <text:p>-9.95392107893593E+1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78] + 1" office:value-type="float" office:value="521" calcext:value-type="float">
            <text:p>521</text:p>
          </table:table-cell>
          <table:table-cell table:style-name="ce14" table:formula="of:=SIN(0.8 * [.$I579])" office:value-type="float" office:value="0.858236041639718" calcext:value-type="float">
            <text:p>0.858236041639718</text:p>
          </table:table-cell>
          <table:table-cell table:formula="of:=-SUMPRODUCT([.$G$8:.$G$56]; [.K530:.K578]) + SUMPRODUCT([.$D$8:.$D$57]; [.J530:.J579])" office:value-type="float" office:value="1.77833871266413E+130" calcext:value-type="float">
            <text:p>1.77833871266413E+1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79] + 1" office:value-type="float" office:value="522" calcext:value-type="float">
            <text:p>522</text:p>
          </table:table-cell>
          <table:table-cell table:style-name="ce14" table:formula="of:=SIN(0.8 * [.$I580])" office:value-type="float" office:value="0.229752066951465" calcext:value-type="float">
            <text:p>0.229752066951465</text:p>
          </table:table-cell>
          <table:table-cell table:formula="of:=-SUMPRODUCT([.$G$8:.$G$56]; [.K531:.K579]) + SUMPRODUCT([.$D$8:.$D$57]; [.J531:.J580])" office:value-type="float" office:value="-3.17712844202897E+130" calcext:value-type="float">
            <text:p>-3.17712844202897E+1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80] + 1" office:value-type="float" office:value="523" calcext:value-type="float">
            <text:p>523</text:p>
          </table:table-cell>
          <table:table-cell table:style-name="ce14" table:formula="of:=SIN(0.8 * [.$I581])" office:value-type="float" office:value="-0.53809642857673" calcext:value-type="float">
            <text:p>-0.53809642857673</text:p>
          </table:table-cell>
          <table:table-cell table:formula="of:=-SUMPRODUCT([.$G$8:.$G$56]; [.K532:.K580]) + SUMPRODUCT([.$D$8:.$D$57]; [.J532:.J581])" office:value-type="float" office:value="5.67616566251736E+130" calcext:value-type="float">
            <text:p>5.67616566251736E+1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81] + 1" office:value-type="float" office:value="524" calcext:value-type="float">
            <text:p>524</text:p>
          </table:table-cell>
          <table:table-cell table:style-name="ce14" table:formula="of:=SIN(0.8 * [.$I582])" office:value-type="float" office:value="-0.979542851081823" calcext:value-type="float">
            <text:p>-0.979542851081823</text:p>
          </table:table-cell>
          <table:table-cell table:formula="of:=-SUMPRODUCT([.$G$8:.$G$56]; [.K533:.K581]) + SUMPRODUCT([.$D$8:.$D$57]; [.J533:.J582])" office:value-type="float" office:value="-1.01408731866583E+131" calcext:value-type="float">
            <text:p>-1.01408731866583E+1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82] + 1" office:value-type="float" office:value="525" calcext:value-type="float">
            <text:p>525</text:p>
          </table:table-cell>
          <table:table-cell table:style-name="ce14" table:formula="of:=SIN(0.8 * [.$I583])" office:value-type="float" office:value="-0.82681172430681" calcext:value-type="float">
            <text:p>-0.82681172430681</text:p>
          </table:table-cell>
          <table:table-cell table:formula="of:=-SUMPRODUCT([.$G$8:.$G$56]; [.K534:.K582]) + SUMPRODUCT([.$D$8:.$D$57]; [.J534:.J583])" office:value-type="float" office:value="1.81173903480255E+131" calcext:value-type="float">
            <text:p>1.81173903480255E+1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83] + 1" office:value-type="float" office:value="526" calcext:value-type="float">
            <text:p>526</text:p>
          </table:table-cell>
          <table:table-cell table:style-name="ce14" table:formula="of:=SIN(0.8 * [.$I584])" office:value-type="float" office:value="-0.172547700301056" calcext:value-type="float">
            <text:p>-0.172547700301056</text:p>
          </table:table-cell>
          <table:table-cell table:formula="of:=-SUMPRODUCT([.$G$8:.$G$56]; [.K535:.K583]) + SUMPRODUCT([.$D$8:.$D$57]; [.J535:.J584])" office:value-type="float" office:value="-3.23680049026321E+131" calcext:value-type="float">
            <text:p>-3.23680049026321E+1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84] + 1" office:value-type="float" office:value="527" calcext:value-type="float">
            <text:p>527</text:p>
          </table:table-cell>
          <table:table-cell table:style-name="ce14" table:formula="of:=SIN(0.8 * [.$I585])" office:value-type="float" office:value="0.586381443342483" calcext:value-type="float">
            <text:p>0.586381443342483</text:p>
          </table:table-cell>
          <table:table-cell table:formula="of:=-SUMPRODUCT([.$G$8:.$G$56]; [.K536:.K584]) + SUMPRODUCT([.$D$8:.$D$57]; [.J536:.J585])" office:value-type="float" office:value="5.78277401574559E+131" calcext:value-type="float">
            <text:p>5.78277401574559E+1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85] + 1" office:value-type="float" office:value="528" calcext:value-type="float">
            <text:p>528</text:p>
          </table:table-cell>
          <table:table-cell table:style-name="ce14" table:formula="of:=SIN(0.8 * [.$I586])" office:value-type="float" office:value="0.989619471927764" calcext:value-type="float">
            <text:p>0.989619471927764</text:p>
          </table:table-cell>
          <table:table-cell table:formula="of:=-SUMPRODUCT([.$G$8:.$G$56]; [.K537:.K585]) + SUMPRODUCT([.$D$8:.$D$57]; [.J537:.J586])" office:value-type="float" office:value="-1.03313365830784E+132" calcext:value-type="float">
            <text:p>-1.03313365830784E+1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86] + 1" office:value-type="float" office:value="529" calcext:value-type="float">
            <text:p>529</text:p>
          </table:table-cell>
          <table:table-cell table:style-name="ce14" table:formula="of:=SIN(0.8 * [.$I587])" office:value-type="float" office:value="0.792567608242858" calcext:value-type="float">
            <text:p>0.792567608242858</text:p>
          </table:table-cell>
          <table:table-cell table:formula="of:=-SUMPRODUCT([.$G$8:.$G$56]; [.K538:.K586]) + SUMPRODUCT([.$D$8:.$D$57]; [.J538:.J587])" office:value-type="float" office:value="1.84576667361074E+132" calcext:value-type="float">
            <text:p>1.84576667361074E+1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87] + 1" office:value-type="float" office:value="530" calcext:value-type="float">
            <text:p>530</text:p>
          </table:table-cell>
          <table:table-cell table:style-name="ce14" table:formula="of:=SIN(0.8 * [.$I588])" office:value-type="float" office:value="0.114754868620422" calcext:value-type="float">
            <text:p>0.114754868620422</text:p>
          </table:table-cell>
          <table:table-cell table:formula="of:=-SUMPRODUCT([.$G$8:.$G$56]; [.K539:.K587]) + SUMPRODUCT([.$D$8:.$D$57]; [.J539:.J588])" office:value-type="float" office:value="-3.29759328429211E+132" calcext:value-type="float">
            <text:p>-3.29759328429211E+1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88] + 1" office:value-type="float" office:value="531" calcext:value-type="float">
            <text:p>531</text:p>
          </table:table-cell>
          <table:table-cell table:style-name="ce14" table:formula="of:=SIN(0.8 * [.$I589])" office:value-type="float" office:value="-0.632666634446774" calcext:value-type="float">
            <text:p>-0.632666634446774</text:p>
          </table:table-cell>
          <table:table-cell table:formula="of:=-SUMPRODUCT([.$G$8:.$G$56]; [.K540:.K588]) + SUMPRODUCT([.$D$8:.$D$57]; [.J540:.J589])" office:value-type="float" office:value="5.89138466095291E+132" calcext:value-type="float">
            <text:p>5.89138466095291E+1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89] + 1" office:value-type="float" office:value="532" calcext:value-type="float">
            <text:p>532</text:p>
          </table:table-cell>
          <table:table-cell table:style-name="ce14" table:formula="of:=SIN(0.8 * [.$I590])" office:value-type="float" office:value="-0.99632104661869" calcext:value-type="float">
            <text:p>-0.99632104661869</text:p>
          </table:table-cell>
          <table:table-cell table:formula="of:=-SUMPRODUCT([.$G$8:.$G$56]; [.K541:.K589]) + SUMPRODUCT([.$D$8:.$D$57]; [.J541:.J590])" office:value-type="float" office:value="-1.05253772163604E+133" calcext:value-type="float">
            <text:p>-1.05253772163604E+1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90] + 1" office:value-type="float" office:value="533" calcext:value-type="float">
            <text:p>533</text:p>
          </table:table-cell>
          <table:table-cell table:style-name="ce14" table:formula="of:=SIN(0.8 * [.$I591])" office:value-type="float" office:value="-0.755620481239271" calcext:value-type="float">
            <text:p>-0.755620481239271</text:p>
          </table:table-cell>
          <table:table-cell table:formula="of:=-SUMPRODUCT([.$G$8:.$G$56]; [.K542:.K590]) + SUMPRODUCT([.$D$8:.$D$57]; [.J542:.J591])" office:value-type="float" office:value="1.88043341119675E+133" calcext:value-type="float">
            <text:p>1.88043341119675E+1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91] + 1" office:value-type="float" office:value="534" calcext:value-type="float">
            <text:p>534</text:p>
          </table:table-cell>
          <table:table-cell table:style-name="ce14" table:formula="of:=SIN(0.8 * [.$I592])" office:value-type="float" office:value="-0.0565706713803281" calcext:value-type="float">
            <text:p>-0.0565706713803281</text:p>
          </table:table-cell>
          <table:table-cell table:formula="of:=-SUMPRODUCT([.$G$8:.$G$56]; [.K543:.K591]) + SUMPRODUCT([.$D$8:.$D$57]; [.J543:.J592])" office:value-type="float" office:value="-3.35952787368866E+133" calcext:value-type="float">
            <text:p>-3.35952787368866E+1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92] + 1" office:value-type="float" office:value="535" calcext:value-type="float">
            <text:p>535</text:p>
          </table:table-cell>
          <table:table-cell table:style-name="ce14" table:formula="of:=SIN(0.8 * [.$I593])" office:value-type="float" office:value="0.676794148633313" calcext:value-type="float">
            <text:p>0.676794148633313</text:p>
          </table:table-cell>
          <table:table-cell table:formula="of:=-SUMPRODUCT([.$G$8:.$G$56]; [.K544:.K592]) + SUMPRODUCT([.$D$8:.$D$57]; [.J544:.J593])" office:value-type="float" office:value="6.00203520469685E+133" calcext:value-type="float">
            <text:p>6.00203520469685E+1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93] + 1" office:value-type="float" office:value="536" calcext:value-type="float">
            <text:p>536</text:p>
          </table:table-cell>
          <table:table-cell table:style-name="ce14" table:formula="of:=SIN(0.8 * [.$I594])" office:value-type="float" office:value="0.999624719779827" calcext:value-type="float">
            <text:p>0.999624719779827</text:p>
          </table:table-cell>
          <table:table-cell table:formula="of:=-SUMPRODUCT([.$G$8:.$G$56]; [.K545:.K593]) + SUMPRODUCT([.$D$8:.$D$57]; [.J545:.J594])" office:value-type="float" office:value="-1.0723062273291E+134" calcext:value-type="float">
            <text:p>-1.0723062273291E+1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94] + 1" office:value-type="float" office:value="537" calcext:value-type="float">
            <text:p>537</text:p>
          </table:table-cell>
          <table:table-cell table:style-name="ce14" table:formula="of:=SIN(0.8 * [.$I595])" office:value-type="float" office:value="0.716096349566448" calcext:value-type="float">
            <text:p>0.716096349566448</text:p>
          </table:table-cell>
          <table:table-cell table:formula="of:=-SUMPRODUCT([.$G$8:.$G$56]; [.K546:.K594]) + SUMPRODUCT([.$D$8:.$D$57]; [.J546:.J595])" office:value-type="float" office:value="1.91575125095728E+134" calcext:value-type="float">
            <text:p>1.91575125095728E+1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95] + 1" office:value-type="float" office:value="538" calcext:value-type="float">
            <text:p>538</text:p>
          </table:table-cell>
          <table:table-cell table:style-name="ce14" table:formula="of:=SIN(0.8 * [.$I596])" office:value-type="float" office:value="-0.00180645721587807" calcext:value-type="float">
            <text:p>-0.00180645721587807</text:p>
          </table:table-cell>
          <table:table-cell table:formula="of:=-SUMPRODUCT([.$G$8:.$G$56]; [.K547:.K595]) + SUMPRODUCT([.$D$8:.$D$57]; [.J547:.J596])" office:value-type="float" office:value="-3.42262570337383E+134" calcext:value-type="float">
            <text:p>-3.42262570337383E+1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96] + 1" office:value-type="float" office:value="539" calcext:value-type="float">
            <text:p>539</text:p>
          </table:table-cell>
          <table:table-cell table:style-name="ce14" table:formula="of:=SIN(0.8 * [.$I597])" office:value-type="float" office:value="-0.718613491291412" calcext:value-type="float">
            <text:p>-0.718613491291412</text:p>
          </table:table-cell>
          <table:table-cell table:formula="of:=-SUMPRODUCT([.$G$8:.$G$56]; [.K548:.K596]) + SUMPRODUCT([.$D$8:.$D$57]; [.J548:.J597])" office:value-type="float" office:value="6.11476395985211E+134" calcext:value-type="float">
            <text:p>6.11476395985211E+1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97] + 1" office:value-type="float" office:value="540" calcext:value-type="float">
            <text:p>540</text:p>
          </table:table-cell>
          <table:table-cell table:style-name="ce14" table:formula="of:=SIN(0.8 * [.$I598])" office:value-type="float" office:value="-0.999519224404304" calcext:value-type="float">
            <text:p>-0.999519224404304</text:p>
          </table:table-cell>
          <table:table-cell table:formula="of:=-SUMPRODUCT([.$G$8:.$G$56]; [.K549:.K597]) + SUMPRODUCT([.$D$8:.$D$57]; [.J549:.J598])" office:value-type="float" office:value="-1.09244602025425E+135" calcext:value-type="float">
            <text:p>-1.09244602025425E+1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98] + 1" office:value-type="float" office:value="541" calcext:value-type="float">
            <text:p>541</text:p>
          </table:table-cell>
          <table:table-cell table:style-name="ce14" table:formula="of:=SIN(0.8 * [.$I599])" office:value-type="float" office:value="-0.674130008236548" calcext:value-type="float">
            <text:p>-0.674130008236548</text:p>
          </table:table-cell>
          <table:table-cell table:formula="of:=-SUMPRODUCT([.$G$8:.$G$56]; [.K550:.K598]) + SUMPRODUCT([.$D$8:.$D$57]; [.J550:.J599])" office:value-type="float" office:value="1.95173242173391E+135" calcext:value-type="float">
            <text:p>1.95173242173391E+1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599] + 1" office:value-type="float" office:value="542" calcext:value-type="float">
            <text:p>542</text:p>
          </table:table-cell>
          <table:table-cell table:style-name="ce14" table:formula="of:=SIN(0.8 * [.$I600])" office:value-type="float" office:value="0.0601774249830329" calcext:value-type="float">
            <text:p>0.0601774249830329</text:p>
          </table:table-cell>
          <table:table-cell table:formula="of:=-SUMPRODUCT([.$G$8:.$G$56]; [.K551:.K599]) + SUMPRODUCT([.$D$8:.$D$57]; [.J551:.J600])" office:value-type="float" office:value="-3.48690862104178E+135" calcext:value-type="float">
            <text:p>-3.48690862104178E+1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00] + 1" office:value-type="float" office:value="543" calcext:value-type="float">
            <text:p>543</text:p>
          </table:table-cell>
          <table:table-cell table:style-name="ce14" table:formula="of:=SIN(0.8 * [.$I601])" office:value-type="float" office:value="0.757982039710315" calcext:value-type="float">
            <text:p>0.757982039710315</text:p>
          </table:table-cell>
          <table:table-cell table:formula="of:=-SUMPRODUCT([.$G$8:.$G$56]; [.K552:.K600]) + SUMPRODUCT([.$D$8:.$D$57]; [.J552:.J601])" office:value-type="float" office:value="6.2296099588764E+135" calcext:value-type="float">
            <text:p>6.2296099588764E+1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01] + 1" office:value-type="float" office:value="544" calcext:value-type="float">
            <text:p>544</text:p>
          </table:table-cell>
          <table:table-cell table:style-name="ce14" table:formula="of:=SIN(0.8 * [.$I602])" office:value-type="float" office:value="0.99600492027865" calcext:value-type="float">
            <text:p>0.99600492027865</text:p>
          </table:table-cell>
          <table:table-cell table:formula="of:=-SUMPRODUCT([.$G$8:.$G$56]; [.K553:.K601]) + SUMPRODUCT([.$D$8:.$D$57]; [.J553:.J602])" office:value-type="float" office:value="-1.11296407383734E+136" calcext:value-type="float">
            <text:p>-1.11296407383734E+1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02] + 1" office:value-type="float" office:value="545" calcext:value-type="float">
            <text:p>545</text:p>
          </table:table-cell>
          <table:table-cell table:style-name="ce14" table:formula="of:=SIN(0.8 * [.$I603])" office:value-type="float" office:value="0.629864581291527" calcext:value-type="float">
            <text:p>0.629864581291527</text:p>
          </table:table-cell>
          <table:table-cell table:formula="of:=-SUMPRODUCT([.$G$8:.$G$56]; [.K554:.K602]) + SUMPRODUCT([.$D$8:.$D$57]; [.J554:.J603])" office:value-type="float" office:value="1.98838938204731E+136" calcext:value-type="float">
            <text:p>1.98838938204731E+1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03] + 1" office:value-type="float" office:value="546" calcext:value-type="float">
            <text:p>546</text:p>
          </table:table-cell>
          <table:table-cell table:style-name="ce14" table:formula="of:=SIN(0.8 * [.$I604])" office:value-type="float" office:value="-0.118343160746718" calcext:value-type="float">
            <text:p>-0.118343160746718</text:p>
          </table:table-cell>
          <table:table-cell table:formula="of:=-SUMPRODUCT([.$G$8:.$G$56]; [.K555:.K603]) + SUMPRODUCT([.$D$8:.$D$57]; [.J555:.J604])" office:value-type="float" office:value="-3.55239888472477E+136" calcext:value-type="float">
            <text:p>-3.55239888472477E+1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04] + 1" office:value-type="float" office:value="547" calcext:value-type="float">
            <text:p>547</text:p>
          </table:table-cell>
          <table:table-cell table:style-name="ce14" table:formula="of:=SIN(0.8 * [.$I605])" office:value-type="float" office:value="-0.794765529486764" calcext:value-type="float">
            <text:p>-0.794765529486764</text:p>
          </table:table-cell>
          <table:table-cell table:formula="of:=-SUMPRODUCT([.$G$8:.$G$56]; [.K556:.K604]) + SUMPRODUCT([.$D$8:.$D$57]; [.J556:.J605])" office:value-type="float" office:value="6.34661296732549E+136" calcext:value-type="float">
            <text:p>6.34661296732549E+1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05] + 1" office:value-type="float" office:value="548" calcext:value-type="float">
            <text:p>548</text:p>
          </table:table-cell>
          <table:table-cell table:style-name="ce14" table:formula="of:=SIN(0.8 * [.$I606])" office:value-type="float" office:value="-0.989093792755796" calcext:value-type="float">
            <text:p>-0.989093792755796</text:p>
          </table:table-cell>
          <table:table-cell table:formula="of:=-SUMPRODUCT([.$G$8:.$G$56]; [.K557:.K605]) + SUMPRODUCT([.$D$8:.$D$57]; [.J557:.J606])" office:value-type="float" office:value="-1.13386749247741E+137" calcext:value-type="float">
            <text:p>-1.13386749247741E+1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06] + 1" office:value-type="float" office:value="549" calcext:value-type="float">
            <text:p>549</text:p>
          </table:table-cell>
          <table:table-cell table:style-name="ce14" table:formula="of:=SIN(0.8 * [.$I607])" office:value-type="float" office:value="-0.583451033686411" calcext:value-type="float">
            <text:p>-0.583451033686411</text:p>
          </table:table-cell>
          <table:table-cell table:formula="of:=-SUMPRODUCT([.$G$8:.$G$56]; [.K558:.K606]) + SUMPRODUCT([.$D$8:.$D$57]; [.J558:.J607])" office:value-type="float" office:value="2.02573482441105E+137" calcext:value-type="float">
            <text:p>2.02573482441105E+1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07] + 1" office:value-type="float" office:value="550" calcext:value-type="float">
            <text:p>550</text:p>
          </table:table-cell>
          <table:table-cell table:style-name="ce14" table:formula="of:=SIN(0.8 * [.$I608])" office:value-type="float" office:value="0.17610529326603" calcext:value-type="float">
            <text:p>0.17610529326603</text:p>
          </table:table-cell>
          <table:table-cell table:formula="of:=-SUMPRODUCT([.$G$8:.$G$56]; [.K559:.K607]) + SUMPRODUCT([.$D$8:.$D$57]; [.J559:.J608])" office:value-type="float" office:value="-3.61911917049993E+137" calcext:value-type="float">
            <text:p>-3.61911917049993E+1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08] + 1" office:value-type="float" office:value="551" calcext:value-type="float">
            <text:p>551</text:p>
          </table:table-cell>
          <table:table-cell table:style-name="ce14" table:formula="of:=SIN(0.8 * [.$I609])" office:value-type="float" office:value="0.828838512426406" calcext:value-type="float">
            <text:p>0.828838512426406</text:p>
          </table:table-cell>
          <table:table-cell table:formula="of:=-SUMPRODUCT([.$G$8:.$G$56]; [.K560:.K608]) + SUMPRODUCT([.$D$8:.$D$57]; [.J560:.J609])" office:value-type="float" office:value="6.46581349762211E+137" calcext:value-type="float">
            <text:p>6.46581349762211E+1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09] + 1" office:value-type="float" office:value="552" calcext:value-type="float">
            <text:p>552</text:p>
          </table:table-cell>
          <table:table-cell table:style-name="ce14" table:formula="of:=SIN(0.8 * [.$I610])" office:value-type="float" office:value="0.978809411879597" calcext:value-type="float">
            <text:p>0.978809411879597</text:p>
          </table:table-cell>
          <table:table-cell table:formula="of:=-SUMPRODUCT([.$G$8:.$G$56]; [.K561:.K609]) + SUMPRODUCT([.$D$8:.$D$57]; [.J561:.J610])" office:value-type="float" office:value="-1.15516351400656E+138" calcext:value-type="float">
            <text:p>-1.15516351400656E+1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10] + 1" office:value-type="float" office:value="553" calcext:value-type="float">
            <text:p>553</text:p>
          </table:table-cell>
          <table:table-cell table:style-name="ce14" table:formula="of:=SIN(0.8 * [.$I611])" office:value-type="float" office:value="0.535047656430931" calcext:value-type="float">
            <text:p>0.535047656430931</text:p>
          </table:table-cell>
          <table:table-cell table:formula="of:=-SUMPRODUCT([.$G$8:.$G$56]; [.K562:.K610]) + SUMPRODUCT([.$D$8:.$D$57]; [.J562:.J611])" office:value-type="float" office:value="2.06378167972636E+138" calcext:value-type="float">
            <text:p>2.06378167972636E+1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11] + 1" office:value-type="float" office:value="554" calcext:value-type="float">
            <text:p>554</text:p>
          </table:table-cell>
          <table:table-cell table:style-name="ce14" table:formula="of:=SIN(0.8 * [.$I612])" office:value-type="float" office:value="-0.233266827767843" calcext:value-type="float">
            <text:p>-0.233266827767843</text:p>
          </table:table-cell>
          <table:table-cell table:formula="of:=-SUMPRODUCT([.$G$8:.$G$56]; [.K563:.K611]) + SUMPRODUCT([.$D$8:.$D$57]; [.J563:.J612])" office:value-type="float" office:value="-3.68709258034093E+138" calcext:value-type="float">
            <text:p>-3.68709258034093E+1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12] + 1" office:value-type="float" office:value="555" calcext:value-type="float">
            <text:p>555</text:p>
          </table:table-cell>
          <table:table-cell table:style-name="ce14" table:formula="of:=SIN(0.8 * [.$I613])" office:value-type="float" office:value="-0.860084784378839" calcext:value-type="float">
            <text:p>-0.860084784378839</text:p>
          </table:table-cell>
          <table:table-cell table:formula="of:=-SUMPRODUCT([.$G$8:.$G$56]; [.K564:.K612]) + SUMPRODUCT([.$D$8:.$D$57]; [.J564:.J613])" office:value-type="float" office:value="6.58725282308335E+138" calcext:value-type="float">
            <text:p>6.58725282308335E+1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13] + 1" office:value-type="float" office:value="556" calcext:value-type="float">
            <text:p>556</text:p>
          </table:table-cell>
          <table:table-cell table:style-name="ce14" table:formula="of:=SIN(0.8 * [.$I614])" office:value-type="float" office:value="-0.965186852000497" calcext:value-type="float">
            <text:p>-0.965186852000497</text:p>
          </table:table-cell>
          <table:table-cell table:formula="of:=-SUMPRODUCT([.$G$8:.$G$56]; [.K565:.K613]) + SUMPRODUCT([.$D$8:.$D$57]; [.J565:.J614])" office:value-type="float" office:value="-1.17685951219612E+139" calcext:value-type="float">
            <text:p>-1.17685951219612E+1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14] + 1" office:value-type="float" office:value="557" calcext:value-type="float">
            <text:p>557</text:p>
          </table:table-cell>
          <table:table-cell table:style-name="ce14" table:formula="of:=SIN(0.8 * [.$I615])" office:value-type="float" office:value="-0.484819526745964" calcext:value-type="float">
            <text:p>-0.484819526745964</text:p>
          </table:table-cell>
          <table:table-cell table:formula="of:=-SUMPRODUCT([.$G$8:.$G$56]; [.K566:.K614]) + SUMPRODUCT([.$D$8:.$D$57]; [.J566:.J615])" office:value-type="float" office:value="2.10254312175951E+139" calcext:value-type="float">
            <text:p>2.10254312175951E+1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15] + 1" office:value-type="float" office:value="558" calcext:value-type="float">
            <text:p>558</text:p>
          </table:table-cell>
          <table:table-cell table:style-name="ce14" table:formula="of:=SIN(0.8 * [.$I616])" office:value-type="float" office:value="0.289632817787587" calcext:value-type="float">
            <text:p>0.289632817787587</text:p>
          </table:table-cell>
          <table:table-cell table:formula="of:=-SUMPRODUCT([.$G$8:.$G$56]; [.K567:.K615]) + SUMPRODUCT([.$D$8:.$D$57]; [.J567:.J616])" office:value-type="float" office:value="-3.75634265011706E+139" calcext:value-type="float">
            <text:p>-3.75634265011706E+1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16] + 1" office:value-type="float" office:value="559" calcext:value-type="float">
            <text:p>559</text:p>
          </table:table-cell>
          <table:table-cell table:style-name="ce14" table:formula="of:=SIN(0.8 * [.$I617])" office:value-type="float" office:value="0.888397781545494" calcext:value-type="float">
            <text:p>0.888397781545494</text:p>
          </table:table-cell>
          <table:table-cell table:formula="of:=-SUMPRODUCT([.$G$8:.$G$56]; [.K568:.K616]) + SUMPRODUCT([.$D$8:.$D$57]; [.J568:.J617])" office:value-type="float" office:value="6.71097299221165E+139" calcext:value-type="float">
            <text:p>6.71097299221165E+1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17] + 1" office:value-type="float" office:value="560" calcext:value-type="float">
            <text:p>560</text:p>
          </table:table-cell>
          <table:table-cell table:style-name="ce14" table:formula="of:=SIN(0.8 * [.$I618])" office:value-type="float" office:value="0.948272572156139" calcext:value-type="float">
            <text:p>0.948272572156139</text:p>
          </table:table-cell>
          <table:table-cell table:formula="of:=-SUMPRODUCT([.$G$8:.$G$56]; [.K569:.K617]) + SUMPRODUCT([.$D$8:.$D$57]; [.J569:.J618])" office:value-type="float" office:value="-1.19896299930973E+140" calcext:value-type="float">
            <text:p>-1.19896299930973E+1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18] + 1" office:value-type="float" office:value="561" calcext:value-type="float">
            <text:p>561</text:p>
          </table:table-cell>
          <table:table-cell table:style-name="ce14" table:formula="of:=SIN(0.8 * [.$I619])" office:value-type="float" office:value="0.432937945076708" calcext:value-type="float">
            <text:p>0.432937945076708</text:p>
          </table:table-cell>
          <table:table-cell table:formula="of:=-SUMPRODUCT([.$G$8:.$G$56]; [.K570:.K618]) + SUMPRODUCT([.$D$8:.$D$57]; [.J570:.J619])" office:value-type="float" office:value="2.14203257170321E+140" calcext:value-type="float">
            <text:p>2.14203257170321E+1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19] + 1" office:value-type="float" office:value="562" calcext:value-type="float">
            <text:p>562</text:p>
          </table:table-cell>
          <table:table-cell table:style-name="ce14" table:formula="of:=SIN(0.8 * [.$I620])" office:value-type="float" office:value="-0.345011030024367" calcext:value-type="float">
            <text:p>-0.345011030024367</text:p>
          </table:table-cell>
          <table:table-cell table:formula="of:=-SUMPRODUCT([.$G$8:.$G$56]; [.K571:.K619]) + SUMPRODUCT([.$D$8:.$D$57]; [.J571:.J620])" office:value-type="float" office:value="-3.82689335774252E+140" calcext:value-type="float">
            <text:p>-3.82689335774252E+1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20] + 1" office:value-type="float" office:value="563" calcext:value-type="float">
            <text:p>563</text:p>
          </table:table-cell>
          <table:table-cell table:style-name="ce14" table:formula="of:=SIN(0.8 * [.$I621])" office:value-type="float" office:value="-0.913680943910151" calcext:value-type="float">
            <text:p>-0.913680943910151</text:p>
          </table:table-cell>
          <table:table-cell table:formula="of:=-SUMPRODUCT([.$G$8:.$G$56]; [.K572:.K620]) + SUMPRODUCT([.$D$8:.$D$57]; [.J572:.J621])" office:value-type="float" office:value="6.83701684325414E+140" calcext:value-type="float">
            <text:p>6.83701684325414E+1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21] + 1" office:value-type="float" office:value="564" calcext:value-type="float">
            <text:p>564</text:p>
          </table:table-cell>
          <table:table-cell table:style-name="ce14" table:formula="of:=SIN(0.8 * [.$I622])" office:value-type="float" office:value="-0.928124257625353" calcext:value-type="float">
            <text:p>-0.928124257625353</text:p>
          </table:table-cell>
          <table:table-cell table:formula="of:=-SUMPRODUCT([.$G$8:.$G$56]; [.K573:.K621]) + SUMPRODUCT([.$D$8:.$D$57]; [.J573:.J622])" office:value-type="float" office:value="-1.22148162870458E+141" calcext:value-type="float">
            <text:p>-1.22148162870458E+1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22] + 1" office:value-type="float" office:value="565" calcext:value-type="float">
            <text:p>565</text:p>
          </table:table-cell>
          <table:table-cell table:style-name="ce14" table:formula="of:=SIN(0.8 * [.$I623])" office:value-type="float" office:value="-0.379579850880743" calcext:value-type="float">
            <text:p>-0.379579850880743</text:p>
          </table:table-cell>
          <table:table-cell table:formula="of:=-SUMPRODUCT([.$G$8:.$G$56]; [.K574:.K622]) + SUMPRODUCT([.$D$8:.$D$57]; [.J574:.J623])" office:value-type="float" office:value="2.18226370282373E+141" calcext:value-type="float">
            <text:p>2.18226370282373E+1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23] + 1" office:value-type="float" office:value="566" calcext:value-type="float">
            <text:p>566</text:p>
          </table:table-cell>
          <table:table-cell table:style-name="ce14" table:formula="of:=SIN(0.8 * [.$I624])" office:value-type="float" office:value="0.399212599942114" calcext:value-type="float">
            <text:p>0.399212599942114</text:p>
          </table:table-cell>
          <table:table-cell table:formula="of:=-SUMPRODUCT([.$G$8:.$G$56]; [.K575:.K623]) + SUMPRODUCT([.$D$8:.$D$57]; [.J575:.J624])" office:value-type="float" office:value="-3.89876913147884E+141" calcext:value-type="float">
            <text:p>-3.89876913147884E+1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24] + 1" office:value-type="float" office:value="567" calcext:value-type="float">
            <text:p>567</text:p>
          </table:table-cell>
          <table:table-cell table:style-name="ce14" table:formula="of:=SIN(0.8 * [.$I625])" office:value-type="float" office:value="0.935848044551988" calcext:value-type="float">
            <text:p>0.935848044551988</text:p>
          </table:table-cell>
          <table:table-cell table:formula="of:=-SUMPRODUCT([.$G$8:.$G$56]; [.K576:.K624]) + SUMPRODUCT([.$D$8:.$D$57]; [.J576:.J625])" office:value-type="float" office:value="6.96542801903538E+141" calcext:value-type="float">
            <text:p>6.96542801903538E+1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25] + 1" office:value-type="float" office:value="568" calcext:value-type="float">
            <text:p>568</text:p>
          </table:table-cell>
          <table:table-cell table:style-name="ce14" table:formula="of:=SIN(0.8 * [.$I626])" office:value-type="float" office:value="0.904810623195442" calcext:value-type="float">
            <text:p>0.904810623195442</text:p>
          </table:table-cell>
          <table:table-cell table:formula="of:=-SUMPRODUCT([.$G$8:.$G$56]; [.K577:.K625]) + SUMPRODUCT([.$D$8:.$D$57]; [.J577:.J626])" office:value-type="float" office:value="-1.24442319748131E+142" calcext:value-type="float">
            <text:p>-1.24442319748131E+1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26] + 1" office:value-type="float" office:value="569" calcext:value-type="float">
            <text:p>569</text:p>
          </table:table-cell>
          <table:table-cell table:style-name="ce14" table:formula="of:=SIN(0.8 * [.$I627])" office:value-type="float" office:value="0.324927219185684" calcext:value-type="float">
            <text:p>0.324927219185684</text:p>
          </table:table-cell>
          <table:table-cell table:formula="of:=-SUMPRODUCT([.$G$8:.$G$56]; [.K578:.K626]) + SUMPRODUCT([.$D$8:.$D$57]; [.J578:.J627])" office:value-type="float" office:value="2.22325044519527E+142" calcext:value-type="float">
            <text:p>2.22325044519527E+1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27] + 1" office:value-type="float" office:value="570" calcext:value-type="float">
            <text:p>570</text:p>
          </table:table-cell>
          <table:table-cell table:style-name="ce14" table:formula="of:=SIN(0.8 * [.$I628])" office:value-type="float" office:value="-0.452052675883021" calcext:value-type="float">
            <text:p>-0.452052675883021</text:p>
          </table:table-cell>
          <table:table-cell table:formula="of:=-SUMPRODUCT([.$G$8:.$G$56]; [.K579:.K627]) + SUMPRODUCT([.$D$8:.$D$57]; [.J579:.J628])" office:value-type="float" office:value="-3.97199485839318E+142" calcext:value-type="float">
            <text:p>-3.97199485839318E+1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28] + 1" office:value-type="float" office:value="571" calcext:value-type="float">
            <text:p>571</text:p>
          </table:table-cell>
          <table:table-cell table:style-name="ce14" table:formula="of:=SIN(0.8 * [.$I629])" office:value-type="float" office:value="-0.954823483717789" calcext:value-type="float">
            <text:p>-0.954823483717789</text:p>
          </table:table-cell>
          <table:table-cell table:formula="of:=-SUMPRODUCT([.$G$8:.$G$56]; [.K580:.K628]) + SUMPRODUCT([.$D$8:.$D$57]; [.J580:.J629])" office:value-type="float" office:value="7.09625098206881E+142" calcext:value-type="float">
            <text:p>7.09625098206881E+1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29] + 1" office:value-type="float" office:value="572" calcext:value-type="float">
            <text:p>572</text:p>
          </table:table-cell>
          <table:table-cell table:style-name="ce14" table:formula="of:=SIN(0.8 * [.$I630])" office:value-type="float" office:value="-0.87841117881382" calcext:value-type="float">
            <text:p>-0.87841117881382</text:p>
          </table:table-cell>
          <table:table-cell table:formula="of:=-SUMPRODUCT([.$G$8:.$G$56]; [.K581:.K629]) + SUMPRODUCT([.$D$8:.$D$57]; [.J581:.J630])" office:value-type="float" office:value="-1.26779564918379E+143" calcext:value-type="float">
            <text:p>-1.26779564918379E+1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30] + 1" office:value-type="float" office:value="573" calcext:value-type="float">
            <text:p>573</text:p>
          </table:table-cell>
          <table:table-cell table:style-name="ce14" table:formula="of:=SIN(0.8 * [.$I631])" office:value-type="float" office:value="-0.269166439972512" calcext:value-type="float">
            <text:p>-0.269166439972512</text:p>
          </table:table-cell>
          <table:table-cell table:formula="of:=-SUMPRODUCT([.$G$8:.$G$56]; [.K582:.K630]) + SUMPRODUCT([.$D$8:.$D$57]; [.J582:.J631])" office:value-type="float" office:value="2.26500699052327E+143" calcext:value-type="float">
            <text:p>2.26500699052327E+1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31] + 1" office:value-type="float" office:value="574" calcext:value-type="float">
            <text:p>574</text:p>
          </table:table-cell>
          <table:table-cell table:style-name="ce14" table:formula="of:=SIN(0.8 * [.$I632])" office:value-type="float" office:value="0.503351049494002" calcext:value-type="float">
            <text:p>0.503351049494002</text:p>
          </table:table-cell>
          <table:table-cell table:formula="of:=-SUMPRODUCT([.$G$8:.$G$56]; [.K583:.K631]) + SUMPRODUCT([.$D$8:.$D$57]; [.J583:.J632])" office:value-type="float" office:value="-4.04659589297547E+143" calcext:value-type="float">
            <text:p>-4.04659589297547E+1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32] + 1" office:value-type="float" office:value="575" calcext:value-type="float">
            <text:p>575</text:p>
          </table:table-cell>
          <table:table-cell table:style-name="ce14" table:formula="of:=SIN(0.8 * [.$I633])" office:value-type="float" office:value="0.97054254665127" calcext:value-type="float">
            <text:p>0.97054254665127</text:p>
          </table:table-cell>
          <table:table-cell table:formula="of:=-SUMPRODUCT([.$G$8:.$G$56]; [.K584:.K632]) + SUMPRODUCT([.$D$8:.$D$57]; [.J584:.J633])" office:value-type="float" office:value="7.22953102995188E+143" calcext:value-type="float">
            <text:p>7.22953102995188E+1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33] + 1" office:value-type="float" office:value="576" calcext:value-type="float">
            <text:p>576</text:p>
          </table:table-cell>
          <table:table-cell table:style-name="ce14" table:formula="of:=SIN(0.8 * [.$I634])" office:value-type="float" office:value="0.849015958423695" calcext:value-type="float">
            <text:p>0.849015958423695</text:p>
          </table:table-cell>
          <table:table-cell table:formula="of:=-SUMPRODUCT([.$G$8:.$G$56]; [.K585:.K633]) + SUMPRODUCT([.$D$8:.$D$57]; [.J585:.J634])" office:value-type="float" office:value="-1.29160707654961E+144" calcext:value-type="float">
            <text:p>-1.29160707654961E+1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34] + 1" office:value-type="float" office:value="577" calcext:value-type="float">
            <text:p>577</text:p>
          </table:table-cell>
          <table:table-cell table:style-name="ce14" table:formula="of:=SIN(0.8 * [.$I635])" office:value-type="float" office:value="0.212487682501893" calcext:value-type="float">
            <text:p>0.212487682501893</text:p>
          </table:table-cell>
          <table:table-cell table:formula="of:=-SUMPRODUCT([.$G$8:.$G$56]; [.K586:.K634]) + SUMPRODUCT([.$D$8:.$D$57]; [.J586:.J635])" office:value-type="float" office:value="2.30754779705834E+144" calcext:value-type="float">
            <text:p>2.30754779705834E+1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35] + 1" office:value-type="float" office:value="578" calcext:value-type="float">
            <text:p>578</text:p>
          </table:table-cell>
          <table:table-cell table:style-name="ce14" table:formula="of:=SIN(0.8 * [.$I636])" office:value-type="float" office:value="-0.55293277031824" calcext:value-type="float">
            <text:p>-0.55293277031824</text:p>
          </table:table-cell>
          <table:table-cell table:formula="of:=-SUMPRODUCT([.$G$8:.$G$56]; [.K587:.K635]) + SUMPRODUCT([.$D$8:.$D$57]; [.J587:.J636])" office:value-type="float" office:value="-4.1225980659175E+144" calcext:value-type="float">
            <text:p>-4.1225980659175E+1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36] + 1" office:value-type="float" office:value="579" calcext:value-type="float">
            <text:p>579</text:p>
          </table:table-cell>
          <table:table-cell table:style-name="ce14" table:formula="of:=SIN(0.8 * [.$I637])" office:value-type="float" office:value="-0.982951624299203" calcext:value-type="float">
            <text:p>-0.982951624299203</text:p>
          </table:table-cell>
          <table:table-cell table:formula="of:=-SUMPRODUCT([.$G$8:.$G$56]; [.K588:.K636]) + SUMPRODUCT([.$D$8:.$D$57]; [.J588:.J637])" office:value-type="float" office:value="7.36531431105044E+144" calcext:value-type="float">
            <text:p>7.36531431105044E+1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37] + 1" office:value-type="float" office:value="580" calcext:value-type="float">
            <text:p>580</text:p>
          </table:table-cell>
          <table:table-cell table:style-name="ce14" table:formula="of:=SIN(0.8 * [.$I638])" office:value-type="float" office:value="-0.816725212907635" calcext:value-type="float">
            <text:p>-0.816725212907635</text:p>
          </table:table-cell>
          <table:table-cell table:formula="of:=-SUMPRODUCT([.$G$8:.$G$56]; [.K589:.K637]) + SUMPRODUCT([.$D$8:.$D$57]; [.J589:.J638])" office:value-type="float" office:value="-1.31586572431216E+145" calcext:value-type="float">
            <text:p>-1.31586572431216E+1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38] + 1" office:value-type="float" office:value="581" calcext:value-type="float">
            <text:p>581</text:p>
          </table:table-cell>
          <table:table-cell table:style-name="ce14" table:formula="of:=SIN(0.8 * [.$I639])" office:value-type="float" office:value="-0.155084246752322" calcext:value-type="float">
            <text:p>-0.155084246752322</text:p>
          </table:table-cell>
          <table:table-cell table:formula="of:=-SUMPRODUCT([.$G$8:.$G$56]; [.K590:.K638]) + SUMPRODUCT([.$D$8:.$D$57]; [.J590:.J639])" office:value-type="float" office:value="2.35088759460236E+145" calcext:value-type="float">
            <text:p>2.35088759460236E+1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39] + 1" office:value-type="float" office:value="582" calcext:value-type="float">
            <text:p>582</text:p>
          </table:table-cell>
          <table:table-cell table:style-name="ce14" table:formula="of:=SIN(0.8 * [.$I640])" office:value-type="float" office:value="0.60062874245491" calcext:value-type="float">
            <text:p>0.60062874245491</text:p>
          </table:table-cell>
          <table:table-cell table:formula="of:=-SUMPRODUCT([.$G$8:.$G$56]; [.K591:.K639]) + SUMPRODUCT([.$D$8:.$D$57]; [.J591:.J640])" office:value-type="float" office:value="-4.20002769305675E+145" calcext:value-type="float">
            <text:p>-4.20002769305675E+1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40] + 1" office:value-type="float" office:value="583" calcext:value-type="float">
            <text:p>583</text:p>
          </table:table-cell>
          <table:table-cell table:style-name="ce14" table:formula="of:=SIN(0.8 * [.$I641])" office:value-type="float" office:value="0.992008396142438" calcext:value-type="float">
            <text:p>0.992008396142438</text:p>
          </table:table-cell>
          <table:table-cell table:formula="of:=-SUMPRODUCT([.$G$8:.$G$56]; [.K592:.K640]) + SUMPRODUCT([.$D$8:.$D$57]; [.J592:.J641])" office:value-type="float" office:value="7.50364784047762E+145" calcext:value-type="float">
            <text:p>7.50364784047762E+1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41] + 1" office:value-type="float" office:value="584" calcext:value-type="float">
            <text:p>584</text:p>
          </table:table-cell>
          <table:table-cell table:style-name="ce14" table:formula="of:=SIN(0.8 * [.$I642])" office:value-type="float" office:value="0.7816490681874" calcext:value-type="float">
            <text:p>0.7816490681874</text:p>
          </table:table-cell>
          <table:table-cell table:formula="of:=-SUMPRODUCT([.$G$8:.$G$56]; [.K593:.K641]) + SUMPRODUCT([.$D$8:.$D$57]; [.J593:.J642])" office:value-type="float" office:value="-1.34057999205539E+146" calcext:value-type="float">
            <text:p>-1.34057999205539E+1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42] + 1" office:value-type="float" office:value="585" calcext:value-type="float">
            <text:p>585</text:p>
          </table:table-cell>
          <table:table-cell table:style-name="ce14" table:formula="of:=SIN(0.8 * [.$I643])" office:value-type="float" office:value="0.0971519041798345" calcext:value-type="float">
            <text:p>0.0971519041798345</text:p>
          </table:table-cell>
          <table:table-cell table:formula="of:=-SUMPRODUCT([.$G$8:.$G$56]; [.K594:.K642]) + SUMPRODUCT([.$D$8:.$D$57]; [.J594:.J643])" office:value-type="float" office:value="2.39504138960877E+146" calcext:value-type="float">
            <text:p>2.39504138960877E+1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43] + 1" office:value-type="float" office:value="586" calcext:value-type="float">
            <text:p>586</text:p>
          </table:table-cell>
          <table:table-cell table:style-name="ce14" table:formula="of:=SIN(0.8 * [.$I644])" office:value-type="float" office:value="-0.646276301251508" calcext:value-type="float">
            <text:p>-0.646276301251508</text:p>
          </table:table-cell>
          <table:table-cell table:formula="of:=-SUMPRODUCT([.$G$8:.$G$56]; [.K595:.K643]) + SUMPRODUCT([.$D$8:.$D$57]; [.J595:.J644])" office:value-type="float" office:value="-4.27891158448834E+146" calcext:value-type="float">
            <text:p>-4.27891158448834E+1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44] + 1" office:value-type="float" office:value="587" calcext:value-type="float">
            <text:p>587</text:p>
          </table:table-cell>
          <table:table-cell table:style-name="ce14" table:formula="of:=SIN(0.8 * [.$I645])" office:value-type="float" office:value="-0.997681974527865" calcext:value-type="float">
            <text:p>-0.997681974527865</text:p>
          </table:table-cell>
          <table:table-cell table:formula="of:=-SUMPRODUCT([.$G$8:.$G$56]; [.K596:.K644]) + SUMPRODUCT([.$D$8:.$D$57]; [.J596:.J645])" office:value-type="float" office:value="7.64457951637291E+146" calcext:value-type="float">
            <text:p>7.64457951637291E+1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45] + 1" office:value-type="float" office:value="588" calcext:value-type="float">
            <text:p>588</text:p>
          </table:table-cell>
          <table:table-cell table:style-name="ce14" table:formula="of:=SIN(0.8 * [.$I646])" office:value-type="float" office:value="-0.743907149645058" calcext:value-type="float">
            <text:p>-0.743907149645058</text:p>
          </table:table-cell>
          <table:table-cell table:formula="of:=-SUMPRODUCT([.$G$8:.$G$56]; [.K597:.K645]) + SUMPRODUCT([.$D$8:.$D$57]; [.J597:.J646])" office:value-type="float" office:value="-1.36575843712219E+147" calcext:value-type="float">
            <text:p>-1.36575843712219E+1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46] + 1" office:value-type="float" office:value="589" calcext:value-type="float">
            <text:p>589</text:p>
          </table:table-cell>
          <table:table-cell table:style-name="ce14" table:formula="of:=SIN(0.8 * [.$I647])" office:value-type="float" office:value="-0.0388882300501601" calcext:value-type="float">
            <text:p>-0.0388882300501601</text:p>
          </table:table-cell>
          <table:table-cell table:formula="of:=-SUMPRODUCT([.$G$8:.$G$56]; [.K598:.K646]) + SUMPRODUCT([.$D$8:.$D$57]; [.J598:.J647])" office:value-type="float" office:value="2.44002447037854E+147" calcext:value-type="float">
            <text:p>2.44002447037854E+1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47] + 1" office:value-type="float" office:value="590" calcext:value-type="float">
            <text:p>590</text:p>
          </table:table-cell>
          <table:table-cell table:style-name="ce14" table:formula="of:=SIN(0.8 * [.$I648])" office:value-type="float" office:value="0.689719768063831" calcext:value-type="float">
            <text:p>0.689719768063831</text:p>
          </table:table-cell>
          <table:table-cell table:formula="of:=-SUMPRODUCT([.$G$8:.$G$56]; [.K599:.K647]) + SUMPRODUCT([.$D$8:.$D$57]; [.J599:.J648])" office:value-type="float" office:value="-4.35927705384802E+147" calcext:value-type="float">
            <text:p>-4.35927705384802E+1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48] + 1" office:value-type="float" office:value="591" calcext:value-type="float">
            <text:p>591</text:p>
          </table:table-cell>
          <table:table-cell table:style-name="ce14" table:formula="of:=SIN(0.8 * [.$I649])" office:value-type="float" office:value="0.99995301000908" calcext:value-type="float">
            <text:p>0.99995301000908</text:p>
          </table:table-cell>
          <table:table-cell table:formula="of:=-SUMPRODUCT([.$G$8:.$G$56]; [.K600:.K648]) + SUMPRODUCT([.$D$8:.$D$57]; [.J600:.J649])" office:value-type="float" office:value="7.78815813648692E+147" calcext:value-type="float">
            <text:p>7.78815813648692E+1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49] + 1" office:value-type="float" office:value="592" calcext:value-type="float">
            <text:p>592</text:p>
          </table:table-cell>
          <table:table-cell table:style-name="ce14" table:formula="of:=SIN(0.8 * [.$I650])" office:value-type="float" office:value="0.703628174146595" calcext:value-type="float">
            <text:p>0.703628174146595</text:p>
          </table:table-cell>
          <table:table-cell table:formula="of:=-SUMPRODUCT([.$G$8:.$G$56]; [.K601:.K649]) + SUMPRODUCT([.$D$8:.$D$57]; [.J601:.J650])" office:value-type="float" office:value="-1.39140977757736E+148" calcext:value-type="float">
            <text:p>-1.39140977757736E+1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50] + 1" office:value-type="float" office:value="593" calcext:value-type="float">
            <text:p>593</text:p>
          </table:table-cell>
          <table:table-cell table:style-name="ce14" table:formula="of:=SIN(0.8 * [.$I651])" office:value-type="float" office:value="-0.0195080703817868" calcext:value-type="float">
            <text:p>-0.0195080703817868</text:p>
          </table:table-cell>
          <table:table-cell table:formula="of:=-SUMPRODUCT([.$G$8:.$G$56]; [.K602:.K650]) + SUMPRODUCT([.$D$8:.$D$57]; [.J602:.J651])" office:value-type="float" office:value="2.48585241235377E+148" calcext:value-type="float">
            <text:p>2.48585241235377E+1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51] + 1" office:value-type="float" office:value="594" calcext:value-type="float">
            <text:p>594</text:p>
          </table:table-cell>
          <table:table-cell table:style-name="ce14" table:formula="of:=SIN(0.8 * [.$I652])" office:value-type="float" office:value="-0.730810981189473" calcext:value-type="float">
            <text:p>-0.730810981189473</text:p>
          </table:table-cell>
          <table:table-cell table:formula="of:=-SUMPRODUCT([.$G$8:.$G$56]; [.K603:.K651]) + SUMPRODUCT([.$D$8:.$D$57]; [.J603:.J652])" office:value-type="float" office:value="-4.44115192776955E+148" calcext:value-type="float">
            <text:p>-4.44115192776955E+1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52] + 1" office:value-type="float" office:value="595" calcext:value-type="float">
            <text:p>595</text:p>
          </table:table-cell>
          <table:table-cell table:style-name="ce14" table:formula="of:=SIN(0.8 * [.$I653])" office:value-type="float" office:value="-0.998813757336743" calcext:value-type="float">
            <text:p>-0.998813757336743</text:p>
          </table:table-cell>
          <table:table-cell table:formula="of:=-SUMPRODUCT([.$G$8:.$G$56]; [.K604:.K652]) + SUMPRODUCT([.$D$8:.$D$57]; [.J604:.J653])" office:value-type="float" office:value="7.93443341507766E+148" calcext:value-type="float">
            <text:p>7.93443341507766E+1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53] + 1" office:value-type="float" office:value="596" calcext:value-type="float">
            <text:p>596</text:p>
          </table:table-cell>
          <table:table-cell table:style-name="ce14" table:formula="of:=SIN(0.8 * [.$I654])" office:value-type="float" office:value="-0.6609495110601" calcext:value-type="float">
            <text:p>-0.6609495110601</text:p>
          </table:table-cell>
          <table:table-cell table:formula="of:=-SUMPRODUCT([.$G$8:.$G$56]; [.K605:.K653]) + SUMPRODUCT([.$D$8:.$D$57]; [.J605:.J654])" office:value-type="float" office:value="-1.41754289522625E+149" calcext:value-type="float">
            <text:p>-1.41754289522625E+1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54] + 1" office:value-type="float" office:value="597" calcext:value-type="float">
            <text:p>597</text:p>
          </table:table-cell>
          <table:table-cell table:style-name="ce14" table:formula="of:=SIN(0.8 * [.$I655])" office:value-type="float" office:value="0.0778378395461974" calcext:value-type="float">
            <text:p>0.0778378395461974</text:p>
          </table:table-cell>
          <table:table-cell table:formula="of:=-SUMPRODUCT([.$G$8:.$G$56]; [.K606:.K654]) + SUMPRODUCT([.$D$8:.$D$57]; [.J606:.J655])" office:value-type="float" office:value="2.53254108351069E+149" calcext:value-type="float">
            <text:p>2.53254108351069E+1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55] + 1" office:value-type="float" office:value="598" calcext:value-type="float">
            <text:p>598</text:p>
          </table:table-cell>
          <table:table-cell table:style-name="ce14" table:formula="of:=SIN(0.8 * [.$I656])" office:value-type="float" office:value="0.769409801165885" calcext:value-type="float">
            <text:p>0.769409801165885</text:p>
          </table:table-cell>
          <table:table-cell table:formula="of:=-SUMPRODUCT([.$G$8:.$G$56]; [.K607:.K655]) + SUMPRODUCT([.$D$8:.$D$57]; [.J607:.J656])" office:value-type="float" office:value="-4.52456455551973E+149" calcext:value-type="float">
            <text:p>-4.52456455551973E+1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56] + 1" office:value-type="float" office:value="599" calcext:value-type="float">
            <text:p>599</text:p>
          </table:table-cell>
          <table:table-cell table:style-name="ce14" table:formula="of:=SIN(0.8 * [.$I657])" office:value-type="float" office:value="0.994268101873314" calcext:value-type="float">
            <text:p>0.994268101873314</text:p>
          </table:table-cell>
          <table:table-cell table:formula="of:=-SUMPRODUCT([.$G$8:.$G$56]; [.K608:.K656]) + SUMPRODUCT([.$D$8:.$D$57]; [.J608:.J657])" office:value-type="float" office:value="8.08345600012415E+149" calcext:value-type="float">
            <text:p>8.08345600012415E+1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57] + 1" office:value-type="float" office:value="600" calcext:value-type="float">
            <text:p>600</text:p>
          </table:table-cell>
          <table:table-cell table:style-name="ce14" table:formula="of:=SIN(0.8 * [.$I658])" office:value-type="float" office:value="0.616016713764127" calcext:value-type="float">
            <text:p>0.616016713764127</text:p>
          </table:table-cell>
          <table:table-cell table:formula="of:=-SUMPRODUCT([.$G$8:.$G$56]; [.K609:.K657]) + SUMPRODUCT([.$D$8:.$D$57]; [.J609:.J658])" office:value-type="float" office:value="-1.44416683869013E+150" calcext:value-type="float">
            <text:p>-1.44416683869013E+1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58] + 1" office:value-type="float" office:value="601" calcext:value-type="float">
            <text:p>601</text:p>
          </table:table-cell>
          <table:table-cell table:style-name="ce14" table:formula="of:=SIN(0.8 * [.$I659])" office:value-type="float" office:value="-0.135902146774363" calcext:value-type="float">
            <text:p>-0.135902146774363</text:p>
          </table:table-cell>
          <table:table-cell table:formula="of:=-SUMPRODUCT([.$G$8:.$G$56]; [.K610:.K658]) + SUMPRODUCT([.$D$8:.$D$57]; [.J610:.J659])" office:value-type="float" office:value="2.58010664985397E+150" calcext:value-type="float">
            <text:p>2.58010664985397E+1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59] + 1" office:value-type="float" office:value="602" calcext:value-type="float">
            <text:p>602</text:p>
          </table:table-cell>
          <table:table-cell table:style-name="ce14" table:formula="of:=SIN(0.8 * [.$I660])" office:value-type="float" office:value="-0.80538458870895" calcext:value-type="float">
            <text:p>-0.80538458870895</text:p>
          </table:table-cell>
          <table:table-cell table:formula="of:=-SUMPRODUCT([.$G$8:.$G$56]; [.K611:.K659]) + SUMPRODUCT([.$D$8:.$D$57]; [.J611:.J660])" office:value-type="float" office:value="-4.60954381881432E+150" calcext:value-type="float">
            <text:p>-4.60954381881432E+1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60] + 1" office:value-type="float" office:value="603" calcext:value-type="float">
            <text:p>603</text:p>
          </table:table-cell>
          <table:table-cell table:style-name="ce14" table:formula="of:=SIN(0.8 * [.$I661])" office:value-type="float" office:value="-0.986331546342256" calcext:value-type="float">
            <text:p>-0.986331546342256</text:p>
          </table:table-cell>
          <table:table-cell table:formula="of:=-SUMPRODUCT([.$G$8:.$G$56]; [.K612:.K660]) + SUMPRODUCT([.$D$8:.$D$57]; [.J612:.J661])" office:value-type="float" office:value="8.23527749086336E+150" calcext:value-type="float">
            <text:p>8.23527749086336E+1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61] + 1" office:value-type="float" office:value="604" calcext:value-type="float">
            <text:p>604</text:p>
          </table:table-cell>
          <table:table-cell table:style-name="ce14" table:formula="of:=SIN(0.8 * [.$I662])" office:value-type="float" office:value="-0.568983023245857" calcext:value-type="float">
            <text:p>-0.568983023245857</text:p>
          </table:table-cell>
          <table:table-cell table:formula="of:=-SUMPRODUCT([.$G$8:.$G$56]; [.K613:.K661]) + SUMPRODUCT([.$D$8:.$D$57]; [.J613:.J662])" office:value-type="float" office:value="-1.47129082653922E+151" calcext:value-type="float">
            <text:p>-1.47129082653922E+1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62] + 1" office:value-type="float" office:value="605" calcext:value-type="float">
            <text:p>605</text:p>
          </table:table-cell>
          <table:table-cell table:style-name="ce14" table:formula="of:=SIN(0.8 * [.$I663])" office:value-type="float" office:value="0.193502966742167" calcext:value-type="float">
            <text:p>0.193502966742167</text:p>
          </table:table-cell>
          <table:table-cell table:formula="of:=-SUMPRODUCT([.$G$8:.$G$56]; [.K614:.K662]) + SUMPRODUCT([.$D$8:.$D$57]; [.J614:.J663])" office:value-type="float" office:value="2.62856558101423E+151" calcext:value-type="float">
            <text:p>2.62856558101423E+1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63] + 1" office:value-type="float" office:value="606" calcext:value-type="float">
            <text:p>606</text:p>
          </table:table-cell>
          <table:table-cell table:style-name="ce14" table:formula="of:=SIN(0.8 * [.$I664])" office:value-type="float" office:value="0.838612653661565" calcext:value-type="float">
            <text:p>0.838612653661565</text:p>
          </table:table-cell>
          <table:table-cell table:formula="of:=-SUMPRODUCT([.$G$8:.$G$56]; [.K615:.K663]) + SUMPRODUCT([.$D$8:.$D$57]; [.J615:.J664])" office:value-type="float" office:value="-4.69611914181841E+151" calcext:value-type="float">
            <text:p>-4.69611914181841E+1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64] + 1" office:value-type="float" office:value="607" calcext:value-type="float">
            <text:p>607</text:p>
          </table:table-cell>
          <table:table-cell table:style-name="ce14" table:formula="of:=SIN(0.8 * [.$I665])" office:value-type="float" office:value="0.975031157956743" calcext:value-type="float">
            <text:p>0.975031157956743</text:p>
          </table:table-cell>
          <table:table-cell table:formula="of:=-SUMPRODUCT([.$G$8:.$G$56]; [.K616:.K664]) + SUMPRODUCT([.$D$8:.$D$57]; [.J616:.J665])" office:value-type="float" office:value="8.38995045565648E+151" calcext:value-type="float">
            <text:p>8.38995045565648E+1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65] + 1" office:value-type="float" office:value="608" calcext:value-type="float">
            <text:p>608</text:p>
          </table:table-cell>
          <table:table-cell table:style-name="ce14" table:formula="of:=SIN(0.8 * [.$I666])" office:value-type="float" office:value="0.520008845480434" calcext:value-type="float">
            <text:p>0.520008845480434</text:p>
          </table:table-cell>
          <table:table-cell table:formula="of:=-SUMPRODUCT([.$G$8:.$G$56]; [.K617:.K665]) + SUMPRODUCT([.$D$8:.$D$57]; [.J617:.J666])" office:value-type="float" office:value="-1.49892425048471E+152" calcext:value-type="float">
            <text:p>-1.49892425048471E+1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66] + 1" office:value-type="float" office:value="609" calcext:value-type="float">
            <text:p>609</text:p>
          </table:table-cell>
          <table:table-cell table:style-name="ce14" table:formula="of:=SIN(0.8 * [.$I667])" office:value-type="float" office:value="-0.250443854824619" calcext:value-type="float">
            <text:p>-0.250443854824619</text:p>
          </table:table-cell>
          <table:table-cell table:formula="of:=-SUMPRODUCT([.$G$8:.$G$56]; [.K618:.K666]) + SUMPRODUCT([.$D$8:.$D$57]; [.J618:.J667])" office:value-type="float" office:value="2.67793465595064E+152" calcext:value-type="float">
            <text:p>2.67793465595064E+1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67] + 1" office:value-type="float" office:value="610" calcext:value-type="float">
            <text:p>610</text:p>
          </table:table-cell>
          <table:table-cell table:style-name="ce14" table:formula="of:=SIN(0.8 * [.$I668])" office:value-type="float" office:value="-0.86898067342253" calcext:value-type="float">
            <text:p>-0.86898067342253</text:p>
          </table:table-cell>
          <table:table-cell table:formula="of:=-SUMPRODUCT([.$G$8:.$G$56]; [.K619:.K667]) + SUMPRODUCT([.$D$8:.$D$57]; [.J619:.J668])" office:value-type="float" office:value="-4.78432050133454E+152" calcext:value-type="float">
            <text:p>-4.78432050133454E+1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68] + 1" office:value-type="float" office:value="611" calcext:value-type="float">
            <text:p>611</text:p>
          </table:table-cell>
          <table:table-cell table:style-name="ce14" table:formula="of:=SIN(0.8 * [.$I669])" office:value-type="float" office:value="-0.960405476108415" calcext:value-type="float">
            <text:p>-0.960405476108415</text:p>
          </table:table-cell>
          <table:table-cell table:formula="of:=-SUMPRODUCT([.$G$8:.$G$56]; [.K620:.K668]) + SUMPRODUCT([.$D$8:.$D$57]; [.J620:.J669])" office:value-type="float" office:value="8.54752845019079E+152" calcext:value-type="float">
            <text:p>8.54752845019079E+1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69] + 1" office:value-type="float" office:value="612" calcext:value-type="float">
            <text:p>612</text:p>
          </table:table-cell>
          <table:table-cell table:style-name="ce14" table:formula="of:=SIN(0.8 * [.$I670])" office:value-type="float" office:value="-0.469261204374424" calcext:value-type="float">
            <text:p>-0.469261204374424</text:p>
          </table:table-cell>
          <table:table-cell table:formula="of:=-SUMPRODUCT([.$G$8:.$G$56]; [.K621:.K669]) + SUMPRODUCT([.$D$8:.$D$57]; [.J621:.J670])" office:value-type="float" office:value="-1.52707667863057E+153" calcext:value-type="float">
            <text:p>-1.52707667863057E+1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70] + 1" office:value-type="float" office:value="613" calcext:value-type="float">
            <text:p>613</text:p>
          </table:table-cell>
          <table:table-cell table:style-name="ce14" table:formula="of:=SIN(0.8 * [.$I671])" office:value-type="float" office:value="0.30653061706038" calcext:value-type="float">
            <text:p>0.30653061706038</text:p>
          </table:table-cell>
          <table:table-cell table:formula="of:=-SUMPRODUCT([.$G$8:.$G$56]; [.K622:.K670]) + SUMPRODUCT([.$D$8:.$D$57]; [.J622:.J671])" office:value-type="float" office:value="2.7282309687607E+153" calcext:value-type="float">
            <text:p>2.7282309687607E+1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71] + 1" office:value-type="float" office:value="614" calcext:value-type="float">
            <text:p>614</text:p>
          </table:table-cell>
          <table:table-cell table:style-name="ce14" table:formula="of:=SIN(0.8 * [.$I672])" office:value-type="float" office:value="0.896385079427067" calcext:value-type="float">
            <text:p>0.896385079427067</text:p>
          </table:table-cell>
          <table:table-cell table:formula="of:=-SUMPRODUCT([.$G$8:.$G$56]; [.K623:.K671]) + SUMPRODUCT([.$D$8:.$D$57]; [.J623:.J672])" office:value-type="float" office:value="-4.87417843718223E+153" calcext:value-type="float">
            <text:p>-4.87417843718223E+1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72] + 1" office:value-type="float" office:value="615" calcext:value-type="float">
            <text:p>615</text:p>
          </table:table-cell>
          <table:table-cell table:style-name="ce14" table:formula="of:=SIN(0.8 * [.$I673])" office:value-type="float" office:value="0.94250438093064" calcext:value-type="float">
            <text:p>0.94250438093064</text:p>
          </table:table-cell>
          <table:table-cell table:formula="of:=-SUMPRODUCT([.$G$8:.$G$56]; [.K624:.K672]) + SUMPRODUCT([.$D$8:.$D$57]; [.J624:.J673])" office:value-type="float" office:value="8.70806603602336E+153" calcext:value-type="float">
            <text:p>8.70806603602336E+1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73] + 1" office:value-type="float" office:value="616" calcext:value-type="float">
            <text:p>616</text:p>
          </table:table-cell>
          <table:table-cell table:style-name="ce14" table:formula="of:=SIN(0.8 * [.$I674])" office:value-type="float" office:value="0.416913172139928" calcext:value-type="float">
            <text:p>0.416913172139928</text:p>
          </table:table-cell>
          <table:table-cell table:formula="of:=-SUMPRODUCT([.$G$8:.$G$56]; [.K625:.K673]) + SUMPRODUCT([.$D$8:.$D$57]; [.J625:.J674])" office:value-type="float" office:value="-1.55575785878658E+154" calcext:value-type="float">
            <text:p>-1.55575785878658E+1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74] + 1" office:value-type="float" office:value="617" calcext:value-type="float">
            <text:p>617</text:p>
          </table:table-cell>
          <table:table-cell table:style-name="ce14" table:formula="of:=SIN(0.8 * [.$I675])" office:value-type="float" office:value="-0.361571972440506" calcext:value-type="float">
            <text:p>-0.361571972440506</text:p>
          </table:table-cell>
          <table:table-cell table:formula="of:=-SUMPRODUCT([.$G$8:.$G$56]; [.K626:.K674]) + SUMPRODUCT([.$D$8:.$D$57]; [.J626:.J675])" office:value-type="float" office:value="2.77947193459905E+154" calcext:value-type="float">
            <text:p>2.77947193459905E+1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75] + 1" office:value-type="float" office:value="618" calcext:value-type="float">
            <text:p>618</text:p>
          </table:table-cell>
          <table:table-cell table:style-name="ce14" table:formula="of:=SIN(0.8 * [.$I676])" office:value-type="float" office:value="-0.920732410362243" calcext:value-type="float">
            <text:p>-0.920732410362243</text:p>
          </table:table-cell>
          <table:table-cell table:formula="of:=-SUMPRODUCT([.$G$8:.$G$56]; [.K627:.K675]) + SUMPRODUCT([.$D$8:.$D$57]; [.J627:.J676])" office:value-type="float" office:value="-4.96572406277239E+154" calcext:value-type="float">
            <text:p>-4.96572406277239E+1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76] + 1" office:value-type="float" office:value="619" calcext:value-type="float">
            <text:p>619</text:p>
          </table:table-cell>
          <table:table-cell table:style-name="ce14" table:formula="of:=SIN(0.8 * [.$I677])" office:value-type="float" office:value="-0.921388923185032" calcext:value-type="float">
            <text:p>-0.921388923185032</text:p>
          </table:table-cell>
          <table:table-cell table:formula="of:=-SUMPRODUCT([.$G$8:.$G$56]; [.K628:.K676]) + SUMPRODUCT([.$D$8:.$D$57]; [.J628:.J677])" office:value-type="float" office:value="8.87161879947308E+154" calcext:value-type="float">
            <text:p>8.87161879947308E+1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77] + 1" office:value-type="float" office:value="620" calcext:value-type="float">
            <text:p>620</text:p>
          </table:table-cell>
          <table:table-cell table:style-name="ce14" table:formula="of:=SIN(0.8 * [.$I678])" office:value-type="float" office:value="-0.363143279040114" calcext:value-type="float">
            <text:p>-0.363143279040114</text:p>
          </table:table-cell>
          <table:table-cell table:formula="of:=-SUMPRODUCT([.$G$8:.$G$56]; [.K629:.K677]) + SUMPRODUCT([.$D$8:.$D$57]; [.J629:.J678])" office:value-type="float" office:value="-1.5849777218435E+155" calcext:value-type="float">
            <text:p>-1.5849777218435E+1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78] + 1" office:value-type="float" office:value="621" calcext:value-type="float">
            <text:p>621</text:p>
          </table:table-cell>
          <table:table-cell table:style-name="ce14" table:formula="of:=SIN(0.8 * [.$I679])" office:value-type="float" office:value="0.415380205261859" calcext:value-type="float">
            <text:p>0.415380205261859</text:p>
          </table:table-cell>
          <table:table-cell table:formula="of:=-SUMPRODUCT([.$G$8:.$G$56]; [.K630:.K678]) + SUMPRODUCT([.$D$8:.$D$57]; [.J630:.J679])" office:value-type="float" office:value="2.83167529570748E+155" calcext:value-type="float">
            <text:p>2.83167529570748E+1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79] + 1" office:value-type="float" office:value="622" calcext:value-type="float">
            <text:p>622</text:p>
          </table:table-cell>
          <table:table-cell table:style-name="ce14" table:formula="of:=SIN(0.8 * [.$I680])" office:value-type="float" office:value="0.941939630912046" calcext:value-type="float">
            <text:p>0.941939630912046</text:p>
          </table:table-cell>
          <table:table-cell table:formula="of:=-SUMPRODUCT([.$G$8:.$G$56]; [.K631:.K679]) + SUMPRODUCT([.$D$8:.$D$57]; [.J631:.J680])" office:value-type="float" office:value="-5.05898907588041E+155" calcext:value-type="float">
            <text:p>-5.05898907588041E+1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80] + 1" office:value-type="float" office:value="623" calcext:value-type="float">
            <text:p>623</text:p>
          </table:table-cell>
          <table:table-cell table:style-name="ce14" table:formula="of:=SIN(0.8 * [.$I681])" office:value-type="float" office:value="0.897131116050898" calcext:value-type="float">
            <text:p>0.897131116050898</text:p>
          </table:table-cell>
          <table:table-cell table:formula="of:=-SUMPRODUCT([.$G$8:.$G$56]; [.K632:.K680]) + SUMPRODUCT([.$D$8:.$D$57]; [.J632:.J681])" office:value-type="float" office:value="9.03824337086746E+155" calcext:value-type="float">
            <text:p>9.03824337086746E+1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81] + 1" office:value-type="float" office:value="624" calcext:value-type="float">
            <text:p>624</text:p>
          </table:table-cell>
          <table:table-cell table:style-name="ce14" table:formula="of:=SIN(0.8 * [.$I682])" office:value-type="float" office:value="0.308134904521513" calcext:value-type="float">
            <text:p>0.308134904521513</text:p>
          </table:table-cell>
          <table:table-cell table:formula="of:=-SUMPRODUCT([.$G$8:.$G$56]; [.K633:.K681]) + SUMPRODUCT([.$D$8:.$D$57]; [.J633:.J682])" office:value-type="float" office:value="-1.61474638521162E+156" calcext:value-type="float">
            <text:p>-1.61474638521162E+1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82] + 1" office:value-type="float" office:value="625" calcext:value-type="float">
            <text:p>625</text:p>
          </table:table-cell>
          <table:table-cell table:style-name="ce14" table:formula="of:=SIN(0.8 * [.$I683])" office:value-type="float" office:value="-0.467771805322509" calcext:value-type="float">
            <text:p>-0.467771805322509</text:p>
          </table:table-cell>
          <table:table-cell table:formula="of:=-SUMPRODUCT([.$G$8:.$G$56]; [.K634:.K682]) + SUMPRODUCT([.$D$8:.$D$57]; [.J634:.J683])" office:value-type="float" office:value="2.88485912755825E+156" calcext:value-type="float">
            <text:p>2.88485912755825E+1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83] + 1" office:value-type="float" office:value="626" calcext:value-type="float">
            <text:p>626</text:p>
          </table:table-cell>
          <table:table-cell table:style-name="ce14" table:formula="of:=SIN(0.8 * [.$I684])" office:value-type="float" office:value="-0.959934414944794" calcext:value-type="float">
            <text:p>-0.959934414944794</text:p>
          </table:table-cell>
          <table:table-cell table:formula="of:=-SUMPRODUCT([.$G$8:.$G$56]; [.K635:.K683]) + SUMPRODUCT([.$D$8:.$D$57]; [.J635:.J684])" office:value-type="float" office:value="-5.15400576962152E+156" calcext:value-type="float">
            <text:p>-5.15400576962152E+1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84] + 1" office:value-type="float" office:value="627" calcext:value-type="float">
            <text:p>627</text:p>
          </table:table-cell>
          <table:table-cell table:style-name="ce14" table:formula="of:=SIN(0.8 * [.$I685])" office:value-type="float" office:value="-0.869813689528064" calcext:value-type="float">
            <text:p>-0.869813689528064</text:p>
          </table:table-cell>
          <table:table-cell table:formula="of:=-SUMPRODUCT([.$G$8:.$G$56]; [.K636:.K684]) + SUMPRODUCT([.$D$8:.$D$57]; [.J636:.J685])" office:value-type="float" office:value="9.20799744415094E+156" calcext:value-type="float">
            <text:p>9.20799744415094E+1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85] + 1" office:value-type="float" office:value="628" calcext:value-type="float">
            <text:p>628</text:p>
          </table:table-cell>
          <table:table-cell table:style-name="ce14" table:formula="of:=SIN(0.8 * [.$I686])" office:value-type="float" office:value="-0.252075651807569" calcext:value-type="float">
            <text:p>-0.252075651807569</text:p>
          </table:table-cell>
          <table:table-cell table:formula="of:=-SUMPRODUCT([.$G$8:.$G$56]; [.K637:.K685]) + SUMPRODUCT([.$D$8:.$D$57]; [.J637:.J686])" office:value-type="float" office:value="-1.64507415632398E+157" calcext:value-type="float">
            <text:p>-1.64507415632398E+15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86] + 1" office:value-type="float" office:value="629" calcext:value-type="float">
            <text:p>629</text:p>
          </table:table-cell>
          <table:table-cell table:style-name="ce14" table:formula="of:=SIN(0.8 * [.$I687])" office:value-type="float" office:value="0.518568093773221" calcext:value-type="float">
            <text:p>0.518568093773221</text:p>
          </table:table-cell>
          <table:table-cell table:formula="of:=-SUMPRODUCT([.$G$8:.$G$56]; [.K638:.K686]) + SUMPRODUCT([.$D$8:.$D$57]; [.J638:.J687])" office:value-type="float" office:value="2.9390418451127E+157" calcext:value-type="float">
            <text:p>2.9390418451127E+15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87] + 1" office:value-type="float" office:value="630" calcext:value-type="float">
            <text:p>630</text:p>
          </table:table-cell>
          <table:table-cell table:style-name="ce14" table:formula="of:=SIN(0.8 * [.$I688])" office:value-type="float" office:value="0.974655392177942" calcext:value-type="float">
            <text:p>0.974655392177942</text:p>
          </table:table-cell>
          <table:table-cell table:formula="of:=-SUMPRODUCT([.$G$8:.$G$56]; [.K639:.K687]) + SUMPRODUCT([.$D$8:.$D$57]; [.J639:.J688])" office:value-type="float" office:value="-5.25080704363234E+157" calcext:value-type="float">
            <text:p>-5.25080704363234E+15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88] + 1" office:value-type="float" office:value="631" calcext:value-type="float">
            <text:p>631</text:p>
          </table:table-cell>
          <table:table-cell table:style-name="ce14" table:formula="of:=SIN(0.8 * [.$I689])" office:value-type="float" office:value="0.839529808290359" calcext:value-type="float">
            <text:p>0.839529808290359</text:p>
          </table:table-cell>
          <table:table-cell table:formula="of:=-SUMPRODUCT([.$G$8:.$G$56]; [.K640:.K688]) + SUMPRODUCT([.$D$8:.$D$57]; [.J640:.J689])" office:value-type="float" office:value="9.3809397968615E+157" calcext:value-type="float">
            <text:p>9.3809397968615E+15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89] + 1" office:value-type="float" office:value="632" calcext:value-type="float">
            <text:p>632</text:p>
          </table:table-cell>
          <table:table-cell table:style-name="ce14" table:formula="of:=SIN(0.8 * [.$I690])" office:value-type="float" office:value="0.19515670808768" calcext:value-type="float">
            <text:p>0.19515670808768</text:p>
          </table:table-cell>
          <table:table-cell table:formula="of:=-SUMPRODUCT([.$G$8:.$G$56]; [.K641:.K689]) + SUMPRODUCT([.$D$8:.$D$57]; [.J641:.J690])" office:value-type="float" office:value="-1.67597153620528E+158" calcext:value-type="float">
            <text:p>-1.67597153620528E+15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90] + 1" office:value-type="float" office:value="633" calcext:value-type="float">
            <text:p>633</text:p>
          </table:table-cell>
          <table:table-cell table:style-name="ce14" table:formula="of:=SIN(0.8 * [.$I691])" office:value-type="float" office:value="-0.567595832492789" calcext:value-type="float">
            <text:p>-0.567595832492789</text:p>
          </table:table-cell>
          <table:table-cell table:formula="of:=-SUMPRODUCT([.$G$8:.$G$56]; [.K642:.K690]) + SUMPRODUCT([.$D$8:.$D$57]; [.J642:.J691])" office:value-type="float" office:value="2.99424220919745E+158" calcext:value-type="float">
            <text:p>2.99424220919745E+15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91] + 1" office:value-type="float" office:value="634" calcext:value-type="float">
            <text:p>634</text:p>
          </table:table-cell>
          <table:table-cell table:style-name="ce14" table:formula="of:=SIN(0.8 * [.$I692])" office:value-type="float" office:value="-0.986052357478053" calcext:value-type="float">
            <text:p>-0.986052357478053</text:p>
          </table:table-cell>
          <table:table-cell table:formula="of:=-SUMPRODUCT([.$G$8:.$G$56]; [.K643:.K691]) + SUMPRODUCT([.$D$8:.$D$57]; [.J643:.J692])" office:value-type="float" office:value="-5.3494264154624E+158" calcext:value-type="float">
            <text:p>-5.3494264154624E+15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92] + 1" office:value-type="float" office:value="635" calcext:value-type="float">
            <text:p>635</text:p>
          </table:table-cell>
          <table:table-cell table:style-name="ce14" table:formula="of:=SIN(0.8 * [.$I693])" office:value-type="float" office:value="-0.806382753952361" calcext:value-type="float">
            <text:p>-0.806382753952361</text:p>
          </table:table-cell>
          <table:table-cell table:formula="of:=-SUMPRODUCT([.$G$8:.$G$56]; [.K644:.K692]) + SUMPRODUCT([.$D$8:.$D$57]; [.J644:.J693])" office:value-type="float" office:value="9.55713031048246E+158" calcext:value-type="float">
            <text:p>9.55713031048246E+15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93] + 1" office:value-type="float" office:value="636" calcext:value-type="float">
            <text:p>636</text:p>
          </table:table-cell>
          <table:table-cell table:style-name="ce14" table:formula="of:=SIN(0.8 * [.$I694])" office:value-type="float" office:value="-0.137572192482809" calcext:value-type="float">
            <text:p>-0.137572192482809</text:p>
          </table:table-cell>
          <table:table-cell table:formula="of:=-SUMPRODUCT([.$G$8:.$G$56]; [.K645:.K693]) + SUMPRODUCT([.$D$8:.$D$57]; [.J645:.J694])" office:value-type="float" office:value="-1.70744922310792E+159" calcext:value-type="float">
            <text:p>-1.70744922310792E+15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94] + 1" office:value-type="float" office:value="637" calcext:value-type="float">
            <text:p>637</text:p>
          </table:table-cell>
          <table:table-cell table:style-name="ce14" table:formula="of:=SIN(0.8 * [.$I695])" office:value-type="float" office:value="0.614687814907556" calcext:value-type="float">
            <text:p>0.614687814907556</text:p>
          </table:table-cell>
          <table:table-cell table:formula="of:=-SUMPRODUCT([.$G$8:.$G$56]; [.K646:.K694]) + SUMPRODUCT([.$D$8:.$D$57]; [.J646:.J695])" office:value-type="float" office:value="3.05047933300039E+159" calcext:value-type="float">
            <text:p>3.05047933300039E+15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95] + 1" office:value-type="float" office:value="638" calcext:value-type="float">
            <text:p>638</text:p>
          </table:table-cell>
          <table:table-cell table:style-name="ce14" table:formula="of:=SIN(0.8 * [.$I696])" office:value-type="float" office:value="0.994086442082936" calcext:value-type="float">
            <text:p>0.994086442082936</text:p>
          </table:table-cell>
          <table:table-cell table:formula="of:=-SUMPRODUCT([.$G$8:.$G$56]; [.K647:.K695]) + SUMPRODUCT([.$D$8:.$D$57]; [.J647:.J696])" office:value-type="float" office:value="-5.44989803217965E+159" calcext:value-type="float">
            <text:p>-5.44989803217965E+15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96] + 1" office:value-type="float" office:value="639" calcext:value-type="float">
            <text:p>639</text:p>
          </table:table-cell>
          <table:table-cell table:style-name="ce14" table:formula="of:=SIN(0.8 * [.$I697])" office:value-type="float" office:value="0.770485572832892" calcext:value-type="float">
            <text:p>0.770485572832892</text:p>
          </table:table-cell>
          <table:table-cell table:formula="of:=-SUMPRODUCT([.$G$8:.$G$56]; [.K648:.K696]) + SUMPRODUCT([.$D$8:.$D$57]; [.J648:.J697])" office:value-type="float" office:value="9.73662999117647E+159" calcext:value-type="float">
            <text:p>9.73662999117647E+15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97] + 1" office:value-type="float" office:value="640" calcext:value-type="float">
            <text:p>640</text:p>
          </table:table-cell>
          <table:table-cell table:style-name="ce14" table:formula="of:=SIN(0.8 * [.$I698])" office:value-type="float" office:value="0.0795184940128448" calcext:value-type="float">
            <text:p>0.0795184940128448</text:p>
          </table:table-cell>
          <table:table-cell table:formula="of:=-SUMPRODUCT([.$G$8:.$G$56]; [.K649:.K697]) + SUMPRODUCT([.$D$8:.$D$57]; [.J649:.J698])" office:value-type="float" office:value="-1.73951811621623E+160" calcext:value-type="float">
            <text:p>-1.73951811621623E+16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98] + 1" office:value-type="float" office:value="641" calcext:value-type="float">
            <text:p>641</text:p>
          </table:table-cell>
          <table:table-cell table:style-name="ce14" table:formula="of:=SIN(0.8 * [.$I699])" office:value-type="float" office:value="-0.659683436241093" calcext:value-type="float">
            <text:p>-0.659683436241093</text:p>
          </table:table-cell>
          <table:table-cell table:formula="of:=-SUMPRODUCT([.$G$8:.$G$56]; [.K650:.K698]) + SUMPRODUCT([.$D$8:.$D$57]; [.J650:.J699])" office:value-type="float" office:value="3.10777268868862E+160" calcext:value-type="float">
            <text:p>3.10777268868862E+16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699] + 1" office:value-type="float" office:value="642" calcext:value-type="float">
            <text:p>642</text:p>
          </table:table-cell>
          <table:table-cell table:style-name="ce14" table:formula="of:=SIN(0.8 * [.$I700])" office:value-type="float" office:value="-0.998730246161514" calcext:value-type="float">
            <text:p>-0.998730246161514</text:p>
          </table:table-cell>
          <table:table-cell table:formula="of:=-SUMPRODUCT([.$G$8:.$G$56]; [.K651:.K699]) + SUMPRODUCT([.$D$8:.$D$57]; [.J651:.J700])" office:value-type="float" office:value="-5.55225668219389E+160" calcext:value-type="float">
            <text:p>-5.55225668219389E+16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00] + 1" office:value-type="float" office:value="643" calcext:value-type="float">
            <text:p>643</text:p>
          </table:table-cell>
          <table:table-cell table:style-name="ce14" table:formula="of:=SIN(0.8 * [.$I701])" office:value-type="float" office:value="-0.731960690416306" calcext:value-type="float">
            <text:p>-0.731960690416306</text:p>
          </table:table-cell>
          <table:table-cell table:formula="of:=-SUMPRODUCT([.$G$8:.$G$56]; [.K652:.K700]) + SUMPRODUCT([.$D$8:.$D$57]; [.J652:.J701])" office:value-type="float" office:value="9.91950099090898E+160" calcext:value-type="float">
            <text:p>9.91950099090898E+16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01] + 1" office:value-type="float" office:value="644" calcext:value-type="float">
            <text:p>644</text:p>
          </table:table-cell>
          <table:table-cell table:style-name="ce14" table:formula="of:=SIN(0.8 * [.$I702])" office:value-type="float" office:value="-0.0211936018212812" calcext:value-type="float">
            <text:p>-0.0211936018212812</text:p>
          </table:table-cell>
          <table:table-cell table:formula="of:=-SUMPRODUCT([.$G$8:.$G$56]; [.K653:.K701]) + SUMPRODUCT([.$D$8:.$D$57]; [.J653:.J702])" office:value-type="float" office:value="-1.77218931942038E+161" calcext:value-type="float">
            <text:p>-1.77218931942038E+16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02] + 1" office:value-type="float" office:value="645" calcext:value-type="float">
            <text:p>645</text:p>
          </table:table-cell>
          <table:table-cell table:style-name="ce14" table:formula="of:=SIN(0.8 * [.$I703])" office:value-type="float" office:value="0.702429241248006" calcext:value-type="float">
            <text:p>0.702429241248006</text:p>
          </table:table-cell>
          <table:table-cell table:formula="of:=-SUMPRODUCT([.$G$8:.$G$56]; [.K654:.K702]) + SUMPRODUCT([.$D$8:.$D$57]; [.J654:.J703])" office:value-type="float" office:value="3.16614211415071E+161" calcext:value-type="float">
            <text:p>3.16614211415071E+16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03] + 1" office:value-type="float" office:value="646" calcext:value-type="float">
            <text:p>646</text:p>
          </table:table-cell>
          <table:table-cell table:style-name="ce14" table:formula="of:=SIN(0.8 * [.$I704])" office:value-type="float" office:value="0.999967932259565" calcext:value-type="float">
            <text:p>0.999967932259565</text:p>
          </table:table-cell>
          <table:table-cell table:formula="of:=-SUMPRODUCT([.$G$8:.$G$56]; [.K655:.K703]) + SUMPRODUCT([.$D$8:.$D$57]; [.J655:.J704])" office:value-type="float" office:value="-5.65653780730231E+161" calcext:value-type="float">
            <text:p>-5.65653780730231E+16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04] + 1" office:value-type="float" office:value="647" calcext:value-type="float">
            <text:p>647</text:p>
          </table:table-cell>
          <table:table-cell table:style-name="ce14" table:formula="of:=SIN(0.8 * [.$I705])" office:value-type="float" office:value="0.690939493826485" calcext:value-type="float">
            <text:p>0.690939493826485</text:p>
          </table:table-cell>
          <table:table-cell table:formula="of:=-SUMPRODUCT([.$G$8:.$G$56]; [.K656:.K704]) + SUMPRODUCT([.$D$8:.$D$57]; [.J656:.J705])" office:value-type="float" office:value="1.01058066289685E+162" calcext:value-type="float">
            <text:p>1.01058066289685E+16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05] + 1" office:value-type="float" office:value="648" calcext:value-type="float">
            <text:p>648</text:p>
          </table:table-cell>
          <table:table-cell table:style-name="ce14" table:formula="of:=SIN(0.8 * [.$I706])" office:value-type="float" office:value="-0.0372035700558373" calcext:value-type="float">
            <text:p>-0.0372035700558373</text:p>
          </table:table-cell>
          <table:table-cell table:formula="of:=-SUMPRODUCT([.$G$8:.$G$56]; [.K657:.K705]) + SUMPRODUCT([.$D$8:.$D$57]; [.J657:.J706])" office:value-type="float" office:value="-1.80547414516105E+162" calcext:value-type="float">
            <text:p>-1.80547414516105E+16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06] + 1" office:value-type="float" office:value="649" calcext:value-type="float">
            <text:p>649</text:p>
          </table:table-cell>
          <table:table-cell table:style-name="ce14" table:formula="of:=SIN(0.8 * [.$I707])" office:value-type="float" office:value="-0.742779447565685" calcext:value-type="float">
            <text:p>-0.742779447565685</text:p>
          </table:table-cell>
          <table:table-cell table:formula="of:=-SUMPRODUCT([.$G$8:.$G$56]; [.K658:.K706]) + SUMPRODUCT([.$D$8:.$D$57]; [.J658:.J707])" office:value-type="float" office:value="3.22560781986559E+162" calcext:value-type="float">
            <text:p>3.22560781986559E+16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07] + 1" office:value-type="float" office:value="650" calcext:value-type="float">
            <text:p>650</text:p>
          </table:table-cell>
          <table:table-cell table:style-name="ce14" table:formula="of:=SIN(0.8 * [.$I708])" office:value-type="float" office:value="-0.997795279312499" calcext:value-type="float">
            <text:p>-0.997795279312499</text:p>
          </table:table-cell>
          <table:table-cell table:formula="of:=-SUMPRODUCT([.$G$8:.$G$56]; [.K659:.K707]) + SUMPRODUCT([.$D$8:.$D$57]; [.J659:.J708])" office:value-type="float" office:value="-5.76277751496128E+162" calcext:value-type="float">
            <text:p>-5.76277751496128E+16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08] + 1" office:value-type="float" office:value="651" calcext:value-type="float">
            <text:p>651</text:p>
          </table:table-cell>
          <table:table-cell table:style-name="ce14" table:formula="of:=SIN(0.8 * [.$I709])" office:value-type="float" office:value="-0.647561883738193" calcext:value-type="float">
            <text:p>-0.647561883738193</text:p>
          </table:table-cell>
          <table:table-cell table:formula="of:=-SUMPRODUCT([.$G$8:.$G$56]; [.K660:.K708]) + SUMPRODUCT([.$D$8:.$D$57]; [.J660:.J709])" office:value-type="float" office:value="1.02956114138907E+163" calcext:value-type="float">
            <text:p>1.02956114138907E+16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09] + 1" office:value-type="float" office:value="652" calcext:value-type="float">
            <text:p>652</text:p>
          </table:table-cell>
          <table:table-cell table:style-name="ce14" table:formula="of:=SIN(0.8 * [.$I710])" office:value-type="float" office:value="0.0954738610766833" calcext:value-type="float">
            <text:p>0.0954738610766833</text:p>
          </table:table-cell>
          <table:table-cell table:formula="of:=-SUMPRODUCT([.$G$8:.$G$56]; [.K661:.K709]) + SUMPRODUCT([.$D$8:.$D$57]; [.J661:.J710])" office:value-type="float" office:value="-1.83938411834643E+163" calcext:value-type="float">
            <text:p>-1.83938411834643E+16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10] + 1" office:value-type="float" office:value="653" calcext:value-type="float">
            <text:p>653</text:p>
          </table:table-cell>
          <table:table-cell table:style-name="ce14" table:formula="of:=SIN(0.8 * [.$I711])" office:value-type="float" office:value="0.780596442897007" calcext:value-type="float">
            <text:p>0.780596442897007</text:p>
          </table:table-cell>
          <table:table-cell table:formula="of:=-SUMPRODUCT([.$G$8:.$G$56]; [.K662:.K710]) + SUMPRODUCT([.$D$8:.$D$57]; [.J662:.J711])" office:value-type="float" office:value="3.28619039590046E+163" calcext:value-type="float">
            <text:p>3.28619039590046E+16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11] + 1" office:value-type="float" office:value="654" calcext:value-type="float">
            <text:p>654</text:p>
          </table:table-cell>
          <table:table-cell table:style-name="ce14" table:formula="of:=SIN(0.8 * [.$I712])" office:value-type="float" office:value="0.992219697041098" calcext:value-type="float">
            <text:p>0.992219697041098</text:p>
          </table:table-cell>
          <table:table-cell table:formula="of:=-SUMPRODUCT([.$G$8:.$G$56]; [.K663:.K711]) + SUMPRODUCT([.$D$8:.$D$57]; [.J663:.J712])" office:value-type="float" office:value="-5.87101259078855E+163" calcext:value-type="float">
            <text:p>-5.87101259078855E+16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12] + 1" office:value-type="float" office:value="655" calcext:value-type="float">
            <text:p>655</text:p>
          </table:table-cell>
          <table:table-cell table:style-name="ce14" table:formula="of:=SIN(0.8 * [.$I713])" office:value-type="float" office:value="0.601975797252879" calcext:value-type="float">
            <text:p>0.601975797252879</text:p>
          </table:table-cell>
          <table:table-cell table:formula="of:=-SUMPRODUCT([.$G$8:.$G$56]; [.K664:.K712]) + SUMPRODUCT([.$D$8:.$D$57]; [.J664:.J713])" office:value-type="float" office:value="1.04889810657951E+164" calcext:value-type="float">
            <text:p>1.04889810657951E+16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13] + 1" office:value-type="float" office:value="656" calcext:value-type="float">
            <text:p>656</text:p>
          </table:table-cell>
          <table:table-cell table:style-name="ce14" table:formula="of:=SIN(0.8 * [.$I714])" office:value-type="float" office:value="-0.153418543419776" calcext:value-type="float">
            <text:p>-0.153418543419776</text:p>
          </table:table-cell>
          <table:table-cell table:formula="of:=-SUMPRODUCT([.$G$8:.$G$56]; [.K665:.K713]) + SUMPRODUCT([.$D$8:.$D$57]; [.J665:.J714])" office:value-type="float" office:value="-1.87393098034272E+164" calcext:value-type="float">
            <text:p>-1.87393098034272E+16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14] + 1" office:value-type="float" office:value="657" calcext:value-type="float">
            <text:p>657</text:p>
          </table:table-cell>
          <table:table-cell table:style-name="ce14" table:formula="of:=SIN(0.8 * [.$I715])" office:value-type="float" office:value="-0.81575125433047" calcext:value-type="float">
            <text:p>-0.81575125433047</text:p>
          </table:table-cell>
          <table:table-cell table:formula="of:=-SUMPRODUCT([.$G$8:.$G$56]; [.K666:.K714]) + SUMPRODUCT([.$D$8:.$D$57]; [.J666:.J715])" office:value-type="float" office:value="3.34791081904011E+164" calcext:value-type="float">
            <text:p>3.34791081904011E+16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15] + 1" office:value-type="float" office:value="658" calcext:value-type="float">
            <text:p>658</text:p>
          </table:table-cell>
          <table:table-cell table:style-name="ce14" table:formula="of:=SIN(0.8 * [.$I716])" office:value-type="float" office:value="-0.983260200681075" calcext:value-type="float">
            <text:p>-0.983260200681075</text:p>
          </table:table-cell>
          <table:table-cell table:formula="of:=-SUMPRODUCT([.$G$8:.$G$56]; [.K667:.K715]) + SUMPRODUCT([.$D$8:.$D$57]; [.J667:.J716])" office:value-type="float" office:value="-5.98128051130033E+164" calcext:value-type="float">
            <text:p>-5.98128051130033E+16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16] + 1" office:value-type="float" office:value="659" calcext:value-type="float">
            <text:p>659</text:p>
          </table:table-cell>
          <table:table-cell table:style-name="ce14" table:formula="of:=SIN(0.8 * [.$I717])" office:value-type="float" office:value="-0.554336703366597" calcext:value-type="float">
            <text:p>-0.554336703366597</text:p>
          </table:table-cell>
          <table:table-cell table:formula="of:=-SUMPRODUCT([.$G$8:.$G$56]; [.K668:.K716]) + SUMPRODUCT([.$D$8:.$D$57]; [.J668:.J717])" office:value-type="float" office:value="1.06859825391402E+165" calcext:value-type="float">
            <text:p>1.06859825391402E+16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17] + 1" office:value-type="float" office:value="660" calcext:value-type="float">
            <text:p>660</text:p>
          </table:table-cell>
          <table:table-cell table:style-name="ce14" table:formula="of:=SIN(0.8 * [.$I718])" office:value-type="float" office:value="0.210839999735235" calcext:value-type="float">
            <text:p>0.210839999735235</text:p>
          </table:table-cell>
          <table:table-cell table:formula="of:=-SUMPRODUCT([.$G$8:.$G$56]; [.K669:.K717]) + SUMPRODUCT([.$D$8:.$D$57]; [.J669:.J718])" office:value-type="float" office:value="-1.90912669303958E+165" calcext:value-type="float">
            <text:p>-1.90912669303958E+16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18] + 1" office:value-type="float" office:value="661" calcext:value-type="float">
            <text:p>661</text:p>
          </table:table-cell>
          <table:table-cell table:style-name="ce14" table:formula="of:=SIN(0.8 * [.$I719])" office:value-type="float" office:value="0.848123988195241" calcext:value-type="float">
            <text:p>0.848123988195241</text:p>
          </table:table-cell>
          <table:table-cell table:formula="of:=-SUMPRODUCT([.$G$8:.$G$56]; [.K670:.K718]) + SUMPRODUCT([.$D$8:.$D$57]; [.J670:.J719])" office:value-type="float" office:value="3.4107904600502E+165" calcext:value-type="float">
            <text:p>3.4107904600502E+16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19] + 1" office:value-type="float" office:value="662" calcext:value-type="float">
            <text:p>662</text:p>
          </table:table-cell>
          <table:table-cell table:style-name="ce14" table:formula="of:=SIN(0.8 * [.$I720])" office:value-type="float" office:value="0.970947346132523" calcext:value-type="float">
            <text:p>0.970947346132523</text:p>
          </table:table-cell>
          <table:table-cell table:formula="of:=-SUMPRODUCT([.$G$8:.$G$56]; [.K671:.K719]) + SUMPRODUCT([.$D$8:.$D$57]; [.J671:.J720])" office:value-type="float" office:value="-6.09361945688759E+165" calcext:value-type="float">
            <text:p>-6.09361945688759E+16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20] + 1" office:value-type="float" office:value="663" calcext:value-type="float">
            <text:p>663</text:p>
          </table:table-cell>
          <table:table-cell table:style-name="ce14" table:formula="of:=SIN(0.8 * [.$I721])" office:value-type="float" office:value="0.504807072751515" calcext:value-type="float">
            <text:p>0.504807072751515</text:p>
          </table:table-cell>
          <table:table-cell table:formula="of:=-SUMPRODUCT([.$G$8:.$G$56]; [.K672:.K720]) + SUMPRODUCT([.$D$8:.$D$57]; [.J672:.J721])" office:value-type="float" office:value="1.08866840459066E+166" calcext:value-type="float">
            <text:p>1.08866840459066E+16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21] + 1" office:value-type="float" office:value="664" calcext:value-type="float">
            <text:p>664</text:p>
          </table:table-cell>
          <table:table-cell table:style-name="ce14" table:formula="of:=SIN(0.8 * [.$I722])" office:value-type="float" office:value="-0.267542397108816" calcext:value-type="float">
            <text:p>-0.267542397108816</text:p>
          </table:table-cell>
          <table:table-cell table:formula="of:=-SUMPRODUCT([.$G$8:.$G$56]; [.K673:.K721]) + SUMPRODUCT([.$D$8:.$D$57]; [.J673:.J722])" office:value-type="float" office:value="-1.94498344299193E+166" calcext:value-type="float">
            <text:p>-1.94498344299193E+16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22] + 1" office:value-type="float" office:value="665" calcext:value-type="float">
            <text:p>665</text:p>
          </table:table-cell>
          <table:table-cell table:style-name="ce14" table:formula="of:=SIN(0.8 * [.$I723])" office:value-type="float" office:value="-0.877604238952523" calcext:value-type="float">
            <text:p>-0.877604238952523</text:p>
          </table:table-cell>
          <table:table-cell table:formula="of:=-SUMPRODUCT([.$G$8:.$G$56]; [.K674:.K722]) + SUMPRODUCT([.$D$8:.$D$57]; [.J674:.J723])" office:value-type="float" office:value="3.47485109107682E+166" calcext:value-type="float">
            <text:p>3.47485109107682E+16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23] + 1" office:value-type="float" office:value="666" calcext:value-type="float">
            <text:p>666</text:p>
          </table:table-cell>
          <table:table-cell table:style-name="ce14" table:formula="of:=SIN(0.8 * [.$I724])" office:value-type="float" office:value="-0.955323125750675" calcext:value-type="float">
            <text:p>-0.955323125750675</text:p>
          </table:table-cell>
          <table:table-cell table:formula="of:=-SUMPRODUCT([.$G$8:.$G$56]; [.K675:.K723]) + SUMPRODUCT([.$D$8:.$D$57]; [.J675:.J724])" office:value-type="float" office:value="-6.20806832503606E+166" calcext:value-type="float">
            <text:p>-6.20806832503606E+16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24] + 1" office:value-type="float" office:value="667" calcext:value-type="float">
            <text:p>667</text:p>
          </table:table-cell>
          <table:table-cell table:style-name="ce14" table:formula="of:=SIN(0.8 * [.$I725])" office:value-type="float" office:value="-0.453555823657486" calcext:value-type="float">
            <text:p>-0.453555823657486</text:p>
          </table:table-cell>
          <table:table-cell table:formula="of:=-SUMPRODUCT([.$G$8:.$G$56]; [.K676:.K724]) + SUMPRODUCT([.$D$8:.$D$57]; [.J676:.J725])" office:value-type="float" office:value="1.1091155079216E+167" calcext:value-type="float">
            <text:p>1.1091155079216E+16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25] + 1" office:value-type="float" office:value="668" calcext:value-type="float">
            <text:p>668</text:p>
          </table:table-cell>
          <table:table-cell table:style-name="ce14" table:formula="of:=SIN(0.8 * [.$I726])" office:value-type="float" office:value="0.323332354939351" calcext:value-type="float">
            <text:p>0.323332354939351</text:p>
          </table:table-cell>
          <table:table-cell table:formula="of:=-SUMPRODUCT([.$G$8:.$G$56]; [.K677:.K725]) + SUMPRODUCT([.$D$8:.$D$57]; [.J677:.J726])" office:value-type="float" office:value="-1.9815136456396E+167" calcext:value-type="float">
            <text:p>-1.9815136456396E+16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26] + 1" office:value-type="float" office:value="669" calcext:value-type="float">
            <text:p>669</text:p>
          </table:table-cell>
          <table:table-cell table:style-name="ce14" table:formula="of:=SIN(0.8 * [.$I727])" office:value-type="float" office:value="0.904091465728071" calcext:value-type="float">
            <text:p>0.904091465728071</text:p>
          </table:table-cell>
          <table:table-cell table:formula="of:=-SUMPRODUCT([.$G$8:.$G$56]; [.K678:.K726]) + SUMPRODUCT([.$D$8:.$D$57]; [.J678:.J727])" office:value-type="float" office:value="3.54011489318522E+167" calcext:value-type="float">
            <text:p>3.54011489318522E+16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27] + 1" office:value-type="float" office:value="670" calcext:value-type="float">
            <text:p>670</text:p>
          </table:table-cell>
          <table:table-cell table:style-name="ce14" table:formula="of:=SIN(0.8 * [.$I728])" office:value-type="float" office:value="0.936440825133131" calcext:value-type="float">
            <text:p>0.936440825133131</text:p>
          </table:table-cell>
          <table:table-cell table:formula="of:=-SUMPRODUCT([.$G$8:.$G$56]; [.K679:.K727]) + SUMPRODUCT([.$D$8:.$D$57]; [.J679:.J728])" office:value-type="float" office:value="-6.32466674379449E+167" calcext:value-type="float">
            <text:p>-6.32466674379449E+16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28] + 1" office:value-type="float" office:value="671" calcext:value-type="float">
            <text:p>671</text:p>
          </table:table-cell>
          <table:table-cell table:style-name="ce14" table:formula="of:=SIN(0.8 * [.$I729])" office:value-type="float" office:value="0.400757745825592" calcext:value-type="float">
            <text:p>0.400757745825592</text:p>
          </table:table-cell>
          <table:table-cell table:formula="of:=-SUMPRODUCT([.$G$8:.$G$56]; [.K680:.K728]) + SUMPRODUCT([.$D$8:.$D$57]; [.J680:.J729])" office:value-type="float" office:value="1.12994664373926E+168" calcext:value-type="float">
            <text:p>1.12994664373926E+16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29] + 1" office:value-type="float" office:value="672" calcext:value-type="float">
            <text:p>672</text:p>
          </table:table-cell>
          <table:table-cell table:style-name="ce14" table:formula="of:=SIN(0.8 * [.$I730])" office:value-type="float" office:value="-0.378019604454007" calcext:value-type="float">
            <text:p>-0.378019604454007</text:p>
          </table:table-cell>
          <table:table-cell table:formula="of:=-SUMPRODUCT([.$G$8:.$G$56]; [.K681:.K729]) + SUMPRODUCT([.$D$8:.$D$57]; [.J681:.J730])" office:value-type="float" office:value="-2.01872994960618E+168" calcext:value-type="float">
            <text:p>-2.01872994960618E+16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30] + 1" office:value-type="float" office:value="673" calcext:value-type="float">
            <text:p>673</text:p>
          </table:table-cell>
          <table:table-cell table:style-name="ce14" table:formula="of:=SIN(0.8 * [.$I731])" office:value-type="float" office:value="-0.927495335201349" calcext:value-type="float">
            <text:p>-0.927495335201349</text:p>
          </table:table-cell>
          <table:table-cell table:formula="of:=-SUMPRODUCT([.$G$8:.$G$56]; [.K682:.K730]) + SUMPRODUCT([.$D$8:.$D$57]; [.J682:.J731])" office:value-type="float" office:value="3.60660446403996E+168" calcext:value-type="float">
            <text:p>3.60660446403996E+16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31] + 1" office:value-type="float" office:value="674" calcext:value-type="float">
            <text:p>674</text:p>
          </table:table-cell>
          <table:table-cell table:style-name="ce14" table:formula="of:=SIN(0.8 * [.$I732])" office:value-type="float" office:value="-0.91436484139196" calcext:value-type="float">
            <text:p>-0.91436484139196</text:p>
          </table:table-cell>
          <table:table-cell table:formula="of:=-SUMPRODUCT([.$G$8:.$G$56]; [.K683:.K731]) + SUMPRODUCT([.$D$8:.$D$57]; [.J683:.J732])" office:value-type="float" office:value="-6.44345508549596E+168" calcext:value-type="float">
            <text:p>-6.44345508549596E+16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32] + 1" office:value-type="float" office:value="675" calcext:value-type="float">
            <text:p>675</text:p>
          </table:table-cell>
          <table:table-cell table:style-name="ce14" table:formula="of:=SIN(0.8 * [.$I733])" office:value-type="float" office:value="-0.346592904376536" calcext:value-type="float">
            <text:p>-0.346592904376536</text:p>
          </table:table-cell>
          <table:table-cell table:formula="of:=-SUMPRODUCT([.$G$8:.$G$56]; [.K684:.K732]) + SUMPRODUCT([.$D$8:.$D$57]; [.J684:.J733])" office:value-type="float" office:value="1.15116902484774E+169" calcext:value-type="float">
            <text:p>1.15116902484774E+16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33] + 1" office:value-type="float" office:value="676" calcext:value-type="float">
            <text:p>676</text:p>
          </table:table-cell>
          <table:table-cell table:style-name="ce14" table:formula="of:=SIN(0.8 * [.$I734])" office:value-type="float" office:value="0.431417637609516" calcext:value-type="float">
            <text:p>0.431417637609516</text:p>
          </table:table-cell>
          <table:table-cell table:formula="of:=-SUMPRODUCT([.$G$8:.$G$56]; [.K685:.K733]) + SUMPRODUCT([.$D$8:.$D$57]; [.J685:.J734])" office:value-type="float" office:value="-2.05664524107859E+169" calcext:value-type="float">
            <text:p>-2.05664524107859E+16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34] + 1" office:value-type="float" office:value="677" calcext:value-type="float">
            <text:p>677</text:p>
          </table:table-cell>
          <table:table-cell table:style-name="ce14" table:formula="of:=SIN(0.8 * [.$I735])" office:value-type="float" office:value="0.947736029682983" calcext:value-type="float">
            <text:p>0.947736029682983</text:p>
          </table:table-cell>
          <table:table-cell table:formula="of:=-SUMPRODUCT([.$G$8:.$G$56]; [.K686:.K734]) + SUMPRODUCT([.$D$8:.$D$57]; [.J686:.J735])" office:value-type="float" office:value="3.67434282572942E+169" calcext:value-type="float">
            <text:p>3.67434282572942E+16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35] + 1" office:value-type="float" office:value="678" calcext:value-type="float">
            <text:p>678</text:p>
          </table:table-cell>
          <table:table-cell table:style-name="ce14" table:formula="of:=SIN(0.8 * [.$I736])" office:value-type="float" office:value="0.889170463530889" calcext:value-type="float">
            <text:p>0.889170463530889</text:p>
          </table:table-cell>
          <table:table-cell table:formula="of:=-SUMPRODUCT([.$G$8:.$G$56]; [.K687:.K735]) + SUMPRODUCT([.$D$8:.$D$57]; [.J687:.J736])" office:value-type="float" office:value="-6.56447448073682E+169" calcext:value-type="float">
            <text:p>-6.56447448073682E+16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36] + 1" office:value-type="float" office:value="679" calcext:value-type="float">
            <text:p>679</text:p>
          </table:table-cell>
          <table:table-cell table:style-name="ce14" table:formula="of:=SIN(0.8 * [.$I737])" office:value-type="float" office:value="0.291246025707577" calcext:value-type="float">
            <text:p>0.291246025707577</text:p>
          </table:table-cell>
          <table:table-cell table:formula="of:=-SUMPRODUCT([.$G$8:.$G$56]; [.K688:.K736]) + SUMPRODUCT([.$D$8:.$D$57]; [.J688:.J737])" office:value-type="float" office:value="1.17278999952027E+170" calcext:value-type="float">
            <text:p>1.17278999952027E+17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37] + 1" office:value-type="float" office:value="680" calcext:value-type="float">
            <text:p>680</text:p>
          </table:table-cell>
          <table:table-cell table:style-name="ce14" table:formula="of:=SIN(0.8 * [.$I738])" office:value-type="float" office:value="-0.483344343168501" calcext:value-type="float">
            <text:p>-0.483344343168501</text:p>
          </table:table-cell>
          <table:table-cell table:formula="of:=-SUMPRODUCT([.$G$8:.$G$56]; [.K689:.K737]) + SUMPRODUCT([.$D$8:.$D$57]; [.J689:.J738])" office:value-type="float" office:value="-2.09527264826896E+170" calcext:value-type="float">
            <text:p>-2.09527264826896E+17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38] + 1" office:value-type="float" office:value="681" calcext:value-type="float">
            <text:p>681</text:p>
          </table:table-cell>
          <table:table-cell table:style-name="ce14" table:formula="of:=SIN(0.8 * [.$I739])" office:value-type="float" office:value="-0.964744519328613" calcext:value-type="float">
            <text:p>-0.964744519328613</text:p>
          </table:table-cell>
          <table:table-cell table:formula="of:=-SUMPRODUCT([.$G$8:.$G$56]; [.K690:.K738]) + SUMPRODUCT([.$D$8:.$D$57]; [.J690:.J739])" office:value-type="float" office:value="3.74335343273718E+170" calcext:value-type="float">
            <text:p>3.74335343273718E+17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39] + 1" office:value-type="float" office:value="682" calcext:value-type="float">
            <text:p>682</text:p>
          </table:table-cell>
          <table:table-cell table:style-name="ce14" table:formula="of:=SIN(0.8 * [.$I740])" office:value-type="float" office:value="-0.860943615675772" calcext:value-type="float">
            <text:p>-0.860943615675772</text:p>
          </table:table-cell>
          <table:table-cell table:formula="of:=-SUMPRODUCT([.$G$8:.$G$56]; [.K691:.K739]) + SUMPRODUCT([.$D$8:.$D$57]; [.J691:.J740])" office:value-type="float" office:value="-6.6877668326182E+170" calcext:value-type="float">
            <text:p>-6.6877668326182E+17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40] + 1" office:value-type="float" office:value="683" calcext:value-type="float">
            <text:p>683</text:p>
          </table:table-cell>
          <table:table-cell table:style-name="ce14" table:formula="of:=SIN(0.8 * [.$I741])" office:value-type="float" office:value="-0.234905867493267" calcext:value-type="float">
            <text:p>-0.234905867493267</text:p>
          </table:table-cell>
          <table:table-cell table:formula="of:=-SUMPRODUCT([.$G$8:.$G$56]; [.K692:.K740]) + SUMPRODUCT([.$D$8:.$D$57]; [.J692:.J741])" office:value-type="float" office:value="1.19481705404354E+171" calcext:value-type="float">
            <text:p>1.19481705404354E+17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41] + 1" office:value-type="float" office:value="684" calcext:value-type="float">
            <text:p>684</text:p>
          </table:table-cell>
          <table:table-cell table:style-name="ce14" table:formula="of:=SIN(0.8 * [.$I742])" office:value-type="float" office:value="0.533622627780684" calcext:value-type="float">
            <text:p>0.533622627780684</text:p>
          </table:table-cell>
          <table:table-cell table:formula="of:=-SUMPRODUCT([.$G$8:.$G$56]; [.K693:.K741]) + SUMPRODUCT([.$D$8:.$D$57]; [.J693:.J742])" office:value-type="float" office:value="-2.1346255459603E+171" calcext:value-type="float">
            <text:p>-2.1346255459603E+17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42] + 1" office:value-type="float" office:value="685" calcext:value-type="float">
            <text:p>685</text:p>
          </table:table-cell>
          <table:table-cell table:style-name="ce14" table:formula="of:=SIN(0.8 * [.$I743])" office:value-type="float" office:value="0.978462797561744" calcext:value-type="float">
            <text:p>0.978462797561744</text:p>
          </table:table-cell>
          <table:table-cell table:formula="of:=-SUMPRODUCT([.$G$8:.$G$56]; [.K694:.K742]) + SUMPRODUCT([.$D$8:.$D$57]; [.J694:.J743])" office:value-type="float" office:value="3.81366018006322E+171" calcext:value-type="float">
            <text:p>3.81366018006322E+17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43] + 1" office:value-type="float" office:value="686" calcext:value-type="float">
            <text:p>686</text:p>
          </table:table-cell>
          <table:table-cell table:style-name="ce14" table:formula="of:=SIN(0.8 * [.$I744])" office:value-type="float" office:value="0.829780564035045" calcext:value-type="float">
            <text:p>0.829780564035045</text:p>
          </table:table-cell>
          <table:table-cell table:formula="of:=-SUMPRODUCT([.$G$8:.$G$56]; [.K695:.K743]) + SUMPRODUCT([.$D$8:.$D$57]; [.J695:.J744])" office:value-type="float" office:value="-6.81337483125501E+171" calcext:value-type="float">
            <text:p>-6.81337483125501E+17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44] + 1" office:value-type="float" office:value="687" calcext:value-type="float">
            <text:p>687</text:p>
          </table:table-cell>
          <table:table-cell table:style-name="ce14" table:formula="of:=SIN(0.8 * [.$I745])" office:value-type="float" office:value="0.177764574936463" calcext:value-type="float">
            <text:p>0.177764574936463</text:p>
          </table:table-cell>
          <table:table-cell table:formula="of:=-SUMPRODUCT([.$G$8:.$G$56]; [.K696:.K744]) + SUMPRODUCT([.$D$8:.$D$57]; [.J696:.J745])" office:value-type="float" office:value="1.21725781530985E+172" calcext:value-type="float">
            <text:p>1.21725781530985E+17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45] + 1" office:value-type="float" office:value="688" calcext:value-type="float">
            <text:p>688</text:p>
          </table:table-cell>
          <table:table-cell table:style-name="ce14" table:formula="of:=SIN(0.8 * [.$I746])" office:value-type="float" office:value="-0.582081019950075" calcext:value-type="float">
            <text:p>-0.582081019950075</text:p>
          </table:table-cell>
          <table:table-cell table:formula="of:=-SUMPRODUCT([.$G$8:.$G$56]; [.K697:.K745]) + SUMPRODUCT([.$D$8:.$D$57]; [.J697:.J746])" office:value-type="float" office:value="-2.17471756013749E+172" calcext:value-type="float">
            <text:p>-2.17471756013749E+17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46] + 1" office:value-type="float" office:value="689" calcext:value-type="float">
            <text:p>689</text:p>
          </table:table-cell>
          <table:table-cell table:style-name="ce14" table:formula="of:=SIN(0.8 * [.$I747])" office:value-type="float" office:value="-0.988844078902222" calcext:value-type="float">
            <text:p>-0.988844078902222</text:p>
          </table:table-cell>
          <table:table-cell table:formula="of:=-SUMPRODUCT([.$G$8:.$G$56]; [.K698:.K746]) + SUMPRODUCT([.$D$8:.$D$57]; [.J698:.J747])" office:value-type="float" office:value="3.88528741149753E+172" calcext:value-type="float">
            <text:p>3.88528741149753E+17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47] + 1" office:value-type="float" office:value="690" calcext:value-type="float">
            <text:p>690</text:p>
          </table:table-cell>
          <table:table-cell table:style-name="ce14" table:formula="of:=SIN(0.8 * [.$I748])" office:value-type="float" office:value="-0.795787588588696" calcext:value-type="float">
            <text:p>-0.795787588588696</text:p>
          </table:table-cell>
          <table:table-cell table:formula="of:=-SUMPRODUCT([.$G$8:.$G$56]; [.K699:.K747]) + SUMPRODUCT([.$D$8:.$D$57]; [.J699:.J748])" office:value-type="float" office:value="-6.94134196855745E+172" calcext:value-type="float">
            <text:p>-6.94134196855745E+17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48] + 1" office:value-type="float" office:value="691" calcext:value-type="float">
            <text:p>691</text:p>
          </table:table-cell>
          <table:table-cell table:style-name="ce14" table:formula="of:=SIN(0.8 * [.$I749])" office:value-type="float" office:value="-0.120017025467623" calcext:value-type="float">
            <text:p>-0.120017025467623</text:p>
          </table:table-cell>
          <table:table-cell table:formula="of:=-SUMPRODUCT([.$G$8:.$G$56]; [.K700:.K748]) + SUMPRODUCT([.$D$8:.$D$57]; [.J700:.J749])" office:value-type="float" office:value="1.24012005345792E+173" calcext:value-type="float">
            <text:p>1.24012005345792E+17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49] + 1" office:value-type="float" office:value="692" calcext:value-type="float">
            <text:p>692</text:p>
          </table:table-cell>
          <table:table-cell table:style-name="ce14" table:formula="of:=SIN(0.8 * [.$I750])" office:value-type="float" office:value="0.628554254830271" calcext:value-type="float">
            <text:p>0.628554254830271</text:p>
          </table:table-cell>
          <table:table-cell table:formula="of:=-SUMPRODUCT([.$G$8:.$G$56]; [.K701:.K749]) + SUMPRODUCT([.$D$8:.$D$57]; [.J701:.J750])" office:value-type="float" office:value="-2.21556257270535E+173" calcext:value-type="float">
            <text:p>-2.21556257270535E+17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50] + 1" office:value-type="float" office:value="693" calcext:value-type="float">
            <text:p>693</text:p>
          </table:table-cell>
          <table:table-cell table:style-name="ce14" table:formula="of:=SIN(0.8 * [.$I751])" office:value-type="float" office:value="0.995852958525571" calcext:value-type="float">
            <text:p>0.995852958525571</text:p>
          </table:table-cell>
          <table:table-cell table:formula="of:=-SUMPRODUCT([.$G$8:.$G$56]; [.K702:.K750]) + SUMPRODUCT([.$D$8:.$D$57]; [.J702:.J751])" office:value-type="float" office:value="3.95825992804921E+173" calcext:value-type="float">
            <text:p>3.95825992804921E+17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51] + 1" office:value-type="float" office:value="694" calcext:value-type="float">
            <text:p>694</text:p>
          </table:table-cell>
          <table:table-cell table:style-name="ce14" table:formula="of:=SIN(0.8 * [.$I752])" office:value-type="float" office:value="0.759080620625702" calcext:value-type="float">
            <text:p>0.759080620625702</text:p>
          </table:table-cell>
          <table:table-cell table:formula="of:=-SUMPRODUCT([.$G$8:.$G$56]; [.K703:.K751]) + SUMPRODUCT([.$D$8:.$D$57]; [.J703:.J752])" office:value-type="float" office:value="-7.07171255329013E+173" calcext:value-type="float">
            <text:p>-7.07171255329013E+17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52] + 1" office:value-type="float" office:value="695" calcext:value-type="float">
            <text:p>695</text:p>
          </table:table-cell>
          <table:table-cell table:style-name="ce14" table:formula="of:=SIN(0.8 * [.$I753])" office:value-type="float" office:value="0.0618601641251343" calcext:value-type="float">
            <text:p>0.0618601641251343</text:p>
          </table:table-cell>
          <table:table-cell table:formula="of:=-SUMPRODUCT([.$G$8:.$G$56]; [.K704:.K752]) + SUMPRODUCT([.$D$8:.$D$57]; [.J704:.J753])" office:value-type="float" office:value="1.26341168456331E+174" calcext:value-type="float">
            <text:p>1.26341168456331E+17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53] + 1" office:value-type="float" office:value="696" calcext:value-type="float">
            <text:p>696</text:p>
          </table:table-cell>
          <table:table-cell table:style-name="ce14" table:formula="of:=SIN(0.8 * [.$I754])" office:value-type="float" office:value="-0.672883837851169" calcext:value-type="float">
            <text:p>-0.672883837851169</text:p>
          </table:table-cell>
          <table:table-cell table:formula="of:=-SUMPRODUCT([.$G$8:.$G$56]; [.K705:.K753]) + SUMPRODUCT([.$D$8:.$D$57]; [.J705:.J754])" office:value-type="float" office:value="-2.25717472629522E+174" calcext:value-type="float">
            <text:p>-2.25717472629522E+17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54] + 1" office:value-type="float" office:value="697" calcext:value-type="float">
            <text:p>697</text:p>
          </table:table-cell>
          <table:table-cell table:style-name="ce14" table:formula="of:=SIN(0.8 * [.$I755])" office:value-type="float" office:value="-0.999465533009439" calcext:value-type="float">
            <text:p>-0.999465533009439</text:p>
          </table:table-cell>
          <table:table-cell table:formula="of:=-SUMPRODUCT([.$G$8:.$G$56]; [.K706:.K754]) + SUMPRODUCT([.$D$8:.$D$57]; [.J706:.J755])" office:value-type="float" office:value="4.03260299653384E+174" calcext:value-type="float">
            <text:p>4.03260299653384E+17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55] + 1" office:value-type="float" office:value="698" calcext:value-type="float">
            <text:p>698</text:p>
          </table:table-cell>
          <table:table-cell table:style-name="ce14" table:formula="of:=SIN(0.8 * [.$I756])" office:value-type="float" office:value="-0.719784847366717" calcext:value-type="float">
            <text:p>-0.719784847366717</text:p>
          </table:table-cell>
          <table:table-cell table:formula="of:=-SUMPRODUCT([.$G$8:.$G$56]; [.K707:.K755]) + SUMPRODUCT([.$D$8:.$D$57]; [.J707:.J756])" office:value-type="float" office:value="-7.204531726414E+174" calcext:value-type="float">
            <text:p>-7.204531726414E+17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56] + 1" office:value-type="float" office:value="699" calcext:value-type="float">
            <text:p>699</text:p>
          </table:table-cell>
          <table:table-cell table:style-name="ce14" table:formula="of:=SIN(0.8 * [.$I757])" office:value-type="float" office:value="-0.00349233188414294" calcext:value-type="float">
            <text:p>-0.00349233188414294</text:p>
          </table:table-cell>
          <table:table-cell table:formula="of:=-SUMPRODUCT([.$G$8:.$G$56]; [.K708:.K756]) + SUMPRODUCT([.$D$8:.$D$57]; [.J708:.J757])" office:value-type="float" office:value="1.28714077337938E+175" calcext:value-type="float">
            <text:p>1.28714077337938E+17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57] + 1" office:value-type="float" office:value="700" calcext:value-type="float">
            <text:p>700</text:p>
          </table:table-cell>
          <table:table-cell table:style-name="ce14" table:formula="of:=SIN(0.8 * [.$I758])" office:value-type="float" office:value="0.714918585256756" calcext:value-type="float">
            <text:p>0.714918585256756</text:p>
          </table:table-cell>
          <table:table-cell table:formula="of:=-SUMPRODUCT([.$G$8:.$G$56]; [.K709:.K757]) + SUMPRODUCT([.$D$8:.$D$57]; [.J709:.J758])" office:value-type="float" office:value="-2.29956842916188E+175" calcext:value-type="float">
            <text:p>-2.29956842916188E+17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58] + 1" office:value-type="float" office:value="701" calcext:value-type="float">
            <text:p>701</text:p>
          </table:table-cell>
          <table:table-cell table:style-name="ce14" table:formula="of:=SIN(0.8 * [.$I759])" office:value-type="float" office:value="0.999669481854909" calcext:value-type="float">
            <text:p>0.999669481854909</text:p>
          </table:table-cell>
          <table:table-cell table:formula="of:=-SUMPRODUCT([.$G$8:.$G$56]; [.K710:.K758]) + SUMPRODUCT([.$D$8:.$D$57]; [.J710:.J759])" office:value-type="float" office:value="4.10834235832214E+175" calcext:value-type="float">
            <text:p>4.10834235832214E+17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59] + 1" office:value-type="float" office:value="702" calcext:value-type="float">
            <text:p>702</text:p>
          </table:table-cell>
          <table:table-cell table:style-name="ce14" table:formula="of:=SIN(0.8 * [.$I760])" office:value-type="float" office:value="0.678034285019072" calcext:value-type="float">
            <text:p>0.678034285019072</text:p>
          </table:table-cell>
          <table:table-cell table:formula="of:=-SUMPRODUCT([.$G$8:.$G$56]; [.K711:.K759]) + SUMPRODUCT([.$D$8:.$D$57]; [.J711:.J760])" office:value-type="float" office:value="-7.3398454767165E+175" calcext:value-type="float">
            <text:p>-7.3398454767165E+17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60] + 1" office:value-type="float" office:value="703" calcext:value-type="float">
            <text:p>703</text:p>
          </table:table-cell>
          <table:table-cell table:style-name="ce14" table:formula="of:=SIN(0.8 * [.$I761])" office:value-type="float" office:value="-0.0548874107744824" calcext:value-type="float">
            <text:p>-0.0548874107744824</text:p>
          </table:table-cell>
          <table:table-cell table:formula="of:=-SUMPRODUCT([.$G$8:.$G$56]; [.K712:.K760]) + SUMPRODUCT([.$D$8:.$D$57]; [.J712:.J761])" office:value-type="float" office:value="1.31131553612971E+176" calcext:value-type="float">
            <text:p>1.31131553612971E+17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61] + 1" office:value-type="float" office:value="704" calcext:value-type="float">
            <text:p>704</text:p>
          </table:table-cell>
          <table:table-cell table:style-name="ce14" table:formula="of:=SIN(0.8 * [.$I762])" office:value-type="float" office:value="-0.754515139709685" calcext:value-type="float">
            <text:p>-0.754515139709685</text:p>
          </table:table-cell>
          <table:table-cell table:formula="of:=-SUMPRODUCT([.$G$8:.$G$56]; [.K713:.K761]) + SUMPRODUCT([.$D$8:.$D$57]; [.J713:.J762])" office:value-type="float" office:value="-2.34275836017243E+176" calcext:value-type="float">
            <text:p>-2.34275836017243E+17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62] + 1" office:value-type="float" office:value="705" calcext:value-type="float">
            <text:p>705</text:p>
          </table:table-cell>
          <table:table-cell table:style-name="ce14" table:formula="of:=SIN(0.8 * [.$I763])" office:value-type="float" office:value="-0.99646410950497" calcext:value-type="float">
            <text:p>-0.99646410950497</text:p>
          </table:table-cell>
          <table:table-cell table:formula="of:=-SUMPRODUCT([.$G$8:.$G$56]; [.K714:.K762]) + SUMPRODUCT([.$D$8:.$D$57]; [.J714:.J763])" office:value-type="float" office:value="4.18550423825294E+176" calcext:value-type="float">
            <text:p>4.18550423825294E+17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63] + 1" office:value-type="float" office:value="706" calcext:value-type="float">
            <text:p>706</text:p>
          </table:table-cell>
          <table:table-cell table:style-name="ce14" table:formula="of:=SIN(0.8 * [.$I764])" office:value-type="float" office:value="-0.63397132172182" calcext:value-type="float">
            <text:p>-0.63397132172182</text:p>
          </table:table-cell>
          <table:table-cell table:formula="of:=-SUMPRODUCT([.$G$8:.$G$56]; [.K715:.K763]) + SUMPRODUCT([.$D$8:.$D$57]; [.J715:.J764])" office:value-type="float" office:value="-7.47770065673523E+176" calcext:value-type="float">
            <text:p>-7.47770065673523E+17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64] + 1" office:value-type="float" office:value="707" calcext:value-type="float">
            <text:p>707</text:p>
          </table:table-cell>
          <table:table-cell table:style-name="ce14" table:formula="of:=SIN(0.8 * [.$I765])" office:value-type="float" office:value="0.113079962750365" calcext:value-type="float">
            <text:p>0.113079962750365</text:p>
          </table:table-cell>
          <table:table-cell table:formula="of:=-SUMPRODUCT([.$G$8:.$G$56]; [.K716:.K764]) + SUMPRODUCT([.$D$8:.$D$57]; [.J716:.J765])" office:value-type="float" office:value="1.33594434335296E+177" calcext:value-type="float">
            <text:p>1.33594434335296E+17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65] + 1" office:value-type="float" office:value="708" calcext:value-type="float">
            <text:p>708</text:p>
          </table:table-cell>
          <table:table-cell table:style-name="ce14" table:formula="of:=SIN(0.8 * [.$I766])" office:value-type="float" office:value="0.791538459203639" calcext:value-type="float">
            <text:p>0.791538459203639</text:p>
          </table:table-cell>
          <table:table-cell table:formula="of:=-SUMPRODUCT([.$G$8:.$G$56]; [.K717:.K765]) + SUMPRODUCT([.$D$8:.$D$57]; [.J717:.J766])" office:value-type="float" office:value="-2.38675947388885E+177" calcext:value-type="float">
            <text:p>-2.38675947388885E+17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66] + 1" office:value-type="float" office:value="709" calcext:value-type="float">
            <text:p>709</text:p>
          </table:table-cell>
          <table:table-cell table:style-name="ce14" table:formula="of:=SIN(0.8 * [.$I767])" office:value-type="float" office:value="0.98986034771665" calcext:value-type="float">
            <text:p>0.98986034771665</text:p>
          </table:table-cell>
          <table:table-cell table:formula="of:=-SUMPRODUCT([.$G$8:.$G$56]; [.K718:.K766]) + SUMPRODUCT([.$D$8:.$D$57]; [.J718:.J767])" office:value-type="float" office:value="4.26411535371359E+177" calcext:value-type="float">
            <text:p>4.26411535371359E+17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67] + 1" office:value-type="float" office:value="710" calcext:value-type="float">
            <text:p>710</text:p>
          </table:table-cell>
          <table:table-cell table:style-name="ce14" table:formula="of:=SIN(0.8 * [.$I768])" office:value-type="float" office:value="0.587746231938173" calcext:value-type="float">
            <text:p>0.587746231938173</text:p>
          </table:table-cell>
          <table:table-cell table:formula="of:=-SUMPRODUCT([.$G$8:.$G$56]; [.K719:.K767]) + SUMPRODUCT([.$D$8:.$D$57]; [.J719:.J768])" office:value-type="float" office:value="-7.61814499898063E+177" calcext:value-type="float">
            <text:p>-7.61814499898063E+17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68] + 1" office:value-type="float" office:value="711" calcext:value-type="float">
            <text:p>711</text:p>
          </table:table-cell>
          <table:table-cell table:style-name="ce14" table:formula="of:=SIN(0.8 * [.$I769])" office:value-type="float" office:value="-0.170886861347026" calcext:value-type="float">
            <text:p>-0.170886861347026</text:p>
          </table:table-cell>
          <table:table-cell table:formula="of:=-SUMPRODUCT([.$G$8:.$G$56]; [.K720:.K768]) + SUMPRODUCT([.$D$8:.$D$57]; [.J720:.J769])" office:value-type="float" office:value="1.36103572280122E+178" calcext:value-type="float">
            <text:p>1.36103572280122E+17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69] + 1" office:value-type="float" office:value="712" calcext:value-type="float">
            <text:p>712</text:p>
          </table:table-cell>
          <table:table-cell table:style-name="ce14" table:formula="of:=SIN(0.8 * [.$I770])" office:value-type="float" office:value="-0.825862277617614" calcext:value-type="float">
            <text:p>-0.825862277617614</text:p>
          </table:table-cell>
          <table:table-cell table:formula="of:=-SUMPRODUCT([.$G$8:.$G$56]; [.K721:.K769]) + SUMPRODUCT([.$D$8:.$D$57]; [.J721:.J770])" office:value-type="float" office:value="-2.43158700574603E+178" calcext:value-type="float">
            <text:p>-2.43158700574603E+17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70] + 1" office:value-type="float" office:value="713" calcext:value-type="float">
            <text:p>713</text:p>
          </table:table-cell>
          <table:table-cell table:style-name="ce14" table:formula="of:=SIN(0.8 * [.$I771])" office:value-type="float" office:value="-0.979880718278862" calcext:value-type="float">
            <text:p>-0.979880718278862</text:p>
          </table:table-cell>
          <table:table-cell table:formula="of:=-SUMPRODUCT([.$G$8:.$G$56]; [.K722:.K770]) + SUMPRODUCT([.$D$8:.$D$57]; [.J722:.J771])" office:value-type="float" office:value="4.34420292389085E+178" calcext:value-type="float">
            <text:p>4.34420292389085E+17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71] + 1" office:value-type="float" office:value="714" calcext:value-type="float">
            <text:p>714</text:p>
          </table:table-cell>
          <table:table-cell table:style-name="ce14" table:formula="of:=SIN(0.8 * [.$I772])" office:value-type="float" office:value="-0.539516663951968" calcext:value-type="float">
            <text:p>-0.539516663951968</text:p>
          </table:table-cell>
          <table:table-cell table:formula="of:=-SUMPRODUCT([.$G$8:.$G$56]; [.K723:.K771]) + SUMPRODUCT([.$D$8:.$D$57]; [.J723:.J772])" office:value-type="float" office:value="-7.7612271324635E+178" calcext:value-type="float">
            <text:p>-7.7612271324635E+17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72] + 1" office:value-type="float" office:value="715" calcext:value-type="float">
            <text:p>715</text:p>
          </table:table-cell>
          <table:table-cell table:style-name="ce14" table:formula="of:=SIN(0.8 * [.$I773])" office:value-type="float" office:value="0.228110959118945" calcext:value-type="float">
            <text:p>0.228110959118945</text:p>
          </table:table-cell>
          <table:table-cell table:formula="of:=-SUMPRODUCT([.$G$8:.$G$56]; [.K724:.K772]) + SUMPRODUCT([.$D$8:.$D$57]; [.J724:.J773])" office:value-type="float" office:value="1.38659836239273E+179" calcext:value-type="float">
            <text:p>1.38659836239273E+17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73] + 1" office:value-type="float" office:value="716" calcext:value-type="float">
            <text:p>716</text:p>
          </table:table-cell>
          <table:table-cell table:style-name="ce14" table:formula="of:=SIN(0.8 * [.$I774])" office:value-type="float" office:value="0.857369535339643" calcext:value-type="float">
            <text:p>0.857369535339643</text:p>
          </table:table-cell>
          <table:table-cell table:formula="of:=-SUMPRODUCT([.$G$8:.$G$56]; [.K725:.K773]) + SUMPRODUCT([.$D$8:.$D$57]; [.J725:.J774])" office:value-type="float" office:value="-2.4772564773271E+179" calcext:value-type="float">
            <text:p>-2.4772564773271E+17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74] + 1" office:value-type="float" office:value="717" calcext:value-type="float">
            <text:p>717</text:p>
          </table:table-cell>
          <table:table-cell table:style-name="ce14" table:formula="of:=SIN(0.8 * [.$I775])" office:value-type="float" office:value="0.966559256202931" calcext:value-type="float">
            <text:p>0.966559256202931</text:p>
          </table:table-cell>
          <table:table-cell table:formula="of:=-SUMPRODUCT([.$G$8:.$G$56]; [.K726:.K774]) + SUMPRODUCT([.$D$8:.$D$57]; [.J726:.J775])" office:value-type="float" office:value="4.42579467919559E+179" calcext:value-type="float">
            <text:p>4.42579467919559E+17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75] + 1" office:value-type="float" office:value="718" calcext:value-type="float">
            <text:p>718</text:p>
          </table:table-cell>
          <table:table-cell table:style-name="ce14" table:formula="of:=SIN(0.8 * [.$I776])" office:value-type="float" office:value="0.489447102216828" calcext:value-type="float">
            <text:p>0.489447102216828</text:p>
          </table:table-cell>
          <table:table-cell table:formula="of:=-SUMPRODUCT([.$G$8:.$G$56]; [.K727:.K775]) + SUMPRODUCT([.$D$8:.$D$57]; [.J727:.J776])" office:value-type="float" office:value="-7.9069965995328E+179" calcext:value-type="float">
            <text:p>-7.9069965995328E+17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76] + 1" office:value-type="float" office:value="719" calcext:value-type="float">
            <text:p>719</text:p>
          </table:table-cell>
          <table:table-cell table:style-name="ce14" table:formula="of:=SIN(0.8 * [.$I777])" office:value-type="float" office:value="-0.284557096233007" calcext:value-type="float">
            <text:p>-0.284557096233007</text:p>
          </table:table-cell>
          <table:table-cell table:formula="of:=-SUMPRODUCT([.$G$8:.$G$56]; [.K728:.K776]) + SUMPRODUCT([.$D$8:.$D$57]; [.J728:.J777])" office:value-type="float" office:value="1.41264111322007E+180" calcext:value-type="float">
            <text:p>1.41264111322007E+18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77] + 1" office:value-type="float" office:value="720" calcext:value-type="float">
            <text:p>720</text:p>
          </table:table-cell>
          <table:table-cell table:style-name="ce14" table:formula="of:=SIN(0.8 * [.$I778])" office:value-type="float" office:value="-0.885952778492531" calcext:value-type="float">
            <text:p>-0.885952778492531</text:p>
          </table:table-cell>
          <table:table-cell table:formula="of:=-SUMPRODUCT([.$G$8:.$G$56]; [.K729:.K777]) + SUMPRODUCT([.$D$8:.$D$57]; [.J729:.J778])" office:value-type="float" office:value="-2.52378370173772E+180" calcext:value-type="float">
            <text:p>-2.52378370173772E+18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78] + 1" office:value-type="float" office:value="721" calcext:value-type="float">
            <text:p>721</text:p>
          </table:table-cell>
          <table:table-cell table:style-name="ce14" table:formula="of:=SIN(0.8 * [.$I779])" office:value-type="float" office:value="-0.949941393648002" calcext:value-type="float">
            <text:p>-0.949941393648002</text:p>
          </table:table-cell>
          <table:table-cell table:formula="of:=-SUMPRODUCT([.$G$8:.$G$56]; [.K730:.K778]) + SUMPRODUCT([.$D$8:.$D$57]; [.J730:.J779])" office:value-type="float" office:value="4.50891887086445E+180" calcext:value-type="float">
            <text:p>4.50891887086445E+18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79] + 1" office:value-type="float" office:value="722" calcext:value-type="float">
            <text:p>722</text:p>
          </table:table-cell>
          <table:table-cell table:style-name="ce14" table:formula="of:=SIN(0.8 * [.$I780])" office:value-type="float" office:value="-0.437708306389835" calcext:value-type="float">
            <text:p>-0.437708306389835</text:p>
          </table:table-cell>
          <table:table-cell table:formula="of:=-SUMPRODUCT([.$G$8:.$G$56]; [.K731:.K779]) + SUMPRODUCT([.$D$8:.$D$57]; [.J731:.J780])" office:value-type="float" office:value="-8.05550387302974E+180" calcext:value-type="float">
            <text:p>-8.05550387302974E+18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80] + 1" office:value-type="float" office:value="723" calcext:value-type="float">
            <text:p>723</text:p>
          </table:table-cell>
          <table:table-cell table:style-name="ce14" table:formula="of:=SIN(0.8 * [.$I781])" office:value-type="float" office:value="0.340032766050441" calcext:value-type="float">
            <text:p>0.340032766050441</text:p>
          </table:table-cell>
          <table:table-cell table:formula="of:=-SUMPRODUCT([.$G$8:.$G$56]; [.K732:.K780]) + SUMPRODUCT([.$D$8:.$D$57]; [.J732:.J781])" office:value-type="float" office:value="1.43917299261488E+181" calcext:value-type="float">
            <text:p>1.43917299261488E+18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81] + 1" office:value-type="float" office:value="724" calcext:value-type="float">
            <text:p>724</text:p>
          </table:table-cell>
          <table:table-cell table:style-name="ce14" table:formula="of:=SIN(0.8 * [.$I782])" office:value-type="float" office:value="0.911514525400361" calcext:value-type="float">
            <text:p>0.911514525400361</text:p>
          </table:table-cell>
          <table:table-cell table:formula="of:=-SUMPRODUCT([.$G$8:.$G$56]; [.K733:.K781]) + SUMPRODUCT([.$D$8:.$D$57]; [.J733:.J782])" office:value-type="float" office:value="-2.57118478908146E+181" calcext:value-type="float">
            <text:p>-2.57118478908146E+18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82] + 1" office:value-type="float" office:value="725" calcext:value-type="float">
            <text:p>725</text:p>
          </table:table-cell>
          <table:table-cell table:style-name="ce14" table:formula="of:=SIN(0.8 * [.$I783])" office:value-type="float" office:value="0.930083804977128" calcext:value-type="float">
            <text:p>0.930083804977128</text:p>
          </table:table-cell>
          <table:table-cell table:formula="of:=-SUMPRODUCT([.$G$8:.$G$56]; [.K734:.K782]) + SUMPRODUCT([.$D$8:.$D$57]; [.J734:.J783])" office:value-type="float" office:value="4.59360428074189E+181" calcext:value-type="float">
            <text:p>4.59360428074189E+18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83] + 1" office:value-type="float" office:value="726" calcext:value-type="float">
            <text:p>726</text:p>
          </table:table-cell>
          <table:table-cell table:style-name="ce14" table:formula="of:=SIN(0.8 * [.$I784])" office:value-type="float" office:value="0.384476728964971" calcext:value-type="float">
            <text:p>0.384476728964971</text:p>
          </table:table-cell>
          <table:table-cell table:formula="of:=-SUMPRODUCT([.$G$8:.$G$56]; [.K735:.K783]) + SUMPRODUCT([.$D$8:.$D$57]; [.J735:.J784])" office:value-type="float" office:value="-8.20680037376408E+181" calcext:value-type="float">
            <text:p>-8.20680037376408E+18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84] + 1" office:value-type="float" office:value="727" calcext:value-type="float">
            <text:p>727</text:p>
          </table:table-cell>
          <table:table-cell table:style-name="ce14" table:formula="of:=SIN(0.8 * [.$I785])" office:value-type="float" office:value="-0.394348771661467" calcext:value-type="float">
            <text:p>-0.394348771661467</text:p>
          </table:table-cell>
          <table:table-cell table:formula="of:=-SUMPRODUCT([.$G$8:.$G$56]; [.K736:.K784]) + SUMPRODUCT([.$D$8:.$D$57]; [.J736:.J785])" office:value-type="float" office:value="1.46620318727012E+182" calcext:value-type="float">
            <text:p>1.46620318727012E+18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85] + 1" office:value-type="float" office:value="728" calcext:value-type="float">
            <text:p>728</text:p>
          </table:table-cell>
          <table:table-cell table:style-name="ce14" table:formula="of:=SIN(0.8 * [.$I786])" office:value-type="float" office:value="-0.933967599043789" calcext:value-type="float">
            <text:p>-0.933967599043789</text:p>
          </table:table-cell>
          <table:table-cell table:formula="of:=-SUMPRODUCT([.$G$8:.$G$56]; [.K737:.K785]) + SUMPRODUCT([.$D$8:.$D$57]; [.J737:.J786])" office:value-type="float" office:value="-2.61947615203788E+182" calcext:value-type="float">
            <text:p>-2.61947615203788E+18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86] + 1" office:value-type="float" office:value="729" calcext:value-type="float">
            <text:p>729</text:p>
          </table:table-cell>
          <table:table-cell table:style-name="ce14" table:formula="of:=SIN(0.8 * [.$I787])" office:value-type="float" office:value="-0.907054213471848" calcext:value-type="float">
            <text:p>-0.907054213471848</text:p>
          </table:table-cell>
          <table:table-cell table:formula="of:=-SUMPRODUCT([.$G$8:.$G$56]; [.K738:.K786]) + SUMPRODUCT([.$D$8:.$D$57]; [.J738:.J787])" office:value-type="float" office:value="4.67988023124592E+182" calcext:value-type="float">
            <text:p>4.67988023124592E+18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87] + 1" office:value-type="float" office:value="730" calcext:value-type="float">
            <text:p>730</text:p>
          </table:table-cell>
          <table:table-cell table:style-name="ce14" table:formula="of:=SIN(0.8 * [.$I788])" office:value-type="float" office:value="-0.329933913491183" calcext:value-type="float">
            <text:p>-0.329933913491183</text:p>
          </table:table-cell>
          <table:table-cell table:formula="of:=-SUMPRODUCT([.$G$8:.$G$56]; [.K739:.K787]) + SUMPRODUCT([.$D$8:.$D$57]; [.J739:.J788])" office:value-type="float" office:value="-8.36093848831865E+182" calcext:value-type="float">
            <text:p>-8.36093848831865E+18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88] + 1" office:value-type="float" office:value="731" calcext:value-type="float">
            <text:p>731</text:p>
          </table:table-cell>
          <table:table-cell table:style-name="ce14" table:formula="of:=SIN(0.8 * [.$I789])" office:value-type="float" office:value="0.447319871131079" calcext:value-type="float">
            <text:p>0.447319871131079</text:p>
          </table:table-cell>
          <table:table-cell table:formula="of:=-SUMPRODUCT([.$G$8:.$G$56]; [.K740:.K788]) + SUMPRODUCT([.$D$8:.$D$57]; [.J740:.J789])" office:value-type="float" office:value="1.49374105642095E+183" calcext:value-type="float">
            <text:p>1.49374105642095E+18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89] + 1" office:value-type="float" office:value="732" calcext:value-type="float">
            <text:p>732</text:p>
          </table:table-cell>
          <table:table-cell table:style-name="ce14" table:formula="of:=SIN(0.8 * [.$I790])" office:value-type="float" office:value="0.953235424373675" calcext:value-type="float">
            <text:p>0.953235424373675</text:p>
          </table:table-cell>
          <table:table-cell table:formula="of:=-SUMPRODUCT([.$G$8:.$G$56]; [.K741:.K789]) + SUMPRODUCT([.$D$8:.$D$57]; [.J741:.J790])" office:value-type="float" office:value="-2.66867451154551E+183" calcext:value-type="float">
            <text:p>-2.66867451154551E+18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90] + 1" office:value-type="float" office:value="733" calcext:value-type="float">
            <text:p>733</text:p>
          </table:table-cell>
          <table:table-cell table:style-name="ce14" table:formula="of:=SIN(0.8 * [.$I791])" office:value-type="float" office:value="0.880931160366114" calcext:value-type="float">
            <text:p>0.880931160366114</text:p>
          </table:table-cell>
          <table:table-cell table:formula="of:=-SUMPRODUCT([.$G$8:.$G$56]; [.K742:.K790]) + SUMPRODUCT([.$D$8:.$D$57]; [.J742:.J791])" office:value-type="float" office:value="4.76777659552103E+183" calcext:value-type="float">
            <text:p>4.76777659552103E+18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91] + 1" office:value-type="float" office:value="734" calcext:value-type="float">
            <text:p>734</text:p>
          </table:table-cell>
          <table:table-cell table:style-name="ce14" table:formula="of:=SIN(0.8 * [.$I792])" office:value-type="float" office:value="0.27426587542631" calcext:value-type="float">
            <text:p>0.27426587542631</text:p>
          </table:table-cell>
          <table:table-cell table:formula="of:=-SUMPRODUCT([.$G$8:.$G$56]; [.K743:.K791]) + SUMPRODUCT([.$D$8:.$D$57]; [.J743:.J792])" office:value-type="float" office:value="-8.51797158718823E+183" calcext:value-type="float">
            <text:p>-8.51797158718823E+18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92] + 1" office:value-type="float" office:value="735" calcext:value-type="float">
            <text:p>735</text:p>
          </table:table-cell>
          <table:table-cell table:style-name="ce14" table:formula="of:=SIN(0.8 * [.$I793])" office:value-type="float" office:value="-0.49876540925697" calcext:value-type="float">
            <text:p>-0.49876540925697</text:p>
          </table:table-cell>
          <table:table-cell table:formula="of:=-SUMPRODUCT([.$G$8:.$G$56]; [.K744:.K792]) + SUMPRODUCT([.$D$8:.$D$57]; [.J744:.J793])" office:value-type="float" office:value="1.52179613508541E+184" calcext:value-type="float">
            <text:p>1.52179613508541E+18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93] + 1" office:value-type="float" office:value="736" calcext:value-type="float">
            <text:p>736</text:p>
          </table:table-cell>
          <table:table-cell table:style-name="ce14" table:formula="of:=SIN(0.8 * [.$I794])" office:value-type="float" office:value="-0.969252289465697" calcext:value-type="float">
            <text:p>-0.969252289465697</text:p>
          </table:table-cell>
          <table:table-cell table:formula="of:=-SUMPRODUCT([.$G$8:.$G$56]; [.K745:.K793]) + SUMPRODUCT([.$D$8:.$D$57]; [.J745:.J794])" office:value-type="float" office:value="-2.71879690259141E+184" calcext:value-type="float">
            <text:p>-2.71879690259141E+18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94] + 1" office:value-type="float" office:value="737" calcext:value-type="float">
            <text:p>737</text:p>
          </table:table-cell>
          <table:table-cell table:style-name="ce14" table:formula="of:=SIN(0.8 * [.$I795])" office:value-type="float" office:value="-0.851803736984629" calcext:value-type="float">
            <text:p>-0.851803736984629</text:p>
          </table:table-cell>
          <table:table-cell table:formula="of:=-SUMPRODUCT([.$G$8:.$G$56]; [.K746:.K794]) + SUMPRODUCT([.$D$8:.$D$57]; [.J746:.J795])" office:value-type="float" office:value="4.85732380778177E+184" calcext:value-type="float">
            <text:p>4.85732380778177E+18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95] + 1" office:value-type="float" office:value="738" calcext:value-type="float">
            <text:p>738</text:p>
          </table:table-cell>
          <table:table-cell table:style-name="ce14" table:formula="of:=SIN(0.8 * [.$I796])" office:value-type="float" office:value="-0.217662467742793" calcext:value-type="float">
            <text:p>-0.217662467742793</text:p>
          </table:table-cell>
          <table:table-cell table:formula="of:=-SUMPRODUCT([.$G$8:.$G$56]; [.K747:.K795]) + SUMPRODUCT([.$D$8:.$D$57]; [.J747:.J796])" office:value-type="float" office:value="-8.67795404325916E+184" calcext:value-type="float">
            <text:p>-8.67795404325916E+18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96] + 1" office:value-type="float" office:value="739" calcext:value-type="float">
            <text:p>739</text:p>
          </table:table-cell>
          <table:table-cell table:style-name="ce14" table:formula="of:=SIN(0.8 * [.$I797])" office:value-type="float" office:value="0.548509933685884" calcext:value-type="float">
            <text:p>0.548509933685884</text:p>
          </table:table-cell>
          <table:table-cell table:formula="of:=-SUMPRODUCT([.$G$8:.$G$56]; [.K748:.K796]) + SUMPRODUCT([.$D$8:.$D$57]; [.J748:.J797])" office:value-type="float" office:value="1.55037813736591E+185" calcext:value-type="float">
            <text:p>1.55037813736591E+18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97] + 1" office:value-type="float" office:value="740" calcext:value-type="float">
            <text:p>740</text:p>
          </table:table-cell>
          <table:table-cell table:style-name="ce14" table:formula="of:=SIN(0.8 * [.$I798])" office:value-type="float" office:value="0.981963569627679" calcext:value-type="float">
            <text:p>0.981963569627679</text:p>
          </table:table-cell>
          <table:table-cell table:formula="of:=-SUMPRODUCT([.$G$8:.$G$56]; [.K749:.K797]) + SUMPRODUCT([.$D$8:.$D$57]; [.J749:.J798])" office:value-type="float" office:value="-2.76986068010962E+185" calcext:value-type="float">
            <text:p>-2.76986068010962E+18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98] + 1" office:value-type="float" office:value="741" calcext:value-type="float">
            <text:p>741</text:p>
          </table:table-cell>
          <table:table-cell table:style-name="ce14" table:formula="of:=SIN(0.8 * [.$I799])" office:value-type="float" office:value="0.819771280902332" calcext:value-type="float">
            <text:p>0.819771280902332</text:p>
          </table:table-cell>
          <table:table-cell table:formula="of:=-SUMPRODUCT([.$G$8:.$G$56]; [.K750:.K798]) + SUMPRODUCT([.$D$8:.$D$57]; [.J750:.J799])" office:value-type="float" office:value="4.94855287385069E+185" calcext:value-type="float">
            <text:p>4.94855287385069E+18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799] + 1" office:value-type="float" office:value="742" calcext:value-type="float">
            <text:p>742</text:p>
          </table:table-cell>
          <table:table-cell table:style-name="ce14" table:formula="of:=SIN(0.8 * [.$I800])" office:value-type="float" office:value="0.160316733441878" calcext:value-type="float">
            <text:p>0.160316733441878</text:p>
          </table:table-cell>
          <table:table-cell table:formula="of:=-SUMPRODUCT([.$G$8:.$G$56]; [.K751:.K799]) + SUMPRODUCT([.$D$8:.$D$57]; [.J751:.J800])" office:value-type="float" office:value="-8.84094125063601E+185" calcext:value-type="float">
            <text:p>-8.84094125063601E+18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00] + 1" office:value-type="float" office:value="743" calcext:value-type="float">
            <text:p>743</text:p>
          </table:table-cell>
          <table:table-cell table:style-name="ce14" table:formula="of:=SIN(0.8 * [.$I801])" office:value-type="float" office:value="-0.596383793283096" calcext:value-type="float">
            <text:p>-0.596383793283096</text:p>
          </table:table-cell>
          <table:table-cell table:formula="of:=-SUMPRODUCT([.$G$8:.$G$56]; [.K752:.K800]) + SUMPRODUCT([.$D$8:.$D$57]; [.J752:.J801])" office:value-type="float" office:value="1.57949695981274E+186" calcext:value-type="float">
            <text:p>1.57949695981274E+18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01] + 1" office:value-type="float" office:value="744" calcext:value-type="float">
            <text:p>744</text:p>
          </table:table-cell>
          <table:table-cell table:style-name="ce14" table:formula="of:=SIN(0.8 * [.$I802])" office:value-type="float" office:value="-0.991325913694513" calcext:value-type="float">
            <text:p>-0.991325913694513</text:p>
          </table:table-cell>
          <table:table-cell table:formula="of:=-SUMPRODUCT([.$G$8:.$G$56]; [.K753:.K801]) + SUMPRODUCT([.$D$8:.$D$57]; [.J753:.J802])" office:value-type="float" office:value="-2.82188352499029E+186" calcext:value-type="float">
            <text:p>-2.82188352499029E+18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02] + 1" office:value-type="float" office:value="745" calcext:value-type="float">
            <text:p>745</text:p>
          </table:table-cell>
          <table:table-cell table:style-name="ce14" table:formula="of:=SIN(0.8 * [.$I803])" office:value-type="float" office:value="-0.78494303715822" calcext:value-type="float">
            <text:p>-0.78494303715822</text:p>
          </table:table-cell>
          <table:table-cell table:formula="of:=-SUMPRODUCT([.$G$8:.$G$56]; [.K754:.K802]) + SUMPRODUCT([.$D$8:.$D$57]; [.J754:.J803])" office:value-type="float" office:value="5.04149538189406E+186" calcext:value-type="float">
            <text:p>5.04149538189406E+18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03] + 1" office:value-type="float" office:value="746" calcext:value-type="float">
            <text:p>746</text:p>
          </table:table-cell>
          <table:table-cell table:style-name="ce14" table:formula="of:=SIN(0.8 * [.$I804])" office:value-type="float" office:value="-0.102424247192308" calcext:value-type="float">
            <text:p>-0.102424247192308</text:p>
          </table:table-cell>
          <table:table-cell table:formula="of:=-SUMPRODUCT([.$G$8:.$G$56]; [.K755:.K803]) + SUMPRODUCT([.$D$8:.$D$57]; [.J755:.J804])" office:value-type="float" office:value="-9.00698964382189E+186" calcext:value-type="float">
            <text:p>-9.00698964382189E+18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04] + 1" office:value-type="float" office:value="747" calcext:value-type="float">
            <text:p>747</text:p>
          </table:table-cell>
          <table:table-cell table:style-name="ce14" table:formula="of:=SIN(0.8 * [.$I805])" office:value-type="float" office:value="0.642223716720677" calcext:value-type="float">
            <text:p>0.642223716720677</text:p>
          </table:table-cell>
          <table:table-cell table:formula="of:=-SUMPRODUCT([.$G$8:.$G$56]; [.K756:.K804]) + SUMPRODUCT([.$D$8:.$D$57]; [.J756:.J805])" office:value-type="float" office:value="1.60916268485078E+187" calcext:value-type="float">
            <text:p>1.60916268485078E+18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05] + 1" office:value-type="float" office:value="748" calcext:value-type="float">
            <text:p>748</text:p>
          </table:table-cell>
          <table:table-cell table:style-name="ce14" table:formula="of:=SIN(0.8 * [.$I806])" office:value-type="float" office:value="0.997307391874672" calcext:value-type="float">
            <text:p>0.997307391874672</text:p>
          </table:table-cell>
          <table:table-cell table:formula="of:=-SUMPRODUCT([.$G$8:.$G$56]; [.K757:.K805]) + SUMPRODUCT([.$D$8:.$D$57]; [.J757:.J806])" office:value-type="float" office:value="-2.87488345020172E+187" calcext:value-type="float">
            <text:p>-2.87488345020172E+18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06] + 1" office:value-type="float" office:value="749" calcext:value-type="float">
            <text:p>749</text:p>
          </table:table-cell>
          <table:table-cell table:style-name="ce14" table:formula="of:=SIN(0.8 * [.$I807])" office:value-type="float" office:value="0.747437785680539" calcext:value-type="float">
            <text:p>0.747437785680539</text:p>
          </table:table-cell>
          <table:table-cell table:formula="of:=-SUMPRODUCT([.$G$8:.$G$56]; [.K758:.K806]) + SUMPRODUCT([.$D$8:.$D$57]; [.J758:.J807])" office:value-type="float" office:value="5.13618351335939E+187" calcext:value-type="float">
            <text:p>5.13618351335939E+18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07] + 1" office:value-type="float" office:value="750" calcext:value-type="float">
            <text:p>750</text:p>
          </table:table-cell>
          <table:table-cell table:style-name="ce14" table:formula="of:=SIN(0.8 * [.$I808])" office:value-type="float" office:value="0.0441824483317929" calcext:value-type="float">
            <text:p>0.0441824483317929</text:p>
          </table:table-cell>
          <table:table-cell table:formula="of:=-SUMPRODUCT([.$G$8:.$G$56]; [.K759:.K807]) + SUMPRODUCT([.$D$8:.$D$57]; [.J759:.J808])" office:value-type="float" office:value="-9.17615671725887E+187" calcext:value-type="float">
            <text:p>-9.17615671725887E+18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08] + 1" office:value-type="float" office:value="751" calcext:value-type="float">
            <text:p>751</text:p>
          </table:table-cell>
          <table:table-cell table:style-name="ce14" table:formula="of:=SIN(0.8 * [.$I809])" office:value-type="float" office:value="-0.685873369304312" calcext:value-type="float">
            <text:p>-0.685873369304312</text:p>
          </table:table-cell>
          <table:table-cell table:formula="of:=-SUMPRODUCT([.$G$8:.$G$56]; [.K760:.K808]) + SUMPRODUCT([.$D$8:.$D$57]; [.J760:.J809])" office:value-type="float" office:value="1.63938558427056E+188" calcext:value-type="float">
            <text:p>1.63938558427056E+18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09] + 1" office:value-type="float" office:value="752" calcext:value-type="float">
            <text:p>752</text:p>
          </table:table-cell>
          <table:table-cell table:style-name="ce14" table:formula="of:=SIN(0.8 * [.$I810])" office:value-type="float" office:value="-0.99988760464546" calcext:value-type="float">
            <text:p>-0.99988760464546</text:p>
          </table:table-cell>
          <table:table-cell table:formula="of:=-SUMPRODUCT([.$G$8:.$G$56]; [.K761:.K809]) + SUMPRODUCT([.$D$8:.$D$57]; [.J761:.J810])" office:value-type="float" office:value="-2.92887880702736E+188" calcext:value-type="float">
            <text:p>-2.92887880702736E+18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10] + 1" office:value-type="float" office:value="753" calcext:value-type="float">
            <text:p>753</text:p>
          </table:table-cell>
          <table:table-cell table:style-name="ce14" table:formula="of:=SIN(0.8 * [.$I811])" office:value-type="float" office:value="-0.707383436194919" calcext:value-type="float">
            <text:p>-0.707383436194919</text:p>
          </table:table-cell>
          <table:table-cell table:formula="of:=-SUMPRODUCT([.$G$8:.$G$56]; [.K762:.K810]) + SUMPRODUCT([.$D$8:.$D$57]; [.J762:.J811])" office:value-type="float" office:value="5.23265005411825E+188" calcext:value-type="float">
            <text:p>5.23265005411825E+18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11] + 1" office:value-type="float" office:value="754" calcext:value-type="float">
            <text:p>754</text:p>
          </table:table-cell>
          <table:table-cell table:style-name="ce14" table:formula="of:=SIN(0.8 * [.$I812])" office:value-type="float" office:value="0.0142100324894958" calcext:value-type="float">
            <text:p>0.0142100324894958</text:p>
          </table:table-cell>
          <table:table-cell table:formula="of:=-SUMPRODUCT([.$G$8:.$G$56]; [.K763:.K811]) + SUMPRODUCT([.$D$8:.$D$57]; [.J763:.J812])" office:value-type="float" office:value="-9.3485010452356E+188" calcext:value-type="float">
            <text:p>-9.3485010452356E+18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12] + 1" office:value-type="float" office:value="755" calcext:value-type="float">
            <text:p>755</text:p>
          </table:table-cell>
          <table:table-cell table:style-name="ce14" table:formula="of:=SIN(0.8 * [.$I813])" office:value-type="float" office:value="0.727183886145739" calcext:value-type="float">
            <text:p>0.727183886145739</text:p>
          </table:table-cell>
          <table:table-cell table:formula="of:=-SUMPRODUCT([.$G$8:.$G$56]; [.K764:.K812]) + SUMPRODUCT([.$D$8:.$D$57]; [.J764:.J813])" office:value-type="float" office:value="1.67017612278484E+189" calcext:value-type="float">
            <text:p>1.67017612278484E+18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13] + 1" office:value-type="float" office:value="756" calcext:value-type="float">
            <text:p>756</text:p>
          </table:table-cell>
          <table:table-cell table:style-name="ce14" table:formula="of:=SIN(0.8 * [.$I814])" office:value-type="float" office:value="0.999057752324301" calcext:value-type="float">
            <text:p>0.999057752324301</text:p>
          </table:table-cell>
          <table:table-cell table:formula="of:=-SUMPRODUCT([.$G$8:.$G$56]; [.K765:.K813]) + SUMPRODUCT([.$D$8:.$D$57]; [.J765:.J814])" office:value-type="float" office:value="-2.98388829141999E+189" calcext:value-type="float">
            <text:p>-2.98388829141999E+18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14] + 1" office:value-type="float" office:value="757" calcext:value-type="float">
            <text:p>757</text:p>
          </table:table-cell>
          <table:table-cell table:style-name="ce14" table:formula="of:=SIN(0.8 * [.$I815])" office:value-type="float" office:value="0.66491659199353" calcext:value-type="float">
            <text:p>0.66491659199353</text:p>
          </table:table-cell>
          <table:table-cell table:formula="of:=-SUMPRODUCT([.$G$8:.$G$56]; [.K766:.K814]) + SUMPRODUCT([.$D$8:.$D$57]; [.J766:.J815])" office:value-type="float" office:value="5.33092840581839E+189" calcext:value-type="float">
            <text:p>5.33092840581839E+18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15] + 1" office:value-type="float" office:value="758" calcext:value-type="float">
            <text:p>758</text:p>
          </table:table-cell>
          <table:table-cell table:style-name="ce14" table:formula="of:=SIN(0.8 * [.$I816])" office:value-type="float" office:value="-0.0725540507278896" calcext:value-type="float">
            <text:p>-0.0725540507278896</text:p>
          </table:table-cell>
          <table:table-cell table:formula="of:=-SUMPRODUCT([.$G$8:.$G$56]; [.K767:.K815]) + SUMPRODUCT([.$D$8:.$D$57]; [.J767:.J816])" office:value-type="float" office:value="-9.52408230216864E+189" calcext:value-type="float">
            <text:p>-9.52408230216864E+18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16] + 1" office:value-type="float" office:value="759" calcext:value-type="float">
            <text:p>759</text:p>
          </table:table-cell>
          <table:table-cell table:style-name="ce14" table:formula="of:=SIN(0.8 * [.$I817])" office:value-type="float" office:value="-0.766014379858586" calcext:value-type="float">
            <text:p>-0.766014379858586</text:p>
          </table:table-cell>
          <table:table-cell table:formula="of:=-SUMPRODUCT([.$G$8:.$G$56]; [.K768:.K816]) + SUMPRODUCT([.$D$8:.$D$57]; [.J768:.J817])" office:value-type="float" office:value="1.70154496165207E+190" calcext:value-type="float">
            <text:p>1.70154496165207E+19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17] + 1" office:value-type="float" office:value="760" calcext:value-type="float">
            <text:p>760</text:p>
          </table:table-cell>
          <table:table-cell table:style-name="ce14" table:formula="of:=SIN(0.8 * [.$I818])" office:value-type="float" office:value="-0.994820665079742" calcext:value-type="float">
            <text:p>-0.994820665079742</text:p>
          </table:table-cell>
          <table:table-cell table:formula="of:=-SUMPRODUCT([.$G$8:.$G$56]; [.K769:.K817]) + SUMPRODUCT([.$D$8:.$D$57]; [.J769:.J818])" office:value-type="float" office:value="-3.03993095047519E+190" calcext:value-type="float">
            <text:p>-3.03993095047519E+19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18] + 1" office:value-type="float" office:value="761" calcext:value-type="float">
            <text:p>761</text:p>
          </table:table-cell>
          <table:table-cell table:style-name="ce14" table:formula="of:=SIN(0.8 * [.$I819])" office:value-type="float" office:value="-0.620182084057927" calcext:value-type="float">
            <text:p>-0.620182084057927</text:p>
          </table:table-cell>
          <table:table-cell table:formula="of:=-SUMPRODUCT([.$G$8:.$G$56]; [.K770:.K818]) + SUMPRODUCT([.$D$8:.$D$57]; [.J770:.J819])" office:value-type="float" office:value="5.43105259744916E+190" calcext:value-type="float">
            <text:p>5.43105259744916E+19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19] + 1" office:value-type="float" office:value="762" calcext:value-type="float">
            <text:p>762</text:p>
          </table:table-cell>
          <table:table-cell table:style-name="ce14" table:formula="of:=SIN(0.8 * [.$I820])" office:value-type="float" office:value="0.13065062711957" calcext:value-type="float">
            <text:p>0.13065062711957</text:p>
          </table:table-cell>
          <table:table-cell table:formula="of:=-SUMPRODUCT([.$G$8:.$G$56]; [.K771:.K819]) + SUMPRODUCT([.$D$8:.$D$57]; [.J771:.J820])" office:value-type="float" office:value="-9.70296128326483E+190" calcext:value-type="float">
            <text:p>-9.70296128326483E+19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20] + 1" office:value-type="float" office:value="763" calcext:value-type="float">
            <text:p>763</text:p>
          </table:table-cell>
          <table:table-cell table:style-name="ce14" table:formula="of:=SIN(0.8 * [.$I821])" office:value-type="float" office:value="0.802232421047172" calcext:value-type="float">
            <text:p>0.802232421047172</text:p>
          </table:table-cell>
          <table:table-cell table:formula="of:=-SUMPRODUCT([.$G$8:.$G$56]; [.K772:.K820]) + SUMPRODUCT([.$D$8:.$D$57]; [.J772:.J821])" office:value-type="float" office:value="1.73350296236783E+191" calcext:value-type="float">
            <text:p>1.73350296236783E+19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21] + 1" office:value-type="float" office:value="764" calcext:value-type="float">
            <text:p>764</text:p>
          </table:table-cell>
          <table:table-cell table:style-name="ce14" table:formula="of:=SIN(0.8 * [.$I822])" office:value-type="float" office:value="0.987190793279227" calcext:value-type="float">
            <text:p>0.987190793279227</text:p>
          </table:table-cell>
          <table:table-cell table:formula="of:=-SUMPRODUCT([.$G$8:.$G$56]; [.K773:.K821]) + SUMPRODUCT([.$D$8:.$D$57]; [.J773:.J822])" office:value-type="float" office:value="-3.09702618902641E+191" calcext:value-type="float">
            <text:p>-3.09702618902641E+19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22] + 1" office:value-type="float" office:value="765" calcext:value-type="float">
            <text:p>765</text:p>
          </table:table-cell>
          <table:table-cell table:style-name="ce14" table:formula="of:=SIN(0.8 * [.$I823])" office:value-type="float" office:value="0.573332477119602" calcext:value-type="float">
            <text:p>0.573332477119602</text:p>
          </table:table-cell>
          <table:table-cell table:formula="of:=-SUMPRODUCT([.$G$8:.$G$56]; [.K774:.K822]) + SUMPRODUCT([.$D$8:.$D$57]; [.J774:.J823])" office:value-type="float" office:value="5.53305729712404E+191" calcext:value-type="float">
            <text:p>5.53305729712404E+19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23] + 1" office:value-type="float" office:value="766" calcext:value-type="float">
            <text:p>766</text:p>
          </table:table-cell>
          <table:table-cell table:style-name="ce14" table:formula="of:=SIN(0.8 * [.$I824])" office:value-type="float" office:value="-0.188301626287571" calcext:value-type="float">
            <text:p>-0.188301626287571</text:p>
          </table:table-cell>
          <table:table-cell table:formula="of:=-SUMPRODUCT([.$G$8:.$G$56]; [.K775:.K823]) + SUMPRODUCT([.$D$8:.$D$57]; [.J775:.J824])" office:value-type="float" office:value="-9.88519992557172E+191" calcext:value-type="float">
            <text:p>-9.88519992557172E+19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24] + 1" office:value-type="float" office:value="767" calcext:value-type="float">
            <text:p>767</text:p>
          </table:table-cell>
          <table:table-cell table:style-name="ce14" table:formula="of:=SIN(0.8 * [.$I825])" office:value-type="float" office:value="-0.835714489950606" calcext:value-type="float">
            <text:p>-0.835714489950606</text:p>
          </table:table-cell>
          <table:table-cell table:formula="of:=-SUMPRODUCT([.$G$8:.$G$56]; [.K776:.K824]) + SUMPRODUCT([.$D$8:.$D$57]; [.J776:.J825])" office:value-type="float" office:value="1.76606119042567E+192" calcext:value-type="float">
            <text:p>1.76606119042567E+19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25] + 1" office:value-type="float" office:value="768" calcext:value-type="float">
            <text:p>768</text:p>
          </table:table-cell>
          <table:table-cell table:style-name="ce14" table:formula="of:=SIN(0.8 * [.$I826])" office:value-type="float" office:value="-0.976194158206915" calcext:value-type="float">
            <text:p>-0.976194158206915</text:p>
          </table:table-cell>
          <table:table-cell table:formula="of:=-SUMPRODUCT([.$G$8:.$G$56]; [.K777:.K825]) + SUMPRODUCT([.$D$8:.$D$57]; [.J777:.J826])" office:value-type="float" office:value="-3.15519377636395E+192" calcext:value-type="float">
            <text:p>-3.15519377636395E+19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26] + 1" office:value-type="float" office:value="769" calcext:value-type="float">
            <text:p>769</text:p>
          </table:table-cell>
          <table:table-cell table:style-name="ce14" table:formula="of:=SIN(0.8 * [.$I827])" office:value-type="float" office:value="-0.524527549345927" calcext:value-type="float">
            <text:p>-0.524527549345927</text:p>
          </table:table-cell>
          <table:table-cell table:formula="of:=-SUMPRODUCT([.$G$8:.$G$56]; [.K778:.K826]) + SUMPRODUCT([.$D$8:.$D$57]; [.J778:.J827])" office:value-type="float" office:value="5.63697782408453E+192" calcext:value-type="float">
            <text:p>5.63697782408453E+19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27] + 1" office:value-type="float" office:value="770" calcext:value-type="float">
            <text:p>770</text:p>
          </table:table-cell>
          <table:table-cell table:style-name="ce14" table:formula="of:=SIN(0.8 * [.$I828])" office:value-type="float" office:value="0.245310432473419" calcext:value-type="float">
            <text:p>0.245310432473419</text:p>
          </table:table-cell>
          <table:table-cell table:formula="of:=-SUMPRODUCT([.$G$8:.$G$56]; [.K779:.K827]) + SUMPRODUCT([.$D$8:.$D$57]; [.J779:.J828])" office:value-type="float" office:value="-1.00708613294233E+193" calcext:value-type="float">
            <text:p>-1.00708613294233E+19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28] + 1" office:value-type="float" office:value="771" calcext:value-type="float">
            <text:p>771</text:p>
          </table:table-cell>
          <table:table-cell table:style-name="ce14" table:formula="of:=SIN(0.8 * [.$I829])" office:value-type="float" office:value="0.866346397700157" calcext:value-type="float">
            <text:p>0.866346397700157</text:p>
          </table:table-cell>
          <table:table-cell table:formula="of:=-SUMPRODUCT([.$G$8:.$G$56]; [.K780:.K828]) + SUMPRODUCT([.$D$8:.$D$57]; [.J780:.J829])" office:value-type="float" office:value="1.7992309191485E+193" calcext:value-type="float">
            <text:p>1.7992309191485E+19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29] + 1" office:value-type="float" office:value="772" calcext:value-type="float">
            <text:p>772</text:p>
          </table:table-cell>
          <table:table-cell table:style-name="ce14" table:formula="of:=SIN(0.8 * [.$I830])" office:value-type="float" office:value="0.961868263319433" calcext:value-type="float">
            <text:p>0.961868263319433</text:p>
          </table:table-cell>
          <table:table-cell table:formula="of:=-SUMPRODUCT([.$G$8:.$G$56]; [.K781:.K829]) + SUMPRODUCT([.$D$8:.$D$57]; [.J781:.J830])" office:value-type="float" office:value="-3.21445385308006E+193" calcext:value-type="float">
            <text:p>-3.21445385308006E+19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30] + 1" office:value-type="float" office:value="773" calcext:value-type="float">
            <text:p>773</text:p>
          </table:table-cell>
          <table:table-cell table:style-name="ce14" table:formula="of:=SIN(0.8 * [.$I831])" office:value-type="float" office:value="0.473933747425324" calcext:value-type="float">
            <text:p>0.473933747425324</text:p>
          </table:table-cell>
          <table:table-cell table:formula="of:=-SUMPRODUCT([.$G$8:.$G$56]; [.K782:.K830]) + SUMPRODUCT([.$D$8:.$D$57]; [.J782:.J831])" office:value-type="float" office:value="5.74285016092946E+193" calcext:value-type="float">
            <text:p>5.74285016092946E+19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31] + 1" office:value-type="float" office:value="774" calcext:value-type="float">
            <text:p>774</text:p>
          </table:table-cell>
          <table:table-cell table:style-name="ce14" table:formula="of:=SIN(0.8 * [.$I832])" office:value-type="float" office:value="-0.301482620084848" calcext:value-type="float">
            <text:p>-0.301482620084848</text:p>
          </table:table-cell>
          <table:table-cell table:formula="of:=-SUMPRODUCT([.$G$8:.$G$56]; [.K783:.K831]) + SUMPRODUCT([.$D$8:.$D$57]; [.J783:.J832])" office:value-type="float" office:value="-1.02600097802885E+194" calcext:value-type="float">
            <text:p>-1.02600097802885E+19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32] + 1" office:value-type="float" office:value="775" calcext:value-type="float">
            <text:p>775</text:p>
          </table:table-cell>
          <table:table-cell table:style-name="ce14" table:formula="of:=SIN(0.8 * [.$I833])" office:value-type="float" office:value="-0.894023675754691" calcext:value-type="float">
            <text:p>-0.894023675754691</text:p>
          </table:table-cell>
          <table:table-cell table:formula="of:=-SUMPRODUCT([.$G$8:.$G$56]; [.K784:.K832]) + SUMPRODUCT([.$D$8:.$D$57]; [.J784:.J833])" office:value-type="float" office:value="1.83302363359205E+194" calcext:value-type="float">
            <text:p>1.83302363359205E+19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33] + 1" office:value-type="float" office:value="776" calcext:value-type="float">
            <text:p>776</text:p>
          </table:table-cell>
          <table:table-cell table:style-name="ce14" table:formula="of:=SIN(0.8 * [.$I834])" office:value-type="float" office:value="-0.944261966342186" calcext:value-type="float">
            <text:p>-0.944261966342186</text:p>
          </table:table-cell>
          <table:table-cell table:formula="of:=-SUMPRODUCT([.$G$8:.$G$56]; [.K785:.K833]) + SUMPRODUCT([.$D$8:.$D$57]; [.J785:.J834])" office:value-type="float" office:value="-3.27482693804267E+194" calcext:value-type="float">
            <text:p>-3.27482693804267E+19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34] + 1" office:value-type="float" office:value="777" calcext:value-type="float">
            <text:p>777</text:p>
          </table:table-cell>
          <table:table-cell table:style-name="ce14" table:formula="of:=SIN(0.8 * [.$I835])" office:value-type="float" office:value="-0.421723618909214" calcext:value-type="float">
            <text:p>-0.421723618909214</text:p>
          </table:table-cell>
          <table:table-cell table:formula="of:=-SUMPRODUCT([.$G$8:.$G$56]; [.K786:.K834]) + SUMPRODUCT([.$D$8:.$D$57]; [.J786:.J835])" office:value-type="float" office:value="5.85071096607405E+194" calcext:value-type="float">
            <text:p>5.85071096607405E+19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35] + 1" office:value-type="float" office:value="778" calcext:value-type="float">
            <text:p>778</text:p>
          </table:table-cell>
          <table:table-cell table:style-name="ce14" table:formula="of:=SIN(0.8 * [.$I836])" office:value-type="float" office:value="0.356626616773815" calcext:value-type="float">
            <text:p>0.356626616773815</text:p>
          </table:table-cell>
          <table:table-cell table:formula="of:=-SUMPRODUCT([.$G$8:.$G$56]; [.K787:.K835]) + SUMPRODUCT([.$D$8:.$D$57]; [.J787:.J836])" office:value-type="float" office:value="-1.04527107710304E+195" calcext:value-type="float">
            <text:p>-1.04527107710304E+19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36] + 1" office:value-type="float" office:value="779" calcext:value-type="float">
            <text:p>779</text:p>
          </table:table-cell>
          <table:table-cell table:style-name="ce14" table:formula="of:=SIN(0.8 * [.$I837])" office:value-type="float" office:value="0.918651932185345" calcext:value-type="float">
            <text:p>0.918651932185345</text:p>
          </table:table-cell>
          <table:table-cell table:formula="of:=-SUMPRODUCT([.$G$8:.$G$56]; [.K788:.K836]) + SUMPRODUCT([.$D$8:.$D$57]; [.J788:.J837])" office:value-type="float" office:value="1.86745103452154E+195" calcext:value-type="float">
            <text:p>1.86745103452154E+19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37] + 1" office:value-type="float" office:value="780" calcext:value-type="float">
            <text:p>780</text:p>
          </table:table-cell>
          <table:table-cell table:style-name="ce14" table:formula="of:=SIN(0.8 * [.$I838])" office:value-type="float" office:value="0.923435312642767" calcext:value-type="float">
            <text:p>0.923435312642767</text:p>
          </table:table-cell>
          <table:table-cell table:formula="of:=-SUMPRODUCT([.$G$8:.$G$56]; [.K789:.K837]) + SUMPRODUCT([.$D$8:.$D$57]; [.J789:.J838])" office:value-type="float" office:value="-3.33633393550006E+195" calcext:value-type="float">
            <text:p>-3.33633393550006E+19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38] + 1" office:value-type="float" office:value="781" calcext:value-type="float">
            <text:p>781</text:p>
          </table:table-cell>
          <table:table-cell table:style-name="ce14" table:formula="of:=SIN(0.8 * [.$I839])" office:value-type="float" office:value="0.368075223747246" calcext:value-type="float">
            <text:p>0.368075223747246</text:p>
          </table:table-cell>
          <table:table-cell table:formula="of:=-SUMPRODUCT([.$G$8:.$G$56]; [.K790:.K838]) + SUMPRODUCT([.$D$8:.$D$57]; [.J790:.J839])" office:value-type="float" office:value="5.96059758644285E+195" calcext:value-type="float">
            <text:p>5.96059758644285E+19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39] + 1" office:value-type="float" office:value="782" calcext:value-type="float">
            <text:p>782</text:p>
          </table:table-cell>
          <table:table-cell table:style-name="ce14" table:formula="of:=SIN(0.8 * [.$I840])" office:value-type="float" office:value="-0.410554356784383" calcext:value-type="float">
            <text:p>-0.410554356784383</text:p>
          </table:table-cell>
          <table:table-cell table:formula="of:=-SUMPRODUCT([.$G$8:.$G$56]; [.K791:.K839]) + SUMPRODUCT([.$D$8:.$D$57]; [.J791:.J840])" office:value-type="float" office:value="-1.06490310245828E+196" calcext:value-type="float">
            <text:p>-1.06490310245828E+19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40] + 1" office:value-type="float" office:value="783" calcext:value-type="float">
            <text:p>783</text:p>
          </table:table-cell>
          <table:table-cell table:style-name="ce14" table:formula="of:=SIN(0.8 * [.$I841])" office:value-type="float" office:value="-0.940147173594077" calcext:value-type="float">
            <text:p>-0.940147173594077</text:p>
          </table:table-cell>
          <table:table-cell table:formula="of:=-SUMPRODUCT([.$G$8:.$G$56]; [.K792:.K840]) + SUMPRODUCT([.$D$8:.$D$57]; [.J792:.J841])" office:value-type="float" office:value="1.90252504246309E+196" calcext:value-type="float">
            <text:p>1.90252504246309E+19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41] + 1" office:value-type="float" office:value="784" calcext:value-type="float">
            <text:p>784</text:p>
          </table:table-cell>
          <table:table-cell table:style-name="ce14" table:formula="of:=SIN(0.8 * [.$I842])" office:value-type="float" office:value="-0.89945933044912" calcext:value-type="float">
            <text:p>-0.89945933044912</text:p>
          </table:table-cell>
          <table:table-cell table:formula="of:=-SUMPRODUCT([.$G$8:.$G$56]; [.K793:.K841]) + SUMPRODUCT([.$D$8:.$D$57]; [.J793:.J842])" office:value-type="float" office:value="-3.39899614231898E+196" calcext:value-type="float">
            <text:p>-3.39899614231898E+19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42] + 1" office:value-type="float" office:value="785" calcext:value-type="float">
            <text:p>785</text:p>
          </table:table-cell>
          <table:table-cell table:style-name="ce14" table:formula="of:=SIN(0.8 * [.$I843])" office:value-type="float" office:value="-0.313171527023591" calcext:value-type="float">
            <text:p>-0.313171527023591</text:p>
          </table:table-cell>
          <table:table-cell table:formula="of:=-SUMPRODUCT([.$G$8:.$G$56]; [.K794:.K842]) + SUMPRODUCT([.$D$8:.$D$57]; [.J794:.J843])" office:value-type="float" office:value="6.07254807040125E+196" calcext:value-type="float">
            <text:p>6.07254807040125E+19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43] + 1" office:value-type="float" office:value="786" calcext:value-type="float">
            <text:p>786</text:p>
          </table:table-cell>
          <table:table-cell table:style-name="ce14" table:formula="of:=SIN(0.8 * [.$I844])" office:value-type="float" office:value="0.463081922341516" calcext:value-type="float">
            <text:p>0.463081922341516</text:p>
          </table:table-cell>
          <table:table-cell table:formula="of:=-SUMPRODUCT([.$G$8:.$G$56]; [.K795:.K843]) + SUMPRODUCT([.$D$8:.$D$57]; [.J795:.J844])" office:value-type="float" office:value="-1.08490385170532E+197" calcext:value-type="float">
            <text:p>-1.08490385170532E+19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44] + 1" office:value-type="float" office:value="787" calcext:value-type="float">
            <text:p>787</text:p>
          </table:table-cell>
          <table:table-cell table:style-name="ce14" table:formula="of:=SIN(0.8 * [.$I845])" office:value-type="float" office:value="0.958436091568965" calcext:value-type="float">
            <text:p>0.958436091568965</text:p>
          </table:table-cell>
          <table:table-cell table:formula="of:=-SUMPRODUCT([.$G$8:.$G$56]; [.K796:.K844]) + SUMPRODUCT([.$D$8:.$D$57]; [.J796:.J845])" office:value-type="float" office:value="1.93825780183124E+197" calcext:value-type="float">
            <text:p>1.93825780183124E+19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45] + 1" office:value-type="float" office:value="788" calcext:value-type="float">
            <text:p>788</text:p>
          </table:table-cell>
          <table:table-cell table:style-name="ce14" table:formula="of:=SIN(0.8 * [.$I846])" office:value-type="float" office:value="0.872415788611634" calcext:value-type="float">
            <text:p>0.872415788611634</text:p>
          </table:table-cell>
          <table:table-cell table:formula="of:=-SUMPRODUCT([.$G$8:.$G$56]; [.K797:.K845]) + SUMPRODUCT([.$D$8:.$D$57]; [.J797:.J846])" office:value-type="float" office:value="-3.46283525535872E+197" calcext:value-type="float">
            <text:p>-3.46283525535872E+19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46] + 1" office:value-type="float" office:value="789" calcext:value-type="float">
            <text:p>789</text:p>
          </table:table-cell>
          <table:table-cell table:style-name="ce14" table:formula="of:=SIN(0.8 * [.$I847])" office:value-type="float" office:value="0.257199774963302" calcext:value-type="float">
            <text:p>0.257199774963302</text:p>
          </table:table-cell>
          <table:table-cell table:formula="of:=-SUMPRODUCT([.$G$8:.$G$56]; [.K798:.K846]) + SUMPRODUCT([.$D$8:.$D$57]; [.J798:.J847])" office:value-type="float" office:value="6.18660118092967E+197" calcext:value-type="float">
            <text:p>6.18660118092967E+19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47] + 1" office:value-type="float" office:value="790" calcext:value-type="float">
            <text:p>790</text:p>
          </table:table-cell>
          <table:table-cell table:style-name="ce14" table:formula="of:=SIN(0.8 * [.$I848])" office:value-type="float" office:value="-0.514030170892593" calcext:value-type="float">
            <text:p>-0.514030170892593</text:p>
          </table:table-cell>
          <table:table-cell table:formula="of:=-SUMPRODUCT([.$G$8:.$G$56]; [.K799:.K847]) + SUMPRODUCT([.$D$8:.$D$57]; [.J799:.J848])" office:value-type="float" office:value="-1.10528025012601E+198" calcext:value-type="float">
            <text:p>-1.10528025012601E+19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48] + 1" office:value-type="float" office:value="791" calcext:value-type="float">
            <text:p>791</text:p>
          </table:table-cell>
          <table:table-cell table:style-name="ce14" table:formula="of:=SIN(0.8 * [.$I849])" office:value-type="float" office:value="-0.973456312698829" calcext:value-type="float">
            <text:p>-0.973456312698829</text:p>
          </table:table-cell>
          <table:table-cell table:formula="of:=-SUMPRODUCT([.$G$8:.$G$56]; [.K800:.K848]) + SUMPRODUCT([.$D$8:.$D$57]; [.J800:.J849])" office:value-type="float" office:value="1.97466168513392E+198" calcext:value-type="float">
            <text:p>1.97466168513392E+19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49] + 1" office:value-type="float" office:value="792" calcext:value-type="float">
            <text:p>792</text:p>
          </table:table-cell>
          <table:table-cell table:style-name="ce14" table:formula="of:=SIN(0.8 * [.$I850])" office:value-type="float" office:value="-0.842396917734633" calcext:value-type="float">
            <text:p>-0.842396917734633</text:p>
          </table:table-cell>
          <table:table-cell table:formula="of:=-SUMPRODUCT([.$G$8:.$G$56]; [.K801:.K849]) + SUMPRODUCT([.$D$8:.$D$57]; [.J801:.J850])" office:value-type="float" office:value="-3.52787337898366E+198" calcext:value-type="float">
            <text:p>-3.52787337898366E+19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50] + 1" office:value-type="float" office:value="793" calcext:value-type="float">
            <text:p>793</text:p>
          </table:table-cell>
          <table:table-cell table:style-name="ce14" table:formula="of:=SIN(0.8 * [.$I851])" office:value-type="float" office:value="-0.20035085633931" calcext:value-type="float">
            <text:p>-0.20035085633931</text:p>
          </table:table-cell>
          <table:table-cell table:formula="of:=-SUMPRODUCT([.$G$8:.$G$56]; [.K802:.K850]) + SUMPRODUCT([.$D$8:.$D$57]; [.J802:.J851])" office:value-type="float" office:value="6.30279640904538E+198" calcext:value-type="float">
            <text:p>6.30279640904538E+19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51] + 1" office:value-type="float" office:value="794" calcext:value-type="float">
            <text:p>794</text:p>
          </table:table-cell>
          <table:table-cell table:style-name="ce14" table:formula="of:=SIN(0.8 * [.$I852])" office:value-type="float" office:value="0.563225346064481" calcext:value-type="float">
            <text:p>0.563225346064481</text:p>
          </table:table-cell>
          <table:table-cell table:formula="of:=-SUMPRODUCT([.$G$8:.$G$56]; [.K803:.K851]) + SUMPRODUCT([.$D$8:.$D$57]; [.J803:.J852])" office:value-type="float" office:value="-1.1260393530711E+199" calcext:value-type="float">
            <text:p>-1.1260393530711E+19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52] + 1" office:value-type="float" office:value="795" calcext:value-type="float">
            <text:p>795</text:p>
          </table:table-cell>
          <table:table-cell table:style-name="ce14" table:formula="of:=SIN(0.8 * [.$I853])" office:value-type="float" office:value="0.985156611294344" calcext:value-type="float">
            <text:p>0.985156611294344</text:p>
          </table:table-cell>
          <table:table-cell table:formula="of:=-SUMPRODUCT([.$G$8:.$G$56]; [.K804:.K852]) + SUMPRODUCT([.$D$8:.$D$57]; [.J804:.J853])" office:value-type="float" office:value="2.01174929725651E+199" calcext:value-type="float">
            <text:p>2.01174929725651E+19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53] + 1" office:value-type="float" office:value="796" calcext:value-type="float">
            <text:p>796</text:p>
          </table:table-cell>
          <table:table-cell table:style-name="ce14" table:formula="of:=SIN(0.8 * [.$I854])" office:value-type="float" office:value="0.809505095628492" calcext:value-type="float">
            <text:p>0.809505095628492</text:p>
          </table:table-cell>
          <table:table-cell table:formula="of:=-SUMPRODUCT([.$G$8:.$G$56]; [.K805:.K853]) + SUMPRODUCT([.$D$8:.$D$57]; [.J805:.J854])" office:value-type="float" office:value="-3.59413303271694E+199" calcext:value-type="float">
            <text:p>-3.59413303271694E+19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54] + 1" office:value-type="float" office:value="797" calcext:value-type="float">
            <text:p>797</text:p>
          </table:table-cell>
          <table:table-cell table:style-name="ce14" table:formula="of:=SIN(0.8 * [.$I855])" office:value-type="float" office:value="0.142818651455861" calcext:value-type="float">
            <text:p>0.142818651455861</text:p>
          </table:table-cell>
          <table:table-cell table:formula="of:=-SUMPRODUCT([.$G$8:.$G$56]; [.K806:.K854]) + SUMPRODUCT([.$D$8:.$D$57]; [.J806:.J855])" office:value-type="float" office:value="6.42117398747622E+199" calcext:value-type="float">
            <text:p>6.42117398747622E+19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55] + 1" office:value-type="float" office:value="798" calcext:value-type="float">
            <text:p>798</text:p>
          </table:table-cell>
          <table:table-cell table:style-name="ce14" table:formula="of:=SIN(0.8 * [.$I856])" office:value-type="float" office:value="-0.61049967025013" calcext:value-type="float">
            <text:p>-0.61049967025013</text:p>
          </table:table-cell>
          <table:table-cell table:formula="of:=-SUMPRODUCT([.$G$8:.$G$56]; [.K807:.K855]) + SUMPRODUCT([.$D$8:.$D$57]; [.J807:.J856])" office:value-type="float" office:value="-1.14718834840325E+200" calcext:value-type="float">
            <text:p>-1.14718834840325E+20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56] + 1" office:value-type="float" office:value="799" calcext:value-type="float">
            <text:p>799</text:p>
          </table:table-cell>
          <table:table-cell table:style-name="ce14" table:formula="of:=SIN(0.8 * [.$I857])" office:value-type="float" office:value="-0.9934970840908" calcext:value-type="float">
            <text:p>-0.9934970840908</text:p>
          </table:table-cell>
          <table:table-cell table:formula="of:=-SUMPRODUCT([.$G$8:.$G$56]; [.K808:.K856]) + SUMPRODUCT([.$D$8:.$D$57]; [.J808:.J857])" office:value-type="float" office:value="2.04953347982624E+200" calcext:value-type="float">
            <text:p>2.04953347982624E+20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57] + 1" office:value-type="float" office:value="800" calcext:value-type="float">
            <text:p>800</text:p>
          </table:table-cell>
          <table:table-cell table:style-name="ce14" table:formula="of:=SIN(0.8 * [.$I858])" office:value-type="float" office:value="-0.773852498155732" calcext:value-type="float">
            <text:p>-0.773852498155732</text:p>
          </table:table-cell>
          <table:table-cell table:formula="of:=-SUMPRODUCT([.$G$8:.$G$56]; [.K809:.K857]) + SUMPRODUCT([.$D$8:.$D$57]; [.J809:.J858])" office:value-type="float" office:value="-3.66163715903788E+200" calcext:value-type="float">
            <text:p>-3.66163715903788E+20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58] + 1" office:value-type="float" office:value="801" calcext:value-type="float">
            <text:p>801</text:p>
          </table:table-cell>
          <table:table-cell table:style-name="ce14" table:formula="of:=SIN(0.8 * [.$I859])" office:value-type="float" office:value="-0.0847993709294776" calcext:value-type="float">
            <text:p>-0.0847993709294776</text:p>
          </table:table-cell>
          <table:table-cell table:formula="of:=-SUMPRODUCT([.$G$8:.$G$56]; [.K810:.K858]) + SUMPRODUCT([.$D$8:.$D$57]; [.J810:.J859])" office:value-type="float" office:value="6.54177490459132E+200" calcext:value-type="float">
            <text:p>6.54177490459132E+20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59] + 1" office:value-type="float" office:value="802" calcext:value-type="float">
            <text:p>802</text:p>
          </table:table-cell>
          <table:table-cell table:style-name="ce14" table:formula="of:=SIN(0.8 * [.$I860])" office:value-type="float" office:value="0.655691916805699" calcext:value-type="float">
            <text:p>0.655691916805699</text:p>
          </table:table-cell>
          <table:table-cell table:formula="of:=-SUMPRODUCT([.$G$8:.$G$56]; [.K811:.K859]) + SUMPRODUCT([.$D$8:.$D$57]; [.J811:.J860])" office:value-type="float" office:value="-1.16873455898578E+201" calcext:value-type="float">
            <text:p>-1.16873455898578E+20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60] + 1" office:value-type="float" office:value="803" calcext:value-type="float">
            <text:p>803</text:p>
          </table:table-cell>
          <table:table-cell table:style-name="ce14" table:formula="of:=SIN(0.8 * [.$I861])" office:value-type="float" office:value="0.998449286335984" calcext:value-type="float">
            <text:p>0.998449286335984</text:p>
          </table:table-cell>
          <table:table-cell table:formula="of:=-SUMPRODUCT([.$G$8:.$G$56]; [.K812:.K860]) + SUMPRODUCT([.$D$8:.$D$57]; [.J812:.J861])" office:value-type="float" office:value="2.08802731565863E+201" calcext:value-type="float">
            <text:p>2.08802731565863E+20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61] + 1" office:value-type="float" office:value="804" calcext:value-type="float">
            <text:p>804</text:p>
          </table:table-cell>
          <table:table-cell table:style-name="ce14" table:formula="of:=SIN(0.8 * [.$I862])" office:value-type="float" office:value="0.735560716660624" calcext:value-type="float">
            <text:p>0.735560716660624</text:p>
          </table:table-cell>
          <table:table-cell table:formula="of:=-SUMPRODUCT([.$G$8:.$G$56]; [.K813:.K861]) + SUMPRODUCT([.$D$8:.$D$57]; [.J813:.J862])" office:value-type="float" office:value="-3.73040913132581E+201" calcext:value-type="float">
            <text:p>-3.73040913132581E+20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62] + 1" office:value-type="float" office:value="805" calcext:value-type="float">
            <text:p>805</text:p>
          </table:table-cell>
          <table:table-cell table:style-name="ce14" table:formula="of:=SIN(0.8 * [.$I863])" office:value-type="float" office:value="0.0264908865233859" calcext:value-type="float">
            <text:p>0.0264908865233859</text:p>
          </table:table-cell>
          <table:table-cell table:formula="of:=-SUMPRODUCT([.$G$8:.$G$56]; [.K814:.K862]) + SUMPRODUCT([.$D$8:.$D$57]; [.J814:.J863])" office:value-type="float" office:value="6.66464091859326E+201" calcext:value-type="float">
            <text:p>6.66464091859326E+20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63] + 1" office:value-type="float" office:value="806" calcext:value-type="float">
            <text:p>806</text:p>
          </table:table-cell>
          <table:table-cell table:style-name="ce14" table:formula="of:=SIN(0.8 * [.$I864])" office:value-type="float" office:value="-0.698647959905892" calcext:value-type="float">
            <text:p>-0.698647959905892</text:p>
          </table:table-cell>
          <table:table-cell table:formula="of:=-SUMPRODUCT([.$G$8:.$G$56]; [.K815:.K863]) + SUMPRODUCT([.$D$8:.$D$57]; [.J815:.J864])" office:value-type="float" office:value="-1.19068544521822E+202" calcext:value-type="float">
            <text:p>-1.19068544521822E+20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64] + 1" office:value-type="float" office:value="807" calcext:value-type="float">
            <text:p>807</text:p>
          </table:table-cell>
          <table:table-cell table:style-name="ce14" table:formula="of:=SIN(0.8 * [.$I865])" office:value-type="float" office:value="-0.999996328799621" calcext:value-type="float">
            <text:p>-0.999996328799621</text:p>
          </table:table-cell>
          <table:table-cell table:formula="of:=-SUMPRODUCT([.$G$8:.$G$56]; [.K816:.K864]) + SUMPRODUCT([.$D$8:.$D$57]; [.J816:.J865])" office:value-type="float" office:value="2.12724413328745E+202" calcext:value-type="float">
            <text:p>2.12724413328745E+20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65] + 1" office:value-type="float" office:value="808" calcext:value-type="float">
            <text:p>808</text:p>
          </table:table-cell>
          <table:table-cell table:style-name="ce14" table:formula="of:=SIN(0.8 * [.$I866])" office:value-type="float" office:value="-0.694760343288556" calcext:value-type="float">
            <text:p>-0.694760343288556</text:p>
          </table:table-cell>
          <table:table-cell table:formula="of:=-SUMPRODUCT([.$G$8:.$G$56]; [.K817:.K865]) + SUMPRODUCT([.$D$8:.$D$57]; [.J817:.J866])" office:value-type="float" office:value="-3.80047276195314E+202" calcext:value-type="float">
            <text:p>-3.80047276195314E+20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66] + 1" office:value-type="float" office:value="809" calcext:value-type="float">
            <text:p>809</text:p>
          </table:table-cell>
          <table:table-cell table:style-name="ce14" table:formula="of:=SIN(0.8 * [.$I867])" office:value-type="float" office:value="0.0319079436846311" calcext:value-type="float">
            <text:p>0.0319079436846311</text:p>
          </table:table-cell>
          <table:table-cell table:formula="of:=-SUMPRODUCT([.$G$8:.$G$56]; [.K818:.K866]) + SUMPRODUCT([.$D$8:.$D$57]; [.J818:.J867])" office:value-type="float" office:value="6.78981457197702E+202" calcext:value-type="float">
            <text:p>6.78981457197702E+20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67] + 1" office:value-type="float" office:value="810" calcext:value-type="float">
            <text:p>810</text:p>
          </table:table-cell>
          <table:table-cell table:style-name="ce14" table:formula="of:=SIN(0.8 * [.$I868])" office:value-type="float" office:value="0.739221300181666" calcext:value-type="float">
            <text:p>0.739221300181666</text:p>
          </table:table-cell>
          <table:table-cell table:formula="of:=-SUMPRODUCT([.$G$8:.$G$56]; [.K819:.K867]) + SUMPRODUCT([.$D$8:.$D$57]; [.J819:.J868])" office:value-type="float" office:value="-1.21304860761951E+203" calcext:value-type="float">
            <text:p>-1.21304860761951E+20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68] + 1" office:value-type="float" office:value="811" calcext:value-type="float">
            <text:p>811</text:p>
          </table:table-cell>
          <table:table-cell table:style-name="ce14" table:formula="of:=SIN(0.8 * [.$I869])" office:value-type="float" office:value="0.998132935373205" calcext:value-type="float">
            <text:p>0.998132935373205</text:p>
          </table:table-cell>
          <table:table-cell table:formula="of:=-SUMPRODUCT([.$G$8:.$G$56]; [.K820:.K868]) + SUMPRODUCT([.$D$8:.$D$57]; [.J820:.J869])" office:value-type="float" office:value="2.16719751157973E+203" calcext:value-type="float">
            <text:p>2.16719751157973E+20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69] + 1" office:value-type="float" office:value="812" calcext:value-type="float">
            <text:p>812</text:p>
          </table:table-cell>
          <table:table-cell table:style-name="ce14" table:formula="of:=SIN(0.8 * [.$I870])" office:value-type="float" office:value="0.651590525608111" calcext:value-type="float">
            <text:p>0.651590525608111</text:p>
          </table:table-cell>
          <table:table-cell table:formula="of:=-SUMPRODUCT([.$G$8:.$G$56]; [.K821:.K869]) + SUMPRODUCT([.$D$8:.$D$57]; [.J821:.J870])" office:value-type="float" office:value="-3.87185231053046E+203" calcext:value-type="float">
            <text:p>-3.87185231053046E+20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70] + 1" office:value-type="float" office:value="813" calcext:value-type="float">
            <text:p>813</text:p>
          </table:table-cell>
          <table:table-cell table:style-name="ce14" table:formula="of:=SIN(0.8 * [.$I871])" office:value-type="float" office:value="-0.0901979534968266" calcext:value-type="float">
            <text:p>-0.0901979534968266</text:p>
          </table:table-cell>
          <table:table-cell table:formula="of:=-SUMPRODUCT([.$G$8:.$G$56]; [.K822:.K870]) + SUMPRODUCT([.$D$8:.$D$57]; [.J822:.J871])" office:value-type="float" office:value="6.91733920626024E+203" calcext:value-type="float">
            <text:p>6.91733920626024E+20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71] + 1" office:value-type="float" office:value="814" calcext:value-type="float">
            <text:p>814</text:p>
          </table:table-cell>
          <table:table-cell table:style-name="ce14" table:formula="of:=SIN(0.8 * [.$I872])" office:value-type="float" office:value="-0.777273564349293" calcext:value-type="float">
            <text:p>-0.777273564349293</text:p>
          </table:table-cell>
          <table:table-cell table:formula="of:=-SUMPRODUCT([.$G$8:.$G$56]; [.K823:.K871]) + SUMPRODUCT([.$D$8:.$D$57]; [.J823:.J872])" office:value-type="float" office:value="-1.23583178945969E+204" calcext:value-type="float">
            <text:p>-1.23583178945969E+20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72] + 1" office:value-type="float" office:value="815" calcext:value-type="float">
            <text:p>815</text:p>
          </table:table-cell>
          <table:table-cell table:style-name="ce14" table:formula="of:=SIN(0.8 * [.$I873])" office:value-type="float" office:value="-0.99286546106389" calcext:value-type="float">
            <text:p>-0.99286546106389</text:p>
          </table:table-cell>
          <table:table-cell table:formula="of:=-SUMPRODUCT([.$G$8:.$G$56]; [.K824:.K872]) + SUMPRODUCT([.$D$8:.$D$57]; [.J824:.J873])" office:value-type="float" office:value="2.20790128443744E+204" calcext:value-type="float">
            <text:p>2.20790128443744E+20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73] + 1" office:value-type="float" office:value="816" calcext:value-type="float">
            <text:p>816</text:p>
          </table:table-cell>
          <table:table-cell table:style-name="ce14" table:formula="of:=SIN(0.8 * [.$I874])" office:value-type="float" office:value="-0.606198492055245" calcext:value-type="float">
            <text:p>-0.606198492055245</text:p>
          </table:table-cell>
          <table:table-cell table:formula="of:=-SUMPRODUCT([.$G$8:.$G$56]; [.K825:.K873]) + SUMPRODUCT([.$D$8:.$D$57]; [.J825:.J874])" office:value-type="float" office:value="-3.94457249230639E+204" calcext:value-type="float">
            <text:p>-3.94457249230639E+20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74] + 1" office:value-type="float" office:value="817" calcext:value-type="float">
            <text:p>817</text:p>
          </table:table-cell>
          <table:table-cell table:style-name="ce14" table:formula="of:=SIN(0.8 * [.$I875])" office:value-type="float" office:value="0.1481803478418" calcext:value-type="float">
            <text:p>0.1481803478418</text:p>
          </table:table-cell>
          <table:table-cell table:formula="of:=-SUMPRODUCT([.$G$8:.$G$56]; [.K826:.K874]) + SUMPRODUCT([.$D$8:.$D$57]; [.J826:.J875])" office:value-type="float" office:value="7.04725897699036E+204" calcext:value-type="float">
            <text:p>7.04725897699036E+20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75] + 1" office:value-type="float" office:value="818" calcext:value-type="float">
            <text:p>818</text:p>
          </table:table-cell>
          <table:table-cell table:style-name="ce14" table:formula="of:=SIN(0.8 * [.$I876])" office:value-type="float" office:value="0.812674977124863" calcext:value-type="float">
            <text:p>0.812674977124863</text:p>
          </table:table-cell>
          <table:table-cell table:formula="of:=-SUMPRODUCT([.$G$8:.$G$56]; [.K827:.K875]) + SUMPRODUCT([.$D$8:.$D$57]; [.J827:.J876])" office:value-type="float" office:value="-1.25904287944098E+205" calcext:value-type="float">
            <text:p>-1.25904287944098E+20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76] + 1" office:value-type="float" office:value="819" calcext:value-type="float">
            <text:p>819</text:p>
          </table:table-cell>
          <table:table-cell table:style-name="ce14" table:formula="of:=SIN(0.8 * [.$I877])" office:value-type="float" office:value="0.984211870321046" calcext:value-type="float">
            <text:p>0.984211870321046</text:p>
          </table:table-cell>
          <table:table-cell table:formula="of:=-SUMPRODUCT([.$G$8:.$G$56]; [.K828:.K876]) + SUMPRODUCT([.$D$8:.$D$57]; [.J828:.J877])" office:value-type="float" office:value="2.24936954558751E+205" calcext:value-type="float">
            <text:p>2.24936954558751E+20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77] + 1" office:value-type="float" office:value="820" calcext:value-type="float">
            <text:p>820</text:p>
          </table:table-cell>
          <table:table-cell table:style-name="ce14" table:formula="of:=SIN(0.8 * [.$I878])" office:value-type="float" office:value="0.558739049818778" calcext:value-type="float">
            <text:p>0.558739049818778</text:p>
          </table:table-cell>
          <table:table-cell table:formula="of:=-SUMPRODUCT([.$G$8:.$G$56]; [.K829:.K877]) + SUMPRODUCT([.$D$8:.$D$57]; [.J829:.J878])" office:value-type="float" office:value="-4.01865848672532E+205" calcext:value-type="float">
            <text:p>-4.01865848672532E+20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78] + 1" office:value-type="float" office:value="821" calcext:value-type="float">
            <text:p>821</text:p>
          </table:table-cell>
          <table:table-cell table:style-name="ce14" table:formula="of:=SIN(0.8 * [.$I879])" office:value-type="float" office:value="-0.205657380755099" calcext:value-type="float">
            <text:p>-0.205657380755099</text:p>
          </table:table-cell>
          <table:table-cell table:formula="of:=-SUMPRODUCT([.$G$8:.$G$56]; [.K830:.K878]) + SUMPRODUCT([.$D$8:.$D$57]; [.J830:.J879])" office:value-type="float" office:value="7.17961886903351E+205" calcext:value-type="float">
            <text:p>7.17961886903351E+20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79] + 1" office:value-type="float" office:value="822" calcext:value-type="float">
            <text:p>822</text:p>
          </table:table-cell>
          <table:table-cell table:style-name="ce14" table:formula="of:=SIN(0.8 * [.$I880])" office:value-type="float" office:value="-0.845304803816399" calcext:value-type="float">
            <text:p>-0.845304803816399</text:p>
          </table:table-cell>
          <table:table-cell table:formula="of:=-SUMPRODUCT([.$G$8:.$G$56]; [.K831:.K879]) + SUMPRODUCT([.$D$8:.$D$57]; [.J831:.J880])" office:value-type="float" office:value="-1.28268991442928E+206" calcext:value-type="float">
            <text:p>-1.28268991442928E+20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80] + 1" office:value-type="float" office:value="823" calcext:value-type="float">
            <text:p>823</text:p>
          </table:table-cell>
          <table:table-cell table:style-name="ce14" table:formula="of:=SIN(0.8 * [.$I881])" office:value-type="float" office:value="-0.972201675769473" calcext:value-type="float">
            <text:p>-0.972201675769473</text:p>
          </table:table-cell>
          <table:table-cell table:formula="of:=-SUMPRODUCT([.$G$8:.$G$56]; [.K832:.K880]) + SUMPRODUCT([.$D$8:.$D$57]; [.J832:.J881])" office:value-type="float" office:value="2.29161665346182E+206" calcext:value-type="float">
            <text:p>2.29161665346182E+20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81] + 1" office:value-type="float" office:value="824" calcext:value-type="float">
            <text:p>824</text:p>
          </table:table-cell>
          <table:table-cell table:style-name="ce14" table:formula="of:=SIN(0.8 * [.$I882])" office:value-type="float" office:value="-0.509374056877902" calcext:value-type="float">
            <text:p>-0.509374056877902</text:p>
          </table:table-cell>
          <table:table-cell table:formula="of:=-SUMPRODUCT([.$G$8:.$G$56]; [.K833:.K881]) + SUMPRODUCT([.$D$8:.$D$57]; [.J833:.J882])" office:value-type="float" office:value="-4.09413594614578E+206" calcext:value-type="float">
            <text:p>-4.09413594614578E+20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82] + 1" office:value-type="float" office:value="825" calcext:value-type="float">
            <text:p>825</text:p>
          </table:table-cell>
          <table:table-cell table:style-name="ce14" table:formula="of:=SIN(0.8 * [.$I883])" office:value-type="float" office:value="0.262433029781008" calcext:value-type="float">
            <text:p>0.262433029781008</text:p>
          </table:table-cell>
          <table:table-cell table:formula="of:=-SUMPRODUCT([.$G$8:.$G$56]; [.K834:.K882]) + SUMPRODUCT([.$D$8:.$D$57]; [.J834:.J883])" office:value-type="float" office:value="7.31446471215052E+206" calcext:value-type="float">
            <text:p>7.31446471215052E+20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83] + 1" office:value-type="float" office:value="826" calcext:value-type="float">
            <text:p>826</text:p>
          </table:table-cell>
          <table:table-cell table:style-name="ce14" table:formula="of:=SIN(0.8 * [.$I884])" office:value-type="float" office:value="0.875051762083425" calcext:value-type="float">
            <text:p>0.875051762083425</text:p>
          </table:table-cell>
          <table:table-cell table:formula="of:=-SUMPRODUCT([.$G$8:.$G$56]; [.K835:.K883]) + SUMPRODUCT([.$D$8:.$D$57]; [.J835:.J884])" office:value-type="float" office:value="-1.30678108223694E+207" calcext:value-type="float">
            <text:p>-1.30678108223694E+20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84] + 1" office:value-type="float" office:value="827" calcext:value-type="float">
            <text:p>827</text:p>
          </table:table-cell>
          <table:table-cell table:style-name="ce14" table:formula="of:=SIN(0.8 * [.$I885])" office:value-type="float" office:value="0.956875837558114" calcext:value-type="float">
            <text:p>0.956875837558114</text:p>
          </table:table-cell>
          <table:table-cell table:formula="of:=-SUMPRODUCT([.$G$8:.$G$56]; [.K836:.K884]) + SUMPRODUCT([.$D$8:.$D$57]; [.J836:.J885])" office:value-type="float" office:value="2.33465723616878E+207" calcext:value-type="float">
            <text:p>2.33465723616878E+20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85] + 1" office:value-type="float" office:value="828" calcext:value-type="float">
            <text:p>828</text:p>
          </table:table-cell>
          <table:table-cell table:style-name="ce14" table:formula="of:=SIN(0.8 * [.$I886])" office:value-type="float" office:value="0.458271869994398" calcext:value-type="float">
            <text:p>0.458271869994398</text:p>
          </table:table-cell>
          <table:table-cell table:formula="of:=-SUMPRODUCT([.$G$8:.$G$56]; [.K837:.K885]) + SUMPRODUCT([.$D$8:.$D$57]; [.J837:.J886])" office:value-type="float" office:value="-4.17103100472261E+207" calcext:value-type="float">
            <text:p>-4.17103100472261E+20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86] + 1" office:value-type="float" office:value="829" calcext:value-type="float">
            <text:p>829</text:p>
          </table:table-cell>
          <table:table-cell table:style-name="ce14" table:formula="of:=SIN(0.8 * [.$I887])" office:value-type="float" office:value="-0.318313664497726" calcext:value-type="float">
            <text:p>-0.318313664497726</text:p>
          </table:table-cell>
          <table:table-cell table:formula="of:=-SUMPRODUCT([.$G$8:.$G$56]; [.K838:.K886]) + SUMPRODUCT([.$D$8:.$D$57]; [.J838:.J887])" office:value-type="float" office:value="7.45184319686559E+207" calcext:value-type="float">
            <text:p>7.45184319686559E+20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87] + 1" office:value-type="float" office:value="830" calcext:value-type="float">
            <text:p>830</text:p>
          </table:table-cell>
          <table:table-cell table:style-name="ce14" table:formula="of:=SIN(0.8 * [.$I888])" office:value-type="float" office:value="-0.901814401459311" calcext:value-type="float">
            <text:p>-0.901814401459311</text:p>
          </table:table-cell>
          <table:table-cell table:formula="of:=-SUMPRODUCT([.$G$8:.$G$56]; [.K839:.K887]) + SUMPRODUCT([.$D$8:.$D$57]; [.J839:.J888])" office:value-type="float" office:value="-1.33132472445778E+208" calcext:value-type="float">
            <text:p>-1.33132472445778E+20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88] + 1" office:value-type="float" office:value="831" calcext:value-type="float">
            <text:p>831</text:p>
          </table:table-cell>
          <table:table-cell table:style-name="ce14" table:formula="of:=SIN(0.8 * [.$I889])" office:value-type="float" office:value="-0.93828662366749" calcext:value-type="float">
            <text:p>-0.93828662366749</text:p>
          </table:table-cell>
          <table:table-cell table:formula="of:=-SUMPRODUCT([.$G$8:.$G$56]; [.K840:.K888]) + SUMPRODUCT([.$D$8:.$D$57]; [.J840:.J889])" office:value-type="float" office:value="2.37850619655834E+208" calcext:value-type="float">
            <text:p>2.37850619655834E+20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89] + 1" office:value-type="float" office:value="832" calcext:value-type="float">
            <text:p>832</text:p>
          </table:table-cell>
          <table:table-cell table:style-name="ce14" table:formula="of:=SIN(0.8 * [.$I890])" office:value-type="float" office:value="-0.405606770540378" calcext:value-type="float">
            <text:p>-0.405606770540378</text:p>
          </table:table-cell>
          <table:table-cell table:formula="of:=-SUMPRODUCT([.$G$8:.$G$56]; [.K841:.K889]) + SUMPRODUCT([.$D$8:.$D$57]; [.J841:.J890])" office:value-type="float" office:value="-4.24937028745598E+208" calcext:value-type="float">
            <text:p>-4.24937028745598E+20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90] + 1" office:value-type="float" office:value="833" calcext:value-type="float">
            <text:p>833</text:p>
          </table:table-cell>
          <table:table-cell table:style-name="ce14" table:formula="of:=SIN(0.8 * [.$I891])" office:value-type="float" office:value="0.373108706883317" calcext:value-type="float">
            <text:p>0.373108706883317</text:p>
          </table:table-cell>
          <table:table-cell table:formula="of:=-SUMPRODUCT([.$G$8:.$G$56]; [.K842:.K890]) + SUMPRODUCT([.$D$8:.$D$57]; [.J842:.J891])" office:value-type="float" office:value="7.59180189063291E+208" calcext:value-type="float">
            <text:p>7.59180189063291E+20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91] + 1" office:value-type="float" office:value="834" calcext:value-type="float">
            <text:p>834</text:p>
          </table:table-cell>
          <table:table-cell table:style-name="ce14" table:formula="of:=SIN(0.8 * [.$I892])" office:value-type="float" office:value="0.92550144934322" calcext:value-type="float">
            <text:p>0.92550144934322</text:p>
          </table:table-cell>
          <table:table-cell table:formula="of:=-SUMPRODUCT([.$G$8:.$G$56]; [.K843:.K891]) + SUMPRODUCT([.$D$8:.$D$57]; [.J843:.J892])" office:value-type="float" office:value="-1.35632933935543E+209" calcext:value-type="float">
            <text:p>-1.35632933935543E+20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92] + 1" office:value-type="float" office:value="835" calcext:value-type="float">
            <text:p>835</text:p>
          </table:table-cell>
          <table:table-cell table:style-name="ce14" table:formula="of:=SIN(0.8 * [.$I893])" office:value-type="float" office:value="0.916497431652625" calcext:value-type="float">
            <text:p>0.916497431652625</text:p>
          </table:table-cell>
          <table:table-cell table:formula="of:=-SUMPRODUCT([.$G$8:.$G$56]; [.K844:.K892]) + SUMPRODUCT([.$D$8:.$D$57]; [.J844:.J893])" office:value-type="float" office:value="2.42317871738215E+209" calcext:value-type="float">
            <text:p>2.42317871738215E+20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93] + 1" office:value-type="float" office:value="836" calcext:value-type="float">
            <text:p>836</text:p>
          </table:table-cell>
          <table:table-cell table:style-name="ce14" table:formula="of:=SIN(0.8 * [.$I894])" office:value-type="float" office:value="0.351558370120401" calcext:value-type="float">
            <text:p>0.351558370120401</text:p>
          </table:table-cell>
          <table:table-cell table:formula="of:=-SUMPRODUCT([.$G$8:.$G$56]; [.K845:.K893]) + SUMPRODUCT([.$D$8:.$D$57]; [.J845:.J894])" office:value-type="float" office:value="-4.32918091941025E+209" calcext:value-type="float">
            <text:p>-4.32918091941025E+20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94] + 1" office:value-type="float" office:value="837" calcext:value-type="float">
            <text:p>837</text:p>
          </table:table-cell>
          <table:table-cell table:style-name="ce14" table:formula="of:=SIN(0.8 * [.$I895])" office:value-type="float" office:value="-0.426631281272495" calcext:value-type="float">
            <text:p>-0.426631281272495</text:p>
          </table:table-cell>
          <table:table-cell table:formula="of:=-SUMPRODUCT([.$G$8:.$G$56]; [.K846:.K894]) + SUMPRODUCT([.$D$8:.$D$57]; [.J846:.J895])" office:value-type="float" office:value="7.73438925430693E+209" calcext:value-type="float">
            <text:p>7.73438925430693E+20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95] + 1" office:value-type="float" office:value="838" calcext:value-type="float">
            <text:p>838</text:p>
          </table:table-cell>
          <table:table-cell table:style-name="ce14" table:formula="of:=SIN(0.8 * [.$I896])" office:value-type="float" office:value="-0.946032122280303" calcext:value-type="float">
            <text:p>-0.946032122280303</text:p>
          </table:table-cell>
          <table:table-cell table:formula="of:=-SUMPRODUCT([.$G$8:.$G$56]; [.K847:.K895]) + SUMPRODUCT([.$D$8:.$D$57]; [.J847:.J896])" office:value-type="float" office:value="-1.38180358480578E+210" calcext:value-type="float">
            <text:p>-1.38180358480578E+21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96] + 1" office:value-type="float" office:value="839" calcext:value-type="float">
            <text:p>839</text:p>
          </table:table-cell>
          <table:table-cell table:style-name="ce14" table:formula="of:=SIN(0.8 * [.$I897])" office:value-type="float" office:value="-0.891582572428723" calcext:value-type="float">
            <text:p>-0.891582572428723</text:p>
          </table:table-cell>
          <table:table-cell table:formula="of:=-SUMPRODUCT([.$G$8:.$G$56]; [.K848:.K896]) + SUMPRODUCT([.$D$8:.$D$57]; [.J848:.J897])" office:value-type="float" office:value="2.46869026655058E+210" calcext:value-type="float">
            <text:p>2.46869026655058E+21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97] + 1" office:value-type="float" office:value="840" calcext:value-type="float">
            <text:p>840</text:p>
          </table:table-cell>
          <table:table-cell table:style-name="ce14" table:formula="of:=SIN(0.8 * [.$I898])" office:value-type="float" office:value="-0.296310998015936" calcext:value-type="float">
            <text:p>-0.296310998015936</text:p>
          </table:table-cell>
          <table:table-cell table:formula="of:=-SUMPRODUCT([.$G$8:.$G$56]; [.K849:.K897]) + SUMPRODUCT([.$D$8:.$D$57]; [.J849:.J898])" office:value-type="float" office:value="-4.41049053510612E+210" calcext:value-type="float">
            <text:p>-4.41049053510612E+21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98] + 1" office:value-type="float" office:value="841" calcext:value-type="float">
            <text:p>841</text:p>
          </table:table-cell>
          <table:table-cell table:style-name="ce14" table:formula="of:=SIN(0.8 * [.$I899])" office:value-type="float" office:value="0.478698851686672" calcext:value-type="float">
            <text:p>0.478698851686672</text:p>
          </table:table-cell>
          <table:table-cell table:formula="of:=-SUMPRODUCT([.$G$8:.$G$56]; [.K850:.K898]) + SUMPRODUCT([.$D$8:.$D$57]; [.J850:.J899])" office:value-type="float" office:value="7.879654658922E+210" calcext:value-type="float">
            <text:p>7.879654658922E+21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899] + 1" office:value-type="float" office:value="842" calcext:value-type="float">
            <text:p>842</text:p>
          </table:table-cell>
          <table:table-cell table:style-name="ce14" table:formula="of:=SIN(0.8 * [.$I900])" office:value-type="float" office:value="0.963336401469651" calcext:value-type="float">
            <text:p>0.963336401469651</text:p>
          </table:table-cell>
          <table:table-cell table:formula="of:=-SUMPRODUCT([.$G$8:.$G$56]; [.K851:.K899]) + SUMPRODUCT([.$D$8:.$D$57]; [.J851:.J900])" office:value-type="float" office:value="-1.40775628129485E+211" calcext:value-type="float">
            <text:p>-1.40775628129485E+21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00] + 1" office:value-type="float" office:value="843" calcext:value-type="float">
            <text:p>843</text:p>
          </table:table-cell>
          <table:table-cell table:style-name="ce14" table:formula="of:=SIN(0.8 * [.$I901])" office:value-type="float" office:value="0.863627016837854" calcext:value-type="float">
            <text:p>0.863627016837854</text:p>
          </table:table-cell>
          <table:table-cell table:formula="of:=-SUMPRODUCT([.$G$8:.$G$56]; [.K852:.K900]) + SUMPRODUCT([.$D$8:.$D$57]; [.J852:.J901])" office:value-type="float" office:value="2.51505660248849E+211" calcext:value-type="float">
            <text:p>2.51505660248849E+21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01] + 1" office:value-type="float" office:value="844" calcext:value-type="float">
            <text:p>844</text:p>
          </table:table-cell>
          <table:table-cell table:style-name="ce14" table:formula="of:=SIN(0.8 * [.$I902])" office:value-type="float" office:value="0.24005307253919" calcext:value-type="float">
            <text:p>0.24005307253919</text:p>
          </table:table-cell>
          <table:table-cell table:formula="of:=-SUMPRODUCT([.$G$8:.$G$56]; [.K853:.K901]) + SUMPRODUCT([.$D$8:.$D$57]; [.J853:.J902])" office:value-type="float" office:value="-4.49332728808909E+211" calcext:value-type="float">
            <text:p>-4.49332728808909E+21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02] + 1" office:value-type="float" office:value="845" calcext:value-type="float">
            <text:p>845</text:p>
          </table:table-cell>
          <table:table-cell table:style-name="ce14" table:formula="of:=SIN(0.8 * [.$I903])" office:value-type="float" office:value="-0.52913384436293" calcext:value-type="float">
            <text:p>-0.52913384436293</text:p>
          </table:table-cell>
          <table:table-cell table:formula="of:=-SUMPRODUCT([.$G$8:.$G$56]; [.K854:.K902]) + SUMPRODUCT([.$D$8:.$D$57]; [.J854:.J903])" office:value-type="float" office:value="8.02764840278716E+211" calcext:value-type="float">
            <text:p>8.02764840278716E+21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03] + 1" office:value-type="float" office:value="846" calcext:value-type="float">
            <text:p>846</text:p>
          </table:table-cell>
          <table:table-cell table:style-name="ce14" table:formula="of:=SIN(0.8 * [.$I904])" office:value-type="float" office:value="-0.977355271559861" calcext:value-type="float">
            <text:p>-0.977355271559861</text:p>
          </table:table-cell>
          <table:table-cell table:formula="of:=-SUMPRODUCT([.$G$8:.$G$56]; [.K855:.K903]) + SUMPRODUCT([.$D$8:.$D$57]; [.J855:.J904])" office:value-type="float" office:value="-1.43419641497287E+212" calcext:value-type="float">
            <text:p>-1.43419641497287E+21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04] + 1" office:value-type="float" office:value="847" calcext:value-type="float">
            <text:p>847</text:p>
          </table:table-cell>
          <table:table-cell table:style-name="ce14" table:formula="of:=SIN(0.8 * [.$I905])" office:value-type="float" office:value="-0.832726105860197" calcext:value-type="float">
            <text:p>-0.832726105860197</text:p>
          </table:table-cell>
          <table:table-cell table:formula="of:=-SUMPRODUCT([.$G$8:.$G$56]; [.K856:.K904]) + SUMPRODUCT([.$D$8:.$D$57]; [.J856:.J905])" office:value-type="float" office:value="2.56229377959163E+212" calcext:value-type="float">
            <text:p>2.56229377959163E+21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05] + 1" office:value-type="float" office:value="848" calcext:value-type="float">
            <text:p>848</text:p>
          </table:table-cell>
          <table:table-cell table:style-name="ce14" table:formula="of:=SIN(0.8 * [.$I906])" office:value-type="float" office:value="-0.182976458442768" calcext:value-type="float">
            <text:p>-0.182976458442768</text:p>
          </table:table-cell>
          <table:table-cell table:formula="of:=-SUMPRODUCT([.$G$8:.$G$56]; [.K857:.K905]) + SUMPRODUCT([.$D$8:.$D$57]; [.J857:.J906])" office:value-type="float" office:value="-4.57771986067765E+212" calcext:value-type="float">
            <text:p>-4.57771986067765E+21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06] + 1" office:value-type="float" office:value="849" calcext:value-type="float">
            <text:p>849</text:p>
          </table:table-cell>
          <table:table-cell table:style-name="ce14" table:formula="of:=SIN(0.8 * [.$I907])" office:value-type="float" office:value="0.577764253360819" calcext:value-type="float">
            <text:p>0.577764253360819</text:p>
          </table:table-cell>
          <table:table-cell table:formula="of:=-SUMPRODUCT([.$G$8:.$G$56]; [.K858:.K906]) + SUMPRODUCT([.$D$8:.$D$57]; [.J858:.J907])" office:value-type="float" office:value="8.17842172890197E+212" calcext:value-type="float">
            <text:p>8.17842172890197E+21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07] + 1" office:value-type="float" office:value="850" calcext:value-type="float">
            <text:p>850</text:p>
          </table:table-cell>
          <table:table-cell table:style-name="ce14" table:formula="of:=SIN(0.8 * [.$I908])" office:value-type="float" office:value="0.988040921917674" calcext:value-type="float">
            <text:p>0.988040921917674</text:p>
          </table:table-cell>
          <table:table-cell table:formula="of:=-SUMPRODUCT([.$G$8:.$G$56]; [.K859:.K907]) + SUMPRODUCT([.$D$8:.$D$57]; [.J859:.J908])" office:value-type="float" office:value="-1.46113314076573E+213" calcext:value-type="float">
            <text:p>-1.46113314076573E+21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08] + 1" office:value-type="float" office:value="851" calcext:value-type="float">
            <text:p>851</text:p>
          </table:table-cell>
          <table:table-cell table:style-name="ce14" table:formula="of:=SIN(0.8 * [.$I909])" office:value-type="float" office:value="0.798985225458384" calcext:value-type="float">
            <text:p>0.798985225458384</text:p>
          </table:table-cell>
          <table:table-cell table:formula="of:=-SUMPRODUCT([.$G$8:.$G$56]; [.K860:.K908]) + SUMPRODUCT([.$D$8:.$D$57]; [.J860:.J909])" office:value-type="float" office:value="2.61041815378547E+213" calcext:value-type="float">
            <text:p>2.61041815378547E+21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09] + 1" office:value-type="float" office:value="852" calcext:value-type="float">
            <text:p>852</text:p>
          </table:table-cell>
          <table:table-cell table:style-name="ce14" table:formula="of:=SIN(0.8 * [.$I910])" office:value-type="float" office:value="0.12527581257458" calcext:value-type="float">
            <text:p>0.12527581257458</text:p>
          </table:table-cell>
          <table:table-cell table:formula="of:=-SUMPRODUCT([.$G$8:.$G$56]; [.K861:.K909]) + SUMPRODUCT([.$D$8:.$D$57]; [.J861:.J910])" office:value-type="float" office:value="-4.66369747389455E+213" calcext:value-type="float">
            <text:p>-4.66369747389455E+21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10] + 1" office:value-type="float" office:value="853" calcext:value-type="float">
            <text:p>853</text:p>
          </table:table-cell>
          <table:table-cell table:style-name="ce14" table:formula="of:=SIN(0.8 * [.$I911])" office:value-type="float" office:value="-0.624424227179191" calcext:value-type="float">
            <text:p>-0.624424227179191</text:p>
          </table:table-cell>
          <table:table-cell table:formula="of:=-SUMPRODUCT([.$G$8:.$G$56]; [.K862:.K910]) + SUMPRODUCT([.$D$8:.$D$57]; [.J862:.J911])" office:value-type="float" office:value="8.33202684269943E+213" calcext:value-type="float">
            <text:p>8.33202684269943E+21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11] + 1" office:value-type="float" office:value="854" calcext:value-type="float">
            <text:p>854</text:p>
          </table:table-cell>
          <table:table-cell table:style-name="ce14" table:formula="of:=SIN(0.8 * [.$I912])" office:value-type="float" office:value="-0.995356909683846" calcext:value-type="float">
            <text:p>-0.995356909683846</text:p>
          </table:table-cell>
          <table:table-cell table:formula="of:=-SUMPRODUCT([.$G$8:.$G$56]; [.K863:.K911]) + SUMPRODUCT([.$D$8:.$D$57]; [.J863:.J912])" office:value-type="float" office:value="-1.48857578554491E+214" calcext:value-type="float">
            <text:p>-1.48857578554491E+21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12] + 1" office:value-type="float" office:value="855" calcext:value-type="float">
            <text:p>855</text:p>
          </table:table-cell>
          <table:table-cell table:style-name="ce14" table:formula="of:=SIN(0.8 * [.$I913])" office:value-type="float" office:value="-0.762519447164453" calcext:value-type="float">
            <text:p>-0.762519447164453</text:p>
          </table:table-cell>
          <table:table-cell table:formula="of:=-SUMPRODUCT([.$G$8:.$G$56]; [.K864:.K912]) + SUMPRODUCT([.$D$8:.$D$57]; [.J864:.J913])" office:value-type="float" office:value="2.65944638818847E+214" calcext:value-type="float">
            <text:p>2.65944638818847E+21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13] + 1" office:value-type="float" office:value="856" calcext:value-type="float">
            <text:p>856</text:p>
          </table:table-cell>
          <table:table-cell table:style-name="ce14" table:formula="of:=SIN(0.8 * [.$I914])" office:value-type="float" office:value="-0.0671479200104357" calcext:value-type="float">
            <text:p>-0.0671479200104357</text:p>
          </table:table-cell>
          <table:table-cell table:formula="of:=-SUMPRODUCT([.$G$8:.$G$56]; [.K865:.K913]) + SUMPRODUCT([.$D$8:.$D$57]; [.J865:.J914])" office:value-type="float" office:value="-4.75128989758468E+214" calcext:value-type="float">
            <text:p>-4.75128989758468E+21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14] + 1" office:value-type="float" office:value="857" calcext:value-type="float">
            <text:p>857</text:p>
          </table:table-cell>
          <table:table-cell table:style-name="ce14" table:formula="of:=SIN(0.8 * [.$I915])" office:value-type="float" office:value="0.668954634384437" calcext:value-type="float">
            <text:p>0.668954634384437</text:p>
          </table:table-cell>
          <table:table-cell table:formula="of:=-SUMPRODUCT([.$G$8:.$G$56]; [.K866:.K914]) + SUMPRODUCT([.$D$8:.$D$57]; [.J866:.J915])" office:value-type="float" office:value="8.48851693012222E+214" calcext:value-type="float">
            <text:p>8.48851693012222E+21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15] + 1" office:value-type="float" office:value="858" calcext:value-type="float">
            <text:p>858</text:p>
          </table:table-cell>
          <table:table-cell table:style-name="ce14" table:formula="of:=SIN(0.8 * [.$I916])" office:value-type="float" office:value="0.999278284059508" calcext:value-type="float">
            <text:p>0.999278284059508</text:p>
          </table:table-cell>
          <table:table-cell table:formula="of:=-SUMPRODUCT([.$G$8:.$G$56]; [.K867:.K915]) + SUMPRODUCT([.$D$8:.$D$57]; [.J867:.J916])" office:value-type="float" office:value="-1.51653385135689E+215" calcext:value-type="float">
            <text:p>-1.51653385135689E+21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16] + 1" office:value-type="float" office:value="859" calcext:value-type="float">
            <text:p>859</text:p>
          </table:table-cell>
          <table:table-cell table:style-name="ce14" table:formula="of:=SIN(0.8 * [.$I917])" office:value-type="float" office:value="0.723453135633912" calcext:value-type="float">
            <text:p>0.723453135633912</text:p>
          </table:table-cell>
          <table:table-cell table:formula="of:=-SUMPRODUCT([.$G$8:.$G$56]; [.K868:.K916]) + SUMPRODUCT([.$D$8:.$D$57]; [.J868:.J917])" office:value-type="float" office:value="2.70939545888169E+215" calcext:value-type="float">
            <text:p>2.70939545888169E+21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17] + 1" office:value-type="float" office:value="860" calcext:value-type="float">
            <text:p>860</text:p>
          </table:table-cell>
          <table:table-cell table:style-name="ce14" table:formula="of:=SIN(0.8 * [.$I918])" office:value-type="float" office:value="0.0087910229293125" calcext:value-type="float">
            <text:p>0.0087910229293125</text:p>
          </table:table-cell>
          <table:table-cell table:formula="of:=-SUMPRODUCT([.$G$8:.$G$56]; [.K869:.K917]) + SUMPRODUCT([.$D$8:.$D$57]; [.J869:.J918])" office:value-type="float" office:value="-4.84052746072282E+215" calcext:value-type="float">
            <text:p>-4.84052746072282E+21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18] + 1" office:value-type="float" office:value="861" calcext:value-type="float">
            <text:p>861</text:p>
          </table:table-cell>
          <table:table-cell table:style-name="ce14" table:formula="of:=SIN(0.8 * [.$I919])" office:value-type="float" office:value="-0.711203606320221" calcext:value-type="float">
            <text:p>-0.711203606320221</text:p>
          </table:table-cell>
          <table:table-cell table:formula="of:=-SUMPRODUCT([.$G$8:.$G$56]; [.K870:.K918]) + SUMPRODUCT([.$D$8:.$D$57]; [.J870:.J919])" office:value-type="float" office:value="8.64794617603837E+215" calcext:value-type="float">
            <text:p>8.64794617603837E+21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19] + 1" office:value-type="float" office:value="862" calcext:value-type="float">
            <text:p>862</text:p>
          </table:table-cell>
          <table:table-cell table:style-name="ce14" table:formula="of:=SIN(0.8 * [.$I920])" office:value-type="float" office:value="-0.999791671399656" calcext:value-type="float">
            <text:p>-0.999791671399656</text:p>
          </table:table-cell>
          <table:table-cell table:formula="of:=-SUMPRODUCT([.$G$8:.$G$56]; [.K871:.K919]) + SUMPRODUCT([.$D$8:.$D$57]; [.J871:.J920])" office:value-type="float" office:value="-1.54501701871327E+216" calcext:value-type="float">
            <text:p>-1.54501701871327E+2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20] + 1" office:value-type="float" office:value="863" calcext:value-type="float">
            <text:p>863</text:p>
          </table:table-cell>
          <table:table-cell table:style-name="ce14" table:formula="of:=SIN(0.8 * [.$I921])" office:value-type="float" office:value="-0.681919524506879" calcext:value-type="float">
            <text:p>-0.681919524506879</text:p>
          </table:table-cell>
          <table:table-cell table:formula="of:=-SUMPRODUCT([.$G$8:.$G$56]; [.K872:.K920]) + SUMPRODUCT([.$D$8:.$D$57]; [.J872:.J921])" office:value-type="float" office:value="2.76028266078681E+216" calcext:value-type="float">
            <text:p>2.76028266078681E+2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21] + 1" office:value-type="float" office:value="864" calcext:value-type="float">
            <text:p>864</text:p>
          </table:table-cell>
          <table:table-cell table:style-name="ce14" table:formula="of:=SIN(0.8 * [.$I922])" office:value-type="float" office:value="0.0495958554820757" calcext:value-type="float">
            <text:p>0.0495958554820757</text:p>
          </table:table-cell>
          <table:table-cell table:formula="of:=-SUMPRODUCT([.$G$8:.$G$56]; [.K873:.K921]) + SUMPRODUCT([.$D$8:.$D$57]; [.J873:.J922])" office:value-type="float" office:value="-4.93144106191514E+216" calcext:value-type="float">
            <text:p>-4.93144106191514E+2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22] + 1" office:value-type="float" office:value="865" calcext:value-type="float">
            <text:p>865</text:p>
          </table:table-cell>
          <table:table-cell table:style-name="ce14" table:formula="of:=SIN(0.8 * [.$I923])" office:value-type="float" office:value="0.751027055047231" calcext:value-type="float">
            <text:p>0.751027055047231</text:p>
          </table:table-cell>
          <table:table-cell table:formula="of:=-SUMPRODUCT([.$G$8:.$G$56]; [.K874:.K922]) + SUMPRODUCT([.$D$8:.$D$57]; [.J874:.J923])" office:value-type="float" office:value="8.81036978300282E+216" calcext:value-type="float">
            <text:p>8.81036978300282E+21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23] + 1" office:value-type="float" office:value="866" calcext:value-type="float">
            <text:p>866</text:p>
          </table:table-cell>
          <table:table-cell table:style-name="ce14" table:formula="of:=SIN(0.8 * [.$I924])" office:value-type="float" office:value="0.996895320823253" calcext:value-type="float">
            <text:p>0.996895320823253</text:p>
          </table:table-cell>
          <table:table-cell table:formula="of:=-SUMPRODUCT([.$G$8:.$G$56]; [.K875:.K923]) + SUMPRODUCT([.$D$8:.$D$57]; [.J875:.J924])" office:value-type="float" office:value="-1.57403514994264E+217" calcext:value-type="float">
            <text:p>-1.57403514994264E+2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24] + 1" office:value-type="float" office:value="867" calcext:value-type="float">
            <text:p>867</text:p>
          </table:table-cell>
          <table:table-cell table:style-name="ce14" table:formula="of:=SIN(0.8 * [.$I925])" office:value-type="float" office:value="0.638060262021473" calcext:value-type="float">
            <text:p>0.638060262021473</text:p>
          </table:table-cell>
          <table:table-cell table:formula="of:=-SUMPRODUCT([.$G$8:.$G$56]; [.K876:.K924]) + SUMPRODUCT([.$D$8:.$D$57]; [.J876:.J925])" office:value-type="float" office:value="2.81212561365447E+217" calcext:value-type="float">
            <text:p>2.81212561365447E+2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25] + 1" office:value-type="float" office:value="868" calcext:value-type="float">
            <text:p>868</text:p>
          </table:table-cell>
          <table:table-cell table:style-name="ce14" table:formula="of:=SIN(0.8 * [.$I926])" office:value-type="float" office:value="-0.107813589786968" calcext:value-type="float">
            <text:p>-0.107813589786968</text:p>
          </table:table-cell>
          <table:table-cell table:formula="of:=-SUMPRODUCT([.$G$8:.$G$56]; [.K877:.K925]) + SUMPRODUCT([.$D$8:.$D$57]; [.J877:.J926])" office:value-type="float" office:value="-5.02406218009789E+217" calcext:value-type="float">
            <text:p>-5.02406218009789E+2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26] + 1" office:value-type="float" office:value="869" calcext:value-type="float">
            <text:p>869</text:p>
          </table:table-cell>
          <table:table-cell table:style-name="ce14" table:formula="of:=SIN(0.8 * [.$I927])" office:value-type="float" office:value="-0.788289164748177" calcext:value-type="float">
            <text:p>-0.788289164748177</text:p>
          </table:table-cell>
          <table:table-cell table:formula="of:=-SUMPRODUCT([.$G$8:.$G$56]; [.K878:.K926]) + SUMPRODUCT([.$D$8:.$D$57]; [.J878:.J927])" office:value-type="float" office:value="8.97584399037138E+217" calcext:value-type="float">
            <text:p>8.97584399037138E+21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27] + 1" office:value-type="float" office:value="870" calcext:value-type="float">
            <text:p>870</text:p>
          </table:table-cell>
          <table:table-cell table:style-name="ce14" table:formula="of:=SIN(0.8 * [.$I928])" office:value-type="float" office:value="-0.990599110184529" calcext:value-type="float">
            <text:p>-0.990599110184529</text:p>
          </table:table-cell>
          <table:table-cell table:formula="of:=-SUMPRODUCT([.$G$8:.$G$56]; [.K879:.K927]) + SUMPRODUCT([.$D$8:.$D$57]; [.J879:.J928])" office:value-type="float" office:value="-1.60359829260545E+218" calcext:value-type="float">
            <text:p>-1.60359829260545E+2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28] + 1" office:value-type="float" office:value="871" calcext:value-type="float">
            <text:p>871</text:p>
          </table:table-cell>
          <table:table-cell table:style-name="ce14" table:formula="of:=SIN(0.8 * [.$I929])" office:value-type="float" office:value="-0.592024927929589" calcext:value-type="float">
            <text:p>-0.592024927929589</text:p>
          </table:table-cell>
          <table:table-cell table:formula="of:=-SUMPRODUCT([.$G$8:.$G$56]; [.K880:.K928]) + SUMPRODUCT([.$D$8:.$D$57]; [.J880:.J929])" office:value-type="float" office:value="2.86494226816516E+218" calcext:value-type="float">
            <text:p>2.86494226816516E+2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29] + 1" office:value-type="float" office:value="872" calcext:value-type="float">
            <text:p>872</text:p>
          </table:table-cell>
          <table:table-cell table:style-name="ce14" table:formula="of:=SIN(0.8 * [.$I930])" office:value-type="float" office:value="0.165663631405853" calcext:value-type="float">
            <text:p>0.165663631405853</text:p>
          </table:table-cell>
          <table:table-cell table:formula="of:=-SUMPRODUCT([.$G$8:.$G$56]; [.K881:.K929]) + SUMPRODUCT([.$D$8:.$D$57]; [.J881:.J930])" office:value-type="float" office:value="-5.11842288543694E+218" calcext:value-type="float">
            <text:p>-5.11842288543694E+2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30] + 1" office:value-type="float" office:value="873" calcext:value-type="float">
            <text:p>873</text:p>
          </table:table-cell>
          <table:table-cell table:style-name="ce14" table:formula="of:=SIN(0.8 * [.$I931])" office:value-type="float" office:value="0.822862854920195" calcext:value-type="float">
            <text:p>0.822862854920195</text:p>
          </table:table-cell>
          <table:table-cell table:formula="of:=-SUMPRODUCT([.$G$8:.$G$56]; [.K882:.K930]) + SUMPRODUCT([.$D$8:.$D$57]; [.J882:.J931])" office:value-type="float" office:value="9.14442609377366E+218" calcext:value-type="float">
            <text:p>9.14442609377366E+21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31] + 1" office:value-type="float" office:value="874" calcext:value-type="float">
            <text:p>874</text:p>
          </table:table-cell>
          <table:table-cell table:style-name="ce14" table:formula="of:=SIN(0.8 * [.$I932])" office:value-type="float" office:value="0.980924512385028" calcext:value-type="float">
            <text:p>0.980924512385028</text:p>
          </table:table-cell>
          <table:table-cell table:formula="of:=-SUMPRODUCT([.$G$8:.$G$56]; [.K883:.K931]) + SUMPRODUCT([.$D$8:.$D$57]; [.J883:.J932])" office:value-type="float" office:value="-1.63371668297295E+219" calcext:value-type="float">
            <text:p>-1.63371668297295E+2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32] + 1" office:value-type="float" office:value="875" calcext:value-type="float">
            <text:p>875</text:p>
          </table:table-cell>
          <table:table-cell table:style-name="ce14" table:formula="of:=SIN(0.8 * [.$I933])" office:value-type="float" office:value="0.543970523363347" calcext:value-type="float">
            <text:p>0.543970523363347</text:p>
          </table:table-cell>
          <table:table-cell table:formula="of:=-SUMPRODUCT([.$G$8:.$G$56]; [.K884:.K932]) + SUMPRODUCT([.$D$8:.$D$57]; [.J884:.J933])" office:value-type="float" office:value="2.91875091214466E+219" calcext:value-type="float">
            <text:p>2.91875091214466E+2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33] + 1" office:value-type="float" office:value="876" calcext:value-type="float">
            <text:p>876</text:p>
          </table:table-cell>
          <table:table-cell table:style-name="ce14" table:formula="of:=SIN(0.8 * [.$I934])" office:value-type="float" office:value="-0.222948685756421" calcext:value-type="float">
            <text:p>-0.222948685756421</text:p>
          </table:table-cell>
          <table:table-cell table:formula="of:=-SUMPRODUCT([.$G$8:.$G$56]; [.K885:.K933]) + SUMPRODUCT([.$D$8:.$D$57]; [.J885:.J934])" office:value-type="float" office:value="-5.21455585043221E+219" calcext:value-type="float">
            <text:p>-5.21455585043221E+2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34] + 1" office:value-type="float" office:value="877" calcext:value-type="float">
            <text:p>877</text:p>
          </table:table-cell>
          <table:table-cell table:style-name="ce14" table:formula="of:=SIN(0.8 * [.$I935])" office:value-type="float" office:value="-0.854630213776546" calcext:value-type="float">
            <text:p>-0.854630213776546</text:p>
          </table:table-cell>
          <table:table-cell table:formula="of:=-SUMPRODUCT([.$G$8:.$G$56]; [.K886:.K934]) + SUMPRODUCT([.$D$8:.$D$57]; [.J886:.J935])" office:value-type="float" office:value="9.31617446495177E+219" calcext:value-type="float">
            <text:p>9.31617446495177E+21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35] + 1" office:value-type="float" office:value="878" calcext:value-type="float">
            <text:p>878</text:p>
          </table:table-cell>
          <table:table-cell table:style-name="ce14" table:formula="of:=SIN(0.8 * [.$I936])" office:value-type="float" office:value="-0.967904522141445" calcext:value-type="float">
            <text:p>-0.967904522141445</text:p>
          </table:table-cell>
          <table:table-cell table:formula="of:=-SUMPRODUCT([.$G$8:.$G$56]; [.K887:.K935]) + SUMPRODUCT([.$D$8:.$D$57]; [.J887:.J936])" office:value-type="float" office:value="-1.66440074957152E+220" calcext:value-type="float">
            <text:p>-1.66440074957152E+2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36] + 1" office:value-type="float" office:value="879" calcext:value-type="float">
            <text:p>879</text:p>
          </table:table-cell>
          <table:table-cell table:style-name="ce14" table:formula="of:=SIN(0.8 * [.$I937])" office:value-type="float" office:value="-0.494060935390271" calcext:value-type="float">
            <text:p>-0.494060935390271</text:p>
          </table:table-cell>
          <table:table-cell table:formula="of:=-SUMPRODUCT([.$G$8:.$G$56]; [.K888:.K936]) + SUMPRODUCT([.$D$8:.$D$57]; [.J888:.J937])" office:value-type="float" office:value="2.9735701768962E+220" calcext:value-type="float">
            <text:p>2.9735701768962E+2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37] + 1" office:value-type="float" office:value="880" calcext:value-type="float">
            <text:p>880</text:p>
          </table:table-cell>
          <table:table-cell table:style-name="ce14" table:formula="of:=SIN(0.8 * [.$I938])" office:value-type="float" office:value="0.279473385115943" calcext:value-type="float">
            <text:p>0.279473385115943</text:p>
          </table:table-cell>
          <table:table-cell table:formula="of:=-SUMPRODUCT([.$G$8:.$G$56]; [.K889:.K937]) + SUMPRODUCT([.$D$8:.$D$57]; [.J889:.J938])" office:value-type="float" office:value="-5.31249436123048E+220" calcext:value-type="float">
            <text:p>-5.31249436123048E+2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38] + 1" office:value-type="float" office:value="881" calcext:value-type="float">
            <text:p>881</text:p>
          </table:table-cell>
          <table:table-cell table:style-name="ce14" table:formula="of:=SIN(0.8 * [.$I939])" office:value-type="float" office:value="0.883482900378811" calcext:value-type="float">
            <text:p>0.883482900378811</text:p>
          </table:table-cell>
          <table:table-cell table:formula="of:=-SUMPRODUCT([.$G$8:.$G$56]; [.K890:.K938]) + SUMPRODUCT([.$D$8:.$D$57]; [.J890:.J939])" office:value-type="float" office:value="9.49114857197157E+220" calcext:value-type="float">
            <text:p>9.49114857197157E+22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39] + 1" office:value-type="float" office:value="882" calcext:value-type="float">
            <text:p>882</text:p>
          </table:table-cell>
          <table:table-cell table:style-name="ce14" table:formula="of:=SIN(0.8 * [.$I940])" office:value-type="float" office:value="0.951583543458839" calcext:value-type="float">
            <text:p>0.951583543458839</text:p>
          </table:table-cell>
          <table:table-cell table:formula="of:=-SUMPRODUCT([.$G$8:.$G$56]; [.K891:.K939]) + SUMPRODUCT([.$D$8:.$D$57]; [.J891:.J940])" office:value-type="float" office:value="-1.6956611167936E+221" calcext:value-type="float">
            <text:p>-1.6956611167936E+2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40] + 1" office:value-type="float" office:value="883" calcext:value-type="float">
            <text:p>883</text:p>
          </table:table-cell>
          <table:table-cell table:style-name="ce14" table:formula="of:=SIN(0.8 * [.$I941])" office:value-type="float" office:value="0.442466378085404" calcext:value-type="float">
            <text:p>0.442466378085404</text:p>
          </table:table-cell>
          <table:table-cell table:formula="of:=-SUMPRODUCT([.$G$8:.$G$56]; [.K892:.K940]) + SUMPRODUCT([.$D$8:.$D$57]; [.J892:.J941])" office:value-type="float" office:value="3.02941904365159E+221" calcext:value-type="float">
            <text:p>3.02941904365159E+2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41] + 1" office:value-type="float" office:value="884" calcext:value-type="float">
            <text:p>884</text:p>
          </table:table-cell>
          <table:table-cell table:style-name="ce14" table:formula="of:=SIN(0.8 * [.$I942])" office:value-type="float" office:value="-0.335044954913507" calcext:value-type="float">
            <text:p>-0.335044954913507</text:p>
          </table:table-cell>
          <table:table-cell table:formula="of:=-SUMPRODUCT([.$G$8:.$G$56]; [.K893:.K941]) + SUMPRODUCT([.$D$8:.$D$57]; [.J893:.J942])" office:value-type="float" office:value="-5.41227232915079E+221" calcext:value-type="float">
            <text:p>-5.41227232915079E+2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42] + 1" office:value-type="float" office:value="885" calcext:value-type="float">
            <text:p>885</text:p>
          </table:table-cell>
          <table:table-cell table:style-name="ce14" table:formula="of:=SIN(0.8 * [.$I943])" office:value-type="float" office:value="-0.909322514127739" calcext:value-type="float">
            <text:p>-0.909322514127739</text:p>
          </table:table-cell>
          <table:table-cell table:formula="of:=-SUMPRODUCT([.$G$8:.$G$56]; [.K894:.K942]) + SUMPRODUCT([.$D$8:.$D$57]; [.J894:.J943])" office:value-type="float" office:value="9.66940899981355E+221" calcext:value-type="float">
            <text:p>9.66940899981355E+22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43] + 1" office:value-type="float" office:value="886" calcext:value-type="float">
            <text:p>886</text:p>
          </table:table-cell>
          <table:table-cell table:style-name="ce14" table:formula="of:=SIN(0.8 * [.$I944])" office:value-type="float" office:value="-0.932017238192965" calcext:value-type="float">
            <text:p>-0.932017238192965</text:p>
          </table:table-cell>
          <table:table-cell table:formula="of:=-SUMPRODUCT([.$G$8:.$G$56]; [.K895:.K943]) + SUMPRODUCT([.$D$8:.$D$57]; [.J895:.J944])" office:value-type="float" office:value="-1.72750860857635E+222" calcext:value-type="float">
            <text:p>-1.72750860857635E+2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44] + 1" office:value-type="float" office:value="887" calcext:value-type="float">
            <text:p>887</text:p>
          </table:table-cell>
          <table:table-cell table:style-name="ce14" table:formula="of:=SIN(0.8 * [.$I945])" office:value-type="float" office:value="-0.389362812024779" calcext:value-type="float">
            <text:p>-0.389362812024779</text:p>
          </table:table-cell>
          <table:table-cell table:formula="of:=-SUMPRODUCT([.$G$8:.$G$56]; [.K896:.K944]) + SUMPRODUCT([.$D$8:.$D$57]; [.J896:.J945])" office:value-type="float" office:value="3.0863168501435E+222" calcext:value-type="float">
            <text:p>3.0863168501435E+2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45] + 1" office:value-type="float" office:value="888" calcext:value-type="float">
            <text:p>888</text:p>
          </table:table-cell>
          <table:table-cell table:style-name="ce14" table:formula="of:=SIN(0.8 * [.$I946])" office:value-type="float" office:value="0.389473871177141" calcext:value-type="float">
            <text:p>0.389473871177141</text:p>
          </table:table-cell>
          <table:table-cell table:formula="of:=-SUMPRODUCT([.$G$8:.$G$56]; [.K897:.K945]) + SUMPRODUCT([.$D$8:.$D$57]; [.J897:.J946])" office:value-type="float" office:value="-5.51392430242628E+222" calcext:value-type="float">
            <text:p>-5.51392430242628E+2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46] + 1" office:value-type="float" office:value="889" calcext:value-type="float">
            <text:p>889</text:p>
          </table:table-cell>
          <table:table-cell table:style-name="ce14" table:formula="of:=SIN(0.8 * [.$I947])" office:value-type="float" office:value="0.932060930353773" calcext:value-type="float">
            <text:p>0.932060930353773</text:p>
          </table:table-cell>
          <table:table-cell table:formula="of:=-SUMPRODUCT([.$G$8:.$G$56]; [.K898:.K946]) + SUMPRODUCT([.$D$8:.$D$57]; [.J898:.J947])" office:value-type="float" office:value="9.85101747135051E+222" calcext:value-type="float">
            <text:p>9.85101747135051E+22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47] + 1" office:value-type="float" office:value="890" calcext:value-type="float">
            <text:p>890</text:p>
          </table:table-cell>
          <table:table-cell table:style-name="ce14" table:formula="of:=SIN(0.8 * [.$I948])" office:value-type="float" office:value="0.909272336218576" calcext:value-type="float">
            <text:p>0.909272336218576</text:p>
          </table:table-cell>
          <table:table-cell table:formula="of:=-SUMPRODUCT([.$G$8:.$G$56]; [.K899:.K947]) + SUMPRODUCT([.$D$8:.$D$57]; [.J899:.J948])" office:value-type="float" office:value="-1.75995425214945E+223" calcext:value-type="float">
            <text:p>-1.75995425214945E+2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48] + 1" office:value-type="float" office:value="891" calcext:value-type="float">
            <text:p>891</text:p>
          </table:table-cell>
          <table:table-cell table:style-name="ce14" table:formula="of:=SIN(0.8 * [.$I949])" office:value-type="float" office:value="0.334931344180697" calcext:value-type="float">
            <text:p>0.334931344180697</text:p>
          </table:table-cell>
          <table:table-cell table:formula="of:=-SUMPRODUCT([.$G$8:.$G$56]; [.K900:.K948]) + SUMPRODUCT([.$D$8:.$D$57]; [.J900:.J949])" office:value-type="float" office:value="3.14428329730115E+223" calcext:value-type="float">
            <text:p>3.14428329730115E+2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49] + 1" office:value-type="float" office:value="892" calcext:value-type="float">
            <text:p>892</text:p>
          </table:table-cell>
          <table:table-cell table:style-name="ce14" table:formula="of:=SIN(0.8 * [.$I950])" office:value-type="float" office:value="-0.442574506895808" calcext:value-type="float">
            <text:p>-0.442574506895808</text:p>
          </table:table-cell>
          <table:table-cell table:formula="of:=-SUMPRODUCT([.$G$8:.$G$56]; [.K901:.K949]) + SUMPRODUCT([.$D$8:.$D$57]; [.J901:.J950])" office:value-type="float" office:value="-5.61748547816654E+223" calcext:value-type="float">
            <text:p>-5.61748547816654E+22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50] + 1" office:value-type="float" office:value="893" calcext:value-type="float">
            <text:p>893</text:p>
          </table:table-cell>
          <table:table-cell table:style-name="ce14" table:formula="of:=SIN(0.8 * [.$I951])" office:value-type="float" office:value="-0.951620600861394" calcext:value-type="float">
            <text:p>-0.951620600861394</text:p>
          </table:table-cell>
          <table:table-cell table:formula="of:=-SUMPRODUCT([.$G$8:.$G$56]; [.K902:.K950]) + SUMPRODUCT([.$D$8:.$D$57]; [.J902:.J951])" office:value-type="float" office:value="1.00360368687191E+224" calcext:value-type="float">
            <text:p>1.00360368687191E+2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51] + 1" office:value-type="float" office:value="894" calcext:value-type="float">
            <text:p>894</text:p>
          </table:table-cell>
          <table:table-cell table:style-name="ce14" table:formula="of:=SIN(0.8 * [.$I952])" office:value-type="float" office:value="-0.883426407850389" calcext:value-type="float">
            <text:p>-0.883426407850389</text:p>
          </table:table-cell>
          <table:table-cell table:formula="of:=-SUMPRODUCT([.$G$8:.$G$56]; [.K903:.K951]) + SUMPRODUCT([.$D$8:.$D$57]; [.J903:.J952])" office:value-type="float" office:value="-1.79300928185333E+224" calcext:value-type="float">
            <text:p>-1.79300928185333E+2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52] + 1" office:value-type="float" office:value="895" calcext:value-type="float">
            <text:p>895</text:p>
          </table:table-cell>
          <table:table-cell table:style-name="ce14" table:formula="of:=SIN(0.8 * [.$I953])" office:value-type="float" office:value="-0.279357610266315" calcext:value-type="float">
            <text:p>-0.279357610266315</text:p>
          </table:table-cell>
          <table:table-cell table:formula="of:=-SUMPRODUCT([.$G$8:.$G$56]; [.K904:.K952]) + SUMPRODUCT([.$D$8:.$D$57]; [.J904:.J953])" office:value-type="float" office:value="3.20333845607177E+224" calcext:value-type="float">
            <text:p>3.20333845607177E+2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53] + 1" office:value-type="float" office:value="896" calcext:value-type="float">
            <text:p>896</text:p>
          </table:table-cell>
          <table:table-cell table:style-name="ce14" table:formula="of:=SIN(0.8 * [.$I954])" office:value-type="float" office:value="0.494165765090988" calcext:value-type="float">
            <text:p>0.494165765090988</text:p>
          </table:table-cell>
          <table:table-cell table:formula="of:=-SUMPRODUCT([.$G$8:.$G$56]; [.K905:.K953]) + SUMPRODUCT([.$D$8:.$D$57]; [.J905:.J954])" office:value-type="float" office:value="-5.72299171454464E+224" calcext:value-type="float">
            <text:p>-5.72299171454464E+22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54] + 1" office:value-type="float" office:value="897" calcext:value-type="float">
            <text:p>897</text:p>
          </table:table-cell>
          <table:table-cell table:style-name="ce14" table:formula="of:=SIN(0.8 * [.$I955])" office:value-type="float" office:value="0.967934818403388" calcext:value-type="float">
            <text:p>0.967934818403388</text:p>
          </table:table-cell>
          <table:table-cell table:formula="of:=-SUMPRODUCT([.$G$8:.$G$56]; [.K906:.K954]) + SUMPRODUCT([.$D$8:.$D$57]; [.J906:.J955])" office:value-type="float" office:value="1.02245312550928E+225" calcext:value-type="float">
            <text:p>1.02245312550928E+2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55] + 1" office:value-type="float" office:value="898" calcext:value-type="float">
            <text:p>898</text:p>
          </table:table-cell>
          <table:table-cell table:style-name="ce14" table:formula="of:=SIN(0.8 * [.$I956])" office:value-type="float" office:value="0.854567599293757" calcext:value-type="float">
            <text:p>0.854567599293757</text:p>
          </table:table-cell>
          <table:table-cell table:formula="of:=-SUMPRODUCT([.$G$8:.$G$56]; [.K907:.K955]) + SUMPRODUCT([.$D$8:.$D$57]; [.J907:.J956])" office:value-type="float" office:value="-1.82668514302905E+225" calcext:value-type="float">
            <text:p>-1.82668514302905E+2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56] + 1" office:value-type="float" office:value="899" calcext:value-type="float">
            <text:p>899</text:p>
          </table:table-cell>
          <table:table-cell table:style-name="ce14" table:formula="of:=SIN(0.8 * [.$I957])" office:value-type="float" office:value="0.222831141633954" calcext:value-type="float">
            <text:p>0.222831141633954</text:p>
          </table:table-cell>
          <table:table-cell table:formula="of:=-SUMPRODUCT([.$G$8:.$G$56]; [.K908:.K956]) + SUMPRODUCT([.$D$8:.$D$57]; [.J908:.J957])" office:value-type="float" office:value="3.26350277437022E+225" calcext:value-type="float">
            <text:p>3.26350277437022E+2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57] + 1" office:value-type="float" office:value="900" calcext:value-type="float">
            <text:p>900</text:p>
          </table:table-cell>
          <table:table-cell table:style-name="ce14" table:formula="of:=SIN(0.8 * [.$I958])" office:value-type="float" office:value="-0.544071696438016" calcext:value-type="float">
            <text:p>-0.544071696438016</text:p>
          </table:table-cell>
          <table:table-cell table:formula="of:=-SUMPRODUCT([.$G$8:.$G$56]; [.K909:.K957]) + SUMPRODUCT([.$D$8:.$D$57]; [.J909:.J958])" office:value-type="float" office:value="-5.83047954321309E+225" calcext:value-type="float">
            <text:p>-5.83047954321309E+22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58] + 1" office:value-type="float" office:value="901" calcext:value-type="float">
            <text:p>901</text:p>
          </table:table-cell>
          <table:table-cell table:style-name="ce14" table:formula="of:=SIN(0.8 * [.$I959])" office:value-type="float" office:value="-0.98094794418252" calcext:value-type="float">
            <text:p>-0.98094794418252</text:p>
          </table:table-cell>
          <table:table-cell table:formula="of:=-SUMPRODUCT([.$G$8:.$G$56]; [.K910:.K958]) + SUMPRODUCT([.$D$8:.$D$57]; [.J910:.J959])" office:value-type="float" office:value="1.04165658968641E+226" calcext:value-type="float">
            <text:p>1.04165658968641E+2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59] + 1" office:value-type="float" office:value="902" calcext:value-type="float">
            <text:p>902</text:p>
          </table:table-cell>
          <table:table-cell table:style-name="ce14" table:formula="of:=SIN(0.8 * [.$I960])" office:value-type="float" office:value="-0.822794332026501" calcext:value-type="float">
            <text:p>-0.822794332026501</text:p>
          </table:table-cell>
          <table:table-cell table:formula="of:=-SUMPRODUCT([.$G$8:.$G$56]; [.K911:.K959]) + SUMPRODUCT([.$D$8:.$D$57]; [.J911:.J960])" office:value-type="float" office:value="-1.86099349598125E+226" calcext:value-type="float">
            <text:p>-1.86099349598125E+2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60] + 1" office:value-type="float" office:value="903" calcext:value-type="float">
            <text:p>903</text:p>
          </table:table-cell>
          <table:table-cell table:style-name="ce14" table:formula="of:=SIN(0.8 * [.$I961])" office:value-type="float" office:value="-0.165544718888799" calcext:value-type="float">
            <text:p>-0.165544718888799</text:p>
          </table:table-cell>
          <table:table-cell table:formula="of:=-SUMPRODUCT([.$G$8:.$G$56]; [.K912:.K960]) + SUMPRODUCT([.$D$8:.$D$57]; [.J912:.J961])" office:value-type="float" office:value="3.32479708415911E+226" calcext:value-type="float">
            <text:p>3.32479708415911E+2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61] + 1" office:value-type="float" office:value="904" calcext:value-type="float">
            <text:p>904</text:p>
          </table:table-cell>
          <table:table-cell table:style-name="ce14" table:formula="of:=SIN(0.8 * [.$I962])" office:value-type="float" office:value="0.592122099332808" calcext:value-type="float">
            <text:p>0.592122099332808</text:p>
          </table:table-cell>
          <table:table-cell table:formula="of:=-SUMPRODUCT([.$G$8:.$G$56]; [.K913:.K961]) + SUMPRODUCT([.$D$8:.$D$57]; [.J913:.J962])" office:value-type="float" office:value="-5.93998618195294E+226" calcext:value-type="float">
            <text:p>-5.93998618195294E+22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62] + 1" office:value-type="float" office:value="905" calcext:value-type="float">
            <text:p>905</text:p>
          </table:table-cell>
          <table:table-cell table:style-name="ce14" table:formula="of:=SIN(0.8 * [.$I963])" office:value-type="float" office:value="0.990615597604621" calcext:value-type="float">
            <text:p>0.990615597604621</text:p>
          </table:table-cell>
          <table:table-cell table:formula="of:=-SUMPRODUCT([.$G$8:.$G$56]; [.K914:.K962]) + SUMPRODUCT([.$D$8:.$D$57]; [.J914:.J963])" office:value-type="float" office:value="1.06122072862427E+227" calcext:value-type="float">
            <text:p>1.06122072862427E+2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63] + 1" office:value-type="float" office:value="906" calcext:value-type="float">
            <text:p>906</text:p>
          </table:table-cell>
          <table:table-cell table:style-name="ce14" table:formula="of:=SIN(0.8 * [.$I964])" office:value-type="float" office:value="0.788214967137372" calcext:value-type="float">
            <text:p>0.788214967137372</text:p>
          </table:table-cell>
          <table:table-cell table:formula="of:=-SUMPRODUCT([.$G$8:.$G$56]; [.K915:.K963]) + SUMPRODUCT([.$D$8:.$D$57]; [.J915:.J964])" office:value-type="float" office:value="-1.89594622001556E+227" calcext:value-type="float">
            <text:p>-1.89594622001556E+2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64] + 1" office:value-type="float" office:value="907" calcext:value-type="float">
            <text:p>907</text:p>
          </table:table-cell>
          <table:table-cell table:style-name="ce14" table:formula="of:=SIN(0.8 * [.$I965])" office:value-type="float" office:value="0.107693714420332" calcext:value-type="float">
            <text:p>0.107693714420332</text:p>
          </table:table-cell>
          <table:table-cell table:formula="of:=-SUMPRODUCT([.$G$8:.$G$56]; [.K916:.K964]) + SUMPRODUCT([.$D$8:.$D$57]; [.J916:.J965])" office:value-type="float" office:value="3.38724260866183E+227" calcext:value-type="float">
            <text:p>3.38724260866183E+2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65] + 1" office:value-type="float" office:value="908" calcext:value-type="float">
            <text:p>908</text:p>
          </table:table-cell>
          <table:table-cell table:style-name="ce14" table:formula="of:=SIN(0.8 * [.$I966])" office:value-type="float" office:value="-0.638153100355109" calcext:value-type="float">
            <text:p>-0.638153100355109</text:p>
          </table:table-cell>
          <table:table-cell table:formula="of:=-SUMPRODUCT([.$G$8:.$G$56]; [.K917:.K965]) + SUMPRODUCT([.$D$8:.$D$57]; [.J917:.J966])" office:value-type="float" office:value="-6.05154954756049E+227" calcext:value-type="float">
            <text:p>-6.05154954756049E+22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66] + 1" office:value-type="float" office:value="909" calcext:value-type="float">
            <text:p>909</text:p>
          </table:table-cell>
          <table:table-cell table:style-name="ce14" table:formula="of:=SIN(0.8 * [.$I967])" office:value-type="float" office:value="-0.996904807636475" calcext:value-type="float">
            <text:p>-0.996904807636475</text:p>
          </table:table-cell>
          <table:table-cell table:formula="of:=-SUMPRODUCT([.$G$8:.$G$56]; [.K918:.K966]) + SUMPRODUCT([.$D$8:.$D$57]; [.J918:.J967])" office:value-type="float" office:value="1.08115231642788E+228" calcext:value-type="float">
            <text:p>1.08115231642788E+2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67] + 1" office:value-type="float" office:value="910" calcext:value-type="float">
            <text:p>910</text:p>
          </table:table-cell>
          <table:table-cell table:style-name="ce14" table:formula="of:=SIN(0.8 * [.$I968])" office:value-type="float" office:value="-0.750947435766498" calcext:value-type="float">
            <text:p>-0.750947435766498</text:p>
          </table:table-cell>
          <table:table-cell table:formula="of:=-SUMPRODUCT([.$G$8:.$G$56]; [.K919:.K967]) + SUMPRODUCT([.$D$8:.$D$57]; [.J919:.J968])" office:value-type="float" office:value="-1.93155541755183E+228" calcext:value-type="float">
            <text:p>-1.93155541755183E+2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68] + 1" office:value-type="float" office:value="911" calcext:value-type="float">
            <text:p>911</text:p>
          </table:table-cell>
          <table:table-cell table:style-name="ce14" table:formula="of:=SIN(0.8 * [.$I969])" office:value-type="float" office:value="-0.0494754260946115" calcext:value-type="float">
            <text:p>-0.0494754260946115</text:p>
          </table:table-cell>
          <table:table-cell table:formula="of:=-SUMPRODUCT([.$G$8:.$G$56]; [.K920:.K968]) + SUMPRODUCT([.$D$8:.$D$57]; [.J920:.J969])" office:value-type="float" office:value="3.45086096971117E+228" calcext:value-type="float">
            <text:p>3.45086096971117E+2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69] + 1" office:value-type="float" office:value="912" calcext:value-type="float">
            <text:p>912</text:p>
          </table:table-cell>
          <table:table-cell table:style-name="ce14" table:formula="of:=SIN(0.8 * [.$I970])" office:value-type="float" office:value="0.682007713150585" calcext:value-type="float">
            <text:p>0.682007713150585</text:p>
          </table:table-cell>
          <table:table-cell table:formula="of:=-SUMPRODUCT([.$G$8:.$G$56]; [.K921:.K969]) + SUMPRODUCT([.$D$8:.$D$57]; [.J921:.J970])" office:value-type="float" office:value="-6.16520826897602E+228" calcext:value-type="float">
            <text:p>-6.16520826897602E+22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70] + 1" office:value-type="float" office:value="913" calcext:value-type="float">
            <text:p>913</text:p>
          </table:table-cell>
          <table:table-cell table:style-name="ce14" table:formula="of:=SIN(0.8 * [.$I971])" office:value-type="float" office:value="0.999794125251708" calcext:value-type="float">
            <text:p>0.999794125251708</text:p>
          </table:table-cell>
          <table:table-cell table:formula="of:=-SUMPRODUCT([.$G$8:.$G$56]; [.K922:.K970]) + SUMPRODUCT([.$D$8:.$D$57]; [.J922:.J971])" office:value-type="float" office:value="1.10145825443184E+229" calcext:value-type="float">
            <text:p>1.10145825443184E+2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71] + 1" office:value-type="float" office:value="914" calcext:value-type="float">
            <text:p>914</text:p>
          </table:table-cell>
          <table:table-cell table:style-name="ce14" table:formula="of:=SIN(0.8 * [.$I972])" office:value-type="float" office:value="0.711118836906892" calcext:value-type="float">
            <text:p>0.711118836906892</text:p>
          </table:table-cell>
          <table:table-cell table:formula="of:=-SUMPRODUCT([.$G$8:.$G$56]; [.K923:.K971]) + SUMPRODUCT([.$D$8:.$D$57]; [.J923:.J972])" office:value-type="float" office:value="-1.96783341831457E+229" calcext:value-type="float">
            <text:p>-1.96783341831457E+2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72] + 1" office:value-type="float" office:value="915" calcext:value-type="float">
            <text:p>915</text:p>
          </table:table-cell>
          <table:table-cell table:style-name="ce14" table:formula="of:=SIN(0.8 * [.$I973])" office:value-type="float" office:value="-0.00891159561930285" calcext:value-type="float">
            <text:p>-0.00891159561930285</text:p>
          </table:table-cell>
          <table:table-cell table:formula="of:=-SUMPRODUCT([.$G$8:.$G$56]; [.K924:.K972]) + SUMPRODUCT([.$D$8:.$D$57]; [.J924:.J973])" office:value-type="float" office:value="3.51567419523591E+229" calcext:value-type="float">
            <text:p>3.51567419523591E+2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73] + 1" office:value-type="float" office:value="916" calcext:value-type="float">
            <text:p>916</text:p>
          </table:table-cell>
          <table:table-cell table:style-name="ce14" table:formula="of:=SIN(0.8 * [.$I974])" office:value-type="float" office:value="-0.723536373824868" calcext:value-type="float">
            <text:p>-0.723536373824868</text:p>
          </table:table-cell>
          <table:table-cell table:formula="of:=-SUMPRODUCT([.$G$8:.$G$56]; [.K925:.K973]) + SUMPRODUCT([.$D$8:.$D$57]; [.J925:.J974])" office:value-type="float" office:value="-6.28100170065911E+229" calcext:value-type="float">
            <text:p>-6.28100170065911E+22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74] + 1" office:value-type="float" office:value="917" calcext:value-type="float">
            <text:p>917</text:p>
          </table:table-cell>
          <table:table-cell table:style-name="ce14" table:formula="of:=SIN(0.8 * [.$I975])" office:value-type="float" office:value="-0.999273696581654" calcext:value-type="float">
            <text:p>-0.999273696581654</text:p>
          </table:table-cell>
          <table:table-cell table:formula="of:=-SUMPRODUCT([.$G$8:.$G$56]; [.K926:.K974]) + SUMPRODUCT([.$D$8:.$D$57]; [.J926:.J975])" office:value-type="float" office:value="1.12214557358992E+230" calcext:value-type="float">
            <text:p>1.12214557358992E+2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75] + 1" office:value-type="float" office:value="918" calcext:value-type="float">
            <text:p>918</text:p>
          </table:table-cell>
          <table:table-cell table:style-name="ce14" table:formula="of:=SIN(0.8 * [.$I976])" office:value-type="float" office:value="-0.668865003940215" calcext:value-type="float">
            <text:p>-0.668865003940215</text:p>
          </table:table-cell>
          <table:table-cell table:formula="of:=-SUMPRODUCT([.$G$8:.$G$56]; [.K927:.K975]) + SUMPRODUCT([.$D$8:.$D$57]; [.J927:.J976])" office:value-type="float" office:value="-2.00479278360218E+230" calcext:value-type="float">
            <text:p>-2.00479278360218E+2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76] + 1" office:value-type="float" office:value="919" calcext:value-type="float">
            <text:p>919</text:p>
          </table:table-cell>
          <table:table-cell table:style-name="ce14" table:formula="of:=SIN(0.8 * [.$I977])" office:value-type="float" office:value="0.0672682247961915" calcext:value-type="float">
            <text:p>0.0672682247961915</text:p>
          </table:table-cell>
          <table:table-cell table:formula="of:=-SUMPRODUCT([.$G$8:.$G$56]; [.K928:.K976]) + SUMPRODUCT([.$D$8:.$D$57]; [.J928:.J977])" office:value-type="float" office:value="3.58170472688795E+230" calcext:value-type="float">
            <text:p>3.58170472688795E+2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77] + 1" office:value-type="float" office:value="920" calcext:value-type="float">
            <text:p>920</text:p>
          </table:table-cell>
          <table:table-cell table:style-name="ce14" table:formula="of:=SIN(0.8 * [.$I978])" office:value-type="float" office:value="0.762597451023045" calcext:value-type="float">
            <text:p>0.762597451023045</text:p>
          </table:table-cell>
          <table:table-cell table:formula="of:=-SUMPRODUCT([.$G$8:.$G$56]; [.K929:.K977]) + SUMPRODUCT([.$D$8:.$D$57]; [.J929:.J978])" office:value-type="float" office:value="-6.39896993621516E+230" calcext:value-type="float">
            <text:p>-6.39896993621516E+23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78] + 1" office:value-type="float" office:value="921" calcext:value-type="float">
            <text:p>921</text:p>
          </table:table-cell>
          <table:table-cell table:style-name="ce14" table:formula="of:=SIN(0.8 * [.$I979])" office:value-type="float" office:value="0.995345296521443" calcext:value-type="float">
            <text:p>0.995345296521443</text:p>
          </table:table-cell>
          <table:table-cell table:formula="of:=-SUMPRODUCT([.$G$8:.$G$56]; [.K930:.K978]) + SUMPRODUCT([.$D$8:.$D$57]; [.J930:.J979])" office:value-type="float" office:value="1.14322143690954E+231" calcext:value-type="float">
            <text:p>1.14322143690954E+2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79] + 1" office:value-type="float" office:value="922" calcext:value-type="float">
            <text:p>922</text:p>
          </table:table-cell>
          <table:table-cell table:style-name="ce14" table:formula="of:=SIN(0.8 * [.$I980])" office:value-type="float" office:value="0.624330041384215" calcext:value-type="float">
            <text:p>0.624330041384215</text:p>
          </table:table-cell>
          <table:table-cell table:formula="of:=-SUMPRODUCT([.$G$8:.$G$56]; [.K931:.K979]) + SUMPRODUCT([.$D$8:.$D$57]; [.J931:.J980])" office:value-type="float" office:value="-2.04244631063629E+231" calcext:value-type="float">
            <text:p>-2.04244631063629E+2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80] + 1" office:value-type="float" office:value="923" calcext:value-type="float">
            <text:p>923</text:p>
          </table:table-cell>
          <table:table-cell table:style-name="ce14" table:formula="of:=SIN(0.8 * [.$I981])" office:value-type="float" office:value="-0.125395439162836" calcext:value-type="float">
            <text:p>-0.125395439162836</text:p>
          </table:table-cell>
          <table:table-cell table:formula="of:=-SUMPRODUCT([.$G$8:.$G$56]; [.K932:.K980]) + SUMPRODUCT([.$D$8:.$D$57]; [.J932:.J981])" office:value-type="float" office:value="3.64897542781283E+231" calcext:value-type="float">
            <text:p>3.64897542781283E+2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81] + 1" office:value-type="float" office:value="924" calcext:value-type="float">
            <text:p>924</text:p>
          </table:table-cell>
          <table:table-cell table:style-name="ce14" table:formula="of:=SIN(0.8 * [.$I982])" office:value-type="float" office:value="-0.799057728956592" calcext:value-type="float">
            <text:p>-0.799057728956592</text:p>
          </table:table-cell>
          <table:table-cell table:formula="of:=-SUMPRODUCT([.$G$8:.$G$56]; [.K933:.K981]) + SUMPRODUCT([.$D$8:.$D$57]; [.J933:.J982])" office:value-type="float" office:value="-6.51915382227783E+231" calcext:value-type="float">
            <text:p>-6.51915382227783E+23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82] + 1" office:value-type="float" office:value="925" calcext:value-type="float">
            <text:p>925</text:p>
          </table:table-cell>
          <table:table-cell table:style-name="ce14" table:formula="of:=SIN(0.8 * [.$I983])" office:value-type="float" office:value="-0.988022322676827" calcext:value-type="float">
            <text:p>-0.988022322676827</text:p>
          </table:table-cell>
          <table:table-cell table:formula="of:=-SUMPRODUCT([.$G$8:.$G$56]; [.K934:.K982]) + SUMPRODUCT([.$D$8:.$D$57]; [.J934:.J983])" office:value-type="float" office:value="1.16469314193199E+232" calcext:value-type="float">
            <text:p>1.16469314193199E+2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83] + 1" office:value-type="float" office:value="926" calcext:value-type="float">
            <text:p>926</text:p>
          </table:table-cell>
          <table:table-cell table:style-name="ce14" table:formula="of:=SIN(0.8 * [.$I984])" office:value-type="float" office:value="-0.577665833430744" calcext:value-type="float">
            <text:p>-0.577665833430744</text:p>
          </table:table-cell>
          <table:table-cell table:formula="of:=-SUMPRODUCT([.$G$8:.$G$56]; [.K935:.K983]) + SUMPRODUCT([.$D$8:.$D$57]; [.J935:.J984])" office:value-type="float" office:value="-2.08080703699279E+232" calcext:value-type="float">
            <text:p>-2.08080703699279E+2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84] + 1" office:value-type="float" office:value="927" calcext:value-type="float">
            <text:p>927</text:p>
          </table:table-cell>
          <table:table-cell table:style-name="ce14" table:formula="of:=SIN(0.8 * [.$I985])" office:value-type="float" office:value="0.183094998853038" calcext:value-type="float">
            <text:p>0.183094998853038</text:p>
          </table:table-cell>
          <table:table-cell table:formula="of:=-SUMPRODUCT([.$G$8:.$G$56]; [.K936:.K984]) + SUMPRODUCT([.$D$8:.$D$57]; [.J936:.J985])" office:value-type="float" office:value="3.71750959056609E+232" calcext:value-type="float">
            <text:p>3.71750959056609E+2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85] + 1" office:value-type="float" office:value="928" calcext:value-type="float">
            <text:p>928</text:p>
          </table:table-cell>
          <table:table-cell table:style-name="ce14" table:formula="of:=SIN(0.8 * [.$I986])" office:value-type="float" office:value="0.832792861728573" calcext:value-type="float">
            <text:p>0.832792861728573</text:p>
          </table:table-cell>
          <table:table-cell table:formula="of:=-SUMPRODUCT([.$G$8:.$G$56]; [.K937:.K985]) + SUMPRODUCT([.$D$8:.$D$57]; [.J937:.J986])" office:value-type="float" office:value="-6.64159497265228E+232" calcext:value-type="float">
            <text:p>-6.64159497265228E+23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86] + 1" office:value-type="float" office:value="929" calcext:value-type="float">
            <text:p>929</text:p>
          </table:table-cell>
          <table:table-cell table:style-name="ce14" table:formula="of:=SIN(0.8 * [.$I987])" office:value-type="float" office:value="0.977329749672293" calcext:value-type="float">
            <text:p>0.977329749672293</text:p>
          </table:table-cell>
          <table:table-cell table:formula="of:=-SUMPRODUCT([.$G$8:.$G$56]; [.K938:.K986]) + SUMPRODUCT([.$D$8:.$D$57]; [.J938:.J987])" office:value-type="float" office:value="1.18656812325918E+233" calcext:value-type="float">
            <text:p>1.18656812325918E+2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87] + 1" office:value-type="float" office:value="930" calcext:value-type="float">
            <text:p>930</text:p>
          </table:table-cell>
          <table:table-cell table:style-name="ce14" table:formula="of:=SIN(0.8 * [.$I988])" office:value-type="float" office:value="0.529031525954072" calcext:value-type="float">
            <text:p>0.529031525954072</text:p>
          </table:table-cell>
          <table:table-cell table:formula="of:=-SUMPRODUCT([.$G$8:.$G$56]; [.K939:.K987]) + SUMPRODUCT([.$D$8:.$D$57]; [.J939:.J988])" office:value-type="float" office:value="-2.11988824511616E+233" calcext:value-type="float">
            <text:p>-2.11988824511616E+2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88] + 1" office:value-type="float" office:value="931" calcext:value-type="float">
            <text:p>931</text:p>
          </table:table-cell>
          <table:table-cell table:style-name="ce14" table:formula="of:=SIN(0.8 * [.$I989])" office:value-type="float" office:value="-0.240170122495697" calcext:value-type="float">
            <text:p>-0.240170122495697</text:p>
          </table:table-cell>
          <table:table-cell table:formula="of:=-SUMPRODUCT([.$G$8:.$G$56]; [.K940:.K988]) + SUMPRODUCT([.$D$8:.$D$57]; [.J940:.J989])" office:value-type="float" office:value="3.78733094517832E+233" calcext:value-type="float">
            <text:p>3.78733094517832E+2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89] + 1" office:value-type="float" office:value="932" calcext:value-type="float">
            <text:p>932</text:p>
          </table:table-cell>
          <table:table-cell table:style-name="ce14" table:formula="of:=SIN(0.8 * [.$I990])" office:value-type="float" office:value="-0.863687797408853" calcext:value-type="float">
            <text:p>-0.863687797408853</text:p>
          </table:table-cell>
          <table:table-cell table:formula="of:=-SUMPRODUCT([.$G$8:.$G$56]; [.K941:.K989]) + SUMPRODUCT([.$D$8:.$D$57]; [.J941:.J990])" office:value-type="float" office:value="-6.76633578272394E+233" calcext:value-type="float">
            <text:p>-6.76633578272394E+23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90] + 1" office:value-type="float" office:value="933" calcext:value-type="float">
            <text:p>933</text:p>
          </table:table-cell>
          <table:table-cell table:style-name="ce14" table:formula="of:=SIN(0.8 * [.$I991])" office:value-type="float" office:value="-0.963304043976434" calcext:value-type="float">
            <text:p>-0.963304043976434</text:p>
          </table:table-cell>
          <table:table-cell table:formula="of:=-SUMPRODUCT([.$G$8:.$G$56]; [.K942:.K990]) + SUMPRODUCT([.$D$8:.$D$57]; [.J942:.J991])" office:value-type="float" office:value="1.20885395512788E+234" calcext:value-type="float">
            <text:p>1.20885395512788E+2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91] + 1" office:value-type="float" office:value="934" calcext:value-type="float">
            <text:p>934</text:p>
          </table:table-cell>
          <table:table-cell table:style-name="ce14" table:formula="of:=SIN(0.8 * [.$I992])" office:value-type="float" office:value="-0.478592983750461" calcext:value-type="float">
            <text:p>-0.478592983750461</text:p>
          </table:table-cell>
          <table:table-cell table:formula="of:=-SUMPRODUCT([.$G$8:.$G$56]; [.K943:.K991]) + SUMPRODUCT([.$D$8:.$D$57]; [.J943:.J992])" office:value-type="float" office:value="-2.15970346691845E+234" calcext:value-type="float">
            <text:p>-2.15970346691845E+2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92] + 1" office:value-type="float" office:value="935" calcext:value-type="float">
            <text:p>935</text:p>
          </table:table-cell>
          <table:table-cell table:style-name="ce14" table:formula="of:=SIN(0.8 * [.$I993])" office:value-type="float" office:value="0.296426158325582" calcext:value-type="float">
            <text:p>0.296426158325582</text:p>
          </table:table-cell>
          <table:table-cell table:formula="of:=-SUMPRODUCT([.$G$8:.$G$56]; [.K944:.K992]) + SUMPRODUCT([.$D$8:.$D$57]; [.J944:.J993])" office:value-type="float" office:value="3.85846366737176E+234" calcext:value-type="float">
            <text:p>3.85846366737176E+2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93] + 1" office:value-type="float" office:value="936" calcext:value-type="float">
            <text:p>936</text:p>
          </table:table-cell>
          <table:table-cell table:style-name="ce14" table:formula="of:=SIN(0.8 * [.$I994])" office:value-type="float" office:value="0.891637170413434" calcext:value-type="float">
            <text:p>0.891637170413434</text:p>
          </table:table-cell>
          <table:table-cell table:formula="of:=-SUMPRODUCT([.$G$8:.$G$56]; [.K945:.K993]) + SUMPRODUCT([.$D$8:.$D$57]; [.J945:.J994])" office:value-type="float" office:value="-6.89341944413799E+234" calcext:value-type="float">
            <text:p>-6.89341944413799E+23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94] + 1" office:value-type="float" office:value="937" calcext:value-type="float">
            <text:p>937</text:p>
          </table:table-cell>
          <table:table-cell table:style-name="ce14" table:formula="of:=SIN(0.8 * [.$I995])" office:value-type="float" office:value="0.945993039535045" calcext:value-type="float">
            <text:p>0.945993039535045</text:p>
          </table:table-cell>
          <table:table-cell table:formula="of:=-SUMPRODUCT([.$G$8:.$G$56]; [.K946:.K994]) + SUMPRODUCT([.$D$8:.$D$57]; [.J946:.J995])" office:value-type="float" office:value="1.23155835403235E+235" calcext:value-type="float">
            <text:p>1.23155835403235E+2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95] + 1" office:value-type="float" office:value="938" calcext:value-type="float">
            <text:p>938</text:p>
          </table:table-cell>
          <table:table-cell table:style-name="ce14" table:formula="of:=SIN(0.8 * [.$I996])" office:value-type="float" office:value="0.426522224866062" calcext:value-type="float">
            <text:p>0.426522224866062</text:p>
          </table:table-cell>
          <table:table-cell table:formula="of:=-SUMPRODUCT([.$G$8:.$G$56]; [.K947:.K995]) + SUMPRODUCT([.$D$8:.$D$57]; [.J947:.J996])" office:value-type="float" office:value="-2.20026648846483E+235" calcext:value-type="float">
            <text:p>-2.20026648846483E+2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96] + 1" office:value-type="float" office:value="939" calcext:value-type="float">
            <text:p>939</text:p>
          </table:table-cell>
          <table:table-cell table:style-name="ce14" table:formula="of:=SIN(0.8 * [.$I997])" office:value-type="float" office:value="-0.351671248035233" calcext:value-type="float">
            <text:p>-0.351671248035233</text:p>
          </table:table-cell>
          <table:table-cell table:formula="of:=-SUMPRODUCT([.$G$8:.$G$56]; [.K948:.K996]) + SUMPRODUCT([.$D$8:.$D$57]; [.J948:.J997])" office:value-type="float" office:value="3.93093238693112E+235" calcext:value-type="float">
            <text:p>3.93093238693112E+2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97] + 1" office:value-type="float" office:value="940" calcext:value-type="float">
            <text:p>940</text:p>
          </table:table-cell>
          <table:table-cell table:style-name="ce14" table:formula="of:=SIN(0.8 * [.$I998])" office:value-type="float" office:value="-0.916545660847321" calcext:value-type="float">
            <text:p>-0.916545660847321</text:p>
          </table:table-cell>
          <table:table-cell table:formula="of:=-SUMPRODUCT([.$G$8:.$G$56]; [.K949:.K997]) + SUMPRODUCT([.$D$8:.$D$57]; [.J949:.J998])" office:value-type="float" office:value="-7.02288995975453E+235" calcext:value-type="float">
            <text:p>-7.02288995975453E+23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98] + 1" office:value-type="float" office:value="941" calcext:value-type="float">
            <text:p>941</text:p>
          </table:table-cell>
          <table:table-cell table:style-name="ce14" table:formula="of:=SIN(0.8 * [.$I999])" office:value-type="float" office:value="-0.92545577463555" calcext:value-type="float">
            <text:p>-0.92545577463555</text:p>
          </table:table-cell>
          <table:table-cell table:formula="of:=-SUMPRODUCT([.$G$8:.$G$56]; [.K950:.K998]) + SUMPRODUCT([.$D$8:.$D$57]; [.J950:.J999])" office:value-type="float" office:value="1.25468918139612E+236" calcext:value-type="float">
            <text:p>1.25468918139612E+2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999] + 1" office:value-type="float" office:value="942" calcext:value-type="float">
            <text:p>942</text:p>
          </table:table-cell>
          <table:table-cell table:style-name="ce14" table:formula="of:=SIN(0.8 * [.$I1000])" office:value-type="float" office:value="-0.372996833938071" calcext:value-type="float">
            <text:p>-0.372996833938071</text:p>
          </table:table-cell>
          <table:table-cell table:formula="of:=-SUMPRODUCT([.$G$8:.$G$56]; [.K951:.K999]) + SUMPRODUCT([.$D$8:.$D$57]; [.J951:.J1000])" office:value-type="float" office:value="-2.24159135474691E+236" calcext:value-type="float">
            <text:p>-2.24159135474691E+2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00] + 1" office:value-type="float" office:value="943" calcext:value-type="float">
            <text:p>943</text:p>
          </table:table-cell>
          <table:table-cell table:style-name="ce14" table:formula="of:=SIN(0.8 * [.$I1001])" office:value-type="float" office:value="0.405716981095919" calcext:value-type="float">
            <text:p>0.405716981095919</text:p>
          </table:table-cell>
          <table:table-cell table:formula="of:=-SUMPRODUCT([.$G$8:.$G$56]; [.K952:.K1000]) + SUMPRODUCT([.$D$8:.$D$57]; [.J952:.J1001])" office:value-type="float" office:value="4.00476219623172E+236" calcext:value-type="float">
            <text:p>4.00476219623172E+2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01] + 1" office:value-type="float" office:value="944" calcext:value-type="float">
            <text:p>944</text:p>
          </table:table-cell>
          <table:table-cell table:style-name="ce14" table:formula="of:=SIN(0.8 * [.$I1002])" office:value-type="float" office:value="0.938328319589134" calcext:value-type="float">
            <text:p>0.938328319589134</text:p>
          </table:table-cell>
          <table:table-cell table:formula="of:=-SUMPRODUCT([.$G$8:.$G$56]; [.K953:.K1001]) + SUMPRODUCT([.$D$8:.$D$57]; [.J953:.J1002])" office:value-type="float" office:value="-7.15479215888458E+236" calcext:value-type="float">
            <text:p>-7.15479215888458E+23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02] + 1" office:value-type="float" office:value="945" calcext:value-type="float">
            <text:p>945</text:p>
          </table:table-cell>
          <table:table-cell table:style-name="ce14" table:formula="of:=SIN(0.8 * [.$I1003])" office:value-type="float" office:value="0.90176229056057" calcext:value-type="float">
            <text:p>0.90176229056057</text:p>
          </table:table-cell>
          <table:table-cell table:formula="of:=-SUMPRODUCT([.$G$8:.$G$56]; [.K954:.K1002]) + SUMPRODUCT([.$D$8:.$D$57]; [.J954:.J1003])" office:value-type="float" office:value="1.27825444629408E+237" calcext:value-type="float">
            <text:p>1.27825444629408E+2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03] + 1" office:value-type="float" office:value="946" calcext:value-type="float">
            <text:p>946</text:p>
          </table:table-cell>
          <table:table-cell table:style-name="ce14" table:formula="of:=SIN(0.8 * [.$I1004])" office:value-type="float" office:value="0.318199356550409" calcext:value-type="float">
            <text:p>0.318199356550409</text:p>
          </table:table-cell>
          <table:table-cell table:formula="of:=-SUMPRODUCT([.$G$8:.$G$56]; [.K955:.K1003]) + SUMPRODUCT([.$D$8:.$D$57]; [.J955:.J1004])" office:value-type="float" office:value="-2.28369237454594E+237" calcext:value-type="float">
            <text:p>-2.28369237454594E+2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04] + 1" office:value-type="float" office:value="947" calcext:value-type="float">
            <text:p>947</text:p>
          </table:table-cell>
          <table:table-cell table:style-name="ce14" table:formula="of:=SIN(0.8 * [.$I1005])" office:value-type="float" office:value="-0.458379037323156" calcext:value-type="float">
            <text:p>-0.458379037323156</text:p>
          </table:table-cell>
          <table:table-cell table:formula="of:=-SUMPRODUCT([.$G$8:.$G$56]; [.K956:.K1004]) + SUMPRODUCT([.$D$8:.$D$57]; [.J956:.J1005])" office:value-type="float" office:value="4.07997865892769E+237" calcext:value-type="float">
            <text:p>4.07997865892769E+2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05] + 1" office:value-type="float" office:value="948" calcext:value-type="float">
            <text:p>948</text:p>
          </table:table-cell>
          <table:table-cell table:style-name="ce14" table:formula="of:=SIN(0.8 * [.$I1006])" office:value-type="float" office:value="-0.956910858004844" calcext:value-type="float">
            <text:p>-0.956910858004844</text:p>
          </table:table-cell>
          <table:table-cell table:formula="of:=-SUMPRODUCT([.$G$8:.$G$56]; [.K957:.K1005]) + SUMPRODUCT([.$D$8:.$D$57]; [.J957:.J1006])" office:value-type="float" office:value="-7.2891717128123E+237" calcext:value-type="float">
            <text:p>-7.2891717128123E+23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06] + 1" office:value-type="float" office:value="949" calcext:value-type="float">
            <text:p>949</text:p>
          </table:table-cell>
          <table:table-cell table:style-name="ce14" table:formula="of:=SIN(0.8 * [.$I1007])" office:value-type="float" office:value="-0.87499339271499" calcext:value-type="float">
            <text:p>-0.87499339271499</text:p>
          </table:table-cell>
          <table:table-cell table:formula="of:=-SUMPRODUCT([.$G$8:.$G$56]; [.K958:.K1006]) + SUMPRODUCT([.$D$8:.$D$57]; [.J958:.J1007])" office:value-type="float" office:value="1.30226230822558E+238" calcext:value-type="float">
            <text:p>1.30226230822558E+2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07] + 1" office:value-type="float" office:value="950" calcext:value-type="float">
            <text:p>950</text:p>
          </table:table-cell>
          <table:table-cell table:style-name="ce14" table:formula="of:=SIN(0.8 * [.$I1008])" office:value-type="float" office:value="-0.262316676673233" calcext:value-type="float">
            <text:p>-0.262316676673233</text:p>
          </table:table-cell>
          <table:table-cell table:formula="of:=-SUMPRODUCT([.$G$8:.$G$56]; [.K959:.K1007]) + SUMPRODUCT([.$D$8:.$D$57]; [.J959:.J1008])" office:value-type="float" office:value="-2.32658412538716E+238" calcext:value-type="float">
            <text:p>-2.32658412538716E+2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08] + 1" office:value-type="float" office:value="951" calcext:value-type="float">
            <text:p>951</text:p>
          </table:table-cell>
          <table:table-cell table:style-name="ce14" table:formula="of:=SIN(0.8 * [.$I1009])" office:value-type="float" office:value="0.509477815491388" calcext:value-type="float">
            <text:p>0.509477815491388</text:p>
          </table:table-cell>
          <table:table-cell table:formula="of:=-SUMPRODUCT([.$G$8:.$G$56]; [.K960:.K1008]) + SUMPRODUCT([.$D$8:.$D$57]; [.J960:.J1009])" office:value-type="float" office:value="4.1566078188035E+238" calcext:value-type="float">
            <text:p>4.1566078188035E+2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09] + 1" office:value-type="float" office:value="952" calcext:value-type="float">
            <text:p>952</text:p>
          </table:table-cell>
          <table:table-cell table:style-name="ce14" table:formula="of:=SIN(0.8 * [.$I1010])" office:value-type="float" office:value="0.972229901305862" calcext:value-type="float">
            <text:p>0.972229901305862</text:p>
          </table:table-cell>
          <table:table-cell table:formula="of:=-SUMPRODUCT([.$G$8:.$G$56]; [.K961:.K1009]) + SUMPRODUCT([.$D$8:.$D$57]; [.J961:.J1010])" office:value-type="float" office:value="-7.42607515060874E+238" calcext:value-type="float">
            <text:p>-7.42607515060874E+23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10] + 1" office:value-type="float" office:value="953" calcext:value-type="float">
            <text:p>953</text:p>
          </table:table-cell>
          <table:table-cell table:style-name="ce14" table:formula="of:=SIN(0.8 * [.$I1011])" office:value-type="float" office:value="0.845240375044067" calcext:value-type="float">
            <text:p>0.845240375044067</text:p>
          </table:table-cell>
          <table:table-cell table:formula="of:=-SUMPRODUCT([.$G$8:.$G$56]; [.K962:.K1010]) + SUMPRODUCT([.$D$8:.$D$57]; [.J962:.J1011])" office:value-type="float" office:value="1.32672107993972E+239" calcext:value-type="float">
            <text:p>1.32672107993972E+2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11] + 1" office:value-type="float" office:value="954" calcext:value-type="float">
            <text:p>954</text:p>
          </table:table-cell>
          <table:table-cell table:style-name="ce14" table:formula="of:=SIN(0.8 * [.$I1012])" office:value-type="float" office:value="0.205539379302793" calcext:value-type="float">
            <text:p>0.205539379302793</text:p>
          </table:table-cell>
          <table:table-cell table:formula="of:=-SUMPRODUCT([.$G$8:.$G$56]; [.K963:.K1011]) + SUMPRODUCT([.$D$8:.$D$57]; [.J963:.J1012])" office:value-type="float" office:value="-2.37028145858735E+239" calcext:value-type="float">
            <text:p>-2.37028145858735E+2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12] + 1" office:value-type="float" office:value="955" calcext:value-type="float">
            <text:p>955</text:p>
          </table:table-cell>
          <table:table-cell table:style-name="ce14" table:formula="of:=SIN(0.8 * [.$I1013])" office:value-type="float" office:value="-0.558839045853367" calcext:value-type="float">
            <text:p>-0.558839045853367</text:p>
          </table:table-cell>
          <table:table-cell table:formula="of:=-SUMPRODUCT([.$G$8:.$G$56]; [.K964:.K1012]) + SUMPRODUCT([.$D$8:.$D$57]; [.J964:.J1013])" office:value-type="float" office:value="4.23467620879156E+239" calcext:value-type="float">
            <text:p>4.23467620879156E+2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13] + 1" office:value-type="float" office:value="956" calcext:value-type="float">
            <text:p>956</text:p>
          </table:table-cell>
          <table:table-cell table:style-name="ce14" table:formula="of:=SIN(0.8 * [.$I1014])" office:value-type="float" office:value="-0.984233204685359" calcext:value-type="float">
            <text:p>-0.984233204685359</text:p>
          </table:table-cell>
          <table:table-cell table:formula="of:=-SUMPRODUCT([.$G$8:.$G$56]; [.K965:.K1013]) + SUMPRODUCT([.$D$8:.$D$57]; [.J965:.J1014])" office:value-type="float" office:value="-7.56554987524254E+239" calcext:value-type="float">
            <text:p>-7.56554987524254E+23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14] + 1" office:value-type="float" office:value="957" calcext:value-type="float">
            <text:p>957</text:p>
          </table:table-cell>
          <table:table-cell table:style-name="ce14" table:formula="of:=SIN(0.8 * [.$I1015])" office:value-type="float" office:value="-0.812604708679639" calcext:value-type="float">
            <text:p>-0.812604708679639</text:p>
          </table:table-cell>
          <table:table-cell table:formula="of:=-SUMPRODUCT([.$G$8:.$G$56]; [.K966:.K1014]) + SUMPRODUCT([.$D$8:.$D$57]; [.J966:.J1015])" office:value-type="float" office:value="1.35163923031358E+240" calcext:value-type="float">
            <text:p>1.35163923031358E+2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15] + 1" office:value-type="float" office:value="958" calcext:value-type="float">
            <text:p>958</text:p>
          </table:table-cell>
          <table:table-cell table:style-name="ce14" table:formula="of:=SIN(0.8 * [.$I1016])" office:value-type="float" office:value="-0.148061100483001" calcext:value-type="float">
            <text:p>-0.148061100483001</text:p>
          </table:table-cell>
          <table:table-cell table:formula="of:=-SUMPRODUCT([.$G$8:.$G$56]; [.K967:.K1015]) + SUMPRODUCT([.$D$8:.$D$57]; [.J967:.J1016])" office:value-type="float" office:value="-2.41479950439705E+240" calcext:value-type="float">
            <text:p>-2.41479950439705E+2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16] + 1" office:value-type="float" office:value="959" calcext:value-type="float">
            <text:p>959</text:p>
          </table:table-cell>
          <table:table-cell table:style-name="ce14" table:formula="of:=SIN(0.8 * [.$I1017])" office:value-type="float" office:value="0.606294384479915" calcext:value-type="float">
            <text:p>0.606294384479915</text:p>
          </table:table-cell>
          <table:table-cell table:formula="of:=-SUMPRODUCT([.$G$8:.$G$56]; [.K968:.K1016]) + SUMPRODUCT([.$D$8:.$D$57]; [.J968:.J1017])" office:value-type="float" office:value="4.31421086015933E+240" calcext:value-type="float">
            <text:p>4.31421086015933E+2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17] + 1" office:value-type="float" office:value="960" calcext:value-type="float">
            <text:p>960</text:p>
          </table:table-cell>
          <table:table-cell table:style-name="ce14" table:formula="of:=SIN(0.8 * [.$I1018])" office:value-type="float" office:value="0.992879831496356" calcext:value-type="float">
            <text:p>0.992879831496356</text:p>
          </table:table-cell>
          <table:table-cell table:formula="of:=-SUMPRODUCT([.$G$8:.$G$56]; [.K969:.K1017]) + SUMPRODUCT([.$D$8:.$D$57]; [.J969:.J1018])" office:value-type="float" office:value="-7.70764417999332E+240" calcext:value-type="float">
            <text:p>-7.70764417999332E+24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18] + 1" office:value-type="float" office:value="961" calcext:value-type="float">
            <text:p>961</text:p>
          </table:table-cell>
          <table:table-cell table:style-name="ce14" table:formula="of:=SIN(0.8 * [.$I1019])" office:value-type="float" office:value="0.777197695878083" calcext:value-type="float">
            <text:p>0.777197695878083</text:p>
          </table:table-cell>
          <table:table-cell table:formula="of:=-SUMPRODUCT([.$G$8:.$G$56]; [.K970:.K1018]) + SUMPRODUCT([.$D$8:.$D$57]; [.J970:.J1019])" office:value-type="float" office:value="1.37702538728464E+241" calcext:value-type="float">
            <text:p>1.37702538728464E+2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19] + 1" office:value-type="float" office:value="962" calcext:value-type="float">
            <text:p>962</text:p>
          </table:table-cell>
          <table:table-cell table:style-name="ce14" table:formula="of:=SIN(0.8 * [.$I1020])" office:value-type="float" office:value="0.0900778669184996" calcext:value-type="float">
            <text:p>0.0900778669184996</text:p>
          </table:table-cell>
          <table:table-cell table:formula="of:=-SUMPRODUCT([.$G$8:.$G$56]; [.K971:.K1019]) + SUMPRODUCT([.$D$8:.$D$57]; [.J971:.J1020])" office:value-type="float" office:value="-2.46015367723949E+241" calcext:value-type="float">
            <text:p>-2.46015367723949E+2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20] + 1" office:value-type="float" office:value="963" calcext:value-type="float">
            <text:p>963</text:p>
          </table:table-cell>
          <table:table-cell table:style-name="ce14" table:formula="of:=SIN(0.8 * [.$I1021])" office:value-type="float" office:value="-0.651681987386547" calcext:value-type="float">
            <text:p>-0.651681987386547</text:p>
          </table:table-cell>
          <table:table-cell table:formula="of:=-SUMPRODUCT([.$G$8:.$G$56]; [.K972:.K1020]) + SUMPRODUCT([.$D$8:.$D$57]; [.J972:.J1021])" office:value-type="float" office:value="4.39523931186892E+241" calcext:value-type="float">
            <text:p>4.39523931186892E+2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21] + 1" office:value-type="float" office:value="964" calcext:value-type="float">
            <text:p>964</text:p>
          </table:table-cell>
          <table:table-cell table:style-name="ce14" table:formula="of:=SIN(0.8 * [.$I1022])" office:value-type="float" office:value="-0.998140292864248" calcext:value-type="float">
            <text:p>-0.998140292864248</text:p>
          </table:table-cell>
          <table:table-cell table:formula="of:=-SUMPRODUCT([.$G$8:.$G$56]; [.K973:.K1021]) + SUMPRODUCT([.$D$8:.$D$57]; [.J973:.J1022])" office:value-type="float" office:value="-7.85240726517322E+241" calcext:value-type="float">
            <text:p>-7.85240726517322E+24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22] + 1" office:value-type="float" office:value="965" calcext:value-type="float">
            <text:p>965</text:p>
          </table:table-cell>
          <table:table-cell table:style-name="ce14" table:formula="of:=SIN(0.8 * [.$I1023])" office:value-type="float" office:value="-0.739140090430038" calcext:value-type="float">
            <text:p>-0.739140090430038</text:p>
          </table:table-cell>
          <table:table-cell table:formula="of:=-SUMPRODUCT([.$G$8:.$G$56]; [.K974:.K1022]) + SUMPRODUCT([.$D$8:.$D$57]; [.J974:.J1023])" office:value-type="float" office:value="1.40288834083818E+242" calcext:value-type="float">
            <text:p>1.40288834083818E+2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23] + 1" office:value-type="float" office:value="966" calcext:value-type="float">
            <text:p>966</text:p>
          </table:table-cell>
          <table:table-cell table:style-name="ce14" table:formula="of:=SIN(0.8 * [.$I1024])" office:value-type="float" office:value="-0.0317874274358565" calcext:value-type="float">
            <text:p>-0.0317874274358565</text:p>
          </table:table-cell>
          <table:table-cell table:formula="of:=-SUMPRODUCT([.$G$8:.$G$56]; [.K975:.K1023]) + SUMPRODUCT([.$D$8:.$D$57]; [.J975:.J1024])" office:value-type="float" office:value="-2.5063596810478E+242" calcext:value-type="float">
            <text:p>-2.5063596810478E+2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24] + 1" office:value-type="float" office:value="967" calcext:value-type="float">
            <text:p>967</text:p>
          </table:table-cell>
          <table:table-cell table:style-name="ce14" table:formula="of:=SIN(0.8 * [.$I1025])" office:value-type="float" office:value="0.694847062495081" calcext:value-type="float">
            <text:p>0.694847062495081</text:p>
          </table:table-cell>
          <table:table-cell table:formula="of:=-SUMPRODUCT([.$G$8:.$G$56]; [.K976:.K1024]) + SUMPRODUCT([.$D$8:.$D$57]; [.J976:.J1025])" office:value-type="float" office:value="4.47778962011248E+242" calcext:value-type="float">
            <text:p>4.47778962011248E+2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25] + 1" office:value-type="float" office:value="968" calcext:value-type="float">
            <text:p>968</text:p>
          </table:table-cell>
          <table:table-cell table:style-name="ce14" table:formula="of:=SIN(0.8 * [.$I1026])" office:value-type="float" office:value="0.999996648256877" calcext:value-type="float">
            <text:p>0.999996648256877</text:p>
          </table:table-cell>
          <table:table-cell table:formula="of:=-SUMPRODUCT([.$G$8:.$G$56]; [.K977:.K1025]) + SUMPRODUCT([.$D$8:.$D$57]; [.J977:.J1026])" office:value-type="float" office:value="-7.99988925516261E+242" calcext:value-type="float">
            <text:p>-7.99988925516261E+24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26] + 1" office:value-type="float" office:value="969" calcext:value-type="float">
            <text:p>969</text:p>
          </table:table-cell>
          <table:table-cell table:style-name="ce14" table:formula="of:=SIN(0.8 * [.$I1027])" office:value-type="float" office:value="0.698561685835394" calcext:value-type="float">
            <text:p>0.698561685835394</text:p>
          </table:table-cell>
          <table:table-cell table:formula="of:=-SUMPRODUCT([.$G$8:.$G$56]; [.K978:.K1026]) + SUMPRODUCT([.$D$8:.$D$57]; [.J978:.J1027])" office:value-type="float" office:value="1.42923704605083E+243" calcext:value-type="float">
            <text:p>1.42923704605083E+2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27] + 1" office:value-type="float" office:value="970" calcext:value-type="float">
            <text:p>970</text:p>
          </table:table-cell>
          <table:table-cell table:style-name="ce14" table:formula="of:=SIN(0.8 * [.$I1028])" office:value-type="float" office:value="-0.0266114214280698" calcext:value-type="float">
            <text:p>-0.0266114214280698</text:p>
          </table:table-cell>
          <table:table-cell table:formula="of:=-SUMPRODUCT([.$G$8:.$G$56]; [.K979:.K1027]) + SUMPRODUCT([.$D$8:.$D$57]; [.J979:.J1028])" office:value-type="float" office:value="-2.55343351470254E+243" calcext:value-type="float">
            <text:p>-2.55343351470254E+2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28] + 1" office:value-type="float" office:value="971" calcext:value-type="float">
            <text:p>971</text:p>
          </table:table-cell>
          <table:table-cell table:style-name="ce14" table:formula="of:=SIN(0.8 * [.$I1029])" office:value-type="float" office:value="-0.735642397543858" calcext:value-type="float">
            <text:p>-0.735642397543858</text:p>
          </table:table-cell>
          <table:table-cell table:formula="of:=-SUMPRODUCT([.$G$8:.$G$56]; [.K980:.K1028]) + SUMPRODUCT([.$D$8:.$D$57]; [.J980:.J1029])" office:value-type="float" office:value="4.56189036802669E+243" calcext:value-type="float">
            <text:p>4.56189036802669E+2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29] + 1" office:value-type="float" office:value="972" calcext:value-type="float">
            <text:p>972</text:p>
          </table:table-cell>
          <table:table-cell table:style-name="ce14" table:formula="of:=SIN(0.8 * [.$I1030])" office:value-type="float" office:value="-0.99844256666996" calcext:value-type="float">
            <text:p>-0.99844256666996</text:p>
          </table:table-cell>
          <table:table-cell table:formula="of:=-SUMPRODUCT([.$G$8:.$G$56]; [.K981:.K1029]) + SUMPRODUCT([.$D$8:.$D$57]; [.J981:.J1030])" office:value-type="float" office:value="-8.15014121576569E+243" calcext:value-type="float">
            <text:p>-8.15014121576569E+24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30] + 1" office:value-type="float" office:value="973" calcext:value-type="float">
            <text:p>973</text:p>
          </table:table-cell>
          <table:table-cell table:style-name="ce14" table:formula="of:=SIN(0.8 * [.$I1031])" office:value-type="float" office:value="-0.655600872649658" calcext:value-type="float">
            <text:p>-0.655600872649658</text:p>
          </table:table-cell>
          <table:table-cell table:formula="of:=-SUMPRODUCT([.$G$8:.$G$56]; [.K982:.K1030]) + SUMPRODUCT([.$D$8:.$D$57]; [.J982:.J1031])" office:value-type="float" office:value="1.45608062619128E+244" calcext:value-type="float">
            <text:p>1.45608062619128E+2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31] + 1" office:value-type="float" office:value="974" calcext:value-type="float">
            <text:p>974</text:p>
          </table:table-cell>
          <table:table-cell table:style-name="ce14" table:formula="of:=SIN(0.8 * [.$I1032])" office:value-type="float" office:value="0.0849195134121749" calcext:value-type="float">
            <text:p>0.0849195134121749</text:p>
          </table:table-cell>
          <table:table-cell table:formula="of:=-SUMPRODUCT([.$G$8:.$G$56]; [.K983:.K1031]) + SUMPRODUCT([.$D$8:.$D$57]; [.J983:.J1032])" office:value-type="float" office:value="-2.60139147757135E+244" calcext:value-type="float">
            <text:p>-2.60139147757135E+2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32] + 1" office:value-type="float" office:value="975" calcext:value-type="float">
            <text:p>975</text:p>
          </table:table-cell>
          <table:table-cell table:style-name="ce14" table:formula="of:=SIN(0.8 * [.$I1033])" office:value-type="float" office:value="0.77392886214718" calcext:value-type="float">
            <text:p>0.77392886214718</text:p>
          </table:table-cell>
          <table:table-cell table:formula="of:=-SUMPRODUCT([.$G$8:.$G$56]; [.K984:.K1032]) + SUMPRODUCT([.$D$8:.$D$57]; [.J984:.J1033])" office:value-type="float" office:value="4.64757067558969E+244" calcext:value-type="float">
            <text:p>4.64757067558969E+2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33] + 1" office:value-type="float" office:value="976" calcext:value-type="float">
            <text:p>976</text:p>
          </table:table-cell>
          <table:table-cell table:style-name="ce14" table:formula="of:=SIN(0.8 * [.$I1034])" office:value-type="float" office:value="0.99348334821857" calcext:value-type="float">
            <text:p>0.99348334821857</text:p>
          </table:table-cell>
          <table:table-cell table:formula="of:=-SUMPRODUCT([.$G$8:.$G$56]; [.K985:.K1033]) + SUMPRODUCT([.$D$8:.$D$57]; [.J985:.J1034])" office:value-type="float" office:value="-8.30321517189208E+244" calcext:value-type="float">
            <text:p>-8.30321517189208E+24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34] + 1" office:value-type="float" office:value="977" calcext:value-type="float">
            <text:p>977</text:p>
          </table:table-cell>
          <table:table-cell table:style-name="ce14" table:formula="of:=SIN(0.8 * [.$I1035])" office:value-type="float" office:value="0.610404166509943" calcext:value-type="float">
            <text:p>0.610404166509943</text:p>
          </table:table-cell>
          <table:table-cell table:formula="of:=-SUMPRODUCT([.$G$8:.$G$56]; [.K986:.K1034]) + SUMPRODUCT([.$D$8:.$D$57]; [.J986:.J1035])" office:value-type="float" office:value="1.48342837587922E+245" calcext:value-type="float">
            <text:p>1.48342837587922E+2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35] + 1" office:value-type="float" office:value="978" calcext:value-type="float">
            <text:p>978</text:p>
          </table:table-cell>
          <table:table-cell table:style-name="ce14" table:formula="of:=SIN(0.8 * [.$I1036])" office:value-type="float" office:value="-0.142937991776743" calcext:value-type="float">
            <text:p>-0.142937991776743</text:p>
          </table:table-cell>
          <table:table-cell table:formula="of:=-SUMPRODUCT([.$G$8:.$G$56]; [.K987:.K1035]) + SUMPRODUCT([.$D$8:.$D$57]; [.J987:.J1036])" office:value-type="float" office:value="-2.65025017515257E+245" calcext:value-type="float">
            <text:p>-2.65025017515257E+2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36] + 1" office:value-type="float" office:value="979" calcext:value-type="float">
            <text:p>979</text:p>
          </table:table-cell>
          <table:table-cell table:style-name="ce14" table:formula="of:=SIN(0.8 * [.$I1037])" office:value-type="float" office:value="-0.809575882292814" calcext:value-type="float">
            <text:p>-0.809575882292814</text:p>
          </table:table-cell>
          <table:table-cell table:formula="of:=-SUMPRODUCT([.$G$8:.$G$56]; [.K988:.K1036]) + SUMPRODUCT([.$D$8:.$D$57]; [.J988:.J1037])" office:value-type="float" office:value="4.73486020970394E+245" calcext:value-type="float">
            <text:p>4.73486020970394E+2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37] + 1" office:value-type="float" office:value="980" calcext:value-type="float">
            <text:p>980</text:p>
          </table:table-cell>
          <table:table-cell table:style-name="ce14" table:formula="of:=SIN(0.8 * [.$I1038])" office:value-type="float" office:value="-0.985135906061408" calcext:value-type="float">
            <text:p>-0.985135906061408</text:p>
          </table:table-cell>
          <table:table-cell table:formula="of:=-SUMPRODUCT([.$G$8:.$G$56]; [.K989:.K1037]) + SUMPRODUCT([.$D$8:.$D$57]; [.J989:.J1038])" office:value-type="float" office:value="-8.45916412557052E+245" calcext:value-type="float">
            <text:p>-8.45916412557052E+24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38] + 1" office:value-type="float" office:value="981" calcext:value-type="float">
            <text:p>981</text:p>
          </table:table-cell>
          <table:table-cell table:style-name="ce14" table:formula="of:=SIN(0.8 * [.$I1039])" office:value-type="float" office:value="-0.563125708450727" calcext:value-type="float">
            <text:p>-0.563125708450727</text:p>
          </table:table-cell>
          <table:table-cell table:formula="of:=-SUMPRODUCT([.$G$8:.$G$56]; [.K990:.K1038]) + SUMPRODUCT([.$D$8:.$D$57]; [.J990:.J1039])" office:value-type="float" office:value="1.51128976430359E+246" calcext:value-type="float">
            <text:p>1.51128976430359E+2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39] + 1" office:value-type="float" office:value="982" calcext:value-type="float">
            <text:p>982</text:p>
          </table:table-cell>
          <table:table-cell table:style-name="ce14" table:formula="of:=SIN(0.8 * [.$I1040])" office:value-type="float" office:value="0.200468987494369" calcext:value-type="float">
            <text:p>0.200468987494369</text:p>
          </table:table-cell>
          <table:table-cell table:formula="of:=-SUMPRODUCT([.$G$8:.$G$56]; [.K991:.K1039]) + SUMPRODUCT([.$D$8:.$D$57]; [.J991:.J1040])" office:value-type="float" office:value="-2.70002652482496E+246" calcext:value-type="float">
            <text:p>-2.70002652482496E+2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40] + 1" office:value-type="float" office:value="983" calcext:value-type="float">
            <text:p>983</text:p>
          </table:table-cell>
          <table:table-cell table:style-name="ce14" table:formula="of:=SIN(0.8 * [.$I1041])" office:value-type="float" office:value="0.842461885657505" calcext:value-type="float">
            <text:p>0.842461885657505</text:p>
          </table:table-cell>
          <table:table-cell table:formula="of:=-SUMPRODUCT([.$G$8:.$G$56]; [.K992:.K1040]) + SUMPRODUCT([.$D$8:.$D$57]; [.J992:.J1041])" office:value-type="float" office:value="4.82378919446837E+246" calcext:value-type="float">
            <text:p>4.82378919446837E+2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41] + 1" office:value-type="float" office:value="984" calcext:value-type="float">
            <text:p>984</text:p>
          </table:table-cell>
          <table:table-cell table:style-name="ce14" table:formula="of:=SIN(0.8 * [.$I1042])" office:value-type="float" office:value="0.973428708719284" calcext:value-type="float">
            <text:p>0.973428708719284</text:p>
          </table:table-cell>
          <table:table-cell table:formula="of:=-SUMPRODUCT([.$G$8:.$G$56]; [.K993:.K1041]) + SUMPRODUCT([.$D$8:.$D$57]; [.J993:.J1042])" office:value-type="float" office:value="-8.61804207430087E+246" calcext:value-type="float">
            <text:p>-8.61804207430087E+24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42] + 1" office:value-type="float" office:value="985" calcext:value-type="float">
            <text:p>985</text:p>
          </table:table-cell>
          <table:table-cell table:style-name="ce14" table:formula="of:=SIN(0.8 * [.$I1043])" office:value-type="float" office:value="0.51392673921429" calcext:value-type="float">
            <text:p>0.51392673921429</text:p>
          </table:table-cell>
          <table:table-cell table:formula="of:=-SUMPRODUCT([.$G$8:.$G$56]; [.K994:.K1042]) + SUMPRODUCT([.$D$8:.$D$57]; [.J994:.J1043])" office:value-type="float" office:value="1.53967443850136E+247" calcext:value-type="float">
            <text:p>1.53967443850136E+2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43] + 1" office:value-type="float" office:value="986" calcext:value-type="float">
            <text:p>986</text:p>
          </table:table-cell>
          <table:table-cell table:style-name="ce14" table:formula="of:=SIN(0.8 * [.$I1044])" office:value-type="float" office:value="-0.257316294072329" calcext:value-type="float">
            <text:p>-0.257316294072329</text:p>
          </table:table-cell>
          <table:table-cell table:formula="of:=-SUMPRODUCT([.$G$8:.$G$56]; [.K995:.K1043]) + SUMPRODUCT([.$D$8:.$D$57]; [.J995:.J1044])" office:value-type="float" office:value="-2.75073776170532E+247" calcext:value-type="float">
            <text:p>-2.75073776170532E+2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44] + 1" office:value-type="float" office:value="987" calcext:value-type="float">
            <text:p>987</text:p>
          </table:table-cell>
          <table:table-cell table:style-name="ce14" table:formula="of:=SIN(0.8 * [.$I1045])" office:value-type="float" office:value="-0.872474716223307" calcext:value-type="float">
            <text:p>-0.872474716223307</text:p>
          </table:table-cell>
          <table:table-cell table:formula="of:=-SUMPRODUCT([.$G$8:.$G$56]; [.K996:.K1044]) + SUMPRODUCT([.$D$8:.$D$57]; [.J996:.J1045])" office:value-type="float" office:value="4.91438842164356E+247" calcext:value-type="float">
            <text:p>4.91438842164356E+2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45] + 1" office:value-type="float" office:value="988" calcext:value-type="float">
            <text:p>988</text:p>
          </table:table-cell>
          <table:table-cell table:style-name="ce14" table:formula="of:=SIN(0.8 * [.$I1046])" office:value-type="float" office:value="-0.958401682984775" calcext:value-type="float">
            <text:p>-0.958401682984775</text:p>
          </table:table-cell>
          <table:table-cell table:formula="of:=-SUMPRODUCT([.$G$8:.$G$56]; [.K997:.K1045]) + SUMPRODUCT([.$D$8:.$D$57]; [.J997:.J1046])" office:value-type="float" office:value="-8.7799040297508E+247" calcext:value-type="float">
            <text:p>-8.7799040297508E+247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46] + 1" office:value-type="float" office:value="989" calcext:value-type="float">
            <text:p>989</text:p>
          </table:table-cell>
          <table:table-cell table:style-name="ce14" table:formula="of:=SIN(0.8 * [.$I1047])" office:value-type="float" office:value="-0.462975049346914" calcext:value-type="float">
            <text:p>-0.462975049346914</text:p>
          </table:table-cell>
          <table:table-cell table:formula="of:=-SUMPRODUCT([.$G$8:.$G$56]; [.K998:.K1046]) + SUMPRODUCT([.$D$8:.$D$57]; [.J998:.J1047])" office:value-type="float" office:value="1.56859222669773E+248" calcext:value-type="float">
            <text:p>1.56859222669773E+2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47] + 1" office:value-type="float" office:value="990" calcext:value-type="float">
            <text:p>990</text:p>
          </table:table-cell>
          <table:table-cell table:style-name="ce14" table:formula="of:=SIN(0.8 * [.$I1048])" office:value-type="float" office:value="0.313286036704091" calcext:value-type="float">
            <text:p>0.313286036704091</text:p>
          </table:table-cell>
          <table:table-cell table:formula="of:=-SUMPRODUCT([.$G$8:.$G$56]; [.K999:.K1047]) + SUMPRODUCT([.$D$8:.$D$57]; [.J999:.J1048])" office:value-type="float" office:value="-2.80240144461624E+248" calcext:value-type="float">
            <text:p>-2.80240144461624E+2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48] + 1" office:value-type="float" office:value="991" calcext:value-type="float">
            <text:p>991</text:p>
          </table:table-cell>
          <table:table-cell table:style-name="ce14" table:formula="of:=SIN(0.8 * [.$I1049])" office:value-type="float" office:value="0.899512016780014" calcext:value-type="float">
            <text:p>0.899512016780014</text:p>
          </table:table-cell>
          <table:table-cell table:formula="of:=-SUMPRODUCT([.$G$8:.$G$56]; [.K1000:.K1048]) + SUMPRODUCT([.$D$8:.$D$57]; [.J1000:.J1049])" office:value-type="float" office:value="5.00668926131337E+248" calcext:value-type="float">
            <text:p>5.00668926131337E+2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49] + 1" office:value-type="float" office:value="992" calcext:value-type="float">
            <text:p>992</text:p>
          </table:table-cell>
          <table:table-cell table:style-name="ce14" table:formula="of:=SIN(0.8 * [.$I1050])" office:value-type="float" office:value="0.940106077753943" calcext:value-type="float">
            <text:p>0.940106077753943</text:p>
          </table:table-cell>
          <table:table-cell table:formula="of:=-SUMPRODUCT([.$G$8:.$G$56]; [.K1001:.K1049]) + SUMPRODUCT([.$D$8:.$D$57]; [.J1001:.J1050])" office:value-type="float" office:value="-8.94480603680366E+248" calcext:value-type="float">
            <text:p>-8.94480603680366E+248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50] + 1" office:value-type="float" office:value="993" calcext:value-type="float">
            <text:p>993</text:p>
          </table:table-cell>
          <table:table-cell table:style-name="ce14" table:formula="of:=SIN(0.8 * [.$I1051])" office:value-type="float" office:value="0.410444406958393" calcext:value-type="float">
            <text:p>0.410444406958393</text:p>
          </table:table-cell>
          <table:table-cell table:formula="of:=-SUMPRODUCT([.$G$8:.$G$56]; [.K1002:.K1050]) + SUMPRODUCT([.$D$8:.$D$57]; [.J1002:.J1051])" office:value-type="float" office:value="1.59805314170927E+249" calcext:value-type="float">
            <text:p>1.59805314170927E+2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51] + 1" office:value-type="float" office:value="994" calcext:value-type="float">
            <text:p>994</text:p>
          </table:table-cell>
          <table:table-cell table:style-name="ce14" table:formula="of:=SIN(0.8 * [.$I1052])" office:value-type="float" office:value="-0.368187333470029" calcext:value-type="float">
            <text:p>-0.368187333470029</text:p>
          </table:table-cell>
          <table:table-cell table:formula="of:=-SUMPRODUCT([.$G$8:.$G$56]; [.K1003:.K1051]) + SUMPRODUCT([.$D$8:.$D$57]; [.J1003:.J1052])" office:value-type="float" office:value="-2.85503546216576E+249" calcext:value-type="float">
            <text:p>-2.85503546216576E+2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52] + 1" office:value-type="float" office:value="995" calcext:value-type="float">
            <text:p>995</text:p>
          </table:table-cell>
          <table:table-cell table:style-name="ce14" table:formula="of:=SIN(0.8 * [.$I1053])" office:value-type="float" office:value="-0.923481578008836" calcext:value-type="float">
            <text:p>-0.923481578008836</text:p>
          </table:table-cell>
          <table:table-cell table:formula="of:=-SUMPRODUCT([.$G$8:.$G$56]; [.K1004:.K1052]) + SUMPRODUCT([.$D$8:.$D$57]; [.J1004:.J1053])" office:value-type="float" office:value="5.10072367274691E+249" calcext:value-type="float">
            <text:p>5.10072367274691E+2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53] + 1" office:value-type="float" office:value="996" calcext:value-type="float">
            <text:p>996</text:p>
          </table:table-cell>
          <table:table-cell table:style-name="ce14" table:formula="of:=SIN(0.8 * [.$I1054])" office:value-type="float" office:value="-0.91860428924451" calcext:value-type="float">
            <text:p>-0.91860428924451</text:p>
          </table:table-cell>
          <table:table-cell table:formula="of:=-SUMPRODUCT([.$G$8:.$G$56]; [.K1005:.K1053]) + SUMPRODUCT([.$D$8:.$D$57]; [.J1005:.J1054])" office:value-type="float" office:value="-9.11280519296406E+249" calcext:value-type="float">
            <text:p>-9.11280519296406E+249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54] + 1" office:value-type="float" office:value="997" calcext:value-type="float">
            <text:p>997</text:p>
          </table:table-cell>
          <table:table-cell table:style-name="ce14" table:formula="of:=SIN(0.8 * [.$I1055])" office:value-type="float" office:value="-0.356513965094646" calcext:value-type="float">
            <text:p>-0.356513965094646</text:p>
          </table:table-cell>
          <table:table-cell table:formula="of:=-SUMPRODUCT([.$G$8:.$G$56]; [.K1006:.K1054]) + SUMPRODUCT([.$D$8:.$D$57]; [.J1006:.J1055])" office:value-type="float" office:value="1.62806738441079E+250" calcext:value-type="float">
            <text:p>1.62806738441079E+2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55] + 1" office:value-type="float" office:value="998" calcext:value-type="float">
            <text:p>998</text:p>
          </table:table-cell>
          <table:table-cell table:style-name="ce14" table:formula="of:=SIN(0.8 * [.$I1056])" office:value-type="float" office:value="0.42183294632977" calcext:value-type="float">
            <text:p>0.42183294632977</text:p>
          </table:table-cell>
          <table:table-cell table:formula="of:=-SUMPRODUCT([.$G$8:.$G$56]; [.K1007:.K1055]) + SUMPRODUCT([.$D$8:.$D$57]; [.J1007:.J1056])" office:value-type="float" office:value="-2.90865803894142E+250" calcext:value-type="float">
            <text:p>-2.90865803894142E+2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56] + 1" office:value-type="float" office:value="999" calcext:value-type="float">
            <text:p>999</text:p>
          </table:table-cell>
          <table:table-cell table:style-name="ce14" table:formula="of:=SIN(0.8 * [.$I1057])" office:value-type="float" office:value="0.944301652957852" calcext:value-type="float">
            <text:p>0.944301652957852</text:p>
          </table:table-cell>
          <table:table-cell table:formula="of:=-SUMPRODUCT([.$G$8:.$G$56]; [.K1008:.K1056]) + SUMPRODUCT([.$D$8:.$D$57]; [.J1008:.J1057])" office:value-type="float" office:value="5.19652421546444E+250" calcext:value-type="float">
            <text:p>5.19652421546444E+2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57] + 1" office:value-type="float" office:value="1000" calcext:value-type="float">
            <text:p>1000</text:p>
          </table:table-cell>
          <table:table-cell table:style-name="ce14" table:formula="of:=SIN(0.8 * [.$I1058])" office:value-type="float" office:value="0.893969648196987" calcext:value-type="float">
            <text:p>0.893969648196987</text:p>
          </table:table-cell>
          <table:table-cell table:formula="of:=-SUMPRODUCT([.$G$8:.$G$56]; [.K1009:.K1057]) + SUMPRODUCT([.$D$8:.$D$57]; [.J1009:.J1058])" office:value-type="float" office:value="-9.28395966812797E+250" calcext:value-type="float">
            <text:p>-9.28395966812797E+250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58] + 1" office:value-type="float" office:value="1001" calcext:value-type="float">
            <text:p>1001</text:p>
          </table:table-cell>
          <table:table-cell table:style-name="ce14" table:formula="of:=SIN(0.8 * [.$I1059])" office:value-type="float" office:value="0.301367650745241" calcext:value-type="float">
            <text:p>0.301367650745241</text:p>
          </table:table-cell>
          <table:table-cell table:formula="of:=-SUMPRODUCT([.$G$8:.$G$56]; [.K1010:.K1058]) + SUMPRODUCT([.$D$8:.$D$57]; [.J1010:.J1059])" office:value-type="float" office:value="1.65864534726744E+251" calcext:value-type="float">
            <text:p>1.65864534726744E+2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59] + 1" office:value-type="float" office:value="1002" calcext:value-type="float">
            <text:p>1002</text:p>
          </table:table-cell>
          <table:table-cell table:style-name="ce14" table:formula="of:=SIN(0.8 * [.$I1060])" office:value-type="float" office:value="-0.474039919688126" calcext:value-type="float">
            <text:p>-0.474039919688126</text:p>
          </table:table-cell>
          <table:table-cell table:formula="of:=-SUMPRODUCT([.$G$8:.$G$56]; [.K1011:.K1059]) + SUMPRODUCT([.$D$8:.$D$57]; [.J1011:.J1060])" office:value-type="float" office:value="-2.96328774182047E+251" calcext:value-type="float">
            <text:p>-2.96328774182047E+2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60] + 1" office:value-type="float" office:value="1003" calcext:value-type="float">
            <text:p>1003</text:p>
          </table:table-cell>
          <table:table-cell table:style-name="ce14" table:formula="of:=SIN(0.8 * [.$I1061])" office:value-type="float" office:value="-0.961901235835507" calcext:value-type="float">
            <text:p>-0.961901235835507</text:p>
          </table:table-cell>
          <table:table-cell table:formula="of:=-SUMPRODUCT([.$G$8:.$G$56]; [.K1012:.K1060]) + SUMPRODUCT([.$D$8:.$D$57]; [.J1012:.J1061])" office:value-type="float" office:value="5.29412406051117E+251" calcext:value-type="float">
            <text:p>5.29412406051117E+2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61] + 1" office:value-type="float" office:value="1004" calcext:value-type="float">
            <text:p>1004</text:p>
          </table:table-cell>
          <table:table-cell table:style-name="ce14" table:formula="of:=SIN(0.8 * [.$I1062])" office:value-type="float" office:value="-0.866286169783701" calcext:value-type="float">
            <text:p>-0.866286169783701</text:p>
          </table:table-cell>
          <table:table-cell table:formula="of:=-SUMPRODUCT([.$G$8:.$G$56]; [.K1013:.K1061]) + SUMPRODUCT([.$D$8:.$D$57]; [.J1013:.J1062])" office:value-type="float" office:value="-9.45832872472408E+251" calcext:value-type="float">
            <text:p>-9.45832872472408E+251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62] + 1" office:value-type="float" office:value="1005" calcext:value-type="float">
            <text:p>1005</text:p>
          </table:table-cell>
          <table:table-cell table:style-name="ce14" table:formula="of:=SIN(0.8 * [.$I1063])" office:value-type="float" office:value="-0.245193537570462" calcext:value-type="float">
            <text:p>-0.245193537570462</text:p>
          </table:table-cell>
          <table:table-cell table:formula="of:=-SUMPRODUCT([.$G$8:.$G$56]; [.K1014:.K1062]) + SUMPRODUCT([.$D$8:.$D$57]; [.J1014:.J1063])" office:value-type="float" office:value="1.6897976179331E+252" calcext:value-type="float">
            <text:p>1.6897976179331E+2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63] + 1" office:value-type="float" office:value="1006" calcext:value-type="float">
            <text:p>1006</text:p>
          </table:table-cell>
          <table:table-cell table:style-name="ce14" table:formula="of:=SIN(0.8 * [.$I1064])" office:value-type="float" office:value="0.52463020435595" calcext:value-type="float">
            <text:p>0.52463020435595</text:p>
          </table:table-cell>
          <table:table-cell table:formula="of:=-SUMPRODUCT([.$G$8:.$G$56]; [.K1015:.K1063]) + SUMPRODUCT([.$D$8:.$D$57]; [.J1015:.J1064])" office:value-type="float" office:value="-3.01894348639872E+252" calcext:value-type="float">
            <text:p>-3.01894348639872E+2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64] + 1" office:value-type="float" office:value="1007" calcext:value-type="float">
            <text:p>1007</text:p>
          </table:table-cell>
          <table:table-cell table:style-name="ce14" table:formula="of:=SIN(0.8 * [.$I1065])" office:value-type="float" office:value="0.976220304172313" calcext:value-type="float">
            <text:p>0.976220304172313</text:p>
          </table:table-cell>
          <table:table-cell table:formula="of:=-SUMPRODUCT([.$G$8:.$G$56]; [.K1016:.K1064]) + SUMPRODUCT([.$D$8:.$D$57]; [.J1016:.J1065])" office:value-type="float" office:value="5.39355700194275E+252" calcext:value-type="float">
            <text:p>5.39355700194275E+2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65] + 1" office:value-type="float" office:value="1008" calcext:value-type="float">
            <text:p>1008</text:p>
          </table:table-cell>
          <table:table-cell table:style-name="ce14" table:formula="of:=SIN(0.8 * [.$I1066])" office:value-type="float" office:value="0.83564826707969" calcext:value-type="float">
            <text:p>0.83564826707969</text:p>
          </table:table-cell>
          <table:table-cell table:formula="of:=-SUMPRODUCT([.$G$8:.$G$56]; [.K1017:.K1065]) + SUMPRODUCT([.$D$8:.$D$57]; [.J1017:.J1066])" office:value-type="float" office:value="-9.63597273823353E+252" calcext:value-type="float">
            <text:p>-9.63597273823353E+252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66] + 1" office:value-type="float" office:value="1009" calcext:value-type="float">
            <text:p>1009</text:p>
          </table:table-cell>
          <table:table-cell table:style-name="ce14" table:formula="of:=SIN(0.8 * [.$I1067])" office:value-type="float" office:value="0.188183204485127" calcext:value-type="float">
            <text:p>0.188183204485127</text:p>
          </table:table-cell>
          <table:table-cell table:formula="of:=-SUMPRODUCT([.$G$8:.$G$56]; [.K1018:.K1066]) + SUMPRODUCT([.$D$8:.$D$57]; [.J1018:.J1067])" office:value-type="float" office:value="1.72153498291637E+253" calcext:value-type="float">
            <text:p>1.72153498291637E+2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67] + 1" office:value-type="float" office:value="1010" calcext:value-type="float">
            <text:p>1010</text:p>
          </table:table-cell>
          <table:table-cell table:style-name="ce14" table:formula="of:=SIN(0.8 * [.$I1068])" office:value-type="float" office:value="-0.573431264777083" calcext:value-type="float">
            <text:p>-0.573431264777083</text:p>
          </table:table-cell>
          <table:table-cell table:formula="of:=-SUMPRODUCT([.$G$8:.$G$56]; [.K1019:.K1067]) + SUMPRODUCT([.$D$8:.$D$57]; [.J1019:.J1068])" office:value-type="float" office:value="-3.07564454354005E+253" calcext:value-type="float">
            <text:p>-3.07564454354005E+2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68] + 1" office:value-type="float" office:value="1011" calcext:value-type="float">
            <text:p>1011</text:p>
          </table:table-cell>
          <table:table-cell table:style-name="ce14" table:formula="of:=SIN(0.8 * [.$I1069])" office:value-type="float" office:value="-0.987210023524508" calcext:value-type="float">
            <text:p>-0.987210023524508</text:p>
          </table:table-cell>
          <table:table-cell table:formula="of:=-SUMPRODUCT([.$G$8:.$G$56]; [.K1020:.K1068]) + SUMPRODUCT([.$D$8:.$D$57]; [.J1020:.J1069])" office:value-type="float" office:value="5.49485746852651E+253" calcext:value-type="float">
            <text:p>5.49485746852651E+2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69] + 1" office:value-type="float" office:value="1012" calcext:value-type="float">
            <text:p>1012</text:p>
          </table:table-cell>
          <table:table-cell table:style-name="ce14" table:formula="of:=SIN(0.8 * [.$I1070])" office:value-type="float" office:value="-0.802160429071437" calcext:value-type="float">
            <text:p>-0.802160429071437</text:p>
          </table:table-cell>
          <table:table-cell table:formula="of:=-SUMPRODUCT([.$G$8:.$G$56]; [.K1021:.K1069]) + SUMPRODUCT([.$D$8:.$D$57]; [.J1021:.J1070])" office:value-type="float" office:value="-9.81695321809493E+253" calcext:value-type="float">
            <text:p>-9.81695321809493E+253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70] + 1" office:value-type="float" office:value="1013" calcext:value-type="float">
            <text:p>1013</text:p>
          </table:table-cell>
          <table:table-cell table:style-name="ce14" table:formula="of:=SIN(0.8 * [.$I1071])" office:value-type="float" office:value="-0.130531082289173" calcext:value-type="float">
            <text:p>-0.130531082289173</text:p>
          </table:table-cell>
          <table:table-cell table:formula="of:=-SUMPRODUCT([.$G$8:.$G$56]; [.K1022:.K1070]) + SUMPRODUCT([.$D$8:.$D$57]; [.J1022:.J1071])" office:value-type="float" office:value="1.75386843131543E+254" calcext:value-type="float">
            <text:p>1.75386843131543E+2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71] + 1" office:value-type="float" office:value="1014" calcext:value-type="float">
            <text:p>1014</text:p>
          </table:table-cell>
          <table:table-cell table:style-name="ce14" table:formula="of:=SIN(0.8 * [.$I1072])" office:value-type="float" office:value="0.620276667452879" calcext:value-type="float">
            <text:p>0.620276667452879</text:p>
          </table:table-cell>
          <table:table-cell table:formula="of:=-SUMPRODUCT([.$G$8:.$G$56]; [.K1023:.K1071]) + SUMPRODUCT([.$D$8:.$D$57]; [.J1023:.J1072])" office:value-type="float" office:value="-3.133410546049E+254" calcext:value-type="float">
            <text:p>-3.133410546049E+2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72] + 1" office:value-type="float" office:value="1015" calcext:value-type="float">
            <text:p>1015</text:p>
          </table:table-cell>
          <table:table-cell table:style-name="ce14" table:formula="of:=SIN(0.8 * [.$I1073])" office:value-type="float" office:value="0.994832914021145" calcext:value-type="float">
            <text:p>0.994832914021145</text:p>
          </table:table-cell>
          <table:table-cell table:formula="of:=-SUMPRODUCT([.$G$8:.$G$56]; [.K1024:.K1072]) + SUMPRODUCT([.$D$8:.$D$57]; [.J1024:.J1073])" office:value-type="float" office:value="5.59806053566244E+254" calcext:value-type="float">
            <text:p>5.59806053566244E+254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73] + 1" office:value-type="float" office:value="1016" calcext:value-type="float">
            <text:p>1016</text:p>
          </table:table-cell>
          <table:table-cell table:style-name="ce14" table:formula="of:=SIN(0.8 * [.$I1074])" office:value-type="float" office:value="0.765936864302893" calcext:value-type="float">
            <text:p>0.765936864302893</text:p>
          </table:table-cell>
          <table:table-cell table:formula="of:=-SUMPRODUCT([.$G$8:.$G$56]; [.K1025:.K1073]) + SUMPRODUCT([.$D$8:.$D$57]; [.J1025:.J1074])" office:value-type="float" office:value="-1.00013328290021E+255" calcext:value-type="float">
            <text:p>-1.00013328290021E+2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74] + 1" office:value-type="float" office:value="1017" calcext:value-type="float">
            <text:p>1017</text:p>
          </table:table-cell>
          <table:table-cell table:style-name="ce14" table:formula="of:=SIN(0.8 * [.$I1075])" office:value-type="float" office:value="0.0724337905712839" calcext:value-type="float">
            <text:p>0.0724337905712839</text:p>
          </table:table-cell>
          <table:table-cell table:formula="of:=-SUMPRODUCT([.$G$8:.$G$56]; [.K1026:.K1074]) + SUMPRODUCT([.$D$8:.$D$57]; [.J1026:.J1075])" office:value-type="float" office:value="1.78680915862298E+255" calcext:value-type="float">
            <text:p>1.78680915862298E+2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75] + 1" office:value-type="float" office:value="1018" calcext:value-type="float">
            <text:p>1018</text:p>
          </table:table-cell>
          <table:table-cell table:style-name="ce14" table:formula="of:=SIN(0.8 * [.$I1076])" office:value-type="float" office:value="-0.665006648554091" calcext:value-type="float">
            <text:p>-0.665006648554091</text:p>
          </table:table-cell>
          <table:table-cell table:formula="of:=-SUMPRODUCT([.$G$8:.$G$56]; [.K1027:.K1075]) + SUMPRODUCT([.$D$8:.$D$57]; [.J1027:.J1076])" office:value-type="float" office:value="-3.19226149546863E+255" calcext:value-type="float">
            <text:p>-3.19226149546863E+2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76] + 1" office:value-type="float" office:value="1019" calcext:value-type="float">
            <text:p>1019</text:p>
          </table:table-cell>
          <table:table-cell table:style-name="ce14" table:formula="of:=SIN(0.8 * [.$I1077])" office:value-type="float" office:value="-0.999062978187449" calcext:value-type="float">
            <text:p>-0.999062978187449</text:p>
          </table:table-cell>
          <table:table-cell table:formula="of:=-SUMPRODUCT([.$G$8:.$G$56]; [.K1028:.K1076]) + SUMPRODUCT([.$D$8:.$D$57]; [.J1028:.J1077])" office:value-type="float" office:value="5.70320193752812E+255" calcext:value-type="float">
            <text:p>5.70320193752812E+255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77] + 1" office:value-type="float" office:value="1020" calcext:value-type="float">
            <text:p>1020</text:p>
          </table:table-cell>
          <table:table-cell table:style-name="ce14" table:formula="of:=SIN(0.8 * [.$I1078])" office:value-type="float" office:value="-0.727101111373068" calcext:value-type="float">
            <text:p>-0.727101111373068</text:p>
          </table:table-cell>
          <table:table-cell table:formula="of:=-SUMPRODUCT([.$G$8:.$G$56]; [.K1029:.K1077]) + SUMPRODUCT([.$D$8:.$D$57]; [.J1029:.J1078])" office:value-type="float" office:value="-1.01891754126018E+256" calcext:value-type="float">
            <text:p>-1.01891754126018E+2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78] + 1" office:value-type="float" office:value="1021" calcext:value-type="float">
            <text:p>1021</text:p>
          </table:table-cell>
          <table:table-cell table:style-name="ce14" table:formula="of:=SIN(0.8 * [.$I1079])" office:value-type="float" office:value="-0.0140894671472972" calcext:value-type="float">
            <text:p>-0.0140894671472972</text:p>
          </table:table-cell>
          <table:table-cell table:formula="of:=-SUMPRODUCT([.$G$8:.$G$56]; [.K1030:.K1078]) + SUMPRODUCT([.$D$8:.$D$57]; [.J1030:.J1079])" office:value-type="float" office:value="1.82036857060277E+256" calcext:value-type="float">
            <text:p>1.82036857060277E+2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79] + 1" office:value-type="float" office:value="1022" calcext:value-type="float">
            <text:p>1022</text:p>
          </table:table-cell>
          <table:table-cell table:style-name="ce14" table:formula="of:=SIN(0.8 * [.$I1080])" office:value-type="float" office:value="0.707468658787772" calcext:value-type="float">
            <text:p>0.707468658787772</text:p>
          </table:table-cell>
          <table:table-cell table:formula="of:=-SUMPRODUCT([.$G$8:.$G$56]; [.K1031:.K1079]) + SUMPRODUCT([.$D$8:.$D$57]; [.J1031:.J1080])" office:value-type="float" office:value="-3.25221776900608E+256" calcext:value-type="float">
            <text:p>-3.25221776900608E+2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>
          <table:table-cell table:number-columns-repeated="8"/>
          <table:table-cell table:style-name="ce12" table:formula="of:=[.$I1080] + 1" office:value-type="float" office:value="1023" calcext:value-type="float">
            <text:p>1023</text:p>
          </table:table-cell>
          <table:table-cell table:style-name="ce14" table:formula="of:=SIN(0.8 * [.$I1081])" office:value-type="float" office:value="0.999885789607806" calcext:value-type="float">
            <text:p>0.999885789607806</text:p>
          </table:table-cell>
          <table:table-cell table:formula="of:=-SUMPRODUCT([.$G$8:.$G$56]; [.K1032:.K1080]) + SUMPRODUCT([.$D$8:.$D$57]; [.J1032:.J1081])" office:value-type="float" office:value="5.8103180794517E+256" calcext:value-type="float">
            <text:p>5.8103180794517E+256</text:p>
          </table:table-cell>
          <table:table-cell table:number-columns-repeated="2"/>
          <table:table-cell table:style-name="ce21"/>
          <table:table-cell table:number-columns-repeated="5"/>
        </table:table-row>
        <table:table-row table:style-name="ro1" table:number-rows-repeated="50">
          <table:table-cell table:number-columns-repeated="8"/>
          <table:table-cell table:style-name="ce12"/>
          <table:table-cell table:style-name="ce14"/>
          <table:table-cell table:number-columns-repeated="3"/>
          <table:table-cell table:style-name="ce21"/>
          <table:table-cell table:number-columns-repeated="5"/>
        </table:table-row>
        <table:table-row table:style-name="ro1" table:number-rows-repeated="29">
          <table:table-cell table:number-columns-repeated="8"/>
          <table:table-cell table:style-name="ce12"/>
          <table:table-cell table:style-name="ce14"/>
          <table:table-cell table:number-columns-repeated="9"/>
        </table:table-row>
        <table:table-row table:style-name="ro1">
          <table:table-cell table:number-columns-repeated="8"/>
          <table:table-cell table:style-name="ce12" table:formula="of:=IF([.I1160] &lt;&gt; &quot;&quot;; IF([.I1160] + 1 &lt;= [.$D$5] - 2; [.I116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61] &lt;&gt; &quot;&quot;; IF([.I1161] + 1 &lt;= [.$D$5] - 2; [.I116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62] &lt;&gt; &quot;&quot;; IF([.I1162] + 1 &lt;= [.$D$5] - 2; [.I116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63] &lt;&gt; &quot;&quot;; IF([.I1163] + 1 &lt;= [.$D$5] - 2; [.I116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64] &lt;&gt; &quot;&quot;; IF([.I1164] + 1 &lt;= [.$D$5] - 2; [.I116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65] &lt;&gt; &quot;&quot;; IF([.I1165] + 1 &lt;= [.$D$5] - 2; [.I116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66] &lt;&gt; &quot;&quot;; IF([.I1166] + 1 &lt;= [.$D$5] - 2; [.I116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67] &lt;&gt; &quot;&quot;; IF([.I1167] + 1 &lt;= [.$D$5] - 2; [.I116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68] &lt;&gt; &quot;&quot;; IF([.I1168] + 1 &lt;= [.$D$5] - 2; [.I116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69] &lt;&gt; &quot;&quot;; IF([.I1169] + 1 &lt;= [.$D$5] - 2; [.I116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70] &lt;&gt; &quot;&quot;; IF([.I1170] + 1 &lt;= [.$D$5] - 2; [.I117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71] &lt;&gt; &quot;&quot;; IF([.I1171] + 1 &lt;= [.$D$5] - 2; [.I117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72] &lt;&gt; &quot;&quot;; IF([.I1172] + 1 &lt;= [.$D$5] - 2; [.I117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73] &lt;&gt; &quot;&quot;; IF([.I1173] + 1 &lt;= [.$D$5] - 2; [.I117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74] &lt;&gt; &quot;&quot;; IF([.I1174] + 1 &lt;= [.$D$5] - 2; [.I117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75] &lt;&gt; &quot;&quot;; IF([.I1175] + 1 &lt;= [.$D$5] - 2; [.I117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76] &lt;&gt; &quot;&quot;; IF([.I1176] + 1 &lt;= [.$D$5] - 2; [.I117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77] &lt;&gt; &quot;&quot;; IF([.I1177] + 1 &lt;= [.$D$5] - 2; [.I117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78] &lt;&gt; &quot;&quot;; IF([.I1178] + 1 &lt;= [.$D$5] - 2; [.I117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79] &lt;&gt; &quot;&quot;; IF([.I1179] + 1 &lt;= [.$D$5] - 2; [.I117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80] &lt;&gt; &quot;&quot;; IF([.I1180] + 1 &lt;= [.$D$5] - 2; [.I118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81] &lt;&gt; &quot;&quot;; IF([.I1181] + 1 &lt;= [.$D$5] - 2; [.I118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82] &lt;&gt; &quot;&quot;; IF([.I1182] + 1 &lt;= [.$D$5] - 2; [.I118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83] &lt;&gt; &quot;&quot;; IF([.I1183] + 1 &lt;= [.$D$5] - 2; [.I118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84] &lt;&gt; &quot;&quot;; IF([.I1184] + 1 &lt;= [.$D$5] - 2; [.I118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85] &lt;&gt; &quot;&quot;; IF([.I1185] + 1 &lt;= [.$D$5] - 2; [.I118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86] &lt;&gt; &quot;&quot;; IF([.I1186] + 1 &lt;= [.$D$5] - 2; [.I118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87] &lt;&gt; &quot;&quot;; IF([.I1187] + 1 &lt;= [.$D$5] - 2; [.I118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88] &lt;&gt; &quot;&quot;; IF([.I1188] + 1 &lt;= [.$D$5] - 2; [.I118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89] &lt;&gt; &quot;&quot;; IF([.I1189] + 1 &lt;= [.$D$5] - 2; [.I118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90] &lt;&gt; &quot;&quot;; IF([.I1190] + 1 &lt;= [.$D$5] - 2; [.I119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91] &lt;&gt; &quot;&quot;; IF([.I1191] + 1 &lt;= [.$D$5] - 2; [.I119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92] &lt;&gt; &quot;&quot;; IF([.I1192] + 1 &lt;= [.$D$5] - 2; [.I119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93] &lt;&gt; &quot;&quot;; IF([.I1193] + 1 &lt;= [.$D$5] - 2; [.I119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94] &lt;&gt; &quot;&quot;; IF([.I1194] + 1 &lt;= [.$D$5] - 2; [.I119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95] &lt;&gt; &quot;&quot;; IF([.I1195] + 1 &lt;= [.$D$5] - 2; [.I119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96] &lt;&gt; &quot;&quot;; IF([.I1196] + 1 &lt;= [.$D$5] - 2; [.I119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97] &lt;&gt; &quot;&quot;; IF([.I1197] + 1 &lt;= [.$D$5] - 2; [.I119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98] &lt;&gt; &quot;&quot;; IF([.I1198] + 1 &lt;= [.$D$5] - 2; [.I119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199] &lt;&gt; &quot;&quot;; IF([.I1199] + 1 &lt;= [.$D$5] - 2; [.I119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00] &lt;&gt; &quot;&quot;; IF([.I1200] + 1 &lt;= [.$D$5] - 2; [.I120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01] &lt;&gt; &quot;&quot;; IF([.I1201] + 1 &lt;= [.$D$5] - 2; [.I120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02] &lt;&gt; &quot;&quot;; IF([.I1202] + 1 &lt;= [.$D$5] - 2; [.I120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03] &lt;&gt; &quot;&quot;; IF([.I1203] + 1 &lt;= [.$D$5] - 2; [.I120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04] &lt;&gt; &quot;&quot;; IF([.I1204] + 1 &lt;= [.$D$5] - 2; [.I120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05] &lt;&gt; &quot;&quot;; IF([.I1205] + 1 &lt;= [.$D$5] - 2; [.I120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06] &lt;&gt; &quot;&quot;; IF([.I1206] + 1 &lt;= [.$D$5] - 2; [.I120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07] &lt;&gt; &quot;&quot;; IF([.I1207] + 1 &lt;= [.$D$5] - 2; [.I120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08] &lt;&gt; &quot;&quot;; IF([.I1208] + 1 &lt;= [.$D$5] - 2; [.I120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09] &lt;&gt; &quot;&quot;; IF([.I1209] + 1 &lt;= [.$D$5] - 2; [.I120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10] &lt;&gt; &quot;&quot;; IF([.I1210] + 1 &lt;= [.$D$5] - 2; [.I121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11] &lt;&gt; &quot;&quot;; IF([.I1211] + 1 &lt;= [.$D$5] - 2; [.I121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12] &lt;&gt; &quot;&quot;; IF([.I1212] + 1 &lt;= [.$D$5] - 2; [.I121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13] &lt;&gt; &quot;&quot;; IF([.I1213] + 1 &lt;= [.$D$5] - 2; [.I121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14] &lt;&gt; &quot;&quot;; IF([.I1214] + 1 &lt;= [.$D$5] - 2; [.I121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15] &lt;&gt; &quot;&quot;; IF([.I1215] + 1 &lt;= [.$D$5] - 2; [.I121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16] &lt;&gt; &quot;&quot;; IF([.I1216] + 1 &lt;= [.$D$5] - 2; [.I121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17] &lt;&gt; &quot;&quot;; IF([.I1217] + 1 &lt;= [.$D$5] - 2; [.I121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18] &lt;&gt; &quot;&quot;; IF([.I1218] + 1 &lt;= [.$D$5] - 2; [.I121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19] &lt;&gt; &quot;&quot;; IF([.I1219] + 1 &lt;= [.$D$5] - 2; [.I121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20] &lt;&gt; &quot;&quot;; IF([.I1220] + 1 &lt;= [.$D$5] - 2; [.I122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21] &lt;&gt; &quot;&quot;; IF([.I1221] + 1 &lt;= [.$D$5] - 2; [.I122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22] &lt;&gt; &quot;&quot;; IF([.I1222] + 1 &lt;= [.$D$5] - 2; [.I122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23] &lt;&gt; &quot;&quot;; IF([.I1223] + 1 &lt;= [.$D$5] - 2; [.I122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24] &lt;&gt; &quot;&quot;; IF([.I1224] + 1 &lt;= [.$D$5] - 2; [.I122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25] &lt;&gt; &quot;&quot;; IF([.I1225] + 1 &lt;= [.$D$5] - 2; [.I122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26] &lt;&gt; &quot;&quot;; IF([.I1226] + 1 &lt;= [.$D$5] - 2; [.I122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27] &lt;&gt; &quot;&quot;; IF([.I1227] + 1 &lt;= [.$D$5] - 2; [.I122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28] &lt;&gt; &quot;&quot;; IF([.I1228] + 1 &lt;= [.$D$5] - 2; [.I122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29] &lt;&gt; &quot;&quot;; IF([.I1229] + 1 &lt;= [.$D$5] - 2; [.I122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30] &lt;&gt; &quot;&quot;; IF([.I1230] + 1 &lt;= [.$D$5] - 2; [.I123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31] &lt;&gt; &quot;&quot;; IF([.I1231] + 1 &lt;= [.$D$5] - 2; [.I123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32] &lt;&gt; &quot;&quot;; IF([.I1232] + 1 &lt;= [.$D$5] - 2; [.I123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33] &lt;&gt; &quot;&quot;; IF([.I1233] + 1 &lt;= [.$D$5] - 2; [.I123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34] &lt;&gt; &quot;&quot;; IF([.I1234] + 1 &lt;= [.$D$5] - 2; [.I123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35] &lt;&gt; &quot;&quot;; IF([.I1235] + 1 &lt;= [.$D$5] - 2; [.I123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36] &lt;&gt; &quot;&quot;; IF([.I1236] + 1 &lt;= [.$D$5] - 2; [.I123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37] &lt;&gt; &quot;&quot;; IF([.I1237] + 1 &lt;= [.$D$5] - 2; [.I123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38] &lt;&gt; &quot;&quot;; IF([.I1238] + 1 &lt;= [.$D$5] - 2; [.I123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39] &lt;&gt; &quot;&quot;; IF([.I1239] + 1 &lt;= [.$D$5] - 2; [.I123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40] &lt;&gt; &quot;&quot;; IF([.I1240] + 1 &lt;= [.$D$5] - 2; [.I124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41] &lt;&gt; &quot;&quot;; IF([.I1241] + 1 &lt;= [.$D$5] - 2; [.I124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42] &lt;&gt; &quot;&quot;; IF([.I1242] + 1 &lt;= [.$D$5] - 2; [.I124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43] &lt;&gt; &quot;&quot;; IF([.I1243] + 1 &lt;= [.$D$5] - 2; [.I124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44] &lt;&gt; &quot;&quot;; IF([.I1244] + 1 &lt;= [.$D$5] - 2; [.I124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45] &lt;&gt; &quot;&quot;; IF([.I1245] + 1 &lt;= [.$D$5] - 2; [.I124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46] &lt;&gt; &quot;&quot;; IF([.I1246] + 1 &lt;= [.$D$5] - 2; [.I124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47] &lt;&gt; &quot;&quot;; IF([.I1247] + 1 &lt;= [.$D$5] - 2; [.I124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48] &lt;&gt; &quot;&quot;; IF([.I1248] + 1 &lt;= [.$D$5] - 2; [.I124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49] &lt;&gt; &quot;&quot;; IF([.I1249] + 1 &lt;= [.$D$5] - 2; [.I124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50] &lt;&gt; &quot;&quot;; IF([.I1250] + 1 &lt;= [.$D$5] - 2; [.I125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51] &lt;&gt; &quot;&quot;; IF([.I1251] + 1 &lt;= [.$D$5] - 2; [.I125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52] &lt;&gt; &quot;&quot;; IF([.I1252] + 1 &lt;= [.$D$5] - 2; [.I125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53] &lt;&gt; &quot;&quot;; IF([.I1253] + 1 &lt;= [.$D$5] - 2; [.I125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54] &lt;&gt; &quot;&quot;; IF([.I1254] + 1 &lt;= [.$D$5] - 2; [.I125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55] &lt;&gt; &quot;&quot;; IF([.I1255] + 1 &lt;= [.$D$5] - 2; [.I125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56] &lt;&gt; &quot;&quot;; IF([.I1256] + 1 &lt;= [.$D$5] - 2; [.I125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57] &lt;&gt; &quot;&quot;; IF([.I1257] + 1 &lt;= [.$D$5] - 2; [.I125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58] &lt;&gt; &quot;&quot;; IF([.I1258] + 1 &lt;= [.$D$5] - 2; [.I125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59] &lt;&gt; &quot;&quot;; IF([.I1259] + 1 &lt;= [.$D$5] - 2; [.I125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60] &lt;&gt; &quot;&quot;; IF([.I1260] + 1 &lt;= [.$D$5] - 2; [.I126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61] &lt;&gt; &quot;&quot;; IF([.I1261] + 1 &lt;= [.$D$5] - 2; [.I126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62] &lt;&gt; &quot;&quot;; IF([.I1262] + 1 &lt;= [.$D$5] - 2; [.I126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63] &lt;&gt; &quot;&quot;; IF([.I1263] + 1 &lt;= [.$D$5] - 2; [.I126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64] &lt;&gt; &quot;&quot;; IF([.I1264] + 1 &lt;= [.$D$5] - 2; [.I126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65] &lt;&gt; &quot;&quot;; IF([.I1265] + 1 &lt;= [.$D$5] - 2; [.I126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66] &lt;&gt; &quot;&quot;; IF([.I1266] + 1 &lt;= [.$D$5] - 2; [.I126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67] &lt;&gt; &quot;&quot;; IF([.I1267] + 1 &lt;= [.$D$5] - 2; [.I126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68] &lt;&gt; &quot;&quot;; IF([.I1268] + 1 &lt;= [.$D$5] - 2; [.I126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69] &lt;&gt; &quot;&quot;; IF([.I1269] + 1 &lt;= [.$D$5] - 2; [.I126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70] &lt;&gt; &quot;&quot;; IF([.I1270] + 1 &lt;= [.$D$5] - 2; [.I127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71] &lt;&gt; &quot;&quot;; IF([.I1271] + 1 &lt;= [.$D$5] - 2; [.I127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72] &lt;&gt; &quot;&quot;; IF([.I1272] + 1 &lt;= [.$D$5] - 2; [.I127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73] &lt;&gt; &quot;&quot;; IF([.I1273] + 1 &lt;= [.$D$5] - 2; [.I127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74] &lt;&gt; &quot;&quot;; IF([.I1274] + 1 &lt;= [.$D$5] - 2; [.I127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75] &lt;&gt; &quot;&quot;; IF([.I1275] + 1 &lt;= [.$D$5] - 2; [.I127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76] &lt;&gt; &quot;&quot;; IF([.I1276] + 1 &lt;= [.$D$5] - 2; [.I127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77] &lt;&gt; &quot;&quot;; IF([.I1277] + 1 &lt;= [.$D$5] - 2; [.I127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78] &lt;&gt; &quot;&quot;; IF([.I1278] + 1 &lt;= [.$D$5] - 2; [.I127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79] &lt;&gt; &quot;&quot;; IF([.I1279] + 1 &lt;= [.$D$5] - 2; [.I127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80] &lt;&gt; &quot;&quot;; IF([.I1280] + 1 &lt;= [.$D$5] - 2; [.I128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81] &lt;&gt; &quot;&quot;; IF([.I1281] + 1 &lt;= [.$D$5] - 2; [.I128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82] &lt;&gt; &quot;&quot;; IF([.I1282] + 1 &lt;= [.$D$5] - 2; [.I128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83] &lt;&gt; &quot;&quot;; IF([.I1283] + 1 &lt;= [.$D$5] - 2; [.I128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84] &lt;&gt; &quot;&quot;; IF([.I1284] + 1 &lt;= [.$D$5] - 2; [.I128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85] &lt;&gt; &quot;&quot;; IF([.I1285] + 1 &lt;= [.$D$5] - 2; [.I128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86] &lt;&gt; &quot;&quot;; IF([.I1286] + 1 &lt;= [.$D$5] - 2; [.I128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87] &lt;&gt; &quot;&quot;; IF([.I1287] + 1 &lt;= [.$D$5] - 2; [.I128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88] &lt;&gt; &quot;&quot;; IF([.I1288] + 1 &lt;= [.$D$5] - 2; [.I128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89] &lt;&gt; &quot;&quot;; IF([.I1289] + 1 &lt;= [.$D$5] - 2; [.I128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90] &lt;&gt; &quot;&quot;; IF([.I1290] + 1 &lt;= [.$D$5] - 2; [.I129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91] &lt;&gt; &quot;&quot;; IF([.I1291] + 1 &lt;= [.$D$5] - 2; [.I129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92] &lt;&gt; &quot;&quot;; IF([.I1292] + 1 &lt;= [.$D$5] - 2; [.I129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93] &lt;&gt; &quot;&quot;; IF([.I1293] + 1 &lt;= [.$D$5] - 2; [.I129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94] &lt;&gt; &quot;&quot;; IF([.I1294] + 1 &lt;= [.$D$5] - 2; [.I129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95] &lt;&gt; &quot;&quot;; IF([.I1295] + 1 &lt;= [.$D$5] - 2; [.I129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96] &lt;&gt; &quot;&quot;; IF([.I1296] + 1 &lt;= [.$D$5] - 2; [.I129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97] &lt;&gt; &quot;&quot;; IF([.I1297] + 1 &lt;= [.$D$5] - 2; [.I129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98] &lt;&gt; &quot;&quot;; IF([.I1298] + 1 &lt;= [.$D$5] - 2; [.I129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299] &lt;&gt; &quot;&quot;; IF([.I1299] + 1 &lt;= [.$D$5] - 2; [.I129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00] &lt;&gt; &quot;&quot;; IF([.I1300] + 1 &lt;= [.$D$5] - 2; [.I130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01] &lt;&gt; &quot;&quot;; IF([.I1301] + 1 &lt;= [.$D$5] - 2; [.I130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02] &lt;&gt; &quot;&quot;; IF([.I1302] + 1 &lt;= [.$D$5] - 2; [.I130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03] &lt;&gt; &quot;&quot;; IF([.I1303] + 1 &lt;= [.$D$5] - 2; [.I130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04] &lt;&gt; &quot;&quot;; IF([.I1304] + 1 &lt;= [.$D$5] - 2; [.I130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05] &lt;&gt; &quot;&quot;; IF([.I1305] + 1 &lt;= [.$D$5] - 2; [.I130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06] &lt;&gt; &quot;&quot;; IF([.I1306] + 1 &lt;= [.$D$5] - 2; [.I130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07] &lt;&gt; &quot;&quot;; IF([.I1307] + 1 &lt;= [.$D$5] - 2; [.I130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08] &lt;&gt; &quot;&quot;; IF([.I1308] + 1 &lt;= [.$D$5] - 2; [.I130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09] &lt;&gt; &quot;&quot;; IF([.I1309] + 1 &lt;= [.$D$5] - 2; [.I130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10] &lt;&gt; &quot;&quot;; IF([.I1310] + 1 &lt;= [.$D$5] - 2; [.I131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11] &lt;&gt; &quot;&quot;; IF([.I1311] + 1 &lt;= [.$D$5] - 2; [.I131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12] &lt;&gt; &quot;&quot;; IF([.I1312] + 1 &lt;= [.$D$5] - 2; [.I131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13] &lt;&gt; &quot;&quot;; IF([.I1313] + 1 &lt;= [.$D$5] - 2; [.I131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14] &lt;&gt; &quot;&quot;; IF([.I1314] + 1 &lt;= [.$D$5] - 2; [.I131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15] &lt;&gt; &quot;&quot;; IF([.I1315] + 1 &lt;= [.$D$5] - 2; [.I131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16] &lt;&gt; &quot;&quot;; IF([.I1316] + 1 &lt;= [.$D$5] - 2; [.I131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17] &lt;&gt; &quot;&quot;; IF([.I1317] + 1 &lt;= [.$D$5] - 2; [.I131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18] &lt;&gt; &quot;&quot;; IF([.I1318] + 1 &lt;= [.$D$5] - 2; [.I131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19] &lt;&gt; &quot;&quot;; IF([.I1319] + 1 &lt;= [.$D$5] - 2; [.I131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20] &lt;&gt; &quot;&quot;; IF([.I1320] + 1 &lt;= [.$D$5] - 2; [.I132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21] &lt;&gt; &quot;&quot;; IF([.I1321] + 1 &lt;= [.$D$5] - 2; [.I132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22] &lt;&gt; &quot;&quot;; IF([.I1322] + 1 &lt;= [.$D$5] - 2; [.I132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23] &lt;&gt; &quot;&quot;; IF([.I1323] + 1 &lt;= [.$D$5] - 2; [.I132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24] &lt;&gt; &quot;&quot;; IF([.I1324] + 1 &lt;= [.$D$5] - 2; [.I132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25] &lt;&gt; &quot;&quot;; IF([.I1325] + 1 &lt;= [.$D$5] - 2; [.I132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26] &lt;&gt; &quot;&quot;; IF([.I1326] + 1 &lt;= [.$D$5] - 2; [.I132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27] &lt;&gt; &quot;&quot;; IF([.I1327] + 1 &lt;= [.$D$5] - 2; [.I132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28] &lt;&gt; &quot;&quot;; IF([.I1328] + 1 &lt;= [.$D$5] - 2; [.I132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29] &lt;&gt; &quot;&quot;; IF([.I1329] + 1 &lt;= [.$D$5] - 2; [.I132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30] &lt;&gt; &quot;&quot;; IF([.I1330] + 1 &lt;= [.$D$5] - 2; [.I133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31] &lt;&gt; &quot;&quot;; IF([.I1331] + 1 &lt;= [.$D$5] - 2; [.I133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32] &lt;&gt; &quot;&quot;; IF([.I1332] + 1 &lt;= [.$D$5] - 2; [.I133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33] &lt;&gt; &quot;&quot;; IF([.I1333] + 1 &lt;= [.$D$5] - 2; [.I133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34] &lt;&gt; &quot;&quot;; IF([.I1334] + 1 &lt;= [.$D$5] - 2; [.I133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35] &lt;&gt; &quot;&quot;; IF([.I1335] + 1 &lt;= [.$D$5] - 2; [.I133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36] &lt;&gt; &quot;&quot;; IF([.I1336] + 1 &lt;= [.$D$5] - 2; [.I133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37] &lt;&gt; &quot;&quot;; IF([.I1337] + 1 &lt;= [.$D$5] - 2; [.I133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38] &lt;&gt; &quot;&quot;; IF([.I1338] + 1 &lt;= [.$D$5] - 2; [.I133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39] &lt;&gt; &quot;&quot;; IF([.I1339] + 1 &lt;= [.$D$5] - 2; [.I133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40] &lt;&gt; &quot;&quot;; IF([.I1340] + 1 &lt;= [.$D$5] - 2; [.I134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41] &lt;&gt; &quot;&quot;; IF([.I1341] + 1 &lt;= [.$D$5] - 2; [.I134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42] &lt;&gt; &quot;&quot;; IF([.I1342] + 1 &lt;= [.$D$5] - 2; [.I134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43] &lt;&gt; &quot;&quot;; IF([.I1343] + 1 &lt;= [.$D$5] - 2; [.I134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44] &lt;&gt; &quot;&quot;; IF([.I1344] + 1 &lt;= [.$D$5] - 2; [.I134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45] &lt;&gt; &quot;&quot;; IF([.I1345] + 1 &lt;= [.$D$5] - 2; [.I134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46] &lt;&gt; &quot;&quot;; IF([.I1346] + 1 &lt;= [.$D$5] - 2; [.I134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47] &lt;&gt; &quot;&quot;; IF([.I1347] + 1 &lt;= [.$D$5] - 2; [.I134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48] &lt;&gt; &quot;&quot;; IF([.I1348] + 1 &lt;= [.$D$5] - 2; [.I134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49] &lt;&gt; &quot;&quot;; IF([.I1349] + 1 &lt;= [.$D$5] - 2; [.I134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50] &lt;&gt; &quot;&quot;; IF([.I1350] + 1 &lt;= [.$D$5] - 2; [.I135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51] &lt;&gt; &quot;&quot;; IF([.I1351] + 1 &lt;= [.$D$5] - 2; [.I135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52] &lt;&gt; &quot;&quot;; IF([.I1352] + 1 &lt;= [.$D$5] - 2; [.I135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53] &lt;&gt; &quot;&quot;; IF([.I1353] + 1 &lt;= [.$D$5] - 2; [.I135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54] &lt;&gt; &quot;&quot;; IF([.I1354] + 1 &lt;= [.$D$5] - 2; [.I135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55] &lt;&gt; &quot;&quot;; IF([.I1355] + 1 &lt;= [.$D$5] - 2; [.I135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56] &lt;&gt; &quot;&quot;; IF([.I1356] + 1 &lt;= [.$D$5] - 2; [.I135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57] &lt;&gt; &quot;&quot;; IF([.I1357] + 1 &lt;= [.$D$5] - 2; [.I135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58] &lt;&gt; &quot;&quot;; IF([.I1358] + 1 &lt;= [.$D$5] - 2; [.I135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59] &lt;&gt; &quot;&quot;; IF([.I1359] + 1 &lt;= [.$D$5] - 2; [.I135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60] &lt;&gt; &quot;&quot;; IF([.I1360] + 1 &lt;= [.$D$5] - 2; [.I136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61] &lt;&gt; &quot;&quot;; IF([.I1361] + 1 &lt;= [.$D$5] - 2; [.I136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62] &lt;&gt; &quot;&quot;; IF([.I1362] + 1 &lt;= [.$D$5] - 2; [.I136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63] &lt;&gt; &quot;&quot;; IF([.I1363] + 1 &lt;= [.$D$5] - 2; [.I136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64] &lt;&gt; &quot;&quot;; IF([.I1364] + 1 &lt;= [.$D$5] - 2; [.I136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65] &lt;&gt; &quot;&quot;; IF([.I1365] + 1 &lt;= [.$D$5] - 2; [.I136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66] &lt;&gt; &quot;&quot;; IF([.I1366] + 1 &lt;= [.$D$5] - 2; [.I136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67] &lt;&gt; &quot;&quot;; IF([.I1367] + 1 &lt;= [.$D$5] - 2; [.I136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68] &lt;&gt; &quot;&quot;; IF([.I1368] + 1 &lt;= [.$D$5] - 2; [.I136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69] &lt;&gt; &quot;&quot;; IF([.I1369] + 1 &lt;= [.$D$5] - 2; [.I136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70] &lt;&gt; &quot;&quot;; IF([.I1370] + 1 &lt;= [.$D$5] - 2; [.I137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71] &lt;&gt; &quot;&quot;; IF([.I1371] + 1 &lt;= [.$D$5] - 2; [.I137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72] &lt;&gt; &quot;&quot;; IF([.I1372] + 1 &lt;= [.$D$5] - 2; [.I137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73] &lt;&gt; &quot;&quot;; IF([.I1373] + 1 &lt;= [.$D$5] - 2; [.I137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74] &lt;&gt; &quot;&quot;; IF([.I1374] + 1 &lt;= [.$D$5] - 2; [.I137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75] &lt;&gt; &quot;&quot;; IF([.I1375] + 1 &lt;= [.$D$5] - 2; [.I137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76] &lt;&gt; &quot;&quot;; IF([.I1376] + 1 &lt;= [.$D$5] - 2; [.I137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77] &lt;&gt; &quot;&quot;; IF([.I1377] + 1 &lt;= [.$D$5] - 2; [.I137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78] &lt;&gt; &quot;&quot;; IF([.I1378] + 1 &lt;= [.$D$5] - 2; [.I137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79] &lt;&gt; &quot;&quot;; IF([.I1379] + 1 &lt;= [.$D$5] - 2; [.I137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80] &lt;&gt; &quot;&quot;; IF([.I1380] + 1 &lt;= [.$D$5] - 2; [.I138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81] &lt;&gt; &quot;&quot;; IF([.I1381] + 1 &lt;= [.$D$5] - 2; [.I138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82] &lt;&gt; &quot;&quot;; IF([.I1382] + 1 &lt;= [.$D$5] - 2; [.I138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83] &lt;&gt; &quot;&quot;; IF([.I1383] + 1 &lt;= [.$D$5] - 2; [.I138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84] &lt;&gt; &quot;&quot;; IF([.I1384] + 1 &lt;= [.$D$5] - 2; [.I138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85] &lt;&gt; &quot;&quot;; IF([.I1385] + 1 &lt;= [.$D$5] - 2; [.I138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86] &lt;&gt; &quot;&quot;; IF([.I1386] + 1 &lt;= [.$D$5] - 2; [.I138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87] &lt;&gt; &quot;&quot;; IF([.I1387] + 1 &lt;= [.$D$5] - 2; [.I138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88] &lt;&gt; &quot;&quot;; IF([.I1388] + 1 &lt;= [.$D$5] - 2; [.I138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89] &lt;&gt; &quot;&quot;; IF([.I1389] + 1 &lt;= [.$D$5] - 2; [.I138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90] &lt;&gt; &quot;&quot;; IF([.I1390] + 1 &lt;= [.$D$5] - 2; [.I139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91] &lt;&gt; &quot;&quot;; IF([.I1391] + 1 &lt;= [.$D$5] - 2; [.I139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92] &lt;&gt; &quot;&quot;; IF([.I1392] + 1 &lt;= [.$D$5] - 2; [.I139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93] &lt;&gt; &quot;&quot;; IF([.I1393] + 1 &lt;= [.$D$5] - 2; [.I139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94] &lt;&gt; &quot;&quot;; IF([.I1394] + 1 &lt;= [.$D$5] - 2; [.I139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95] &lt;&gt; &quot;&quot;; IF([.I1395] + 1 &lt;= [.$D$5] - 2; [.I139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96] &lt;&gt; &quot;&quot;; IF([.I1396] + 1 &lt;= [.$D$5] - 2; [.I139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97] &lt;&gt; &quot;&quot;; IF([.I1397] + 1 &lt;= [.$D$5] - 2; [.I139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98] &lt;&gt; &quot;&quot;; IF([.I1398] + 1 &lt;= [.$D$5] - 2; [.I139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399] &lt;&gt; &quot;&quot;; IF([.I1399] + 1 &lt;= [.$D$5] - 2; [.I139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00] &lt;&gt; &quot;&quot;; IF([.I1400] + 1 &lt;= [.$D$5] - 2; [.I140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01] &lt;&gt; &quot;&quot;; IF([.I1401] + 1 &lt;= [.$D$5] - 2; [.I140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02] &lt;&gt; &quot;&quot;; IF([.I1402] + 1 &lt;= [.$D$5] - 2; [.I140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03] &lt;&gt; &quot;&quot;; IF([.I1403] + 1 &lt;= [.$D$5] - 2; [.I140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04] &lt;&gt; &quot;&quot;; IF([.I1404] + 1 &lt;= [.$D$5] - 2; [.I140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05] &lt;&gt; &quot;&quot;; IF([.I1405] + 1 &lt;= [.$D$5] - 2; [.I140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06] &lt;&gt; &quot;&quot;; IF([.I1406] + 1 &lt;= [.$D$5] - 2; [.I140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07] &lt;&gt; &quot;&quot;; IF([.I1407] + 1 &lt;= [.$D$5] - 2; [.I140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08] &lt;&gt; &quot;&quot;; IF([.I1408] + 1 &lt;= [.$D$5] - 2; [.I140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09] &lt;&gt; &quot;&quot;; IF([.I1409] + 1 &lt;= [.$D$5] - 2; [.I140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10] &lt;&gt; &quot;&quot;; IF([.I1410] + 1 &lt;= [.$D$5] - 2; [.I141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11] &lt;&gt; &quot;&quot;; IF([.I1411] + 1 &lt;= [.$D$5] - 2; [.I141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12] &lt;&gt; &quot;&quot;; IF([.I1412] + 1 &lt;= [.$D$5] - 2; [.I141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13] &lt;&gt; &quot;&quot;; IF([.I1413] + 1 &lt;= [.$D$5] - 2; [.I141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14] &lt;&gt; &quot;&quot;; IF([.I1414] + 1 &lt;= [.$D$5] - 2; [.I141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15] &lt;&gt; &quot;&quot;; IF([.I1415] + 1 &lt;= [.$D$5] - 2; [.I141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16] &lt;&gt; &quot;&quot;; IF([.I1416] + 1 &lt;= [.$D$5] - 2; [.I141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17] &lt;&gt; &quot;&quot;; IF([.I1417] + 1 &lt;= [.$D$5] - 2; [.I141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18] &lt;&gt; &quot;&quot;; IF([.I1418] + 1 &lt;= [.$D$5] - 2; [.I141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19] &lt;&gt; &quot;&quot;; IF([.I1419] + 1 &lt;= [.$D$5] - 2; [.I141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20] &lt;&gt; &quot;&quot;; IF([.I1420] + 1 &lt;= [.$D$5] - 2; [.I142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21] &lt;&gt; &quot;&quot;; IF([.I1421] + 1 &lt;= [.$D$5] - 2; [.I142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22] &lt;&gt; &quot;&quot;; IF([.I1422] + 1 &lt;= [.$D$5] - 2; [.I142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23] &lt;&gt; &quot;&quot;; IF([.I1423] + 1 &lt;= [.$D$5] - 2; [.I142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24] &lt;&gt; &quot;&quot;; IF([.I1424] + 1 &lt;= [.$D$5] - 2; [.I142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25] &lt;&gt; &quot;&quot;; IF([.I1425] + 1 &lt;= [.$D$5] - 2; [.I142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26] &lt;&gt; &quot;&quot;; IF([.I1426] + 1 &lt;= [.$D$5] - 2; [.I142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27] &lt;&gt; &quot;&quot;; IF([.I1427] + 1 &lt;= [.$D$5] - 2; [.I142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28] &lt;&gt; &quot;&quot;; IF([.I1428] + 1 &lt;= [.$D$5] - 2; [.I142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29] &lt;&gt; &quot;&quot;; IF([.I1429] + 1 &lt;= [.$D$5] - 2; [.I142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30] &lt;&gt; &quot;&quot;; IF([.I1430] + 1 &lt;= [.$D$5] - 2; [.I143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31] &lt;&gt; &quot;&quot;; IF([.I1431] + 1 &lt;= [.$D$5] - 2; [.I143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32] &lt;&gt; &quot;&quot;; IF([.I1432] + 1 &lt;= [.$D$5] - 2; [.I143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33] &lt;&gt; &quot;&quot;; IF([.I1433] + 1 &lt;= [.$D$5] - 2; [.I143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34] &lt;&gt; &quot;&quot;; IF([.I1434] + 1 &lt;= [.$D$5] - 2; [.I143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35] &lt;&gt; &quot;&quot;; IF([.I1435] + 1 &lt;= [.$D$5] - 2; [.I143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36] &lt;&gt; &quot;&quot;; IF([.I1436] + 1 &lt;= [.$D$5] - 2; [.I143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37] &lt;&gt; &quot;&quot;; IF([.I1437] + 1 &lt;= [.$D$5] - 2; [.I143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38] &lt;&gt; &quot;&quot;; IF([.I1438] + 1 &lt;= [.$D$5] - 2; [.I143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39] &lt;&gt; &quot;&quot;; IF([.I1439] + 1 &lt;= [.$D$5] - 2; [.I143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40] &lt;&gt; &quot;&quot;; IF([.I1440] + 1 &lt;= [.$D$5] - 2; [.I144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41] &lt;&gt; &quot;&quot;; IF([.I1441] + 1 &lt;= [.$D$5] - 2; [.I144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42] &lt;&gt; &quot;&quot;; IF([.I1442] + 1 &lt;= [.$D$5] - 2; [.I144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43] &lt;&gt; &quot;&quot;; IF([.I1443] + 1 &lt;= [.$D$5] - 2; [.I144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44] &lt;&gt; &quot;&quot;; IF([.I1444] + 1 &lt;= [.$D$5] - 2; [.I144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45] &lt;&gt; &quot;&quot;; IF([.I1445] + 1 &lt;= [.$D$5] - 2; [.I144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46] &lt;&gt; &quot;&quot;; IF([.I1446] + 1 &lt;= [.$D$5] - 2; [.I144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47] &lt;&gt; &quot;&quot;; IF([.I1447] + 1 &lt;= [.$D$5] - 2; [.I144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48] &lt;&gt; &quot;&quot;; IF([.I1448] + 1 &lt;= [.$D$5] - 2; [.I144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49] &lt;&gt; &quot;&quot;; IF([.I1449] + 1 &lt;= [.$D$5] - 2; [.I144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50] &lt;&gt; &quot;&quot;; IF([.I1450] + 1 &lt;= [.$D$5] - 2; [.I145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51] &lt;&gt; &quot;&quot;; IF([.I1451] + 1 &lt;= [.$D$5] - 2; [.I145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52] &lt;&gt; &quot;&quot;; IF([.I1452] + 1 &lt;= [.$D$5] - 2; [.I145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53] &lt;&gt; &quot;&quot;; IF([.I1453] + 1 &lt;= [.$D$5] - 2; [.I145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54] &lt;&gt; &quot;&quot;; IF([.I1454] + 1 &lt;= [.$D$5] - 2; [.I145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55] &lt;&gt; &quot;&quot;; IF([.I1455] + 1 &lt;= [.$D$5] - 2; [.I145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56] &lt;&gt; &quot;&quot;; IF([.I1456] + 1 &lt;= [.$D$5] - 2; [.I145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57] &lt;&gt; &quot;&quot;; IF([.I1457] + 1 &lt;= [.$D$5] - 2; [.I145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58] &lt;&gt; &quot;&quot;; IF([.I1458] + 1 &lt;= [.$D$5] - 2; [.I145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59] &lt;&gt; &quot;&quot;; IF([.I1459] + 1 &lt;= [.$D$5] - 2; [.I145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60] &lt;&gt; &quot;&quot;; IF([.I1460] + 1 &lt;= [.$D$5] - 2; [.I146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61] &lt;&gt; &quot;&quot;; IF([.I1461] + 1 &lt;= [.$D$5] - 2; [.I146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62] &lt;&gt; &quot;&quot;; IF([.I1462] + 1 &lt;= [.$D$5] - 2; [.I146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63] &lt;&gt; &quot;&quot;; IF([.I1463] + 1 &lt;= [.$D$5] - 2; [.I146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64] &lt;&gt; &quot;&quot;; IF([.I1464] + 1 &lt;= [.$D$5] - 2; [.I146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65] &lt;&gt; &quot;&quot;; IF([.I1465] + 1 &lt;= [.$D$5] - 2; [.I146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66] &lt;&gt; &quot;&quot;; IF([.I1466] + 1 &lt;= [.$D$5] - 2; [.I146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67] &lt;&gt; &quot;&quot;; IF([.I1467] + 1 &lt;= [.$D$5] - 2; [.I146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68] &lt;&gt; &quot;&quot;; IF([.I1468] + 1 &lt;= [.$D$5] - 2; [.I146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69] &lt;&gt; &quot;&quot;; IF([.I1469] + 1 &lt;= [.$D$5] - 2; [.I146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70] &lt;&gt; &quot;&quot;; IF([.I1470] + 1 &lt;= [.$D$5] - 2; [.I147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71] &lt;&gt; &quot;&quot;; IF([.I1471] + 1 &lt;= [.$D$5] - 2; [.I147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72] &lt;&gt; &quot;&quot;; IF([.I1472] + 1 &lt;= [.$D$5] - 2; [.I147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73] &lt;&gt; &quot;&quot;; IF([.I1473] + 1 &lt;= [.$D$5] - 2; [.I147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74] &lt;&gt; &quot;&quot;; IF([.I1474] + 1 &lt;= [.$D$5] - 2; [.I147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75] &lt;&gt; &quot;&quot;; IF([.I1475] + 1 &lt;= [.$D$5] - 2; [.I147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76] &lt;&gt; &quot;&quot;; IF([.I1476] + 1 &lt;= [.$D$5] - 2; [.I147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77] &lt;&gt; &quot;&quot;; IF([.I1477] + 1 &lt;= [.$D$5] - 2; [.I147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78] &lt;&gt; &quot;&quot;; IF([.I1478] + 1 &lt;= [.$D$5] - 2; [.I147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79] &lt;&gt; &quot;&quot;; IF([.I1479] + 1 &lt;= [.$D$5] - 2; [.I147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80] &lt;&gt; &quot;&quot;; IF([.I1480] + 1 &lt;= [.$D$5] - 2; [.I148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81] &lt;&gt; &quot;&quot;; IF([.I1481] + 1 &lt;= [.$D$5] - 2; [.I148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82] &lt;&gt; &quot;&quot;; IF([.I1482] + 1 &lt;= [.$D$5] - 2; [.I148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83] &lt;&gt; &quot;&quot;; IF([.I1483] + 1 &lt;= [.$D$5] - 2; [.I148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84] &lt;&gt; &quot;&quot;; IF([.I1484] + 1 &lt;= [.$D$5] - 2; [.I148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85] &lt;&gt; &quot;&quot;; IF([.I1485] + 1 &lt;= [.$D$5] - 2; [.I148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86] &lt;&gt; &quot;&quot;; IF([.I1486] + 1 &lt;= [.$D$5] - 2; [.I148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87] &lt;&gt; &quot;&quot;; IF([.I1487] + 1 &lt;= [.$D$5] - 2; [.I148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88] &lt;&gt; &quot;&quot;; IF([.I1488] + 1 &lt;= [.$D$5] - 2; [.I148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89] &lt;&gt; &quot;&quot;; IF([.I1489] + 1 &lt;= [.$D$5] - 2; [.I148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90] &lt;&gt; &quot;&quot;; IF([.I1490] + 1 &lt;= [.$D$5] - 2; [.I149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91] &lt;&gt; &quot;&quot;; IF([.I1491] + 1 &lt;= [.$D$5] - 2; [.I149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92] &lt;&gt; &quot;&quot;; IF([.I1492] + 1 &lt;= [.$D$5] - 2; [.I149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93] &lt;&gt; &quot;&quot;; IF([.I1493] + 1 &lt;= [.$D$5] - 2; [.I149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94] &lt;&gt; &quot;&quot;; IF([.I1494] + 1 &lt;= [.$D$5] - 2; [.I149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95] &lt;&gt; &quot;&quot;; IF([.I1495] + 1 &lt;= [.$D$5] - 2; [.I149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96] &lt;&gt; &quot;&quot;; IF([.I1496] + 1 &lt;= [.$D$5] - 2; [.I149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97] &lt;&gt; &quot;&quot;; IF([.I1497] + 1 &lt;= [.$D$5] - 2; [.I149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98] &lt;&gt; &quot;&quot;; IF([.I1498] + 1 &lt;= [.$D$5] - 2; [.I149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499] &lt;&gt; &quot;&quot;; IF([.I1499] + 1 &lt;= [.$D$5] - 2; [.I149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00] &lt;&gt; &quot;&quot;; IF([.I1500] + 1 &lt;= [.$D$5] - 2; [.I150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01] &lt;&gt; &quot;&quot;; IF([.I1501] + 1 &lt;= [.$D$5] - 2; [.I150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02] &lt;&gt; &quot;&quot;; IF([.I1502] + 1 &lt;= [.$D$5] - 2; [.I150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03] &lt;&gt; &quot;&quot;; IF([.I1503] + 1 &lt;= [.$D$5] - 2; [.I150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04] &lt;&gt; &quot;&quot;; IF([.I1504] + 1 &lt;= [.$D$5] - 2; [.I150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05] &lt;&gt; &quot;&quot;; IF([.I1505] + 1 &lt;= [.$D$5] - 2; [.I150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06] &lt;&gt; &quot;&quot;; IF([.I1506] + 1 &lt;= [.$D$5] - 2; [.I150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07] &lt;&gt; &quot;&quot;; IF([.I1507] + 1 &lt;= [.$D$5] - 2; [.I150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08] &lt;&gt; &quot;&quot;; IF([.I1508] + 1 &lt;= [.$D$5] - 2; [.I150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09] &lt;&gt; &quot;&quot;; IF([.I1509] + 1 &lt;= [.$D$5] - 2; [.I150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10] &lt;&gt; &quot;&quot;; IF([.I1510] + 1 &lt;= [.$D$5] - 2; [.I151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11] &lt;&gt; &quot;&quot;; IF([.I1511] + 1 &lt;= [.$D$5] - 2; [.I151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12] &lt;&gt; &quot;&quot;; IF([.I1512] + 1 &lt;= [.$D$5] - 2; [.I151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13] &lt;&gt; &quot;&quot;; IF([.I1513] + 1 &lt;= [.$D$5] - 2; [.I151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14] &lt;&gt; &quot;&quot;; IF([.I1514] + 1 &lt;= [.$D$5] - 2; [.I151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15] &lt;&gt; &quot;&quot;; IF([.I1515] + 1 &lt;= [.$D$5] - 2; [.I151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16] &lt;&gt; &quot;&quot;; IF([.I1516] + 1 &lt;= [.$D$5] - 2; [.I151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17] &lt;&gt; &quot;&quot;; IF([.I1517] + 1 &lt;= [.$D$5] - 2; [.I151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18] &lt;&gt; &quot;&quot;; IF([.I1518] + 1 &lt;= [.$D$5] - 2; [.I151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19] &lt;&gt; &quot;&quot;; IF([.I1519] + 1 &lt;= [.$D$5] - 2; [.I151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20] &lt;&gt; &quot;&quot;; IF([.I1520] + 1 &lt;= [.$D$5] - 2; [.I152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21] &lt;&gt; &quot;&quot;; IF([.I1521] + 1 &lt;= [.$D$5] - 2; [.I152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22] &lt;&gt; &quot;&quot;; IF([.I1522] + 1 &lt;= [.$D$5] - 2; [.I152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23] &lt;&gt; &quot;&quot;; IF([.I1523] + 1 &lt;= [.$D$5] - 2; [.I152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24] &lt;&gt; &quot;&quot;; IF([.I1524] + 1 &lt;= [.$D$5] - 2; [.I152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25] &lt;&gt; &quot;&quot;; IF([.I1525] + 1 &lt;= [.$D$5] - 2; [.I152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26] &lt;&gt; &quot;&quot;; IF([.I1526] + 1 &lt;= [.$D$5] - 2; [.I152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27] &lt;&gt; &quot;&quot;; IF([.I1527] + 1 &lt;= [.$D$5] - 2; [.I152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28] &lt;&gt; &quot;&quot;; IF([.I1528] + 1 &lt;= [.$D$5] - 2; [.I152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29] &lt;&gt; &quot;&quot;; IF([.I1529] + 1 &lt;= [.$D$5] - 2; [.I152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30] &lt;&gt; &quot;&quot;; IF([.I1530] + 1 &lt;= [.$D$5] - 2; [.I153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31] &lt;&gt; &quot;&quot;; IF([.I1531] + 1 &lt;= [.$D$5] - 2; [.I153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32] &lt;&gt; &quot;&quot;; IF([.I1532] + 1 &lt;= [.$D$5] - 2; [.I153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33] &lt;&gt; &quot;&quot;; IF([.I1533] + 1 &lt;= [.$D$5] - 2; [.I153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34] &lt;&gt; &quot;&quot;; IF([.I1534] + 1 &lt;= [.$D$5] - 2; [.I153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35] &lt;&gt; &quot;&quot;; IF([.I1535] + 1 &lt;= [.$D$5] - 2; [.I153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36] &lt;&gt; &quot;&quot;; IF([.I1536] + 1 &lt;= [.$D$5] - 2; [.I153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37] &lt;&gt; &quot;&quot;; IF([.I1537] + 1 &lt;= [.$D$5] - 2; [.I153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38] &lt;&gt; &quot;&quot;; IF([.I1538] + 1 &lt;= [.$D$5] - 2; [.I153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39] &lt;&gt; &quot;&quot;; IF([.I1539] + 1 &lt;= [.$D$5] - 2; [.I153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40] &lt;&gt; &quot;&quot;; IF([.I1540] + 1 &lt;= [.$D$5] - 2; [.I154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41] &lt;&gt; &quot;&quot;; IF([.I1541] + 1 &lt;= [.$D$5] - 2; [.I154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42] &lt;&gt; &quot;&quot;; IF([.I1542] + 1 &lt;= [.$D$5] - 2; [.I154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43] &lt;&gt; &quot;&quot;; IF([.I1543] + 1 &lt;= [.$D$5] - 2; [.I154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44] &lt;&gt; &quot;&quot;; IF([.I1544] + 1 &lt;= [.$D$5] - 2; [.I154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45] &lt;&gt; &quot;&quot;; IF([.I1545] + 1 &lt;= [.$D$5] - 2; [.I154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46] &lt;&gt; &quot;&quot;; IF([.I1546] + 1 &lt;= [.$D$5] - 2; [.I154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47] &lt;&gt; &quot;&quot;; IF([.I1547] + 1 &lt;= [.$D$5] - 2; [.I154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48] &lt;&gt; &quot;&quot;; IF([.I1548] + 1 &lt;= [.$D$5] - 2; [.I154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49] &lt;&gt; &quot;&quot;; IF([.I1549] + 1 &lt;= [.$D$5] - 2; [.I154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50] &lt;&gt; &quot;&quot;; IF([.I1550] + 1 &lt;= [.$D$5] - 2; [.I155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51] &lt;&gt; &quot;&quot;; IF([.I1551] + 1 &lt;= [.$D$5] - 2; [.I155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52] &lt;&gt; &quot;&quot;; IF([.I1552] + 1 &lt;= [.$D$5] - 2; [.I155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53] &lt;&gt; &quot;&quot;; IF([.I1553] + 1 &lt;= [.$D$5] - 2; [.I155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54] &lt;&gt; &quot;&quot;; IF([.I1554] + 1 &lt;= [.$D$5] - 2; [.I155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55] &lt;&gt; &quot;&quot;; IF([.I1555] + 1 &lt;= [.$D$5] - 2; [.I155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56] &lt;&gt; &quot;&quot;; IF([.I1556] + 1 &lt;= [.$D$5] - 2; [.I155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57] &lt;&gt; &quot;&quot;; IF([.I1557] + 1 &lt;= [.$D$5] - 2; [.I155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58] &lt;&gt; &quot;&quot;; IF([.I1558] + 1 &lt;= [.$D$5] - 2; [.I155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59] &lt;&gt; &quot;&quot;; IF([.I1559] + 1 &lt;= [.$D$5] - 2; [.I155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60] &lt;&gt; &quot;&quot;; IF([.I1560] + 1 &lt;= [.$D$5] - 2; [.I156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61] &lt;&gt; &quot;&quot;; IF([.I1561] + 1 &lt;= [.$D$5] - 2; [.I156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62] &lt;&gt; &quot;&quot;; IF([.I1562] + 1 &lt;= [.$D$5] - 2; [.I156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63] &lt;&gt; &quot;&quot;; IF([.I1563] + 1 &lt;= [.$D$5] - 2; [.I156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64] &lt;&gt; &quot;&quot;; IF([.I1564] + 1 &lt;= [.$D$5] - 2; [.I156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65] &lt;&gt; &quot;&quot;; IF([.I1565] + 1 &lt;= [.$D$5] - 2; [.I156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66] &lt;&gt; &quot;&quot;; IF([.I1566] + 1 &lt;= [.$D$5] - 2; [.I156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67] &lt;&gt; &quot;&quot;; IF([.I1567] + 1 &lt;= [.$D$5] - 2; [.I156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68] &lt;&gt; &quot;&quot;; IF([.I1568] + 1 &lt;= [.$D$5] - 2; [.I156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69] &lt;&gt; &quot;&quot;; IF([.I1569] + 1 &lt;= [.$D$5] - 2; [.I156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70] &lt;&gt; &quot;&quot;; IF([.I1570] + 1 &lt;= [.$D$5] - 2; [.I157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71] &lt;&gt; &quot;&quot;; IF([.I1571] + 1 &lt;= [.$D$5] - 2; [.I157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72] &lt;&gt; &quot;&quot;; IF([.I1572] + 1 &lt;= [.$D$5] - 2; [.I157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73] &lt;&gt; &quot;&quot;; IF([.I1573] + 1 &lt;= [.$D$5] - 2; [.I157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74] &lt;&gt; &quot;&quot;; IF([.I1574] + 1 &lt;= [.$D$5] - 2; [.I157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75] &lt;&gt; &quot;&quot;; IF([.I1575] + 1 &lt;= [.$D$5] - 2; [.I157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76] &lt;&gt; &quot;&quot;; IF([.I1576] + 1 &lt;= [.$D$5] - 2; [.I157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77] &lt;&gt; &quot;&quot;; IF([.I1577] + 1 &lt;= [.$D$5] - 2; [.I157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78] &lt;&gt; &quot;&quot;; IF([.I1578] + 1 &lt;= [.$D$5] - 2; [.I157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79] &lt;&gt; &quot;&quot;; IF([.I1579] + 1 &lt;= [.$D$5] - 2; [.I157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80] &lt;&gt; &quot;&quot;; IF([.I1580] + 1 &lt;= [.$D$5] - 2; [.I158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81] &lt;&gt; &quot;&quot;; IF([.I1581] + 1 &lt;= [.$D$5] - 2; [.I158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82] &lt;&gt; &quot;&quot;; IF([.I1582] + 1 &lt;= [.$D$5] - 2; [.I158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83] &lt;&gt; &quot;&quot;; IF([.I1583] + 1 &lt;= [.$D$5] - 2; [.I158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84] &lt;&gt; &quot;&quot;; IF([.I1584] + 1 &lt;= [.$D$5] - 2; [.I158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85] &lt;&gt; &quot;&quot;; IF([.I1585] + 1 &lt;= [.$D$5] - 2; [.I158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86] &lt;&gt; &quot;&quot;; IF([.I1586] + 1 &lt;= [.$D$5] - 2; [.I158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87] &lt;&gt; &quot;&quot;; IF([.I1587] + 1 &lt;= [.$D$5] - 2; [.I158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88] &lt;&gt; &quot;&quot;; IF([.I1588] + 1 &lt;= [.$D$5] - 2; [.I158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89] &lt;&gt; &quot;&quot;; IF([.I1589] + 1 &lt;= [.$D$5] - 2; [.I158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90] &lt;&gt; &quot;&quot;; IF([.I1590] + 1 &lt;= [.$D$5] - 2; [.I159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91] &lt;&gt; &quot;&quot;; IF([.I1591] + 1 &lt;= [.$D$5] - 2; [.I159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92] &lt;&gt; &quot;&quot;; IF([.I1592] + 1 &lt;= [.$D$5] - 2; [.I159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93] &lt;&gt; &quot;&quot;; IF([.I1593] + 1 &lt;= [.$D$5] - 2; [.I159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94] &lt;&gt; &quot;&quot;; IF([.I1594] + 1 &lt;= [.$D$5] - 2; [.I159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95] &lt;&gt; &quot;&quot;; IF([.I1595] + 1 &lt;= [.$D$5] - 2; [.I159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96] &lt;&gt; &quot;&quot;; IF([.I1596] + 1 &lt;= [.$D$5] - 2; [.I159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97] &lt;&gt; &quot;&quot;; IF([.I1597] + 1 &lt;= [.$D$5] - 2; [.I159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98] &lt;&gt; &quot;&quot;; IF([.I1598] + 1 &lt;= [.$D$5] - 2; [.I159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599] &lt;&gt; &quot;&quot;; IF([.I1599] + 1 &lt;= [.$D$5] - 2; [.I159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00] &lt;&gt; &quot;&quot;; IF([.I1600] + 1 &lt;= [.$D$5] - 2; [.I160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01] &lt;&gt; &quot;&quot;; IF([.I1601] + 1 &lt;= [.$D$5] - 2; [.I160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02] &lt;&gt; &quot;&quot;; IF([.I1602] + 1 &lt;= [.$D$5] - 2; [.I160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03] &lt;&gt; &quot;&quot;; IF([.I1603] + 1 &lt;= [.$D$5] - 2; [.I160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04] &lt;&gt; &quot;&quot;; IF([.I1604] + 1 &lt;= [.$D$5] - 2; [.I160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05] &lt;&gt; &quot;&quot;; IF([.I1605] + 1 &lt;= [.$D$5] - 2; [.I160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06] &lt;&gt; &quot;&quot;; IF([.I1606] + 1 &lt;= [.$D$5] - 2; [.I160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07] &lt;&gt; &quot;&quot;; IF([.I1607] + 1 &lt;= [.$D$5] - 2; [.I160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08] &lt;&gt; &quot;&quot;; IF([.I1608] + 1 &lt;= [.$D$5] - 2; [.I160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09] &lt;&gt; &quot;&quot;; IF([.I1609] + 1 &lt;= [.$D$5] - 2; [.I160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10] &lt;&gt; &quot;&quot;; IF([.I1610] + 1 &lt;= [.$D$5] - 2; [.I161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11] &lt;&gt; &quot;&quot;; IF([.I1611] + 1 &lt;= [.$D$5] - 2; [.I161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12] &lt;&gt; &quot;&quot;; IF([.I1612] + 1 &lt;= [.$D$5] - 2; [.I161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13] &lt;&gt; &quot;&quot;; IF([.I1613] + 1 &lt;= [.$D$5] - 2; [.I161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14] &lt;&gt; &quot;&quot;; IF([.I1614] + 1 &lt;= [.$D$5] - 2; [.I161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15] &lt;&gt; &quot;&quot;; IF([.I1615] + 1 &lt;= [.$D$5] - 2; [.I161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16] &lt;&gt; &quot;&quot;; IF([.I1616] + 1 &lt;= [.$D$5] - 2; [.I161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17] &lt;&gt; &quot;&quot;; IF([.I1617] + 1 &lt;= [.$D$5] - 2; [.I161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18] &lt;&gt; &quot;&quot;; IF([.I1618] + 1 &lt;= [.$D$5] - 2; [.I161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19] &lt;&gt; &quot;&quot;; IF([.I1619] + 1 &lt;= [.$D$5] - 2; [.I161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20] &lt;&gt; &quot;&quot;; IF([.I1620] + 1 &lt;= [.$D$5] - 2; [.I162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21] &lt;&gt; &quot;&quot;; IF([.I1621] + 1 &lt;= [.$D$5] - 2; [.I162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22] &lt;&gt; &quot;&quot;; IF([.I1622] + 1 &lt;= [.$D$5] - 2; [.I162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23] &lt;&gt; &quot;&quot;; IF([.I1623] + 1 &lt;= [.$D$5] - 2; [.I162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24] &lt;&gt; &quot;&quot;; IF([.I1624] + 1 &lt;= [.$D$5] - 2; [.I162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25] &lt;&gt; &quot;&quot;; IF([.I1625] + 1 &lt;= [.$D$5] - 2; [.I162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26] &lt;&gt; &quot;&quot;; IF([.I1626] + 1 &lt;= [.$D$5] - 2; [.I162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27] &lt;&gt; &quot;&quot;; IF([.I1627] + 1 &lt;= [.$D$5] - 2; [.I162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28] &lt;&gt; &quot;&quot;; IF([.I1628] + 1 &lt;= [.$D$5] - 2; [.I162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29] &lt;&gt; &quot;&quot;; IF([.I1629] + 1 &lt;= [.$D$5] - 2; [.I162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30] &lt;&gt; &quot;&quot;; IF([.I1630] + 1 &lt;= [.$D$5] - 2; [.I163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31] &lt;&gt; &quot;&quot;; IF([.I1631] + 1 &lt;= [.$D$5] - 2; [.I163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32] &lt;&gt; &quot;&quot;; IF([.I1632] + 1 &lt;= [.$D$5] - 2; [.I163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33] &lt;&gt; &quot;&quot;; IF([.I1633] + 1 &lt;= [.$D$5] - 2; [.I163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34] &lt;&gt; &quot;&quot;; IF([.I1634] + 1 &lt;= [.$D$5] - 2; [.I163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35] &lt;&gt; &quot;&quot;; IF([.I1635] + 1 &lt;= [.$D$5] - 2; [.I163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36] &lt;&gt; &quot;&quot;; IF([.I1636] + 1 &lt;= [.$D$5] - 2; [.I163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37] &lt;&gt; &quot;&quot;; IF([.I1637] + 1 &lt;= [.$D$5] - 2; [.I163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38] &lt;&gt; &quot;&quot;; IF([.I1638] + 1 &lt;= [.$D$5] - 2; [.I163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39] &lt;&gt; &quot;&quot;; IF([.I1639] + 1 &lt;= [.$D$5] - 2; [.I163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40] &lt;&gt; &quot;&quot;; IF([.I1640] + 1 &lt;= [.$D$5] - 2; [.I164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41] &lt;&gt; &quot;&quot;; IF([.I1641] + 1 &lt;= [.$D$5] - 2; [.I164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42] &lt;&gt; &quot;&quot;; IF([.I1642] + 1 &lt;= [.$D$5] - 2; [.I164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43] &lt;&gt; &quot;&quot;; IF([.I1643] + 1 &lt;= [.$D$5] - 2; [.I164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44] &lt;&gt; &quot;&quot;; IF([.I1644] + 1 &lt;= [.$D$5] - 2; [.I164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45] &lt;&gt; &quot;&quot;; IF([.I1645] + 1 &lt;= [.$D$5] - 2; [.I164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46] &lt;&gt; &quot;&quot;; IF([.I1646] + 1 &lt;= [.$D$5] - 2; [.I164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47] &lt;&gt; &quot;&quot;; IF([.I1647] + 1 &lt;= [.$D$5] - 2; [.I164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48] &lt;&gt; &quot;&quot;; IF([.I1648] + 1 &lt;= [.$D$5] - 2; [.I164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49] &lt;&gt; &quot;&quot;; IF([.I1649] + 1 &lt;= [.$D$5] - 2; [.I164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50] &lt;&gt; &quot;&quot;; IF([.I1650] + 1 &lt;= [.$D$5] - 2; [.I165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51] &lt;&gt; &quot;&quot;; IF([.I1651] + 1 &lt;= [.$D$5] - 2; [.I165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52] &lt;&gt; &quot;&quot;; IF([.I1652] + 1 &lt;= [.$D$5] - 2; [.I165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53] &lt;&gt; &quot;&quot;; IF([.I1653] + 1 &lt;= [.$D$5] - 2; [.I165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54] &lt;&gt; &quot;&quot;; IF([.I1654] + 1 &lt;= [.$D$5] - 2; [.I165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55] &lt;&gt; &quot;&quot;; IF([.I1655] + 1 &lt;= [.$D$5] - 2; [.I165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56] &lt;&gt; &quot;&quot;; IF([.I1656] + 1 &lt;= [.$D$5] - 2; [.I165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57] &lt;&gt; &quot;&quot;; IF([.I1657] + 1 &lt;= [.$D$5] - 2; [.I165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58] &lt;&gt; &quot;&quot;; IF([.I1658] + 1 &lt;= [.$D$5] - 2; [.I165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59] &lt;&gt; &quot;&quot;; IF([.I1659] + 1 &lt;= [.$D$5] - 2; [.I165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60] &lt;&gt; &quot;&quot;; IF([.I1660] + 1 &lt;= [.$D$5] - 2; [.I166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61] &lt;&gt; &quot;&quot;; IF([.I1661] + 1 &lt;= [.$D$5] - 2; [.I166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62] &lt;&gt; &quot;&quot;; IF([.I1662] + 1 &lt;= [.$D$5] - 2; [.I166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63] &lt;&gt; &quot;&quot;; IF([.I1663] + 1 &lt;= [.$D$5] - 2; [.I166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64] &lt;&gt; &quot;&quot;; IF([.I1664] + 1 &lt;= [.$D$5] - 2; [.I166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65] &lt;&gt; &quot;&quot;; IF([.I1665] + 1 &lt;= [.$D$5] - 2; [.I166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66] &lt;&gt; &quot;&quot;; IF([.I1666] + 1 &lt;= [.$D$5] - 2; [.I166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67] &lt;&gt; &quot;&quot;; IF([.I1667] + 1 &lt;= [.$D$5] - 2; [.I166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68] &lt;&gt; &quot;&quot;; IF([.I1668] + 1 &lt;= [.$D$5] - 2; [.I166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69] &lt;&gt; &quot;&quot;; IF([.I1669] + 1 &lt;= [.$D$5] - 2; [.I166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70] &lt;&gt; &quot;&quot;; IF([.I1670] + 1 &lt;= [.$D$5] - 2; [.I167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71] &lt;&gt; &quot;&quot;; IF([.I1671] + 1 &lt;= [.$D$5] - 2; [.I167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72] &lt;&gt; &quot;&quot;; IF([.I1672] + 1 &lt;= [.$D$5] - 2; [.I167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73] &lt;&gt; &quot;&quot;; IF([.I1673] + 1 &lt;= [.$D$5] - 2; [.I167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74] &lt;&gt; &quot;&quot;; IF([.I1674] + 1 &lt;= [.$D$5] - 2; [.I167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75] &lt;&gt; &quot;&quot;; IF([.I1675] + 1 &lt;= [.$D$5] - 2; [.I167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76] &lt;&gt; &quot;&quot;; IF([.I1676] + 1 &lt;= [.$D$5] - 2; [.I167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77] &lt;&gt; &quot;&quot;; IF([.I1677] + 1 &lt;= [.$D$5] - 2; [.I167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78] &lt;&gt; &quot;&quot;; IF([.I1678] + 1 &lt;= [.$D$5] - 2; [.I167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79] &lt;&gt; &quot;&quot;; IF([.I1679] + 1 &lt;= [.$D$5] - 2; [.I167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80] &lt;&gt; &quot;&quot;; IF([.I1680] + 1 &lt;= [.$D$5] - 2; [.I168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81] &lt;&gt; &quot;&quot;; IF([.I1681] + 1 &lt;= [.$D$5] - 2; [.I168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82] &lt;&gt; &quot;&quot;; IF([.I1682] + 1 &lt;= [.$D$5] - 2; [.I168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83] &lt;&gt; &quot;&quot;; IF([.I1683] + 1 &lt;= [.$D$5] - 2; [.I168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84] &lt;&gt; &quot;&quot;; IF([.I1684] + 1 &lt;= [.$D$5] - 2; [.I168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85] &lt;&gt; &quot;&quot;; IF([.I1685] + 1 &lt;= [.$D$5] - 2; [.I168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86] &lt;&gt; &quot;&quot;; IF([.I1686] + 1 &lt;= [.$D$5] - 2; [.I168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87] &lt;&gt; &quot;&quot;; IF([.I1687] + 1 &lt;= [.$D$5] - 2; [.I168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88] &lt;&gt; &quot;&quot;; IF([.I1688] + 1 &lt;= [.$D$5] - 2; [.I168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89] &lt;&gt; &quot;&quot;; IF([.I1689] + 1 &lt;= [.$D$5] - 2; [.I168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90] &lt;&gt; &quot;&quot;; IF([.I1690] + 1 &lt;= [.$D$5] - 2; [.I169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91] &lt;&gt; &quot;&quot;; IF([.I1691] + 1 &lt;= [.$D$5] - 2; [.I169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92] &lt;&gt; &quot;&quot;; IF([.I1692] + 1 &lt;= [.$D$5] - 2; [.I169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93] &lt;&gt; &quot;&quot;; IF([.I1693] + 1 &lt;= [.$D$5] - 2; [.I169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94] &lt;&gt; &quot;&quot;; IF([.I1694] + 1 &lt;= [.$D$5] - 2; [.I169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95] &lt;&gt; &quot;&quot;; IF([.I1695] + 1 &lt;= [.$D$5] - 2; [.I169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96] &lt;&gt; &quot;&quot;; IF([.I1696] + 1 &lt;= [.$D$5] - 2; [.I169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97] &lt;&gt; &quot;&quot;; IF([.I1697] + 1 &lt;= [.$D$5] - 2; [.I169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98] &lt;&gt; &quot;&quot;; IF([.I1698] + 1 &lt;= [.$D$5] - 2; [.I169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699] &lt;&gt; &quot;&quot;; IF([.I1699] + 1 &lt;= [.$D$5] - 2; [.I169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00] &lt;&gt; &quot;&quot;; IF([.I1700] + 1 &lt;= [.$D$5] - 2; [.I170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01] &lt;&gt; &quot;&quot;; IF([.I1701] + 1 &lt;= [.$D$5] - 2; [.I170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02] &lt;&gt; &quot;&quot;; IF([.I1702] + 1 &lt;= [.$D$5] - 2; [.I170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03] &lt;&gt; &quot;&quot;; IF([.I1703] + 1 &lt;= [.$D$5] - 2; [.I170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04] &lt;&gt; &quot;&quot;; IF([.I1704] + 1 &lt;= [.$D$5] - 2; [.I170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05] &lt;&gt; &quot;&quot;; IF([.I1705] + 1 &lt;= [.$D$5] - 2; [.I170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06] &lt;&gt; &quot;&quot;; IF([.I1706] + 1 &lt;= [.$D$5] - 2; [.I170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07] &lt;&gt; &quot;&quot;; IF([.I1707] + 1 &lt;= [.$D$5] - 2; [.I170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08] &lt;&gt; &quot;&quot;; IF([.I1708] + 1 &lt;= [.$D$5] - 2; [.I170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09] &lt;&gt; &quot;&quot;; IF([.I1709] + 1 &lt;= [.$D$5] - 2; [.I170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10] &lt;&gt; &quot;&quot;; IF([.I1710] + 1 &lt;= [.$D$5] - 2; [.I171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11] &lt;&gt; &quot;&quot;; IF([.I1711] + 1 &lt;= [.$D$5] - 2; [.I171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12] &lt;&gt; &quot;&quot;; IF([.I1712] + 1 &lt;= [.$D$5] - 2; [.I171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13] &lt;&gt; &quot;&quot;; IF([.I1713] + 1 &lt;= [.$D$5] - 2; [.I171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14] &lt;&gt; &quot;&quot;; IF([.I1714] + 1 &lt;= [.$D$5] - 2; [.I171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15] &lt;&gt; &quot;&quot;; IF([.I1715] + 1 &lt;= [.$D$5] - 2; [.I171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16] &lt;&gt; &quot;&quot;; IF([.I1716] + 1 &lt;= [.$D$5] - 2; [.I171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17] &lt;&gt; &quot;&quot;; IF([.I1717] + 1 &lt;= [.$D$5] - 2; [.I171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18] &lt;&gt; &quot;&quot;; IF([.I1718] + 1 &lt;= [.$D$5] - 2; [.I171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19] &lt;&gt; &quot;&quot;; IF([.I1719] + 1 &lt;= [.$D$5] - 2; [.I171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20] &lt;&gt; &quot;&quot;; IF([.I1720] + 1 &lt;= [.$D$5] - 2; [.I172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21] &lt;&gt; &quot;&quot;; IF([.I1721] + 1 &lt;= [.$D$5] - 2; [.I172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22] &lt;&gt; &quot;&quot;; IF([.I1722] + 1 &lt;= [.$D$5] - 2; [.I172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23] &lt;&gt; &quot;&quot;; IF([.I1723] + 1 &lt;= [.$D$5] - 2; [.I172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24] &lt;&gt; &quot;&quot;; IF([.I1724] + 1 &lt;= [.$D$5] - 2; [.I172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25] &lt;&gt; &quot;&quot;; IF([.I1725] + 1 &lt;= [.$D$5] - 2; [.I172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26] &lt;&gt; &quot;&quot;; IF([.I1726] + 1 &lt;= [.$D$5] - 2; [.I172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27] &lt;&gt; &quot;&quot;; IF([.I1727] + 1 &lt;= [.$D$5] - 2; [.I172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28] &lt;&gt; &quot;&quot;; IF([.I1728] + 1 &lt;= [.$D$5] - 2; [.I172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29] &lt;&gt; &quot;&quot;; IF([.I1729] + 1 &lt;= [.$D$5] - 2; [.I172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30] &lt;&gt; &quot;&quot;; IF([.I1730] + 1 &lt;= [.$D$5] - 2; [.I173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31] &lt;&gt; &quot;&quot;; IF([.I1731] + 1 &lt;= [.$D$5] - 2; [.I173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32] &lt;&gt; &quot;&quot;; IF([.I1732] + 1 &lt;= [.$D$5] - 2; [.I173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33] &lt;&gt; &quot;&quot;; IF([.I1733] + 1 &lt;= [.$D$5] - 2; [.I173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34] &lt;&gt; &quot;&quot;; IF([.I1734] + 1 &lt;= [.$D$5] - 2; [.I173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35] &lt;&gt; &quot;&quot;; IF([.I1735] + 1 &lt;= [.$D$5] - 2; [.I173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36] &lt;&gt; &quot;&quot;; IF([.I1736] + 1 &lt;= [.$D$5] - 2; [.I173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37] &lt;&gt; &quot;&quot;; IF([.I1737] + 1 &lt;= [.$D$5] - 2; [.I173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38] &lt;&gt; &quot;&quot;; IF([.I1738] + 1 &lt;= [.$D$5] - 2; [.I173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39] &lt;&gt; &quot;&quot;; IF([.I1739] + 1 &lt;= [.$D$5] - 2; [.I173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40] &lt;&gt; &quot;&quot;; IF([.I1740] + 1 &lt;= [.$D$5] - 2; [.I174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41] &lt;&gt; &quot;&quot;; IF([.I1741] + 1 &lt;= [.$D$5] - 2; [.I174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42] &lt;&gt; &quot;&quot;; IF([.I1742] + 1 &lt;= [.$D$5] - 2; [.I174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43] &lt;&gt; &quot;&quot;; IF([.I1743] + 1 &lt;= [.$D$5] - 2; [.I174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44] &lt;&gt; &quot;&quot;; IF([.I1744] + 1 &lt;= [.$D$5] - 2; [.I174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45] &lt;&gt; &quot;&quot;; IF([.I1745] + 1 &lt;= [.$D$5] - 2; [.I174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46] &lt;&gt; &quot;&quot;; IF([.I1746] + 1 &lt;= [.$D$5] - 2; [.I174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47] &lt;&gt; &quot;&quot;; IF([.I1747] + 1 &lt;= [.$D$5] - 2; [.I174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48] &lt;&gt; &quot;&quot;; IF([.I1748] + 1 &lt;= [.$D$5] - 2; [.I174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49] &lt;&gt; &quot;&quot;; IF([.I1749] + 1 &lt;= [.$D$5] - 2; [.I174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50] &lt;&gt; &quot;&quot;; IF([.I1750] + 1 &lt;= [.$D$5] - 2; [.I175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51] &lt;&gt; &quot;&quot;; IF([.I1751] + 1 &lt;= [.$D$5] - 2; [.I175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52] &lt;&gt; &quot;&quot;; IF([.I1752] + 1 &lt;= [.$D$5] - 2; [.I175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53] &lt;&gt; &quot;&quot;; IF([.I1753] + 1 &lt;= [.$D$5] - 2; [.I175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54] &lt;&gt; &quot;&quot;; IF([.I1754] + 1 &lt;= [.$D$5] - 2; [.I175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55] &lt;&gt; &quot;&quot;; IF([.I1755] + 1 &lt;= [.$D$5] - 2; [.I175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56] &lt;&gt; &quot;&quot;; IF([.I1756] + 1 &lt;= [.$D$5] - 2; [.I175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57] &lt;&gt; &quot;&quot;; IF([.I1757] + 1 &lt;= [.$D$5] - 2; [.I175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58] &lt;&gt; &quot;&quot;; IF([.I1758] + 1 &lt;= [.$D$5] - 2; [.I175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59] &lt;&gt; &quot;&quot;; IF([.I1759] + 1 &lt;= [.$D$5] - 2; [.I175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60] &lt;&gt; &quot;&quot;; IF([.I1760] + 1 &lt;= [.$D$5] - 2; [.I176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61] &lt;&gt; &quot;&quot;; IF([.I1761] + 1 &lt;= [.$D$5] - 2; [.I176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62] &lt;&gt; &quot;&quot;; IF([.I1762] + 1 &lt;= [.$D$5] - 2; [.I176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63] &lt;&gt; &quot;&quot;; IF([.I1763] + 1 &lt;= [.$D$5] - 2; [.I176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64] &lt;&gt; &quot;&quot;; IF([.I1764] + 1 &lt;= [.$D$5] - 2; [.I176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65] &lt;&gt; &quot;&quot;; IF([.I1765] + 1 &lt;= [.$D$5] - 2; [.I176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66] &lt;&gt; &quot;&quot;; IF([.I1766] + 1 &lt;= [.$D$5] - 2; [.I176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67] &lt;&gt; &quot;&quot;; IF([.I1767] + 1 &lt;= [.$D$5] - 2; [.I176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68] &lt;&gt; &quot;&quot;; IF([.I1768] + 1 &lt;= [.$D$5] - 2; [.I176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69] &lt;&gt; &quot;&quot;; IF([.I1769] + 1 &lt;= [.$D$5] - 2; [.I176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70] &lt;&gt; &quot;&quot;; IF([.I1770] + 1 &lt;= [.$D$5] - 2; [.I177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71] &lt;&gt; &quot;&quot;; IF([.I1771] + 1 &lt;= [.$D$5] - 2; [.I177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72] &lt;&gt; &quot;&quot;; IF([.I1772] + 1 &lt;= [.$D$5] - 2; [.I177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73] &lt;&gt; &quot;&quot;; IF([.I1773] + 1 &lt;= [.$D$5] - 2; [.I177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74] &lt;&gt; &quot;&quot;; IF([.I1774] + 1 &lt;= [.$D$5] - 2; [.I177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75] &lt;&gt; &quot;&quot;; IF([.I1775] + 1 &lt;= [.$D$5] - 2; [.I177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76] &lt;&gt; &quot;&quot;; IF([.I1776] + 1 &lt;= [.$D$5] - 2; [.I177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77] &lt;&gt; &quot;&quot;; IF([.I1777] + 1 &lt;= [.$D$5] - 2; [.I177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78] &lt;&gt; &quot;&quot;; IF([.I1778] + 1 &lt;= [.$D$5] - 2; [.I177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79] &lt;&gt; &quot;&quot;; IF([.I1779] + 1 &lt;= [.$D$5] - 2; [.I177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80] &lt;&gt; &quot;&quot;; IF([.I1780] + 1 &lt;= [.$D$5] - 2; [.I178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81] &lt;&gt; &quot;&quot;; IF([.I1781] + 1 &lt;= [.$D$5] - 2; [.I178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82] &lt;&gt; &quot;&quot;; IF([.I1782] + 1 &lt;= [.$D$5] - 2; [.I178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83] &lt;&gt; &quot;&quot;; IF([.I1783] + 1 &lt;= [.$D$5] - 2; [.I178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84] &lt;&gt; &quot;&quot;; IF([.I1784] + 1 &lt;= [.$D$5] - 2; [.I178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85] &lt;&gt; &quot;&quot;; IF([.I1785] + 1 &lt;= [.$D$5] - 2; [.I178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86] &lt;&gt; &quot;&quot;; IF([.I1786] + 1 &lt;= [.$D$5] - 2; [.I178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87] &lt;&gt; &quot;&quot;; IF([.I1787] + 1 &lt;= [.$D$5] - 2; [.I178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88] &lt;&gt; &quot;&quot;; IF([.I1788] + 1 &lt;= [.$D$5] - 2; [.I178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89] &lt;&gt; &quot;&quot;; IF([.I1789] + 1 &lt;= [.$D$5] - 2; [.I178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90] &lt;&gt; &quot;&quot;; IF([.I1790] + 1 &lt;= [.$D$5] - 2; [.I179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91] &lt;&gt; &quot;&quot;; IF([.I1791] + 1 &lt;= [.$D$5] - 2; [.I179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92] &lt;&gt; &quot;&quot;; IF([.I1792] + 1 &lt;= [.$D$5] - 2; [.I179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93] &lt;&gt; &quot;&quot;; IF([.I1793] + 1 &lt;= [.$D$5] - 2; [.I179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94] &lt;&gt; &quot;&quot;; IF([.I1794] + 1 &lt;= [.$D$5] - 2; [.I179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95] &lt;&gt; &quot;&quot;; IF([.I1795] + 1 &lt;= [.$D$5] - 2; [.I179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96] &lt;&gt; &quot;&quot;; IF([.I1796] + 1 &lt;= [.$D$5] - 2; [.I179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97] &lt;&gt; &quot;&quot;; IF([.I1797] + 1 &lt;= [.$D$5] - 2; [.I179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98] &lt;&gt; &quot;&quot;; IF([.I1798] + 1 &lt;= [.$D$5] - 2; [.I179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799] &lt;&gt; &quot;&quot;; IF([.I1799] + 1 &lt;= [.$D$5] - 2; [.I179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00] &lt;&gt; &quot;&quot;; IF([.I1800] + 1 &lt;= [.$D$5] - 2; [.I180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01] &lt;&gt; &quot;&quot;; IF([.I1801] + 1 &lt;= [.$D$5] - 2; [.I180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02] &lt;&gt; &quot;&quot;; IF([.I1802] + 1 &lt;= [.$D$5] - 2; [.I180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03] &lt;&gt; &quot;&quot;; IF([.I1803] + 1 &lt;= [.$D$5] - 2; [.I180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04] &lt;&gt; &quot;&quot;; IF([.I1804] + 1 &lt;= [.$D$5] - 2; [.I180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05] &lt;&gt; &quot;&quot;; IF([.I1805] + 1 &lt;= [.$D$5] - 2; [.I180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06] &lt;&gt; &quot;&quot;; IF([.I1806] + 1 &lt;= [.$D$5] - 2; [.I180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07] &lt;&gt; &quot;&quot;; IF([.I1807] + 1 &lt;= [.$D$5] - 2; [.I180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08] &lt;&gt; &quot;&quot;; IF([.I1808] + 1 &lt;= [.$D$5] - 2; [.I180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09] &lt;&gt; &quot;&quot;; IF([.I1809] + 1 &lt;= [.$D$5] - 2; [.I180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10] &lt;&gt; &quot;&quot;; IF([.I1810] + 1 &lt;= [.$D$5] - 2; [.I181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11] &lt;&gt; &quot;&quot;; IF([.I1811] + 1 &lt;= [.$D$5] - 2; [.I181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12] &lt;&gt; &quot;&quot;; IF([.I1812] + 1 &lt;= [.$D$5] - 2; [.I181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13] &lt;&gt; &quot;&quot;; IF([.I1813] + 1 &lt;= [.$D$5] - 2; [.I181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14] &lt;&gt; &quot;&quot;; IF([.I1814] + 1 &lt;= [.$D$5] - 2; [.I181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15] &lt;&gt; &quot;&quot;; IF([.I1815] + 1 &lt;= [.$D$5] - 2; [.I181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16] &lt;&gt; &quot;&quot;; IF([.I1816] + 1 &lt;= [.$D$5] - 2; [.I181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17] &lt;&gt; &quot;&quot;; IF([.I1817] + 1 &lt;= [.$D$5] - 2; [.I181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18] &lt;&gt; &quot;&quot;; IF([.I1818] + 1 &lt;= [.$D$5] - 2; [.I181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19] &lt;&gt; &quot;&quot;; IF([.I1819] + 1 &lt;= [.$D$5] - 2; [.I181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20] &lt;&gt; &quot;&quot;; IF([.I1820] + 1 &lt;= [.$D$5] - 2; [.I182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21] &lt;&gt; &quot;&quot;; IF([.I1821] + 1 &lt;= [.$D$5] - 2; [.I182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22] &lt;&gt; &quot;&quot;; IF([.I1822] + 1 &lt;= [.$D$5] - 2; [.I182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23] &lt;&gt; &quot;&quot;; IF([.I1823] + 1 &lt;= [.$D$5] - 2; [.I182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24] &lt;&gt; &quot;&quot;; IF([.I1824] + 1 &lt;= [.$D$5] - 2; [.I182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25] &lt;&gt; &quot;&quot;; IF([.I1825] + 1 &lt;= [.$D$5] - 2; [.I182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26] &lt;&gt; &quot;&quot;; IF([.I1826] + 1 &lt;= [.$D$5] - 2; [.I182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27] &lt;&gt; &quot;&quot;; IF([.I1827] + 1 &lt;= [.$D$5] - 2; [.I182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28] &lt;&gt; &quot;&quot;; IF([.I1828] + 1 &lt;= [.$D$5] - 2; [.I182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29] &lt;&gt; &quot;&quot;; IF([.I1829] + 1 &lt;= [.$D$5] - 2; [.I182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30] &lt;&gt; &quot;&quot;; IF([.I1830] + 1 &lt;= [.$D$5] - 2; [.I183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31] &lt;&gt; &quot;&quot;; IF([.I1831] + 1 &lt;= [.$D$5] - 2; [.I183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32] &lt;&gt; &quot;&quot;; IF([.I1832] + 1 &lt;= [.$D$5] - 2; [.I183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33] &lt;&gt; &quot;&quot;; IF([.I1833] + 1 &lt;= [.$D$5] - 2; [.I183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34] &lt;&gt; &quot;&quot;; IF([.I1834] + 1 &lt;= [.$D$5] - 2; [.I183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35] &lt;&gt; &quot;&quot;; IF([.I1835] + 1 &lt;= [.$D$5] - 2; [.I183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36] &lt;&gt; &quot;&quot;; IF([.I1836] + 1 &lt;= [.$D$5] - 2; [.I183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37] &lt;&gt; &quot;&quot;; IF([.I1837] + 1 &lt;= [.$D$5] - 2; [.I183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38] &lt;&gt; &quot;&quot;; IF([.I1838] + 1 &lt;= [.$D$5] - 2; [.I183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39] &lt;&gt; &quot;&quot;; IF([.I1839] + 1 &lt;= [.$D$5] - 2; [.I183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40] &lt;&gt; &quot;&quot;; IF([.I1840] + 1 &lt;= [.$D$5] - 2; [.I184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41] &lt;&gt; &quot;&quot;; IF([.I1841] + 1 &lt;= [.$D$5] - 2; [.I184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42] &lt;&gt; &quot;&quot;; IF([.I1842] + 1 &lt;= [.$D$5] - 2; [.I184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43] &lt;&gt; &quot;&quot;; IF([.I1843] + 1 &lt;= [.$D$5] - 2; [.I184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44] &lt;&gt; &quot;&quot;; IF([.I1844] + 1 &lt;= [.$D$5] - 2; [.I184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45] &lt;&gt; &quot;&quot;; IF([.I1845] + 1 &lt;= [.$D$5] - 2; [.I184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46] &lt;&gt; &quot;&quot;; IF([.I1846] + 1 &lt;= [.$D$5] - 2; [.I184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47] &lt;&gt; &quot;&quot;; IF([.I1847] + 1 &lt;= [.$D$5] - 2; [.I184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48] &lt;&gt; &quot;&quot;; IF([.I1848] + 1 &lt;= [.$D$5] - 2; [.I184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49] &lt;&gt; &quot;&quot;; IF([.I1849] + 1 &lt;= [.$D$5] - 2; [.I184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50] &lt;&gt; &quot;&quot;; IF([.I1850] + 1 &lt;= [.$D$5] - 2; [.I185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51] &lt;&gt; &quot;&quot;; IF([.I1851] + 1 &lt;= [.$D$5] - 2; [.I185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52] &lt;&gt; &quot;&quot;; IF([.I1852] + 1 &lt;= [.$D$5] - 2; [.I185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53] &lt;&gt; &quot;&quot;; IF([.I1853] + 1 &lt;= [.$D$5] - 2; [.I185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54] &lt;&gt; &quot;&quot;; IF([.I1854] + 1 &lt;= [.$D$5] - 2; [.I185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55] &lt;&gt; &quot;&quot;; IF([.I1855] + 1 &lt;= [.$D$5] - 2; [.I185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56] &lt;&gt; &quot;&quot;; IF([.I1856] + 1 &lt;= [.$D$5] - 2; [.I185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57] &lt;&gt; &quot;&quot;; IF([.I1857] + 1 &lt;= [.$D$5] - 2; [.I185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58] &lt;&gt; &quot;&quot;; IF([.I1858] + 1 &lt;= [.$D$5] - 2; [.I185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59] &lt;&gt; &quot;&quot;; IF([.I1859] + 1 &lt;= [.$D$5] - 2; [.I185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60] &lt;&gt; &quot;&quot;; IF([.I1860] + 1 &lt;= [.$D$5] - 2; [.I186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61] &lt;&gt; &quot;&quot;; IF([.I1861] + 1 &lt;= [.$D$5] - 2; [.I186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62] &lt;&gt; &quot;&quot;; IF([.I1862] + 1 &lt;= [.$D$5] - 2; [.I186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63] &lt;&gt; &quot;&quot;; IF([.I1863] + 1 &lt;= [.$D$5] - 2; [.I186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64] &lt;&gt; &quot;&quot;; IF([.I1864] + 1 &lt;= [.$D$5] - 2; [.I186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65] &lt;&gt; &quot;&quot;; IF([.I1865] + 1 &lt;= [.$D$5] - 2; [.I186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66] &lt;&gt; &quot;&quot;; IF([.I1866] + 1 &lt;= [.$D$5] - 2; [.I186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67] &lt;&gt; &quot;&quot;; IF([.I1867] + 1 &lt;= [.$D$5] - 2; [.I186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68] &lt;&gt; &quot;&quot;; IF([.I1868] + 1 &lt;= [.$D$5] - 2; [.I186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69] &lt;&gt; &quot;&quot;; IF([.I1869] + 1 &lt;= [.$D$5] - 2; [.I186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70] &lt;&gt; &quot;&quot;; IF([.I1870] + 1 &lt;= [.$D$5] - 2; [.I187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71] &lt;&gt; &quot;&quot;; IF([.I1871] + 1 &lt;= [.$D$5] - 2; [.I187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72] &lt;&gt; &quot;&quot;; IF([.I1872] + 1 &lt;= [.$D$5] - 2; [.I187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73] &lt;&gt; &quot;&quot;; IF([.I1873] + 1 &lt;= [.$D$5] - 2; [.I187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74] &lt;&gt; &quot;&quot;; IF([.I1874] + 1 &lt;= [.$D$5] - 2; [.I187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75] &lt;&gt; &quot;&quot;; IF([.I1875] + 1 &lt;= [.$D$5] - 2; [.I187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76] &lt;&gt; &quot;&quot;; IF([.I1876] + 1 &lt;= [.$D$5] - 2; [.I187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77] &lt;&gt; &quot;&quot;; IF([.I1877] + 1 &lt;= [.$D$5] - 2; [.I187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78] &lt;&gt; &quot;&quot;; IF([.I1878] + 1 &lt;= [.$D$5] - 2; [.I187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79] &lt;&gt; &quot;&quot;; IF([.I1879] + 1 &lt;= [.$D$5] - 2; [.I187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80] &lt;&gt; &quot;&quot;; IF([.I1880] + 1 &lt;= [.$D$5] - 2; [.I188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81] &lt;&gt; &quot;&quot;; IF([.I1881] + 1 &lt;= [.$D$5] - 2; [.I188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82] &lt;&gt; &quot;&quot;; IF([.I1882] + 1 &lt;= [.$D$5] - 2; [.I188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83] &lt;&gt; &quot;&quot;; IF([.I1883] + 1 &lt;= [.$D$5] - 2; [.I188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84] &lt;&gt; &quot;&quot;; IF([.I1884] + 1 &lt;= [.$D$5] - 2; [.I188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85] &lt;&gt; &quot;&quot;; IF([.I1885] + 1 &lt;= [.$D$5] - 2; [.I188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86] &lt;&gt; &quot;&quot;; IF([.I1886] + 1 &lt;= [.$D$5] - 2; [.I188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87] &lt;&gt; &quot;&quot;; IF([.I1887] + 1 &lt;= [.$D$5] - 2; [.I188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88] &lt;&gt; &quot;&quot;; IF([.I1888] + 1 &lt;= [.$D$5] - 2; [.I188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89] &lt;&gt; &quot;&quot;; IF([.I1889] + 1 &lt;= [.$D$5] - 2; [.I188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90] &lt;&gt; &quot;&quot;; IF([.I1890] + 1 &lt;= [.$D$5] - 2; [.I189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91] &lt;&gt; &quot;&quot;; IF([.I1891] + 1 &lt;= [.$D$5] - 2; [.I189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92] &lt;&gt; &quot;&quot;; IF([.I1892] + 1 &lt;= [.$D$5] - 2; [.I189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93] &lt;&gt; &quot;&quot;; IF([.I1893] + 1 &lt;= [.$D$5] - 2; [.I189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94] &lt;&gt; &quot;&quot;; IF([.I1894] + 1 &lt;= [.$D$5] - 2; [.I189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95] &lt;&gt; &quot;&quot;; IF([.I1895] + 1 &lt;= [.$D$5] - 2; [.I189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96] &lt;&gt; &quot;&quot;; IF([.I1896] + 1 &lt;= [.$D$5] - 2; [.I189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97] &lt;&gt; &quot;&quot;; IF([.I1897] + 1 &lt;= [.$D$5] - 2; [.I189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98] &lt;&gt; &quot;&quot;; IF([.I1898] + 1 &lt;= [.$D$5] - 2; [.I189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899] &lt;&gt; &quot;&quot;; IF([.I1899] + 1 &lt;= [.$D$5] - 2; [.I189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00] &lt;&gt; &quot;&quot;; IF([.I1900] + 1 &lt;= [.$D$5] - 2; [.I190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01] &lt;&gt; &quot;&quot;; IF([.I1901] + 1 &lt;= [.$D$5] - 2; [.I190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02] &lt;&gt; &quot;&quot;; IF([.I1902] + 1 &lt;= [.$D$5] - 2; [.I190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03] &lt;&gt; &quot;&quot;; IF([.I1903] + 1 &lt;= [.$D$5] - 2; [.I190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04] &lt;&gt; &quot;&quot;; IF([.I1904] + 1 &lt;= [.$D$5] - 2; [.I190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05] &lt;&gt; &quot;&quot;; IF([.I1905] + 1 &lt;= [.$D$5] - 2; [.I190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06] &lt;&gt; &quot;&quot;; IF([.I1906] + 1 &lt;= [.$D$5] - 2; [.I190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07] &lt;&gt; &quot;&quot;; IF([.I1907] + 1 &lt;= [.$D$5] - 2; [.I190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08] &lt;&gt; &quot;&quot;; IF([.I1908] + 1 &lt;= [.$D$5] - 2; [.I190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09] &lt;&gt; &quot;&quot;; IF([.I1909] + 1 &lt;= [.$D$5] - 2; [.I190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10] &lt;&gt; &quot;&quot;; IF([.I1910] + 1 &lt;= [.$D$5] - 2; [.I191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11] &lt;&gt; &quot;&quot;; IF([.I1911] + 1 &lt;= [.$D$5] - 2; [.I191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12] &lt;&gt; &quot;&quot;; IF([.I1912] + 1 &lt;= [.$D$5] - 2; [.I191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13] &lt;&gt; &quot;&quot;; IF([.I1913] + 1 &lt;= [.$D$5] - 2; [.I191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14] &lt;&gt; &quot;&quot;; IF([.I1914] + 1 &lt;= [.$D$5] - 2; [.I191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15] &lt;&gt; &quot;&quot;; IF([.I1915] + 1 &lt;= [.$D$5] - 2; [.I191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16] &lt;&gt; &quot;&quot;; IF([.I1916] + 1 &lt;= [.$D$5] - 2; [.I191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17] &lt;&gt; &quot;&quot;; IF([.I1917] + 1 &lt;= [.$D$5] - 2; [.I191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18] &lt;&gt; &quot;&quot;; IF([.I1918] + 1 &lt;= [.$D$5] - 2; [.I191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19] &lt;&gt; &quot;&quot;; IF([.I1919] + 1 &lt;= [.$D$5] - 2; [.I191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20] &lt;&gt; &quot;&quot;; IF([.I1920] + 1 &lt;= [.$D$5] - 2; [.I192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21] &lt;&gt; &quot;&quot;; IF([.I1921] + 1 &lt;= [.$D$5] - 2; [.I192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22] &lt;&gt; &quot;&quot;; IF([.I1922] + 1 &lt;= [.$D$5] - 2; [.I192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23] &lt;&gt; &quot;&quot;; IF([.I1923] + 1 &lt;= [.$D$5] - 2; [.I192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24] &lt;&gt; &quot;&quot;; IF([.I1924] + 1 &lt;= [.$D$5] - 2; [.I192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25] &lt;&gt; &quot;&quot;; IF([.I1925] + 1 &lt;= [.$D$5] - 2; [.I192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26] &lt;&gt; &quot;&quot;; IF([.I1926] + 1 &lt;= [.$D$5] - 2; [.I192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27] &lt;&gt; &quot;&quot;; IF([.I1927] + 1 &lt;= [.$D$5] - 2; [.I192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28] &lt;&gt; &quot;&quot;; IF([.I1928] + 1 &lt;= [.$D$5] - 2; [.I192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29] &lt;&gt; &quot;&quot;; IF([.I1929] + 1 &lt;= [.$D$5] - 2; [.I192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30] &lt;&gt; &quot;&quot;; IF([.I1930] + 1 &lt;= [.$D$5] - 2; [.I193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31] &lt;&gt; &quot;&quot;; IF([.I1931] + 1 &lt;= [.$D$5] - 2; [.I193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32] &lt;&gt; &quot;&quot;; IF([.I1932] + 1 &lt;= [.$D$5] - 2; [.I193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33] &lt;&gt; &quot;&quot;; IF([.I1933] + 1 &lt;= [.$D$5] - 2; [.I193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34] &lt;&gt; &quot;&quot;; IF([.I1934] + 1 &lt;= [.$D$5] - 2; [.I193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35] &lt;&gt; &quot;&quot;; IF([.I1935] + 1 &lt;= [.$D$5] - 2; [.I193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36] &lt;&gt; &quot;&quot;; IF([.I1936] + 1 &lt;= [.$D$5] - 2; [.I193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37] &lt;&gt; &quot;&quot;; IF([.I1937] + 1 &lt;= [.$D$5] - 2; [.I193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38] &lt;&gt; &quot;&quot;; IF([.I1938] + 1 &lt;= [.$D$5] - 2; [.I193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39] &lt;&gt; &quot;&quot;; IF([.I1939] + 1 &lt;= [.$D$5] - 2; [.I193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40] &lt;&gt; &quot;&quot;; IF([.I1940] + 1 &lt;= [.$D$5] - 2; [.I194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41] &lt;&gt; &quot;&quot;; IF([.I1941] + 1 &lt;= [.$D$5] - 2; [.I194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42] &lt;&gt; &quot;&quot;; IF([.I1942] + 1 &lt;= [.$D$5] - 2; [.I194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43] &lt;&gt; &quot;&quot;; IF([.I1943] + 1 &lt;= [.$D$5] - 2; [.I194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44] &lt;&gt; &quot;&quot;; IF([.I1944] + 1 &lt;= [.$D$5] - 2; [.I194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45] &lt;&gt; &quot;&quot;; IF([.I1945] + 1 &lt;= [.$D$5] - 2; [.I194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46] &lt;&gt; &quot;&quot;; IF([.I1946] + 1 &lt;= [.$D$5] - 2; [.I194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47] &lt;&gt; &quot;&quot;; IF([.I1947] + 1 &lt;= [.$D$5] - 2; [.I194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48] &lt;&gt; &quot;&quot;; IF([.I1948] + 1 &lt;= [.$D$5] - 2; [.I194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49] &lt;&gt; &quot;&quot;; IF([.I1949] + 1 &lt;= [.$D$5] - 2; [.I194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50] &lt;&gt; &quot;&quot;; IF([.I1950] + 1 &lt;= [.$D$5] - 2; [.I195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51] &lt;&gt; &quot;&quot;; IF([.I1951] + 1 &lt;= [.$D$5] - 2; [.I195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52] &lt;&gt; &quot;&quot;; IF([.I1952] + 1 &lt;= [.$D$5] - 2; [.I195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53] &lt;&gt; &quot;&quot;; IF([.I1953] + 1 &lt;= [.$D$5] - 2; [.I195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54] &lt;&gt; &quot;&quot;; IF([.I1954] + 1 &lt;= [.$D$5] - 2; [.I195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55] &lt;&gt; &quot;&quot;; IF([.I1955] + 1 &lt;= [.$D$5] - 2; [.I195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56] &lt;&gt; &quot;&quot;; IF([.I1956] + 1 &lt;= [.$D$5] - 2; [.I195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57] &lt;&gt; &quot;&quot;; IF([.I1957] + 1 &lt;= [.$D$5] - 2; [.I195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58] &lt;&gt; &quot;&quot;; IF([.I1958] + 1 &lt;= [.$D$5] - 2; [.I195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59] &lt;&gt; &quot;&quot;; IF([.I1959] + 1 &lt;= [.$D$5] - 2; [.I195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60] &lt;&gt; &quot;&quot;; IF([.I1960] + 1 &lt;= [.$D$5] - 2; [.I196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61] &lt;&gt; &quot;&quot;; IF([.I1961] + 1 &lt;= [.$D$5] - 2; [.I196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62] &lt;&gt; &quot;&quot;; IF([.I1962] + 1 &lt;= [.$D$5] - 2; [.I196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63] &lt;&gt; &quot;&quot;; IF([.I1963] + 1 &lt;= [.$D$5] - 2; [.I196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64] &lt;&gt; &quot;&quot;; IF([.I1964] + 1 &lt;= [.$D$5] - 2; [.I196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65] &lt;&gt; &quot;&quot;; IF([.I1965] + 1 &lt;= [.$D$5] - 2; [.I196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66] &lt;&gt; &quot;&quot;; IF([.I1966] + 1 &lt;= [.$D$5] - 2; [.I196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67] &lt;&gt; &quot;&quot;; IF([.I1967] + 1 &lt;= [.$D$5] - 2; [.I196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68] &lt;&gt; &quot;&quot;; IF([.I1968] + 1 &lt;= [.$D$5] - 2; [.I196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69] &lt;&gt; &quot;&quot;; IF([.I1969] + 1 &lt;= [.$D$5] - 2; [.I196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70] &lt;&gt; &quot;&quot;; IF([.I1970] + 1 &lt;= [.$D$5] - 2; [.I197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71] &lt;&gt; &quot;&quot;; IF([.I1971] + 1 &lt;= [.$D$5] - 2; [.I197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72] &lt;&gt; &quot;&quot;; IF([.I1972] + 1 &lt;= [.$D$5] - 2; [.I197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73] &lt;&gt; &quot;&quot;; IF([.I1973] + 1 &lt;= [.$D$5] - 2; [.I197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74] &lt;&gt; &quot;&quot;; IF([.I1974] + 1 &lt;= [.$D$5] - 2; [.I197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75] &lt;&gt; &quot;&quot;; IF([.I1975] + 1 &lt;= [.$D$5] - 2; [.I197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76] &lt;&gt; &quot;&quot;; IF([.I1976] + 1 &lt;= [.$D$5] - 2; [.I197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77] &lt;&gt; &quot;&quot;; IF([.I1977] + 1 &lt;= [.$D$5] - 2; [.I197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78] &lt;&gt; &quot;&quot;; IF([.I1978] + 1 &lt;= [.$D$5] - 2; [.I197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79] &lt;&gt; &quot;&quot;; IF([.I1979] + 1 &lt;= [.$D$5] - 2; [.I197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80] &lt;&gt; &quot;&quot;; IF([.I1980] + 1 &lt;= [.$D$5] - 2; [.I198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81] &lt;&gt; &quot;&quot;; IF([.I1981] + 1 &lt;= [.$D$5] - 2; [.I198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82] &lt;&gt; &quot;&quot;; IF([.I1982] + 1 &lt;= [.$D$5] - 2; [.I198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83] &lt;&gt; &quot;&quot;; IF([.I1983] + 1 &lt;= [.$D$5] - 2; [.I198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84] &lt;&gt; &quot;&quot;; IF([.I1984] + 1 &lt;= [.$D$5] - 2; [.I198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85] &lt;&gt; &quot;&quot;; IF([.I1985] + 1 &lt;= [.$D$5] - 2; [.I198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86] &lt;&gt; &quot;&quot;; IF([.I1986] + 1 &lt;= [.$D$5] - 2; [.I198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87] &lt;&gt; &quot;&quot;; IF([.I1987] + 1 &lt;= [.$D$5] - 2; [.I198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88] &lt;&gt; &quot;&quot;; IF([.I1988] + 1 &lt;= [.$D$5] - 2; [.I198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89] &lt;&gt; &quot;&quot;; IF([.I1989] + 1 &lt;= [.$D$5] - 2; [.I198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90] &lt;&gt; &quot;&quot;; IF([.I1990] + 1 &lt;= [.$D$5] - 2; [.I199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91] &lt;&gt; &quot;&quot;; IF([.I1991] + 1 &lt;= [.$D$5] - 2; [.I199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92] &lt;&gt; &quot;&quot;; IF([.I1992] + 1 &lt;= [.$D$5] - 2; [.I199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93] &lt;&gt; &quot;&quot;; IF([.I1993] + 1 &lt;= [.$D$5] - 2; [.I199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94] &lt;&gt; &quot;&quot;; IF([.I1994] + 1 &lt;= [.$D$5] - 2; [.I199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95] &lt;&gt; &quot;&quot;; IF([.I1995] + 1 &lt;= [.$D$5] - 2; [.I1995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96] &lt;&gt; &quot;&quot;; IF([.I1996] + 1 &lt;= [.$D$5] - 2; [.I1996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97] &lt;&gt; &quot;&quot;; IF([.I1997] + 1 &lt;= [.$D$5] - 2; [.I1997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98] &lt;&gt; &quot;&quot;; IF([.I1998] + 1 &lt;= [.$D$5] - 2; [.I1998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1999] &lt;&gt; &quot;&quot;; IF([.I1999] + 1 &lt;= [.$D$5] - 2; [.I1999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2000] &lt;&gt; &quot;&quot;; IF([.I2000] + 1 &lt;= [.$D$5] - 2; [.I2000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2001] &lt;&gt; &quot;&quot;; IF([.I2001] + 1 &lt;= [.$D$5] - 2; [.I2001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2002] &lt;&gt; &quot;&quot;; IF([.I2002] + 1 &lt;= [.$D$5] - 2; [.I2002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2003] &lt;&gt; &quot;&quot;; IF([.I2003] + 1 &lt;= [.$D$5] - 2; [.I2003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2004] &lt;&gt; &quot;&quot;; IF([.I2004] + 1 &lt;= [.$D$5] - 2; [.I2004] + 1; &quot;&quot;); &quot;&quot;)">
            <text:p/>
          </table:table-cell>
          <table:table-cell table:number-columns-repeated="10"/>
        </table:table-row>
        <table:table-row table:style-name="ro1">
          <table:table-cell table:number-columns-repeated="8"/>
          <table:table-cell table:style-name="ce12" table:formula="of:=IF([.I2005] &lt;&gt; &quot;&quot;; IF([.I2005] + 1 &lt;= [.$D$5] - 2; [.I2005] + 1; &quot;&quot;); &quot;&quot;)">
            <text:p/>
          </table:table-cell>
          <table:table-cell table:number-columns-repeated="10"/>
        </table:table-row>
        <table:table-row table:style-name="ro1" table:number-rows-repeated="185">
          <table:table-cell table:number-columns-repeated="8"/>
          <table:table-cell table:style-name="ce12"/>
          <table:table-cell table:number-columns-repeated="10"/>
        </table:table-row>
        <table:table-row table:style-name="ro1" table:number-rows-repeated="1046384">
          <table:table-cell table:number-columns-repeated="19"/>
        </table:table-row>
        <table:table-row table:style-name="ro1">
          <table:table-cell table:number-columns-repeated="19"/>
        </table:table-row>
      </table:table>
      <table:named-expressions/>
      <table:database-ranges>
        <table:database-range table:name="__Anonymous_Sheet_DB__0" table:target-range-address="Sheet1.P8:Sheet1.Q56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1">00-00-0000</text:date>, <text:time style:data-style-name="N2" text:time-value="19:11:47.131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5-11T19:15:22.261000000</dc:date>
    <meta:editing-duration>PT6H36M37S</meta:editing-duration>
    <meta:editing-cycles>102</meta:editing-cycles>
    <meta:generator>LibreOffice/7.3.0.3$Windows_X86_64 LibreOffice_project/0f246aa12d0eee4a0f7adcefbf7c878fc2238db3</meta:generator>
    <meta:document-statistic meta:table-count="1" meta:cell-count="4385" meta:object-count="0"/>
  </office:meta>
</office:document-meta>
</file>